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76cm"/>
    </style:style>
    <style:style style:name="co3" style:family="table-column">
      <style:table-column-properties fo:break-before="auto" style:column-width="4.9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<text:s/>Simu 1</text:p>
          </table:table-cell>
          <table:table-cell table:number-columns-repeated="3"/>
          <table:table-cell office:value-type="string" calcext:value-type="string">
            <text:p>Simu 2</text:p>
          </table:table-cell>
          <table:table-cell table:number-columns-repeated="3"/>
          <table:table-cell office:value-type="string" calcext:value-type="string">
            <text:p>Silmu 3</text:p>
          </table:table-cell>
          <table:table-cell table:number-columns-repeated="3"/>
          <table:table-cell office:value-type="string" calcext:value-type="string">
            <text:p>Simu 4</text:p>
          </table:table-cell>
          <table:table-cell table:number-columns-repeated="3"/>
          <table:table-cell office:value-type="string" calcext:value-type="string">
            <text:p>Simu 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stamp : 12|11_09:05</text:p>
          </table:table-cell>
          <table:table-cell table:number-columns-repeated="3"/>
          <table:table-cell office:value-type="string" calcext:value-type="string">
            <text:p>Timestamp : 12|11_09:06</text:p>
          </table:table-cell>
          <table:table-cell table:number-columns-repeated="3"/>
          <table:table-cell office:value-type="string" calcext:value-type="string">
            <text:p>Timestamp : 12|11_09:07</text:p>
          </table:table-cell>
          <table:table-cell table:number-columns-repeated="3"/>
          <table:table-cell office:value-type="string" calcext:value-type="string">
            <text:p>Timestamp : 12|11_09:09</text:p>
          </table:table-cell>
          <table:table-cell table:number-columns-repeated="3"/>
          <table:table-cell office:value-type="string" calcext:value-type="string">
            <text:p>Timestamp : 12|11_09: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is</text:p>
          </table:table-cell>
          <table:table-cell office:value-type="string" calcext:value-type="string">
            <text:p>Lapins vivants</text:p>
          </table:table-cell>
          <table:table-cell office:value-type="string" calcext:value-type="string">
            <text:p>Lapins morts</text:p>
          </table:table-cell>
          <table:table-cell/>
          <table:table-cell office:value-type="string" calcext:value-type="string">
            <text:p>Mois</text:p>
          </table:table-cell>
          <table:table-cell office:value-type="string" calcext:value-type="string">
            <text:p>Lapins vivants</text:p>
          </table:table-cell>
          <table:table-cell office:value-type="string" calcext:value-type="string">
            <text:p>Lapins morts</text:p>
          </table:table-cell>
          <table:table-cell/>
          <table:table-cell office:value-type="string" calcext:value-type="string">
            <text:p>Mois</text:p>
          </table:table-cell>
          <table:table-cell office:value-type="string" calcext:value-type="string">
            <text:p>Lapins vivants</text:p>
          </table:table-cell>
          <table:table-cell office:value-type="string" calcext:value-type="string">
            <text:p>Lapins morts</text:p>
          </table:table-cell>
          <table:table-cell/>
          <table:table-cell office:value-type="string" calcext:value-type="string">
            <text:p>Mois</text:p>
          </table:table-cell>
          <table:table-cell office:value-type="string" calcext:value-type="string">
            <text:p>Lapins vivants</text:p>
          </table:table-cell>
          <table:table-cell office:value-type="string" calcext:value-type="string">
            <text:p>Lapins morts</text:p>
          </table:table-cell>
          <table:table-cell/>
          <table:table-cell office:value-type="string" calcext:value-type="string">
            <text:p>Mois</text:p>
          </table:table-cell>
          <table:table-cell office:value-type="string" calcext:value-type="string">
            <text:p>Lapins vivants</text:p>
          </table:table-cell>
          <table:table-cell office:value-type="string" calcext:value-type="string">
            <text:p>Lapins mor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219" calcext:value-type="float">
            <text:p>219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244" calcext:value-type="float">
            <text:p>244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7" calcext:value-type="float">
            <text:p>117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8" calcext:value-type="float">
            <text:p>118</text:p>
          </table:table-cell>
          <table:table-cell office:value-type="float" office:value="572" calcext:value-type="float">
            <text:p>57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9" calcext:value-type="float">
            <text:p>8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39" calcext:value-type="float">
            <text:p>139</text:p>
          </table:table-cell>
          <table:table-cell office:value-type="float" office:value="646" calcext:value-type="float">
            <text:p>64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2" calcext:value-type="float">
            <text:p>102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office:value-type="float" office:value="524" calcext:value-type="float">
            <text:p>52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14" calcext:value-type="float">
            <text:p>114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office:value-type="float" office:value="639" calcext:value-type="float">
            <text:p>63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856" calcext:value-type="float">
            <text:p>85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16" calcext:value-type="float">
            <text:p>116</text:p>
          </table:table-cell>
          <table:table-cell office:value-type="float" office:value="627" calcext:value-type="float">
            <text:p>62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17" calcext:value-type="float">
            <text:p>117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75" calcext:value-type="float">
            <text:p>175</text:p>
          </table:table-cell>
          <table:table-cell office:value-type="float" office:value="956" calcext:value-type="float">
            <text:p>95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24" calcext:value-type="float">
            <text:p>124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770" calcext:value-type="float">
            <text:p>77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84" calcext:value-type="float">
            <text:p>184</text:p>
          </table:table-cell>
          <table:table-cell office:value-type="float" office:value="1059" calcext:value-type="float">
            <text:p>105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35" calcext:value-type="float">
            <text:p>135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2" calcext:value-type="float">
            <text:p>92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29" calcext:value-type="float">
            <text:p>129</text:p>
          </table:table-cell>
          <table:table-cell office:value-type="float" office:value="832" calcext:value-type="float">
            <text:p>83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13" calcext:value-type="float">
            <text:p>213</text:p>
          </table:table-cell>
          <table:table-cell office:value-type="float" office:value="1184" calcext:value-type="float">
            <text:p>118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48" calcext:value-type="float">
            <text:p>148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32" calcext:value-type="float">
            <text:p>232</text:p>
          </table:table-cell>
          <table:table-cell office:value-type="float" office:value="1279" calcext:value-type="float">
            <text:p>127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61" calcext:value-type="float">
            <text:p>161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56" calcext:value-type="float">
            <text:p>156</text:p>
          </table:table-cell>
          <table:table-cell office:value-type="float" office:value="988" calcext:value-type="float">
            <text:p>98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53" calcext:value-type="float">
            <text:p>253</text:p>
          </table:table-cell>
          <table:table-cell office:value-type="float" office:value="1422" calcext:value-type="float">
            <text:p>142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75" calcext:value-type="float">
            <text:p>175</text:p>
          </table:table-cell>
          <table:table-cell office:value-type="float" office:value="964" calcext:value-type="float">
            <text:p>96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3" calcext:value-type="float">
            <text:p>103</text:p>
          </table:table-cell>
          <table:table-cell office:value-type="float" office:value="581" calcext:value-type="float">
            <text:p>58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77" calcext:value-type="float">
            <text:p>177</text:p>
          </table:table-cell>
          <table:table-cell office:value-type="float" office:value="1079" calcext:value-type="float">
            <text:p>107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59" calcext:value-type="float">
            <text:p>259</text:p>
          </table:table-cell>
          <table:table-cell office:value-type="float" office:value="1529" calcext:value-type="float">
            <text:p>152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87" calcext:value-type="float">
            <text:p>187</text:p>
          </table:table-cell>
          <table:table-cell office:value-type="float" office:value="1059" calcext:value-type="float">
            <text:p>105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9" calcext:value-type="float">
            <text:p>119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84" calcext:value-type="float">
            <text:p>184</text:p>
          </table:table-cell>
          <table:table-cell office:value-type="float" office:value="1167" calcext:value-type="float">
            <text:p>116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90" calcext:value-type="float">
            <text:p>290</text:p>
          </table:table-cell>
          <table:table-cell office:value-type="float" office:value="1695" calcext:value-type="float">
            <text:p>169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01" calcext:value-type="float">
            <text:p>201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96" calcext:value-type="float">
            <text:p>196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07" calcext:value-type="float">
            <text:p>307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3" calcext:value-type="float">
            <text:p>133</text:p>
          </table:table-cell>
          <table:table-cell office:value-type="float" office:value="745" calcext:value-type="float">
            <text:p>74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18" calcext:value-type="float">
            <text:p>218</text:p>
          </table:table-cell>
          <table:table-cell office:value-type="float" office:value="1371" calcext:value-type="float">
            <text:p>137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44" calcext:value-type="float">
            <text:p>344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36" calcext:value-type="float">
            <text:p>236</text:p>
          </table:table-cell>
          <table:table-cell office:value-type="float" office:value="1362" calcext:value-type="float">
            <text:p>136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2" calcext:value-type="float">
            <text:p>92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6" calcext:value-type="float">
            <text:p>146</text:p>
          </table:table-cell>
          <table:table-cell office:value-type="float" office:value="798" calcext:value-type="float">
            <text:p>79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40" calcext:value-type="float">
            <text:p>240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66" calcext:value-type="float">
            <text:p>366</text:p>
          </table:table-cell>
          <table:table-cell office:value-type="float" office:value="2177" calcext:value-type="float">
            <text:p>217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52" calcext:value-type="float">
            <text:p>252</text:p>
          </table:table-cell>
          <table:table-cell office:value-type="float" office:value="1458" calcext:value-type="float">
            <text:p>145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52" calcext:value-type="float">
            <text:p>252</text:p>
          </table:table-cell>
          <table:table-cell office:value-type="float" office:value="1591" calcext:value-type="float">
            <text:p>159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01" calcext:value-type="float">
            <text:p>401</text:p>
          </table:table-cell>
          <table:table-cell office:value-type="float" office:value="2418" calcext:value-type="float">
            <text:p>241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90" calcext:value-type="float">
            <text:p>290</text:p>
          </table:table-cell>
          <table:table-cell office:value-type="float" office:value="1590" calcext:value-type="float">
            <text:p>159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7" calcext:value-type="float">
            <text:p>167</text:p>
          </table:table-cell>
          <table:table-cell office:value-type="float" office:value="950" calcext:value-type="float">
            <text:p>95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74" calcext:value-type="float">
            <text:p>274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35" calcext:value-type="float">
            <text:p>435</text:p>
          </table:table-cell>
          <table:table-cell office:value-type="float" office:value="2585" calcext:value-type="float">
            <text:p>258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03" calcext:value-type="float">
            <text:p>303</text:p>
          </table:table-cell>
          <table:table-cell office:value-type="float" office:value="1713" calcext:value-type="float">
            <text:p>171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02" calcext:value-type="float">
            <text:p>102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float" office:value="1051" calcext:value-type="float">
            <text:p>105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3" calcext:value-type="float">
            <text:p>303</text:p>
          </table:table-cell>
          <table:table-cell office:value-type="float" office:value="1864" calcext:value-type="float">
            <text:p>186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85" calcext:value-type="float">
            <text:p>485</text:p>
          </table:table-cell>
          <table:table-cell office:value-type="float" office:value="2825" calcext:value-type="float">
            <text:p>282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35" calcext:value-type="float">
            <text:p>335</text:p>
          </table:table-cell>
          <table:table-cell office:value-type="float" office:value="1860" calcext:value-type="float">
            <text:p>186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8" calcext:value-type="float">
            <text:p>118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31" calcext:value-type="float">
            <text:p>331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17" calcext:value-type="float">
            <text:p>517</text:p>
          </table:table-cell>
          <table:table-cell office:value-type="float" office:value="3032" calcext:value-type="float">
            <text:p>303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48" calcext:value-type="float">
            <text:p>348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5" calcext:value-type="float">
            <text:p>195</text:p>
          </table:table-cell>
          <table:table-cell office:value-type="float" office:value="1233" calcext:value-type="float">
            <text:p>123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65" calcext:value-type="float">
            <text:p>365</text:p>
          </table:table-cell>
          <table:table-cell office:value-type="float" office:value="2203" calcext:value-type="float">
            <text:p>220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74" calcext:value-type="float">
            <text:p>574</text:p>
          </table:table-cell>
          <table:table-cell office:value-type="float" office:value="3332" calcext:value-type="float">
            <text:p>333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81" calcext:value-type="float">
            <text:p>381</text:p>
          </table:table-cell>
          <table:table-cell office:value-type="float" office:value="2165" calcext:value-type="float">
            <text:p>216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34" calcext:value-type="float">
            <text:p>134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14" calcext:value-type="float">
            <text:p>214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94" calcext:value-type="float">
            <text:p>394</text:p>
          </table:table-cell>
          <table:table-cell office:value-type="float" office:value="2367" calcext:value-type="float">
            <text:p>236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07" calcext:value-type="float">
            <text:p>607</text:p>
          </table:table-cell>
          <table:table-cell office:value-type="float" office:value="3609" calcext:value-type="float">
            <text:p>360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97" calcext:value-type="float">
            <text:p>397</text:p>
          </table:table-cell>
          <table:table-cell office:value-type="float" office:value="2327" calcext:value-type="float">
            <text:p>232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41" calcext:value-type="float">
            <text:p>141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5" calcext:value-type="float">
            <text:p>245</text:p>
          </table:table-cell>
          <table:table-cell office:value-type="float" office:value="1425" calcext:value-type="float">
            <text:p>142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33" calcext:value-type="float">
            <text:p>433</text:p>
          </table:table-cell>
          <table:table-cell office:value-type="float" office:value="2580" calcext:value-type="float">
            <text:p>258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63" calcext:value-type="float">
            <text:p>663</text:p>
          </table:table-cell>
          <table:table-cell office:value-type="float" office:value="3941" calcext:value-type="float">
            <text:p>394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29" calcext:value-type="float">
            <text:p>429</text:p>
          </table:table-cell>
          <table:table-cell office:value-type="float" office:value="2515" calcext:value-type="float">
            <text:p>251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61" calcext:value-type="float">
            <text:p>161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4" calcext:value-type="float">
            <text:p>264</text:p>
          </table:table-cell>
          <table:table-cell office:value-type="float" office:value="1553" calcext:value-type="float">
            <text:p>155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61" calcext:value-type="float">
            <text:p>461</text:p>
          </table:table-cell>
          <table:table-cell office:value-type="float" office:value="2778" calcext:value-type="float">
            <text:p>277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13" calcext:value-type="float">
            <text:p>713</text:p>
          </table:table-cell>
          <table:table-cell office:value-type="float" office:value="4278" calcext:value-type="float">
            <text:p>427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66" calcext:value-type="float">
            <text:p>466</text:p>
          </table:table-cell>
          <table:table-cell office:value-type="float" office:value="2731" calcext:value-type="float">
            <text:p>273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73" calcext:value-type="float">
            <text:p>173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85" calcext:value-type="float">
            <text:p>285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05" calcext:value-type="float">
            <text:p>505</text:p>
          </table:table-cell>
          <table:table-cell office:value-type="float" office:value="2978" calcext:value-type="float">
            <text:p>297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793" calcext:value-type="float">
            <text:p>793</text:p>
          </table:table-cell>
          <table:table-cell office:value-type="float" office:value="4678" calcext:value-type="float">
            <text:p>467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99" calcext:value-type="float">
            <text:p>499</text:p>
          </table:table-cell>
          <table:table-cell office:value-type="float" office:value="2942" calcext:value-type="float">
            <text:p>294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97" calcext:value-type="float">
            <text:p>197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14" calcext:value-type="float">
            <text:p>314</text:p>
          </table:table-cell>
          <table:table-cell office:value-type="float" office:value="1797" calcext:value-type="float">
            <text:p>179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38" calcext:value-type="float">
            <text:p>538</text:p>
          </table:table-cell>
          <table:table-cell office:value-type="float" office:value="3176" calcext:value-type="float">
            <text:p>317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868" calcext:value-type="float">
            <text:p>868</text:p>
          </table:table-cell>
          <table:table-cell office:value-type="float" office:value="5085" calcext:value-type="float">
            <text:p>508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50" calcext:value-type="float">
            <text:p>550</text:p>
          </table:table-cell>
          <table:table-cell office:value-type="float" office:value="3216" calcext:value-type="float">
            <text:p>321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10" calcext:value-type="float">
            <text:p>210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48" calcext:value-type="float">
            <text:p>348</text:p>
          </table:table-cell>
          <table:table-cell office:value-type="float" office:value="1946" calcext:value-type="float">
            <text:p>194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76" calcext:value-type="float">
            <text:p>576</text:p>
          </table:table-cell>
          <table:table-cell office:value-type="float" office:value="3426" calcext:value-type="float">
            <text:p>342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45" calcext:value-type="float">
            <text:p>945</text:p>
          </table:table-cell>
          <table:table-cell office:value-type="float" office:value="5565" calcext:value-type="float">
            <text:p>556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91" calcext:value-type="float">
            <text:p>591</text:p>
          </table:table-cell>
          <table:table-cell office:value-type="float" office:value="3470" calcext:value-type="float">
            <text:p>347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21" calcext:value-type="float">
            <text:p>221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72" calcext:value-type="float">
            <text:p>372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09" calcext:value-type="float">
            <text:p>609</text:p>
          </table:table-cell>
          <table:table-cell office:value-type="float" office:value="3634" calcext:value-type="float">
            <text:p>363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20" calcext:value-type="float">
            <text:p>1020</text:p>
          </table:table-cell>
          <table:table-cell office:value-type="float" office:value="6079" calcext:value-type="float">
            <text:p>607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70" calcext:value-type="float">
            <text:p>670</text:p>
          </table:table-cell>
          <table:table-cell office:value-type="float" office:value="3787" calcext:value-type="float">
            <text:p>378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42" calcext:value-type="float">
            <text:p>242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1" calcext:value-type="float">
            <text:p>411</text:p>
          </table:table-cell>
          <table:table-cell office:value-type="float" office:value="2286" calcext:value-type="float">
            <text:p>228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9" calcext:value-type="float">
            <text:p>659</text:p>
          </table:table-cell>
          <table:table-cell office:value-type="float" office:value="3964" calcext:value-type="float">
            <text:p>396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00" calcext:value-type="float">
            <text:p>1100</text:p>
          </table:table-cell>
          <table:table-cell office:value-type="float" office:value="6591" calcext:value-type="float">
            <text:p>659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11" calcext:value-type="float">
            <text:p>711</text:p>
          </table:table-cell>
          <table:table-cell office:value-type="float" office:value="4076" calcext:value-type="float">
            <text:p>407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65" calcext:value-type="float">
            <text:p>265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7" calcext:value-type="float">
            <text:p>437</text:p>
          </table:table-cell>
          <table:table-cell office:value-type="float" office:value="2488" calcext:value-type="float">
            <text:p>248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99" calcext:value-type="float">
            <text:p>699</text:p>
          </table:table-cell>
          <table:table-cell office:value-type="float" office:value="4233" calcext:value-type="float">
            <text:p>423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205" calcext:value-type="float">
            <text:p>1205</text:p>
          </table:table-cell>
          <table:table-cell office:value-type="float" office:value="7148" calcext:value-type="float">
            <text:p>714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64" calcext:value-type="float">
            <text:p>764</text:p>
          </table:table-cell>
          <table:table-cell office:value-type="float" office:value="4488" calcext:value-type="float">
            <text:p>448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91" calcext:value-type="float">
            <text:p>291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76" calcext:value-type="float">
            <text:p>476</text:p>
          </table:table-cell>
          <table:table-cell office:value-type="float" office:value="2732" calcext:value-type="float">
            <text:p>273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765" calcext:value-type="float">
            <text:p>765</text:p>
          </table:table-cell>
          <table:table-cell office:value-type="float" office:value="4644" calcext:value-type="float">
            <text:p>464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299" calcext:value-type="float">
            <text:p>1299</text:p>
          </table:table-cell>
          <table:table-cell office:value-type="float" office:value="7751" calcext:value-type="float">
            <text:p>775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831" calcext:value-type="float">
            <text:p>831</text:p>
          </table:table-cell>
          <table:table-cell office:value-type="float" office:value="4843" calcext:value-type="float">
            <text:p>484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18" calcext:value-type="float">
            <text:p>318</text:p>
          </table:table-cell>
          <table:table-cell office:value-type="float" office:value="1787" calcext:value-type="float">
            <text:p>178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9" calcext:value-type="float">
            <text:p>509</text:p>
          </table:table-cell>
          <table:table-cell office:value-type="float" office:value="2975" calcext:value-type="float">
            <text:p>297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12" calcext:value-type="float">
            <text:p>812</text:p>
          </table:table-cell>
          <table:table-cell office:value-type="float" office:value="4947" calcext:value-type="float">
            <text:p>494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396" calcext:value-type="float">
            <text:p>1396</text:p>
          </table:table-cell>
          <table:table-cell office:value-type="float" office:value="8407" calcext:value-type="float">
            <text:p>840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02" calcext:value-type="float">
            <text:p>902</text:p>
          </table:table-cell>
          <table:table-cell office:value-type="float" office:value="5276" calcext:value-type="float">
            <text:p>527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52" calcext:value-type="float">
            <text:p>352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43" calcext:value-type="float">
            <text:p>543</text:p>
          </table:table-cell>
          <table:table-cell office:value-type="float" office:value="3232" calcext:value-type="float">
            <text:p>323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97" calcext:value-type="float">
            <text:p>897</text:p>
          </table:table-cell>
          <table:table-cell office:value-type="float" office:value="5413" calcext:value-type="float">
            <text:p>541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496" calcext:value-type="float">
            <text:p>1496</text:p>
          </table:table-cell>
          <table:table-cell office:value-type="float" office:value="9119" calcext:value-type="float">
            <text:p>911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75" calcext:value-type="float">
            <text:p>975</text:p>
          </table:table-cell>
          <table:table-cell office:value-type="float" office:value="5693" calcext:value-type="float">
            <text:p>569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74" calcext:value-type="float">
            <text:p>374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4" calcext:value-type="float">
            <text:p>574</text:p>
          </table:table-cell>
          <table:table-cell office:value-type="float" office:value="3523" calcext:value-type="float">
            <text:p>352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37" calcext:value-type="float">
            <text:p>937</text:p>
          </table:table-cell>
          <table:table-cell office:value-type="float" office:value="5798" calcext:value-type="float">
            <text:p>579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609" calcext:value-type="float">
            <text:p>1609</text:p>
          </table:table-cell>
          <table:table-cell office:value-type="float" office:value="9872" calcext:value-type="float">
            <text:p>987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45" calcext:value-type="float">
            <text:p>1045</text:p>
          </table:table-cell>
          <table:table-cell office:value-type="float" office:value="6248" calcext:value-type="float">
            <text:p>624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1" calcext:value-type="float">
            <text:p>401</text:p>
          </table:table-cell>
          <table:table-cell office:value-type="float" office:value="2255" calcext:value-type="float">
            <text:p>225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2" calcext:value-type="float">
            <text:p>622</text:p>
          </table:table-cell>
          <table:table-cell office:value-type="float" office:value="3780" calcext:value-type="float">
            <text:p>378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013" calcext:value-type="float">
            <text:p>1013</text:p>
          </table:table-cell>
          <table:table-cell office:value-type="float" office:value="6324" calcext:value-type="float">
            <text:p>632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726" calcext:value-type="float">
            <text:p>1726</text:p>
          </table:table-cell>
          <table:table-cell office:value-type="float" office:value="10794" calcext:value-type="float">
            <text:p>1079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132" calcext:value-type="float">
            <text:p>1132</text:p>
          </table:table-cell>
          <table:table-cell office:value-type="float" office:value="6749" calcext:value-type="float">
            <text:p>674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411" calcext:value-type="float">
            <text:p>411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68" calcext:value-type="float">
            <text:p>668</text:p>
          </table:table-cell>
          <table:table-cell office:value-type="float" office:value="4117" calcext:value-type="float">
            <text:p>411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073" calcext:value-type="float">
            <text:p>1073</text:p>
          </table:table-cell>
          <table:table-cell office:value-type="float" office:value="6760" calcext:value-type="float">
            <text:p>676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876" calcext:value-type="float">
            <text:p>1876</text:p>
          </table:table-cell>
          <table:table-cell office:value-type="float" office:value="11653" calcext:value-type="float">
            <text:p>1165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241" calcext:value-type="float">
            <text:p>1241</text:p>
          </table:table-cell>
          <table:table-cell office:value-type="float" office:value="7394" calcext:value-type="float">
            <text:p>739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446" calcext:value-type="float">
            <text:p>446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11" calcext:value-type="float">
            <text:p>711</text:p>
          </table:table-cell>
          <table:table-cell office:value-type="float" office:value="4419" calcext:value-type="float">
            <text:p>441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173" calcext:value-type="float">
            <text:p>1173</text:p>
          </table:table-cell>
          <table:table-cell office:value-type="float" office:value="7361" calcext:value-type="float">
            <text:p>736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051" calcext:value-type="float">
            <text:p>2051</text:p>
          </table:table-cell>
          <table:table-cell office:value-type="float" office:value="12661" calcext:value-type="float">
            <text:p>1266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338" calcext:value-type="float">
            <text:p>1338</text:p>
          </table:table-cell>
          <table:table-cell office:value-type="float" office:value="8022" calcext:value-type="float">
            <text:p>802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468" calcext:value-type="float">
            <text:p>468</text:p>
          </table:table-cell>
          <table:table-cell office:value-type="float" office:value="2932" calcext:value-type="float">
            <text:p>29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64" calcext:value-type="float">
            <text:p>764</text:p>
          </table:table-cell>
          <table:table-cell office:value-type="float" office:value="4846" calcext:value-type="float">
            <text:p>484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254" calcext:value-type="float">
            <text:p>1254</text:p>
          </table:table-cell>
          <table:table-cell office:value-type="float" office:value="7882" calcext:value-type="float">
            <text:p>788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215" calcext:value-type="float">
            <text:p>2215</text:p>
          </table:table-cell>
          <table:table-cell office:value-type="float" office:value="13678" calcext:value-type="float">
            <text:p>1367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463" calcext:value-type="float">
            <text:p>1463</text:p>
          </table:table-cell>
          <table:table-cell office:value-type="float" office:value="8718" calcext:value-type="float">
            <text:p>871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29" calcext:value-type="float">
            <text:p>529</text:p>
          </table:table-cell>
          <table:table-cell office:value-type="float" office:value="3194" calcext:value-type="float">
            <text:p>319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21" calcext:value-type="float">
            <text:p>821</text:p>
          </table:table-cell>
          <table:table-cell office:value-type="float" office:value="5239" calcext:value-type="float">
            <text:p>523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403" calcext:value-type="float">
            <text:p>1403</text:p>
          </table:table-cell>
          <table:table-cell office:value-type="float" office:value="8591" calcext:value-type="float">
            <text:p>859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405" calcext:value-type="float">
            <text:p>2405</text:p>
          </table:table-cell>
          <table:table-cell office:value-type="float" office:value="14811" calcext:value-type="float">
            <text:p>1481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81" calcext:value-type="float">
            <text:p>1581</text:p>
          </table:table-cell>
          <table:table-cell office:value-type="float" office:value="9406" calcext:value-type="float">
            <text:p>940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72" calcext:value-type="float">
            <text:p>572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91" calcext:value-type="float">
            <text:p>891</text:p>
          </table:table-cell>
          <table:table-cell office:value-type="float" office:value="5705" calcext:value-type="float">
            <text:p>570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502" calcext:value-type="float">
            <text:p>1502</text:p>
          </table:table-cell>
          <table:table-cell office:value-type="float" office:value="9179" calcext:value-type="float">
            <text:p>917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587" calcext:value-type="float">
            <text:p>2587</text:p>
          </table:table-cell>
          <table:table-cell office:value-type="float" office:value="16053" calcext:value-type="float">
            <text:p>1605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714" calcext:value-type="float">
            <text:p>1714</text:p>
          </table:table-cell>
          <table:table-cell office:value-type="float" office:value="10268" calcext:value-type="float">
            <text:p>1026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28" calcext:value-type="float">
            <text:p>628</text:p>
          </table:table-cell>
          <table:table-cell office:value-type="float" office:value="3767" calcext:value-type="float">
            <text:p>37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68" calcext:value-type="float">
            <text:p>968</text:p>
          </table:table-cell>
          <table:table-cell office:value-type="float" office:value="6123" calcext:value-type="float">
            <text:p>612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676" calcext:value-type="float">
            <text:p>1676</text:p>
          </table:table-cell>
          <table:table-cell office:value-type="float" office:value="10076" calcext:value-type="float">
            <text:p>1007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807" calcext:value-type="float">
            <text:p>2807</text:p>
          </table:table-cell>
          <table:table-cell office:value-type="float" office:value="17403" calcext:value-type="float">
            <text:p>1740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815" calcext:value-type="float">
            <text:p>1815</text:p>
          </table:table-cell>
          <table:table-cell office:value-type="float" office:value="11123" calcext:value-type="float">
            <text:p>1112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684" calcext:value-type="float">
            <text:p>684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63" calcext:value-type="float">
            <text:p>1063</text:p>
          </table:table-cell>
          <table:table-cell office:value-type="float" office:value="6678" calcext:value-type="float">
            <text:p>667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750" calcext:value-type="float">
            <text:p>1750</text:p>
          </table:table-cell>
          <table:table-cell office:value-type="float" office:value="10762" calcext:value-type="float">
            <text:p>1076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049" calcext:value-type="float">
            <text:p>3049</text:p>
          </table:table-cell>
          <table:table-cell office:value-type="float" office:value="18846" calcext:value-type="float">
            <text:p>1884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978" calcext:value-type="float">
            <text:p>1978</text:p>
          </table:table-cell>
          <table:table-cell office:value-type="float" office:value="12083" calcext:value-type="float">
            <text:p>1208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25" calcext:value-type="float">
            <text:p>725</text:p>
          </table:table-cell>
          <table:table-cell office:value-type="float" office:value="4409" calcext:value-type="float">
            <text:p>440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51" calcext:value-type="float">
            <text:p>1151</text:p>
          </table:table-cell>
          <table:table-cell office:value-type="float" office:value="7188" calcext:value-type="float">
            <text:p>718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895" calcext:value-type="float">
            <text:p>1895</text:p>
          </table:table-cell>
          <table:table-cell office:value-type="float" office:value="11796" calcext:value-type="float">
            <text:p>1179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3319" calcext:value-type="float">
            <text:p>3319</text:p>
          </table:table-cell>
          <table:table-cell office:value-type="float" office:value="20404" calcext:value-type="float">
            <text:p>20404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159" calcext:value-type="float">
            <text:p>2159</text:p>
          </table:table-cell>
          <table:table-cell office:value-type="float" office:value="13031" calcext:value-type="float">
            <text:p>1303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92" calcext:value-type="float">
            <text:p>792</text:p>
          </table:table-cell>
          <table:table-cell office:value-type="float" office:value="4739" calcext:value-type="float">
            <text:p>47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51" calcext:value-type="float">
            <text:p>1251</text:p>
          </table:table-cell>
          <table:table-cell office:value-type="float" office:value="7799" calcext:value-type="float">
            <text:p>779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995" calcext:value-type="float">
            <text:p>1995</text:p>
          </table:table-cell>
          <table:table-cell office:value-type="float" office:value="12582" calcext:value-type="float">
            <text:p>1258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619" calcext:value-type="float">
            <text:p>3619</text:p>
          </table:table-cell>
          <table:table-cell office:value-type="float" office:value="22044" calcext:value-type="float">
            <text:p>2204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307" calcext:value-type="float">
            <text:p>2307</text:p>
          </table:table-cell>
          <table:table-cell office:value-type="float" office:value="14107" calcext:value-type="float">
            <text:p>1410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76" calcext:value-type="float">
            <text:p>876</text:p>
          </table:table-cell>
          <table:table-cell office:value-type="float" office:value="5138" calcext:value-type="float">
            <text:p>513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63" calcext:value-type="float">
            <text:p>1363</text:p>
          </table:table-cell>
          <table:table-cell office:value-type="float" office:value="8428" calcext:value-type="float">
            <text:p>842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194" calcext:value-type="float">
            <text:p>2194</text:p>
          </table:table-cell>
          <table:table-cell office:value-type="float" office:value="13763" calcext:value-type="float">
            <text:p>1376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906" calcext:value-type="float">
            <text:p>3906</text:p>
          </table:table-cell>
          <table:table-cell office:value-type="float" office:value="23849" calcext:value-type="float">
            <text:p>2384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536" calcext:value-type="float">
            <text:p>2536</text:p>
          </table:table-cell>
          <table:table-cell office:value-type="float" office:value="15284" calcext:value-type="float">
            <text:p>1528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40" calcext:value-type="float">
            <text:p>940</text:p>
          </table:table-cell>
          <table:table-cell office:value-type="float" office:value="5548" calcext:value-type="float">
            <text:p>55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87" calcext:value-type="float">
            <text:p>1487</text:p>
          </table:table-cell>
          <table:table-cell office:value-type="float" office:value="9090" calcext:value-type="float">
            <text:p>909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332" calcext:value-type="float">
            <text:p>2332</text:p>
          </table:table-cell>
          <table:table-cell office:value-type="float" office:value="14799" calcext:value-type="float">
            <text:p>1479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179" calcext:value-type="float">
            <text:p>4179</text:p>
          </table:table-cell>
          <table:table-cell office:value-type="float" office:value="25836" calcext:value-type="float">
            <text:p>2583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744" calcext:value-type="float">
            <text:p>2744</text:p>
          </table:table-cell>
          <table:table-cell office:value-type="float" office:value="16526" calcext:value-type="float">
            <text:p>1652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028" calcext:value-type="float">
            <text:p>1028</text:p>
          </table:table-cell>
          <table:table-cell office:value-type="float" office:value="6049" calcext:value-type="float">
            <text:p>604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606" calcext:value-type="float">
            <text:p>1606</text:p>
          </table:table-cell>
          <table:table-cell office:value-type="float" office:value="9794" calcext:value-type="float">
            <text:p>979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573" calcext:value-type="float">
            <text:p>2573</text:p>
          </table:table-cell>
          <table:table-cell office:value-type="float" office:value="16169" calcext:value-type="float">
            <text:p>1616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4502" calcext:value-type="float">
            <text:p>4502</text:p>
          </table:table-cell>
          <table:table-cell office:value-type="float" office:value="27929" calcext:value-type="float">
            <text:p>2792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988" calcext:value-type="float">
            <text:p>2988</text:p>
          </table:table-cell>
          <table:table-cell office:value-type="float" office:value="17921" calcext:value-type="float">
            <text:p>1792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124" calcext:value-type="float">
            <text:p>1124</text:p>
          </table:table-cell>
          <table:table-cell office:value-type="float" office:value="6511" calcext:value-type="float">
            <text:p>651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62" calcext:value-type="float">
            <text:p>1762</text:p>
          </table:table-cell>
          <table:table-cell office:value-type="float" office:value="10597" calcext:value-type="float">
            <text:p>1059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754" calcext:value-type="float">
            <text:p>2754</text:p>
          </table:table-cell>
          <table:table-cell office:value-type="float" office:value="17384" calcext:value-type="float">
            <text:p>1738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891" calcext:value-type="float">
            <text:p>4891</text:p>
          </table:table-cell>
          <table:table-cell office:value-type="float" office:value="30064" calcext:value-type="float">
            <text:p>3006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224" calcext:value-type="float">
            <text:p>3224</text:p>
          </table:table-cell>
          <table:table-cell office:value-type="float" office:value="19426" calcext:value-type="float">
            <text:p>1942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229" calcext:value-type="float">
            <text:p>1229</text:p>
          </table:table-cell>
          <table:table-cell office:value-type="float" office:value="7077" calcext:value-type="float">
            <text:p>707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28" calcext:value-type="float">
            <text:p>1928</text:p>
          </table:table-cell>
          <table:table-cell office:value-type="float" office:value="11426" calcext:value-type="float">
            <text:p>1142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005" calcext:value-type="float">
            <text:p>3005</text:p>
          </table:table-cell>
          <table:table-cell office:value-type="float" office:value="18832" calcext:value-type="float">
            <text:p>1883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291" calcext:value-type="float">
            <text:p>5291</text:p>
          </table:table-cell>
          <table:table-cell office:value-type="float" office:value="32450" calcext:value-type="float">
            <text:p>3245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504" calcext:value-type="float">
            <text:p>3504</text:p>
          </table:table-cell>
          <table:table-cell office:value-type="float" office:value="21098" calcext:value-type="float">
            <text:p>2109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307" calcext:value-type="float">
            <text:p>1307</text:p>
          </table:table-cell>
          <table:table-cell office:value-type="float" office:value="7659" calcext:value-type="float">
            <text:p>765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76" calcext:value-type="float">
            <text:p>2076</text:p>
          </table:table-cell>
          <table:table-cell office:value-type="float" office:value="12351" calcext:value-type="float">
            <text:p>1235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202" calcext:value-type="float">
            <text:p>3202</text:p>
          </table:table-cell>
          <table:table-cell office:value-type="float" office:value="20229" calcext:value-type="float">
            <text:p>2022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761" calcext:value-type="float">
            <text:p>5761</text:p>
          </table:table-cell>
          <table:table-cell office:value-type="float" office:value="35118" calcext:value-type="float">
            <text:p>3511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760" calcext:value-type="float">
            <text:p>3760</text:p>
          </table:table-cell>
          <table:table-cell office:value-type="float" office:value="22933" calcext:value-type="float">
            <text:p>2293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431" calcext:value-type="float">
            <text:p>1431</text:p>
          </table:table-cell>
          <table:table-cell office:value-type="float" office:value="8322" calcext:value-type="float">
            <text:p>83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03" calcext:value-type="float">
            <text:p>2203</text:p>
          </table:table-cell>
          <table:table-cell office:value-type="float" office:value="13351" calcext:value-type="float">
            <text:p>1335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482" calcext:value-type="float">
            <text:p>3482</text:p>
          </table:table-cell>
          <table:table-cell office:value-type="float" office:value="21820" calcext:value-type="float">
            <text:p>2182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243" calcext:value-type="float">
            <text:p>6243</text:p>
          </table:table-cell>
          <table:table-cell office:value-type="float" office:value="37978" calcext:value-type="float">
            <text:p>3797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042" calcext:value-type="float">
            <text:p>4042</text:p>
          </table:table-cell>
          <table:table-cell office:value-type="float" office:value="24967" calcext:value-type="float">
            <text:p>2496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565" calcext:value-type="float">
            <text:p>1565</text:p>
          </table:table-cell>
          <table:table-cell office:value-type="float" office:value="9003" calcext:value-type="float">
            <text:p>900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405" calcext:value-type="float">
            <text:p>2405</text:p>
          </table:table-cell>
          <table:table-cell office:value-type="float" office:value="14516" calcext:value-type="float">
            <text:p>1451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762" calcext:value-type="float">
            <text:p>3762</text:p>
          </table:table-cell>
          <table:table-cell office:value-type="float" office:value="23455" calcext:value-type="float">
            <text:p>2345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743" calcext:value-type="float">
            <text:p>6743</text:p>
          </table:table-cell>
          <table:table-cell office:value-type="float" office:value="40995" calcext:value-type="float">
            <text:p>4099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374" calcext:value-type="float">
            <text:p>4374</text:p>
          </table:table-cell>
          <table:table-cell office:value-type="float" office:value="27029" calcext:value-type="float">
            <text:p>2702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702" calcext:value-type="float">
            <text:p>1702</text:p>
          </table:table-cell>
          <table:table-cell office:value-type="float" office:value="9822" calcext:value-type="float">
            <text:p>98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605" calcext:value-type="float">
            <text:p>2605</text:p>
          </table:table-cell>
          <table:table-cell office:value-type="float" office:value="15696" calcext:value-type="float">
            <text:p>1569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112" calcext:value-type="float">
            <text:p>4112</text:p>
          </table:table-cell>
          <table:table-cell office:value-type="float" office:value="25304" calcext:value-type="float">
            <text:p>2530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261" calcext:value-type="float">
            <text:p>7261</text:p>
          </table:table-cell>
          <table:table-cell office:value-type="float" office:value="44428" calcext:value-type="float">
            <text:p>4442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767" calcext:value-type="float">
            <text:p>4767</text:p>
          </table:table-cell>
          <table:table-cell office:value-type="float" office:value="29411" calcext:value-type="float">
            <text:p>29411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842" calcext:value-type="float">
            <text:p>1842</text:p>
          </table:table-cell>
          <table:table-cell office:value-type="float" office:value="10751" calcext:value-type="float">
            <text:p>1075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71" calcext:value-type="float">
            <text:p>2871</text:p>
          </table:table-cell>
          <table:table-cell office:value-type="float" office:value="17119" calcext:value-type="float">
            <text:p>171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400" calcext:value-type="float">
            <text:p>4400</text:p>
          </table:table-cell>
          <table:table-cell office:value-type="float" office:value="27279" calcext:value-type="float">
            <text:p>2727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828" calcext:value-type="float">
            <text:p>7828</text:p>
          </table:table-cell>
          <table:table-cell office:value-type="float" office:value="47940" calcext:value-type="float">
            <text:p>4794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142" calcext:value-type="float">
            <text:p>5142</text:p>
          </table:table-cell>
          <table:table-cell office:value-type="float" office:value="31706" calcext:value-type="float">
            <text:p>3170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985" calcext:value-type="float">
            <text:p>1985</text:p>
          </table:table-cell>
          <table:table-cell office:value-type="float" office:value="11643" calcext:value-type="float">
            <text:p>1164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104" calcext:value-type="float">
            <text:p>3104</text:p>
          </table:table-cell>
          <table:table-cell office:value-type="float" office:value="18504" calcext:value-type="float">
            <text:p>1850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749" calcext:value-type="float">
            <text:p>4749</text:p>
          </table:table-cell>
          <table:table-cell office:value-type="float" office:value="29447" calcext:value-type="float">
            <text:p>2944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501" calcext:value-type="float">
            <text:p>8501</text:p>
          </table:table-cell>
          <table:table-cell office:value-type="float" office:value="51772" calcext:value-type="float">
            <text:p>5177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601" calcext:value-type="float">
            <text:p>5601</text:p>
          </table:table-cell>
          <table:table-cell office:value-type="float" office:value="34546" calcext:value-type="float">
            <text:p>3454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145" calcext:value-type="float">
            <text:p>2145</text:p>
          </table:table-cell>
          <table:table-cell office:value-type="float" office:value="12635" calcext:value-type="float">
            <text:p>126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393" calcext:value-type="float">
            <text:p>3393</text:p>
          </table:table-cell>
          <table:table-cell office:value-type="float" office:value="20178" calcext:value-type="float">
            <text:p>2017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150" calcext:value-type="float">
            <text:p>5150</text:p>
          </table:table-cell>
          <table:table-cell office:value-type="float" office:value="31771" calcext:value-type="float">
            <text:p>3177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174" calcext:value-type="float">
            <text:p>9174</text:p>
          </table:table-cell>
          <table:table-cell office:value-type="float" office:value="55862" calcext:value-type="float">
            <text:p>5586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024" calcext:value-type="float">
            <text:p>6024</text:p>
          </table:table-cell>
          <table:table-cell office:value-type="float" office:value="37211" calcext:value-type="float">
            <text:p>3721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341" calcext:value-type="float">
            <text:p>2341</text:p>
          </table:table-cell>
          <table:table-cell office:value-type="float" office:value="13712" calcext:value-type="float">
            <text:p>137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621" calcext:value-type="float">
            <text:p>3621</text:p>
          </table:table-cell>
          <table:table-cell office:value-type="float" office:value="21758" calcext:value-type="float">
            <text:p>2175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539" calcext:value-type="float">
            <text:p>5539</text:p>
          </table:table-cell>
          <table:table-cell office:value-type="float" office:value="34326" calcext:value-type="float">
            <text:p>3432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9997" calcext:value-type="float">
            <text:p>9997</text:p>
          </table:table-cell>
          <table:table-cell office:value-type="float" office:value="60507" calcext:value-type="float">
            <text:p>6050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554" calcext:value-type="float">
            <text:p>6554</text:p>
          </table:table-cell>
          <table:table-cell office:value-type="float" office:value="40470" calcext:value-type="float">
            <text:p>4047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534" calcext:value-type="float">
            <text:p>2534</text:p>
          </table:table-cell>
          <table:table-cell office:value-type="float" office:value="14858" calcext:value-type="float">
            <text:p>1485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934" calcext:value-type="float">
            <text:p>3934</text:p>
          </table:table-cell>
          <table:table-cell office:value-type="float" office:value="23738" calcext:value-type="float">
            <text:p>2373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982" calcext:value-type="float">
            <text:p>5982</text:p>
          </table:table-cell>
          <table:table-cell office:value-type="float" office:value="37089" calcext:value-type="float">
            <text:p>3708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0716" calcext:value-type="float">
            <text:p>10716</text:p>
          </table:table-cell>
          <table:table-cell office:value-type="float" office:value="65244" calcext:value-type="float">
            <text:p>6524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041" calcext:value-type="float">
            <text:p>7041</text:p>
          </table:table-cell>
          <table:table-cell office:value-type="float" office:value="43723" calcext:value-type="float">
            <text:p>4372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703" calcext:value-type="float">
            <text:p>2703</text:p>
          </table:table-cell>
          <table:table-cell office:value-type="float" office:value="16099" calcext:value-type="float">
            <text:p>1609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263" calcext:value-type="float">
            <text:p>4263</text:p>
          </table:table-cell>
          <table:table-cell office:value-type="float" office:value="25603" calcext:value-type="float">
            <text:p>2560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475" calcext:value-type="float">
            <text:p>6475</text:p>
          </table:table-cell>
          <table:table-cell office:value-type="float" office:value="40035" calcext:value-type="float">
            <text:p>4003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1590" calcext:value-type="float">
            <text:p>11590</text:p>
          </table:table-cell>
          <table:table-cell office:value-type="float" office:value="70767" calcext:value-type="float">
            <text:p>7076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697" calcext:value-type="float">
            <text:p>7697</text:p>
          </table:table-cell>
          <table:table-cell office:value-type="float" office:value="47468" calcext:value-type="float">
            <text:p>4746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931" calcext:value-type="float">
            <text:p>2931</text:p>
          </table:table-cell>
          <table:table-cell office:value-type="float" office:value="17576" calcext:value-type="float">
            <text:p>1757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655" calcext:value-type="float">
            <text:p>4655</text:p>
          </table:table-cell>
          <table:table-cell office:value-type="float" office:value="27824" calcext:value-type="float">
            <text:p>2782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009" calcext:value-type="float">
            <text:p>7009</text:p>
          </table:table-cell>
          <table:table-cell office:value-type="float" office:value="43350" calcext:value-type="float">
            <text:p>4335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2587" calcext:value-type="float">
            <text:p>12587</text:p>
          </table:table-cell>
          <table:table-cell office:value-type="float" office:value="76424" calcext:value-type="float">
            <text:p>7642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8315" calcext:value-type="float">
            <text:p>8315</text:p>
          </table:table-cell>
          <table:table-cell office:value-type="float" office:value="51048" calcext:value-type="float">
            <text:p>5104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160" calcext:value-type="float">
            <text:p>3160</text:p>
          </table:table-cell>
          <table:table-cell office:value-type="float" office:value="19075" calcext:value-type="float">
            <text:p>190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990" calcext:value-type="float">
            <text:p>4990</text:p>
          </table:table-cell>
          <table:table-cell office:value-type="float" office:value="30071" calcext:value-type="float">
            <text:p>3007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7605" calcext:value-type="float">
            <text:p>7605</text:p>
          </table:table-cell>
          <table:table-cell office:value-type="float" office:value="46826" calcext:value-type="float">
            <text:p>4682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3695" calcext:value-type="float">
            <text:p>13695</text:p>
          </table:table-cell>
          <table:table-cell office:value-type="float" office:value="82832" calcext:value-type="float">
            <text:p>8283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056" calcext:value-type="float">
            <text:p>9056</text:p>
          </table:table-cell>
          <table:table-cell office:value-type="float" office:value="55496" calcext:value-type="float">
            <text:p>5549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453" calcext:value-type="float">
            <text:p>3453</text:p>
          </table:table-cell>
          <table:table-cell office:value-type="float" office:value="20737" calcext:value-type="float">
            <text:p>207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402" calcext:value-type="float">
            <text:p>5402</text:p>
          </table:table-cell>
          <table:table-cell office:value-type="float" office:value="32724" calcext:value-type="float">
            <text:p>3272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8249" calcext:value-type="float">
            <text:p>8249</text:p>
          </table:table-cell>
          <table:table-cell office:value-type="float" office:value="50661" calcext:value-type="float">
            <text:p>5066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4733" calcext:value-type="float">
            <text:p>14733</text:p>
          </table:table-cell>
          <table:table-cell office:value-type="float" office:value="89590" calcext:value-type="float">
            <text:p>8959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9748" calcext:value-type="float">
            <text:p>9748</text:p>
          </table:table-cell>
          <table:table-cell office:value-type="float" office:value="59739" calcext:value-type="float">
            <text:p>5973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705" calcext:value-type="float">
            <text:p>3705</text:p>
          </table:table-cell>
          <table:table-cell office:value-type="float" office:value="22368" calcext:value-type="float">
            <text:p>2236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818" calcext:value-type="float">
            <text:p>5818</text:p>
          </table:table-cell>
          <table:table-cell office:value-type="float" office:value="35560" calcext:value-type="float">
            <text:p>3556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895" calcext:value-type="float">
            <text:p>8895</text:p>
          </table:table-cell>
          <table:table-cell office:value-type="float" office:value="54768" calcext:value-type="float">
            <text:p>5476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5984" calcext:value-type="float">
            <text:p>15984</text:p>
          </table:table-cell>
          <table:table-cell office:value-type="float" office:value="97244" calcext:value-type="float">
            <text:p>9724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0592" calcext:value-type="float">
            <text:p>10592</text:p>
          </table:table-cell>
          <table:table-cell office:value-type="float" office:value="64856" calcext:value-type="float">
            <text:p>6485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4044" calcext:value-type="float">
            <text:p>4044</text:p>
          </table:table-cell>
          <table:table-cell office:value-type="float" office:value="24291" calcext:value-type="float">
            <text:p>242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300" calcext:value-type="float">
            <text:p>6300</text:p>
          </table:table-cell>
          <table:table-cell office:value-type="float" office:value="38592" calcext:value-type="float">
            <text:p>3859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679" calcext:value-type="float">
            <text:p>9679</text:p>
          </table:table-cell>
          <table:table-cell office:value-type="float" office:value="59328" calcext:value-type="float">
            <text:p>593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7249" calcext:value-type="float">
            <text:p>17249</text:p>
          </table:table-cell>
          <table:table-cell office:value-type="float" office:value="104957" calcext:value-type="float">
            <text:p>10495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409" calcext:value-type="float">
            <text:p>11409</text:p>
          </table:table-cell>
          <table:table-cell office:value-type="float" office:value="70037" calcext:value-type="float">
            <text:p>7003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366" calcext:value-type="float">
            <text:p>4366</text:p>
          </table:table-cell>
          <table:table-cell office:value-type="float" office:value="26232" calcext:value-type="float">
            <text:p>2623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754" calcext:value-type="float">
            <text:p>6754</text:p>
          </table:table-cell>
          <table:table-cell office:value-type="float" office:value="41798" calcext:value-type="float">
            <text:p>4179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0462" calcext:value-type="float">
            <text:p>10462</text:p>
          </table:table-cell>
          <table:table-cell office:value-type="float" office:value="64077" calcext:value-type="float">
            <text:p>6407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8698" calcext:value-type="float">
            <text:p>18698</text:p>
          </table:table-cell>
          <table:table-cell office:value-type="float" office:value="113793" calcext:value-type="float">
            <text:p>113793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2433" calcext:value-type="float">
            <text:p>12433</text:p>
          </table:table-cell>
          <table:table-cell office:value-type="float" office:value="76182" calcext:value-type="float">
            <text:p>7618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4768" calcext:value-type="float">
            <text:p>4768</text:p>
          </table:table-cell>
          <table:table-cell office:value-type="float" office:value="28486" calcext:value-type="float">
            <text:p>2848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357" calcext:value-type="float">
            <text:p>7357</text:p>
          </table:table-cell>
          <table:table-cell office:value-type="float" office:value="45271" calcext:value-type="float">
            <text:p>4527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1320" calcext:value-type="float">
            <text:p>11320</text:p>
          </table:table-cell>
          <table:table-cell office:value-type="float" office:value="69332" calcext:value-type="float">
            <text:p>6933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0200" calcext:value-type="float">
            <text:p>20200</text:p>
          </table:table-cell>
          <table:table-cell office:value-type="float" office:value="123082" calcext:value-type="float">
            <text:p>12308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3387" calcext:value-type="float">
            <text:p>13387</text:p>
          </table:table-cell>
          <table:table-cell office:value-type="float" office:value="82216" calcext:value-type="float">
            <text:p>8221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5118" calcext:value-type="float">
            <text:p>5118</text:p>
          </table:table-cell>
          <table:table-cell office:value-type="float" office:value="30720" calcext:value-type="float">
            <text:p>3072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961" calcext:value-type="float">
            <text:p>7961</text:p>
          </table:table-cell>
          <table:table-cell office:value-type="float" office:value="48946" calcext:value-type="float">
            <text:p>4894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2198" calcext:value-type="float">
            <text:p>12198</text:p>
          </table:table-cell>
          <table:table-cell office:value-type="float" office:value="74912" calcext:value-type="float">
            <text:p>74912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1926" calcext:value-type="float">
            <text:p>21926</text:p>
          </table:table-cell>
          <table:table-cell office:value-type="float" office:value="133472" calcext:value-type="float">
            <text:p>133472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4627" calcext:value-type="float">
            <text:p>14627</text:p>
          </table:table-cell>
          <table:table-cell office:value-type="float" office:value="89203" calcext:value-type="float">
            <text:p>8920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5526" calcext:value-type="float">
            <text:p>5526</text:p>
          </table:table-cell>
          <table:table-cell office:value-type="float" office:value="33345" calcext:value-type="float">
            <text:p>3334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646" calcext:value-type="float">
            <text:p>8646</text:p>
          </table:table-cell>
          <table:table-cell office:value-type="float" office:value="52946" calcext:value-type="float">
            <text:p>5294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3197" calcext:value-type="float">
            <text:p>13197</text:p>
          </table:table-cell>
          <table:table-cell office:value-type="float" office:value="81164" calcext:value-type="float">
            <text:p>8116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3704" calcext:value-type="float">
            <text:p>23704</text:p>
          </table:table-cell>
          <table:table-cell office:value-type="float" office:value="144432" calcext:value-type="float">
            <text:p>14443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5777" calcext:value-type="float">
            <text:p>15777</text:p>
          </table:table-cell>
          <table:table-cell office:value-type="float" office:value="96283" calcext:value-type="float">
            <text:p>9628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036" calcext:value-type="float">
            <text:p>6036</text:p>
          </table:table-cell>
          <table:table-cell office:value-type="float" office:value="36060" calcext:value-type="float">
            <text:p>3606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338" calcext:value-type="float">
            <text:p>9338</text:p>
          </table:table-cell>
          <table:table-cell office:value-type="float" office:value="57366" calcext:value-type="float">
            <text:p>5736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244" calcext:value-type="float">
            <text:p>14244</text:p>
          </table:table-cell>
          <table:table-cell office:value-type="float" office:value="87679" calcext:value-type="float">
            <text:p>8767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5722" calcext:value-type="float">
            <text:p>25722</text:p>
          </table:table-cell>
          <table:table-cell office:value-type="float" office:value="156411" calcext:value-type="float">
            <text:p>15641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7065" calcext:value-type="float">
            <text:p>17065</text:p>
          </table:table-cell>
          <table:table-cell office:value-type="float" office:value="104577" calcext:value-type="float">
            <text:p>10457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58" calcext:value-type="float">
            <text:p>6558</text:p>
          </table:table-cell>
          <table:table-cell office:value-type="float" office:value="39090" calcext:value-type="float">
            <text:p>3909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118" calcext:value-type="float">
            <text:p>10118</text:p>
          </table:table-cell>
          <table:table-cell office:value-type="float" office:value="62289" calcext:value-type="float">
            <text:p>6228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5474" calcext:value-type="float">
            <text:p>15474</text:p>
          </table:table-cell>
          <table:table-cell office:value-type="float" office:value="95021" calcext:value-type="float">
            <text:p>9502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7858" calcext:value-type="float">
            <text:p>27858</text:p>
          </table:table-cell>
          <table:table-cell office:value-type="float" office:value="169151" calcext:value-type="float">
            <text:p>16915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8456" calcext:value-type="float">
            <text:p>18456</text:p>
          </table:table-cell>
          <table:table-cell office:value-type="float" office:value="113001" calcext:value-type="float">
            <text:p>11300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7053" calcext:value-type="float">
            <text:p>7053</text:p>
          </table:table-cell>
          <table:table-cell office:value-type="float" office:value="42345" calcext:value-type="float">
            <text:p>4234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949" calcext:value-type="float">
            <text:p>10949</text:p>
          </table:table-cell>
          <table:table-cell office:value-type="float" office:value="67365" calcext:value-type="float">
            <text:p>6736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6618" calcext:value-type="float">
            <text:p>16618</text:p>
          </table:table-cell>
          <table:table-cell office:value-type="float" office:value="102631" calcext:value-type="float">
            <text:p>10263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0112" calcext:value-type="float">
            <text:p>30112</text:p>
          </table:table-cell>
          <table:table-cell office:value-type="float" office:value="183293" calcext:value-type="float">
            <text:p>18329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0084" calcext:value-type="float">
            <text:p>20084</text:p>
          </table:table-cell>
          <table:table-cell office:value-type="float" office:value="122418" calcext:value-type="float">
            <text:p>122418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7648" calcext:value-type="float">
            <text:p>7648</text:p>
          </table:table-cell>
          <table:table-cell office:value-type="float" office:value="45940" calcext:value-type="float">
            <text:p>4594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878" calcext:value-type="float">
            <text:p>11878</text:p>
          </table:table-cell>
          <table:table-cell office:value-type="float" office:value="73094" calcext:value-type="float">
            <text:p>73094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7949" calcext:value-type="float">
            <text:p>17949</text:p>
          </table:table-cell>
          <table:table-cell office:value-type="float" office:value="111179" calcext:value-type="float">
            <text:p>11117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2494" calcext:value-type="float">
            <text:p>32494</text:p>
          </table:table-cell>
          <table:table-cell office:value-type="float" office:value="198150" calcext:value-type="float">
            <text:p>19815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1584" calcext:value-type="float">
            <text:p>21584</text:p>
          </table:table-cell>
          <table:table-cell office:value-type="float" office:value="132369" calcext:value-type="float">
            <text:p>13236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8198" calcext:value-type="float">
            <text:p>8198</text:p>
          </table:table-cell>
          <table:table-cell office:value-type="float" office:value="49835" calcext:value-type="float">
            <text:p>4983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842" calcext:value-type="float">
            <text:p>12842</text:p>
          </table:table-cell>
          <table:table-cell office:value-type="float" office:value="79115" calcext:value-type="float">
            <text:p>7911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9351" calcext:value-type="float">
            <text:p>19351</text:p>
          </table:table-cell>
          <table:table-cell office:value-type="float" office:value="119857" calcext:value-type="float">
            <text:p>11985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5234" calcext:value-type="float">
            <text:p>35234</text:p>
          </table:table-cell>
          <table:table-cell office:value-type="float" office:value="214596" calcext:value-type="float">
            <text:p>214596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23408" calcext:value-type="float">
            <text:p>23408</text:p>
          </table:table-cell>
          <table:table-cell office:value-type="float" office:value="143445" calcext:value-type="float">
            <text:p>14344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8876" calcext:value-type="float">
            <text:p>8876</text:p>
          </table:table-cell>
          <table:table-cell office:value-type="float" office:value="54011" calcext:value-type="float">
            <text:p>540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945" calcext:value-type="float">
            <text:p>13945</text:p>
          </table:table-cell>
          <table:table-cell office:value-type="float" office:value="85843" calcext:value-type="float">
            <text:p>858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1016" calcext:value-type="float">
            <text:p>21016</text:p>
          </table:table-cell>
          <table:table-cell office:value-type="float" office:value="129879" calcext:value-type="float">
            <text:p>12987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8049" calcext:value-type="float">
            <text:p>38049</text:p>
          </table:table-cell>
          <table:table-cell office:value-type="float" office:value="232255" calcext:value-type="float">
            <text:p>2322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5325" calcext:value-type="float">
            <text:p>25325</text:p>
          </table:table-cell>
          <table:table-cell office:value-type="float" office:value="155151" calcext:value-type="float">
            <text:p>15515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628" calcext:value-type="float">
            <text:p>9628</text:p>
          </table:table-cell>
          <table:table-cell office:value-type="float" office:value="58401" calcext:value-type="float">
            <text:p>584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161" calcext:value-type="float">
            <text:p>15161</text:p>
          </table:table-cell>
          <table:table-cell office:value-type="float" office:value="92773" calcext:value-type="float">
            <text:p>9277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2644" calcext:value-type="float">
            <text:p>22644</text:p>
          </table:table-cell>
          <table:table-cell office:value-type="float" office:value="140018" calcext:value-type="float">
            <text:p>14001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1076" calcext:value-type="float">
            <text:p>41076</text:p>
          </table:table-cell>
          <table:table-cell office:value-type="float" office:value="251537" calcext:value-type="float">
            <text:p>251537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7399" calcext:value-type="float">
            <text:p>27399</text:p>
          </table:table-cell>
          <table:table-cell office:value-type="float" office:value="168246" calcext:value-type="float">
            <text:p>168246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0425" calcext:value-type="float">
            <text:p>10425</text:p>
          </table:table-cell>
          <table:table-cell office:value-type="float" office:value="63365" calcext:value-type="float">
            <text:p>6336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6489" calcext:value-type="float">
            <text:p>16489</text:p>
          </table:table-cell>
          <table:table-cell office:value-type="float" office:value="100609" calcext:value-type="float">
            <text:p>10060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24627" calcext:value-type="float">
            <text:p>24627</text:p>
          </table:table-cell>
          <table:table-cell office:value-type="float" office:value="151908" calcext:value-type="float">
            <text:p>151908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44547" calcext:value-type="float">
            <text:p>44547</text:p>
          </table:table-cell>
          <table:table-cell office:value-type="float" office:value="272088" calcext:value-type="float">
            <text:p>272088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29559" calcext:value-type="float">
            <text:p>29559</text:p>
          </table:table-cell>
          <table:table-cell office:value-type="float" office:value="181967" calcext:value-type="float">
            <text:p>181967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1211" calcext:value-type="float">
            <text:p>11211</text:p>
          </table:table-cell>
          <table:table-cell office:value-type="float" office:value="68609" calcext:value-type="float">
            <text:p>6860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7870" calcext:value-type="float">
            <text:p>17870</text:p>
          </table:table-cell>
          <table:table-cell office:value-type="float" office:value="108923" calcext:value-type="float">
            <text:p>10892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26578" calcext:value-type="float">
            <text:p>26578</text:p>
          </table:table-cell>
          <table:table-cell office:value-type="float" office:value="164211" calcext:value-type="float">
            <text:p>16421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48240" calcext:value-type="float">
            <text:p>48240</text:p>
          </table:table-cell>
          <table:table-cell office:value-type="float" office:value="294409" calcext:value-type="float">
            <text:p>294409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32146" calcext:value-type="float">
            <text:p>32146</text:p>
          </table:table-cell>
          <table:table-cell office:value-type="float" office:value="197084" calcext:value-type="float">
            <text:p>19708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2129" calcext:value-type="float">
            <text:p>12129</text:p>
          </table:table-cell>
          <table:table-cell office:value-type="float" office:value="74490" calcext:value-type="float">
            <text:p>7449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436" calcext:value-type="float">
            <text:p>19436</text:p>
          </table:table-cell>
          <table:table-cell office:value-type="float" office:value="117898" calcext:value-type="float">
            <text:p>11789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28857" calcext:value-type="float">
            <text:p>28857</text:p>
          </table:table-cell>
          <table:table-cell office:value-type="float" office:value="178127" calcext:value-type="float">
            <text:p>178127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52374" calcext:value-type="float">
            <text:p>52374</text:p>
          </table:table-cell>
          <table:table-cell office:value-type="float" office:value="318682" calcext:value-type="float">
            <text:p>31868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4735" calcext:value-type="float">
            <text:p>34735</text:p>
          </table:table-cell>
          <table:table-cell office:value-type="float" office:value="213205" calcext:value-type="float">
            <text:p>213205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3119" calcext:value-type="float">
            <text:p>13119</text:p>
          </table:table-cell>
          <table:table-cell office:value-type="float" office:value="80576" calcext:value-type="float">
            <text:p>8057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100" calcext:value-type="float">
            <text:p>21100</text:p>
          </table:table-cell>
          <table:table-cell office:value-type="float" office:value="127517" calcext:value-type="float">
            <text:p>1275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1245" calcext:value-type="float">
            <text:p>31245</text:p>
          </table:table-cell>
          <table:table-cell office:value-type="float" office:value="192319" calcext:value-type="float">
            <text:p>19231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6724" calcext:value-type="float">
            <text:p>56724</text:p>
          </table:table-cell>
          <table:table-cell office:value-type="float" office:value="344604" calcext:value-type="float">
            <text:p>34460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7641" calcext:value-type="float">
            <text:p>37641</text:p>
          </table:table-cell>
          <table:table-cell office:value-type="float" office:value="230870" calcext:value-type="float">
            <text:p>23087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4249" calcext:value-type="float">
            <text:p>14249</text:p>
          </table:table-cell>
          <table:table-cell office:value-type="float" office:value="87283" calcext:value-type="float">
            <text:p>8728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2829" calcext:value-type="float">
            <text:p>22829</text:p>
          </table:table-cell>
          <table:table-cell office:value-type="float" office:value="138332" calcext:value-type="float">
            <text:p>13833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4080" calcext:value-type="float">
            <text:p>34080</text:p>
          </table:table-cell>
          <table:table-cell office:value-type="float" office:value="208312" calcext:value-type="float">
            <text:p>20831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61571" calcext:value-type="float">
            <text:p>61571</text:p>
          </table:table-cell>
          <table:table-cell office:value-type="float" office:value="373539" calcext:value-type="float">
            <text:p>37353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40699" calcext:value-type="float">
            <text:p>40699</text:p>
          </table:table-cell>
          <table:table-cell office:value-type="float" office:value="249462" calcext:value-type="float">
            <text:p>24946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5469" calcext:value-type="float">
            <text:p>15469</text:p>
          </table:table-cell>
          <table:table-cell office:value-type="float" office:value="94599" calcext:value-type="float">
            <text:p>9459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4721" calcext:value-type="float">
            <text:p>24721</text:p>
          </table:table-cell>
          <table:table-cell office:value-type="float" office:value="149810" calcext:value-type="float">
            <text:p>14981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6880" calcext:value-type="float">
            <text:p>36880</text:p>
          </table:table-cell>
          <table:table-cell office:value-type="float" office:value="224908" calcext:value-type="float">
            <text:p>22490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66739" calcext:value-type="float">
            <text:p>66739</text:p>
          </table:table-cell>
          <table:table-cell office:value-type="float" office:value="403743" calcext:value-type="float">
            <text:p>403743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44136" calcext:value-type="float">
            <text:p>44136</text:p>
          </table:table-cell>
          <table:table-cell office:value-type="float" office:value="270118" calcext:value-type="float">
            <text:p>27011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6775" calcext:value-type="float">
            <text:p>16775</text:p>
          </table:table-cell>
          <table:table-cell office:value-type="float" office:value="102371" calcext:value-type="float">
            <text:p>10237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6809" calcext:value-type="float">
            <text:p>26809</text:p>
          </table:table-cell>
          <table:table-cell office:value-type="float" office:value="162260" calcext:value-type="float">
            <text:p>16226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9902" calcext:value-type="float">
            <text:p>39902</text:p>
          </table:table-cell>
          <table:table-cell office:value-type="float" office:value="243955" calcext:value-type="float">
            <text:p>24395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72327" calcext:value-type="float">
            <text:p>72327</text:p>
          </table:table-cell>
          <table:table-cell office:value-type="float" office:value="437578" calcext:value-type="float">
            <text:p>43757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47659" calcext:value-type="float">
            <text:p>47659</text:p>
          </table:table-cell>
          <table:table-cell office:value-type="float" office:value="292217" calcext:value-type="float">
            <text:p>29221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8286" calcext:value-type="float">
            <text:p>18286</text:p>
          </table:table-cell>
          <table:table-cell office:value-type="float" office:value="110832" calcext:value-type="float">
            <text:p>11083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9027" calcext:value-type="float">
            <text:p>29027</text:p>
          </table:table-cell>
          <table:table-cell office:value-type="float" office:value="175724" calcext:value-type="float">
            <text:p>175724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43006" calcext:value-type="float">
            <text:p>43006</text:p>
          </table:table-cell>
          <table:table-cell office:value-type="float" office:value="263277" calcext:value-type="float">
            <text:p>263277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77892" calcext:value-type="float">
            <text:p>77892</text:p>
          </table:table-cell>
          <table:table-cell office:value-type="float" office:value="473203" calcext:value-type="float">
            <text:p>47320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51674" calcext:value-type="float">
            <text:p>51674</text:p>
          </table:table-cell>
          <table:table-cell office:value-type="float" office:value="316360" calcext:value-type="float">
            <text:p>316360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9813" calcext:value-type="float">
            <text:p>19813</text:p>
          </table:table-cell>
          <table:table-cell office:value-type="float" office:value="119867" calcext:value-type="float">
            <text:p>11986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1512" calcext:value-type="float">
            <text:p>31512</text:p>
          </table:table-cell>
          <table:table-cell office:value-type="float" office:value="190306" calcext:value-type="float">
            <text:p>19030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46616" calcext:value-type="float">
            <text:p>46616</text:p>
          </table:table-cell>
          <table:table-cell office:value-type="float" office:value="285322" calcext:value-type="float">
            <text:p>2853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4644" calcext:value-type="float">
            <text:p>84644</text:p>
          </table:table-cell>
          <table:table-cell office:value-type="float" office:value="512698" calcext:value-type="float">
            <text:p>51269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55945" calcext:value-type="float">
            <text:p>55945</text:p>
          </table:table-cell>
          <table:table-cell office:value-type="float" office:value="341974" calcext:value-type="float">
            <text:p>34197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21403" calcext:value-type="float">
            <text:p>21403</text:p>
          </table:table-cell>
          <table:table-cell office:value-type="float" office:value="129906" calcext:value-type="float">
            <text:p>12990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4193" calcext:value-type="float">
            <text:p>34193</text:p>
          </table:table-cell>
          <table:table-cell office:value-type="float" office:value="206308" calcext:value-type="float">
            <text:p>206308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50298" calcext:value-type="float">
            <text:p>50298</text:p>
          </table:table-cell>
          <table:table-cell office:value-type="float" office:value="308109" calcext:value-type="float">
            <text:p>308109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91365" calcext:value-type="float">
            <text:p>91365</text:p>
          </table:table-cell>
          <table:table-cell office:value-type="float" office:value="554687" calcext:value-type="float">
            <text:p>554687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60692" calcext:value-type="float">
            <text:p>60692</text:p>
          </table:table-cell>
          <table:table-cell office:value-type="float" office:value="369975" calcext:value-type="float">
            <text:p>36997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23149" calcext:value-type="float">
            <text:p>23149</text:p>
          </table:table-cell>
          <table:table-cell office:value-type="float" office:value="140531" calcext:value-type="float">
            <text:p>14053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7007" calcext:value-type="float">
            <text:p>37007</text:p>
          </table:table-cell>
          <table:table-cell office:value-type="float" office:value="223484" calcext:value-type="float">
            <text:p>223484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4607" calcext:value-type="float">
            <text:p>54607</text:p>
          </table:table-cell>
          <table:table-cell office:value-type="float" office:value="334149" calcext:value-type="float">
            <text:p>334149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99183" calcext:value-type="float">
            <text:p>99183</text:p>
          </table:table-cell>
          <table:table-cell office:value-type="float" office:value="601428" calcext:value-type="float">
            <text:p>601428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65621" calcext:value-type="float">
            <text:p>65621</text:p>
          </table:table-cell>
          <table:table-cell office:value-type="float" office:value="400410" calcext:value-type="float">
            <text:p>40041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25175" calcext:value-type="float">
            <text:p>25175</text:p>
          </table:table-cell>
          <table:table-cell office:value-type="float" office:value="152145" calcext:value-type="float">
            <text:p>15214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0126" calcext:value-type="float">
            <text:p>40126</text:p>
          </table:table-cell>
          <table:table-cell office:value-type="float" office:value="242279" calcext:value-type="float">
            <text:p>24227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58976" calcext:value-type="float">
            <text:p>58976</text:p>
          </table:table-cell>
          <table:table-cell office:value-type="float" office:value="361288" calcext:value-type="float">
            <text:p>361288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07284" calcext:value-type="float">
            <text:p>107284</text:p>
          </table:table-cell>
          <table:table-cell office:value-type="float" office:value="650424" calcext:value-type="float">
            <text:p>650424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71078" calcext:value-type="float">
            <text:p>71078</text:p>
          </table:table-cell>
          <table:table-cell office:value-type="float" office:value="433622" calcext:value-type="float">
            <text:p>43362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27315" calcext:value-type="float">
            <text:p>27315</text:p>
          </table:table-cell>
          <table:table-cell office:value-type="float" office:value="164909" calcext:value-type="float">
            <text:p>16490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3575" calcext:value-type="float">
            <text:p>43575</text:p>
          </table:table-cell>
          <table:table-cell office:value-type="float" office:value="262507" calcext:value-type="float">
            <text:p>262507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64151" calcext:value-type="float">
            <text:p>64151</text:p>
          </table:table-cell>
          <table:table-cell office:value-type="float" office:value="391717" calcext:value-type="float">
            <text:p>391717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16439" calcext:value-type="float">
            <text:p>116439</text:p>
          </table:table-cell>
          <table:table-cell office:value-type="float" office:value="705381" calcext:value-type="float">
            <text:p>70538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76955" calcext:value-type="float">
            <text:p>76955</text:p>
          </table:table-cell>
          <table:table-cell office:value-type="float" office:value="469508" calcext:value-type="float">
            <text:p>469508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29580" calcext:value-type="float">
            <text:p>29580</text:p>
          </table:table-cell>
          <table:table-cell office:value-type="float" office:value="178639" calcext:value-type="float">
            <text:p>17863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7357" calcext:value-type="float">
            <text:p>47357</text:p>
          </table:table-cell>
          <table:table-cell office:value-type="float" office:value="284637" calcext:value-type="float">
            <text:p>28463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9399" calcext:value-type="float">
            <text:p>69399</text:p>
          </table:table-cell>
          <table:table-cell office:value-type="float" office:value="423895" calcext:value-type="float">
            <text:p>42389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6137" calcext:value-type="float">
            <text:p>126137</text:p>
          </table:table-cell>
          <table:table-cell office:value-type="float" office:value="763367" calcext:value-type="float">
            <text:p>76336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83365" calcext:value-type="float">
            <text:p>83365</text:p>
          </table:table-cell>
          <table:table-cell office:value-type="float" office:value="508589" calcext:value-type="float">
            <text:p>50858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32127" calcext:value-type="float">
            <text:p>32127</text:p>
          </table:table-cell>
          <table:table-cell office:value-type="float" office:value="193337" calcext:value-type="float">
            <text:p>19333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1219" calcext:value-type="float">
            <text:p>51219</text:p>
          </table:table-cell>
          <table:table-cell office:value-type="float" office:value="308585" calcext:value-type="float">
            <text:p>308585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75268" calcext:value-type="float">
            <text:p>75268</text:p>
          </table:table-cell>
          <table:table-cell office:value-type="float" office:value="459514" calcext:value-type="float">
            <text:p>459514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36435" calcext:value-type="float">
            <text:p>136435</text:p>
          </table:table-cell>
          <table:table-cell office:value-type="float" office:value="827583" calcext:value-type="float">
            <text:p>82758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90326" calcext:value-type="float">
            <text:p>90326</text:p>
          </table:table-cell>
          <table:table-cell office:value-type="float" office:value="550552" calcext:value-type="float">
            <text:p>550552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34853" calcext:value-type="float">
            <text:p>34853</text:p>
          </table:table-cell>
          <table:table-cell office:value-type="float" office:value="209681" calcext:value-type="float">
            <text:p>20968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5499" calcext:value-type="float">
            <text:p>55499</text:p>
          </table:table-cell>
          <table:table-cell office:value-type="float" office:value="334611" calcext:value-type="float">
            <text:p>334611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81347" calcext:value-type="float">
            <text:p>81347</text:p>
          </table:table-cell>
          <table:table-cell office:value-type="float" office:value="496833" calcext:value-type="float">
            <text:p>49683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47654" calcext:value-type="float">
            <text:p>147654</text:p>
          </table:table-cell>
          <table:table-cell office:value-type="float" office:value="895151" calcext:value-type="float">
            <text:p>895151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97864" calcext:value-type="float">
            <text:p>97864</text:p>
          </table:table-cell>
          <table:table-cell office:value-type="float" office:value="596169" calcext:value-type="float">
            <text:p>596169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37709" calcext:value-type="float">
            <text:p>37709</text:p>
          </table:table-cell>
          <table:table-cell office:value-type="float" office:value="227259" calcext:value-type="float">
            <text:p>22725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0034" calcext:value-type="float">
            <text:p>60034</text:p>
          </table:table-cell>
          <table:table-cell office:value-type="float" office:value="362567" calcext:value-type="float">
            <text:p>362567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88150" calcext:value-type="float">
            <text:p>88150</text:p>
          </table:table-cell>
          <table:table-cell office:value-type="float" office:value="538360" calcext:value-type="float">
            <text:p>538360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60248" calcext:value-type="float">
            <text:p>160248</text:p>
          </table:table-cell>
          <table:table-cell office:value-type="float" office:value="970416" calcext:value-type="float">
            <text:p>970416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05998" calcext:value-type="float">
            <text:p>105998</text:p>
          </table:table-cell>
          <table:table-cell office:value-type="float" office:value="645688" calcext:value-type="float">
            <text:p>645688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40770" calcext:value-type="float">
            <text:p>40770</text:p>
          </table:table-cell>
          <table:table-cell office:value-type="float" office:value="246563" calcext:value-type="float">
            <text:p>24656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4981" calcext:value-type="float">
            <text:p>64981</text:p>
          </table:table-cell>
          <table:table-cell office:value-type="float" office:value="393021" calcext:value-type="float">
            <text:p>39302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95299" calcext:value-type="float">
            <text:p>95299</text:p>
          </table:table-cell>
          <table:table-cell office:value-type="float" office:value="582472" calcext:value-type="float">
            <text:p>582472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73634" calcext:value-type="float">
            <text:p>173634</text:p>
          </table:table-cell>
          <table:table-cell office:value-type="float" office:value="1050280" calcext:value-type="float">
            <text:p>1050280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15065" calcext:value-type="float">
            <text:p>115065</text:p>
          </table:table-cell>
          <table:table-cell office:value-type="float" office:value="699397" calcext:value-type="float">
            <text:p>699397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44149" calcext:value-type="float">
            <text:p>44149</text:p>
          </table:table-cell>
          <table:table-cell office:value-type="float" office:value="266781" calcext:value-type="float">
            <text:p>26678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0453" calcext:value-type="float">
            <text:p>70453</text:p>
          </table:table-cell>
          <table:table-cell office:value-type="float" office:value="425850" calcext:value-type="float">
            <text:p>42585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3333" calcext:value-type="float">
            <text:p>103333</text:p>
          </table:table-cell>
          <table:table-cell office:value-type="float" office:value="630621" calcext:value-type="float">
            <text:p>63062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88374" calcext:value-type="float">
            <text:p>188374</text:p>
          </table:table-cell>
          <table:table-cell office:value-type="float" office:value="1138642" calcext:value-type="float">
            <text:p>113864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24803" calcext:value-type="float">
            <text:p>124803</text:p>
          </table:table-cell>
          <table:table-cell office:value-type="float" office:value="757541" calcext:value-type="float">
            <text:p>75754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48016" calcext:value-type="float">
            <text:p>48016</text:p>
          </table:table-cell>
          <table:table-cell office:value-type="float" office:value="289465" calcext:value-type="float">
            <text:p>28946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6209" calcext:value-type="float">
            <text:p>76209</text:p>
          </table:table-cell>
          <table:table-cell office:value-type="float" office:value="461565" calcext:value-type="float">
            <text:p>46156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11869" calcext:value-type="float">
            <text:p>111869</text:p>
          </table:table-cell>
          <table:table-cell office:value-type="float" office:value="682726" calcext:value-type="float">
            <text:p>682726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203832" calcext:value-type="float">
            <text:p>203832</text:p>
          </table:table-cell>
          <table:table-cell office:value-type="float" office:value="1233094" calcext:value-type="float">
            <text:p>1233094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35427" calcext:value-type="float">
            <text:p>135427</text:p>
          </table:table-cell>
          <table:table-cell office:value-type="float" office:value="821009" calcext:value-type="float">
            <text:p>821009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52007" calcext:value-type="float">
            <text:p>52007</text:p>
          </table:table-cell>
          <table:table-cell office:value-type="float" office:value="313325" calcext:value-type="float">
            <text:p>31332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2582" calcext:value-type="float">
            <text:p>82582</text:p>
          </table:table-cell>
          <table:table-cell office:value-type="float" office:value="500415" calcext:value-type="float">
            <text:p>500415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21283" calcext:value-type="float">
            <text:p>121283</text:p>
          </table:table-cell>
          <table:table-cell office:value-type="float" office:value="739548" calcext:value-type="float">
            <text:p>739548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220791" calcext:value-type="float">
            <text:p>220791</text:p>
          </table:table-cell>
          <table:table-cell office:value-type="float" office:value="1336237" calcext:value-type="float">
            <text:p>1336237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46562" calcext:value-type="float">
            <text:p>146562</text:p>
          </table:table-cell>
          <table:table-cell office:value-type="float" office:value="889424" calcext:value-type="float">
            <text:p>889424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56425" calcext:value-type="float">
            <text:p>56425</text:p>
          </table:table-cell>
          <table:table-cell office:value-type="float" office:value="339978" calcext:value-type="float">
            <text:p>33997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9541" calcext:value-type="float">
            <text:p>89541</text:p>
          </table:table-cell>
          <table:table-cell office:value-type="float" office:value="542176" calcext:value-type="float">
            <text:p>542176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31211" calcext:value-type="float">
            <text:p>131211</text:p>
          </table:table-cell>
          <table:table-cell office:value-type="float" office:value="800828" calcext:value-type="float">
            <text:p>800828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239267" calcext:value-type="float">
            <text:p>239267</text:p>
          </table:table-cell>
          <table:table-cell office:value-type="float" office:value="1446881" calcext:value-type="float">
            <text:p>1446881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58805" calcext:value-type="float">
            <text:p>158805</text:p>
          </table:table-cell>
          <table:table-cell office:value-type="float" office:value="963772" calcext:value-type="float">
            <text:p>963772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61150" calcext:value-type="float">
            <text:p>61150</text:p>
          </table:table-cell>
          <table:table-cell office:value-type="float" office:value="368142" calcext:value-type="float">
            <text:p>36814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7174" calcext:value-type="float">
            <text:p>97174</text:p>
          </table:table-cell>
          <table:table-cell office:value-type="float" office:value="587565" calcext:value-type="float">
            <text:p>58756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42209" calcext:value-type="float">
            <text:p>142209</text:p>
          </table:table-cell>
          <table:table-cell office:value-type="float" office:value="867136" calcext:value-type="float">
            <text:p>867136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59094" calcext:value-type="float">
            <text:p>259094</text:p>
          </table:table-cell>
          <table:table-cell office:value-type="float" office:value="1567872" calcext:value-type="float">
            <text:p>1567872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71980" calcext:value-type="float">
            <text:p>171980</text:p>
          </table:table-cell>
          <table:table-cell office:value-type="float" office:value="1043043" calcext:value-type="float">
            <text:p>1043043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66378" calcext:value-type="float">
            <text:p>66378</text:p>
          </table:table-cell>
          <table:table-cell office:value-type="float" office:value="399425" calcext:value-type="float">
            <text:p>3994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5168" calcext:value-type="float">
            <text:p>105168</text:p>
          </table:table-cell>
          <table:table-cell office:value-type="float" office:value="636368" calcext:value-type="float">
            <text:p>63636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53962" calcext:value-type="float">
            <text:p>153962</text:p>
          </table:table-cell>
          <table:table-cell office:value-type="float" office:value="938555" calcext:value-type="float">
            <text:p>93855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80476" calcext:value-type="float">
            <text:p>280476</text:p>
          </table:table-cell>
          <table:table-cell office:value-type="float" office:value="1698529" calcext:value-type="float">
            <text:p>169852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86402" calcext:value-type="float">
            <text:p>186402</text:p>
          </table:table-cell>
          <table:table-cell office:value-type="float" office:value="1129852" calcext:value-type="float">
            <text:p>11298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72052" calcext:value-type="float">
            <text:p>72052</text:p>
          </table:table-cell>
          <table:table-cell office:value-type="float" office:value="432437" calcext:value-type="float">
            <text:p>43243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3731" calcext:value-type="float">
            <text:p>113731</text:p>
          </table:table-cell>
          <table:table-cell office:value-type="float" office:value="689929" calcext:value-type="float">
            <text:p>68992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66878" calcext:value-type="float">
            <text:p>166878</text:p>
          </table:table-cell>
          <table:table-cell office:value-type="float" office:value="1016276" calcext:value-type="float">
            <text:p>1016276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303847" calcext:value-type="float">
            <text:p>303847</text:p>
          </table:table-cell>
          <table:table-cell office:value-type="float" office:value="1840438" calcext:value-type="float">
            <text:p>1840438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201955" calcext:value-type="float">
            <text:p>201955</text:p>
          </table:table-cell>
          <table:table-cell office:value-type="float" office:value="1223828" calcext:value-type="float">
            <text:p>1223828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78170" calcext:value-type="float">
            <text:p>78170</text:p>
          </table:table-cell>
          <table:table-cell office:value-type="float" office:value="468719" calcext:value-type="float">
            <text:p>46871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3172" calcext:value-type="float">
            <text:p>123172</text:p>
          </table:table-cell>
          <table:table-cell office:value-type="float" office:value="747556" calcext:value-type="float">
            <text:p>747556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80684" calcext:value-type="float">
            <text:p>180684</text:p>
          </table:table-cell>
          <table:table-cell office:value-type="float" office:value="1099880" calcext:value-type="float">
            <text:p>109988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329257" calcext:value-type="float">
            <text:p>329257</text:p>
          </table:table-cell>
          <table:table-cell office:value-type="float" office:value="1994433" calcext:value-type="float">
            <text:p>1994433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218953" calcext:value-type="float">
            <text:p>218953</text:p>
          </table:table-cell>
          <table:table-cell office:value-type="float" office:value="1326573" calcext:value-type="float">
            <text:p>1326573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84602" calcext:value-type="float">
            <text:p>84602</text:p>
          </table:table-cell>
          <table:table-cell office:value-type="float" office:value="507425" calcext:value-type="float">
            <text:p>5074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3340" calcext:value-type="float">
            <text:p>133340</text:p>
          </table:table-cell>
          <table:table-cell office:value-type="float" office:value="809848" calcext:value-type="float">
            <text:p>80984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95836" calcext:value-type="float">
            <text:p>195836</text:p>
          </table:table-cell>
          <table:table-cell office:value-type="float" office:value="1191271" calcext:value-type="float">
            <text:p>119127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56756" calcext:value-type="float">
            <text:p>356756</text:p>
          </table:table-cell>
          <table:table-cell office:value-type="float" office:value="2160662" calcext:value-type="float">
            <text:p>216066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37078" calcext:value-type="float">
            <text:p>237078</text:p>
          </table:table-cell>
          <table:table-cell office:value-type="float" office:value="1436665" calcext:value-type="float">
            <text:p>143666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91506" calcext:value-type="float">
            <text:p>91506</text:p>
          </table:table-cell>
          <table:table-cell office:value-type="float" office:value="550215" calcext:value-type="float">
            <text:p>55021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161" calcext:value-type="float">
            <text:p>144161</text:p>
          </table:table-cell>
          <table:table-cell office:value-type="float" office:value="877281" calcext:value-type="float">
            <text:p>87728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212276" calcext:value-type="float">
            <text:p>212276</text:p>
          </table:table-cell>
          <table:table-cell office:value-type="float" office:value="1289542" calcext:value-type="float">
            <text:p>1289542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386616" calcext:value-type="float">
            <text:p>386616</text:p>
          </table:table-cell>
          <table:table-cell office:value-type="float" office:value="2340793" calcext:value-type="float">
            <text:p>2340793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256922" calcext:value-type="float">
            <text:p>256922</text:p>
          </table:table-cell>
          <table:table-cell office:value-type="float" office:value="1556639" calcext:value-type="float">
            <text:p>1556639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99129" calcext:value-type="float">
            <text:p>99129</text:p>
          </table:table-cell>
          <table:table-cell office:value-type="float" office:value="595783" calcext:value-type="float">
            <text:p>59578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5864" calcext:value-type="float">
            <text:p>155864</text:p>
          </table:table-cell>
          <table:table-cell office:value-type="float" office:value="949681" calcext:value-type="float">
            <text:p>94968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30240" calcext:value-type="float">
            <text:p>230240</text:p>
          </table:table-cell>
          <table:table-cell office:value-type="float" office:value="1396834" calcext:value-type="float">
            <text:p>139683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419016" calcext:value-type="float">
            <text:p>419016</text:p>
          </table:table-cell>
          <table:table-cell office:value-type="float" office:value="2536907" calcext:value-type="float">
            <text:p>253690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78269" calcext:value-type="float">
            <text:p>278269</text:p>
          </table:table-cell>
          <table:table-cell office:value-type="float" office:value="1685547" calcext:value-type="float">
            <text:p>168554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7509" calcext:value-type="float">
            <text:p>107509</text:p>
          </table:table-cell>
          <table:table-cell office:value-type="float" office:value="645895" calcext:value-type="float">
            <text:p>64589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69028" calcext:value-type="float">
            <text:p>169028</text:p>
          </table:table-cell>
          <table:table-cell office:value-type="float" office:value="1028277" calcext:value-type="float">
            <text:p>102827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249295" calcext:value-type="float">
            <text:p>249295</text:p>
          </table:table-cell>
          <table:table-cell office:value-type="float" office:value="1512490" calcext:value-type="float">
            <text:p>1512490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454013" calcext:value-type="float">
            <text:p>454013</text:p>
          </table:table-cell>
          <table:table-cell office:value-type="float" office:value="2747500" calcext:value-type="float">
            <text:p>2747500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301528" calcext:value-type="float">
            <text:p>301528</text:p>
          </table:table-cell>
          <table:table-cell office:value-type="float" office:value="1826076" calcext:value-type="float">
            <text:p>1826076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16309" calcext:value-type="float">
            <text:p>116309</text:p>
          </table:table-cell>
          <table:table-cell office:value-type="float" office:value="699665" calcext:value-type="float">
            <text:p>69966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82882" calcext:value-type="float">
            <text:p>182882</text:p>
          </table:table-cell>
          <table:table-cell office:value-type="float" office:value="1113801" calcext:value-type="float">
            <text:p>111380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270351" calcext:value-type="float">
            <text:p>270351</text:p>
          </table:table-cell>
          <table:table-cell office:value-type="float" office:value="1639094" calcext:value-type="float">
            <text:p>163909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492003" calcext:value-type="float">
            <text:p>492003</text:p>
          </table:table-cell>
          <table:table-cell office:value-type="float" office:value="2977193" calcext:value-type="float">
            <text:p>2977193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326538" calcext:value-type="float">
            <text:p>326538</text:p>
          </table:table-cell>
          <table:table-cell office:value-type="float" office:value="1978265" calcext:value-type="float">
            <text:p>1978265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26046" calcext:value-type="float">
            <text:p>126046</text:p>
          </table:table-cell>
          <table:table-cell office:value-type="float" office:value="759140" calcext:value-type="float">
            <text:p>75914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98151" calcext:value-type="float">
            <text:p>198151</text:p>
          </table:table-cell>
          <table:table-cell office:value-type="float" office:value="1206237" calcext:value-type="float">
            <text:p>1206237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292775" calcext:value-type="float">
            <text:p>292775</text:p>
          </table:table-cell>
          <table:table-cell office:value-type="float" office:value="1774833" calcext:value-type="float">
            <text:p>1774833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532830" calcext:value-type="float">
            <text:p>532830</text:p>
          </table:table-cell>
          <table:table-cell office:value-type="float" office:value="3224194" calcext:value-type="float">
            <text:p>3224194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353873" calcext:value-type="float">
            <text:p>353873</text:p>
          </table:table-cell>
          <table:table-cell office:value-type="float" office:value="2143395" calcext:value-type="float">
            <text:p>2143395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36119" calcext:value-type="float">
            <text:p>136119</text:p>
          </table:table-cell>
          <table:table-cell office:value-type="float" office:value="822423" calcext:value-type="float">
            <text:p>82242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14805" calcext:value-type="float">
            <text:p>214805</text:p>
          </table:table-cell>
          <table:table-cell office:value-type="float" office:value="1306084" calcext:value-type="float">
            <text:p>1306084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317315" calcext:value-type="float">
            <text:p>317315</text:p>
          </table:table-cell>
          <table:table-cell office:value-type="float" office:value="1923754" calcext:value-type="float">
            <text:p>1923754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577355" calcext:value-type="float">
            <text:p>577355</text:p>
          </table:table-cell>
          <table:table-cell office:value-type="float" office:value="3493115" calcext:value-type="float">
            <text:p>3493115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383416" calcext:value-type="float">
            <text:p>383416</text:p>
          </table:table-cell>
          <table:table-cell office:value-type="float" office:value="2322299" calcext:value-type="float">
            <text:p>232229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47597" calcext:value-type="float">
            <text:p>147597</text:p>
          </table:table-cell>
          <table:table-cell office:value-type="float" office:value="892209" calcext:value-type="float">
            <text:p>89220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32922" calcext:value-type="float">
            <text:p>232922</text:p>
          </table:table-cell>
          <table:table-cell office:value-type="float" office:value="1414551" calcext:value-type="float">
            <text:p>141455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43804" calcext:value-type="float">
            <text:p>343804</text:p>
          </table:table-cell>
          <table:table-cell office:value-type="float" office:value="2082990" calcext:value-type="float">
            <text:p>2082990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624884" calcext:value-type="float">
            <text:p>624884</text:p>
          </table:table-cell>
          <table:table-cell office:value-type="float" office:value="3783640" calcext:value-type="float">
            <text:p>3783640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415404" calcext:value-type="float">
            <text:p>415404</text:p>
          </table:table-cell>
          <table:table-cell office:value-type="float" office:value="2516034" calcext:value-type="float">
            <text:p>251603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59678" calcext:value-type="float">
            <text:p>159678</text:p>
          </table:table-cell>
          <table:table-cell office:value-type="float" office:value="966566" calcext:value-type="float">
            <text:p>96656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52365" calcext:value-type="float">
            <text:p>252365</text:p>
          </table:table-cell>
          <table:table-cell office:value-type="float" office:value="1531636" calcext:value-type="float">
            <text:p>1531636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371897" calcext:value-type="float">
            <text:p>371897</text:p>
          </table:table-cell>
          <table:table-cell office:value-type="float" office:value="2257830" calcext:value-type="float">
            <text:p>2257830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676500" calcext:value-type="float">
            <text:p>676500</text:p>
          </table:table-cell>
          <table:table-cell office:value-type="float" office:value="4099021" calcext:value-type="float">
            <text:p>4099021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450181" calcext:value-type="float">
            <text:p>450181</text:p>
          </table:table-cell>
          <table:table-cell office:value-type="float" office:value="2726037" calcext:value-type="float">
            <text:p>272603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73052" calcext:value-type="float">
            <text:p>173052</text:p>
          </table:table-cell>
          <table:table-cell office:value-type="float" office:value="1047460" calcext:value-type="float">
            <text:p>104746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73441" calcext:value-type="float">
            <text:p>273441</text:p>
          </table:table-cell>
          <table:table-cell office:value-type="float" office:value="1658693" calcext:value-type="float">
            <text:p>1658693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402657" calcext:value-type="float">
            <text:p>402657</text:p>
          </table:table-cell>
          <table:table-cell office:value-type="float" office:value="2445234" calcext:value-type="float">
            <text:p>2445234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732823" calcext:value-type="float">
            <text:p>732823</text:p>
          </table:table-cell>
          <table:table-cell office:value-type="float" office:value="4438845" calcext:value-type="float">
            <text:p>443884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487403" calcext:value-type="float">
            <text:p>487403</text:p>
          </table:table-cell>
          <table:table-cell office:value-type="float" office:value="2953383" calcext:value-type="float">
            <text:p>2953383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87547" calcext:value-type="float">
            <text:p>187547</text:p>
          </table:table-cell>
          <table:table-cell office:value-type="float" office:value="1134658" calcext:value-type="float">
            <text:p>113465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96144" calcext:value-type="float">
            <text:p>296144</text:p>
          </table:table-cell>
          <table:table-cell office:value-type="float" office:value="1796306" calcext:value-type="float">
            <text:p>1796306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436207" calcext:value-type="float">
            <text:p>436207</text:p>
          </table:table-cell>
          <table:table-cell office:value-type="float" office:value="2649687" calcext:value-type="float">
            <text:p>2649687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794313" calcext:value-type="float">
            <text:p>794313</text:p>
          </table:table-cell>
          <table:table-cell office:value-type="float" office:value="4809576" calcext:value-type="float">
            <text:p>4809576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28133" calcext:value-type="float">
            <text:p>528133</text:p>
          </table:table-cell>
          <table:table-cell office:value-type="float" office:value="3198964" calcext:value-type="float">
            <text:p>3198964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203125" calcext:value-type="float">
            <text:p>203125</text:p>
          </table:table-cell>
          <table:table-cell office:value-type="float" office:value="1229589" calcext:value-type="float">
            <text:p>122958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21053" calcext:value-type="float">
            <text:p>321053</text:p>
          </table:table-cell>
          <table:table-cell office:value-type="float" office:value="1945933" calcext:value-type="float">
            <text:p>1945933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472426" calcext:value-type="float">
            <text:p>472426</text:p>
          </table:table-cell>
          <table:table-cell office:value-type="float" office:value="2869837" calcext:value-type="float">
            <text:p>2869837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859763" calcext:value-type="float">
            <text:p>859763</text:p>
          </table:table-cell>
          <table:table-cell office:value-type="float" office:value="5208361" calcext:value-type="float">
            <text:p>5208361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572116" calcext:value-type="float">
            <text:p>572116</text:p>
          </table:table-cell>
          <table:table-cell office:value-type="float" office:value="3465720" calcext:value-type="float">
            <text:p>346572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219972" calcext:value-type="float">
            <text:p>219972</text:p>
          </table:table-cell>
          <table:table-cell office:value-type="float" office:value="1331657" calcext:value-type="float">
            <text:p>133165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47024" calcext:value-type="float">
            <text:p>347024</text:p>
          </table:table-cell>
          <table:table-cell office:value-type="float" office:value="2107593" calcext:value-type="float">
            <text:p>210759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511637" calcext:value-type="float">
            <text:p>511637</text:p>
          </table:table-cell>
          <table:table-cell office:value-type="float" office:value="3108569" calcext:value-type="float">
            <text:p>310856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931649" calcext:value-type="float">
            <text:p>931649</text:p>
          </table:table-cell>
          <table:table-cell office:value-type="float" office:value="5644485" calcext:value-type="float">
            <text:p>564448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619731" calcext:value-type="float">
            <text:p>619731</text:p>
          </table:table-cell>
          <table:table-cell office:value-type="float" office:value="3754323" calcext:value-type="float">
            <text:p>375432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39095" calcext:value-type="float">
            <text:p>239095</text:p>
          </table:table-cell>
          <table:table-cell office:value-type="float" office:value="1442538" calcext:value-type="float">
            <text:p>144253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75728" calcext:value-type="float">
            <text:p>375728</text:p>
          </table:table-cell>
          <table:table-cell office:value-type="float" office:value="2283344" calcext:value-type="float">
            <text:p>228334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554253" calcext:value-type="float">
            <text:p>554253</text:p>
          </table:table-cell>
          <table:table-cell office:value-type="float" office:value="3366580" calcext:value-type="float">
            <text:p>336658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009129" calcext:value-type="float">
            <text:p>1009129</text:p>
          </table:table-cell>
          <table:table-cell office:value-type="float" office:value="6111233" calcext:value-type="float">
            <text:p>6111233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672138" calcext:value-type="float">
            <text:p>672138</text:p>
          </table:table-cell>
          <table:table-cell office:value-type="float" office:value="4068472" calcext:value-type="float">
            <text:p>4068472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258701" calcext:value-type="float">
            <text:p>258701</text:p>
          </table:table-cell>
          <table:table-cell office:value-type="float" office:value="1562884" calcext:value-type="float">
            <text:p>156288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06686" calcext:value-type="float">
            <text:p>406686</text:p>
          </table:table-cell>
          <table:table-cell office:value-type="float" office:value="2472137" calcext:value-type="float">
            <text:p>247213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00305" calcext:value-type="float">
            <text:p>600305</text:p>
          </table:table-cell>
          <table:table-cell office:value-type="float" office:value="3646887" calcext:value-type="float">
            <text:p>364688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093453" calcext:value-type="float">
            <text:p>1093453</text:p>
          </table:table-cell>
          <table:table-cell office:value-type="float" office:value="6623311" calcext:value-type="float">
            <text:p>6623311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727142" calcext:value-type="float">
            <text:p>727142</text:p>
          </table:table-cell>
          <table:table-cell office:value-type="float" office:value="4407521" calcext:value-type="float">
            <text:p>4407521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280572" calcext:value-type="float">
            <text:p>280572</text:p>
          </table:table-cell>
          <table:table-cell office:value-type="float" office:value="1693099" calcext:value-type="float">
            <text:p>169309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41021" calcext:value-type="float">
            <text:p>441021</text:p>
          </table:table-cell>
          <table:table-cell office:value-type="float" office:value="2677397" calcext:value-type="float">
            <text:p>2677397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649496" calcext:value-type="float">
            <text:p>649496</text:p>
          </table:table-cell>
          <table:table-cell office:value-type="float" office:value="3949149" calcext:value-type="float">
            <text:p>3949149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183798" calcext:value-type="float">
            <text:p>1183798</text:p>
          </table:table-cell>
          <table:table-cell office:value-type="float" office:value="7171859" calcext:value-type="float">
            <text:p>7171859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789209" calcext:value-type="float">
            <text:p>789209</text:p>
          </table:table-cell>
          <table:table-cell office:value-type="float" office:value="4774738" calcext:value-type="float">
            <text:p>477473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303728" calcext:value-type="float">
            <text:p>303728</text:p>
          </table:table-cell>
          <table:table-cell office:value-type="float" office:value="1833572" calcext:value-type="float">
            <text:p>183357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77576" calcext:value-type="float">
            <text:p>477576</text:p>
          </table:table-cell>
          <table:table-cell office:value-type="float" office:value="2899895" calcext:value-type="float">
            <text:p>2899895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703777" calcext:value-type="float">
            <text:p>703777</text:p>
          </table:table-cell>
          <table:table-cell office:value-type="float" office:value="4278014" calcext:value-type="float">
            <text:p>4278014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283338" calcext:value-type="float">
            <text:p>1283338</text:p>
          </table:table-cell>
          <table:table-cell office:value-type="float" office:value="7770409" calcext:value-type="float">
            <text:p>7770409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854859" calcext:value-type="float">
            <text:p>854859</text:p>
          </table:table-cell>
          <table:table-cell office:value-type="float" office:value="5172814" calcext:value-type="float">
            <text:p>5172814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329109" calcext:value-type="float">
            <text:p>329109</text:p>
          </table:table-cell>
          <table:table-cell office:value-type="float" office:value="1986389" calcext:value-type="float">
            <text:p>198638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17447" calcext:value-type="float">
            <text:p>517447</text:p>
          </table:table-cell>
          <table:table-cell office:value-type="float" office:value="3141232" calcext:value-type="float">
            <text:p>3141232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761698" calcext:value-type="float">
            <text:p>761698</text:p>
          </table:table-cell>
          <table:table-cell office:value-type="float" office:value="4632805" calcext:value-type="float">
            <text:p>4632805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389304" calcext:value-type="float">
            <text:p>1389304</text:p>
          </table:table-cell>
          <table:table-cell office:value-type="float" office:value="8415962" calcext:value-type="float">
            <text:p>8415962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926608" calcext:value-type="float">
            <text:p>926608</text:p>
          </table:table-cell>
          <table:table-cell office:value-type="float" office:value="5603439" calcext:value-type="float">
            <text:p>5603439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356559" calcext:value-type="float">
            <text:p>356559</text:p>
          </table:table-cell>
          <table:table-cell office:value-type="float" office:value="2151022" calcext:value-type="float">
            <text:p>215102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60462" calcext:value-type="float">
            <text:p>560462</text:p>
          </table:table-cell>
          <table:table-cell office:value-type="float" office:value="3402810" calcext:value-type="float">
            <text:p>340281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826030" calcext:value-type="float">
            <text:p>826030</text:p>
          </table:table-cell>
          <table:table-cell office:value-type="float" office:value="5017982" calcext:value-type="float">
            <text:p>501798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505079" calcext:value-type="float">
            <text:p>1505079</text:p>
          </table:table-cell>
          <table:table-cell office:value-type="float" office:value="9118731" calcext:value-type="float">
            <text:p>9118731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003731" calcext:value-type="float">
            <text:p>1003731</text:p>
          </table:table-cell>
          <table:table-cell office:value-type="float" office:value="6070703" calcext:value-type="float">
            <text:p>6070703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386343" calcext:value-type="float">
            <text:p>386343</text:p>
          </table:table-cell>
          <table:table-cell office:value-type="float" office:value="2331175" calcext:value-type="float">
            <text:p>233117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07065" calcext:value-type="float">
            <text:p>607065</text:p>
          </table:table-cell>
          <table:table-cell office:value-type="float" office:value="3685697" calcext:value-type="float">
            <text:p>3685697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895325" calcext:value-type="float">
            <text:p>895325</text:p>
          </table:table-cell>
          <table:table-cell office:value-type="float" office:value="5434681" calcext:value-type="float">
            <text:p>5434681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628810" calcext:value-type="float">
            <text:p>1628810</text:p>
          </table:table-cell>
          <table:table-cell office:value-type="float" office:value="9875443" calcext:value-type="float">
            <text:p>9875443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086665" calcext:value-type="float">
            <text:p>1086665</text:p>
          </table:table-cell>
          <table:table-cell office:value-type="float" office:value="6576441" calcext:value-type="float">
            <text:p>6576441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418525" calcext:value-type="float">
            <text:p>418525</text:p>
          </table:table-cell>
          <table:table-cell office:value-type="float" office:value="2524718" calcext:value-type="float">
            <text:p>252471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57400" calcext:value-type="float">
            <text:p>657400</text:p>
          </table:table-cell>
          <table:table-cell office:value-type="float" office:value="3991241" calcext:value-type="float">
            <text:p>3991241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969558" calcext:value-type="float">
            <text:p>969558</text:p>
          </table:table-cell>
          <table:table-cell office:value-type="float" office:value="5887369" calcext:value-type="float">
            <text:p>5887369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765916" calcext:value-type="float">
            <text:p>1765916</text:p>
          </table:table-cell>
          <table:table-cell office:value-type="float" office:value="10697191" calcext:value-type="float">
            <text:p>10697191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177049" calcext:value-type="float">
            <text:p>1177049</text:p>
          </table:table-cell>
          <table:table-cell office:value-type="float" office:value="7124004" calcext:value-type="float">
            <text:p>712400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453406" calcext:value-type="float">
            <text:p>453406</text:p>
          </table:table-cell>
          <table:table-cell office:value-type="float" office:value="2736375" calcext:value-type="float">
            <text:p>273637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12162" calcext:value-type="float">
            <text:p>712162</text:p>
          </table:table-cell>
          <table:table-cell office:value-type="float" office:value="4322266" calcext:value-type="float">
            <text:p>432226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050145" calcext:value-type="float">
            <text:p>1050145</text:p>
          </table:table-cell>
          <table:table-cell office:value-type="float" office:value="6375983" calcext:value-type="float">
            <text:p>6375983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912487" calcext:value-type="float">
            <text:p>1912487</text:p>
          </table:table-cell>
          <table:table-cell office:value-type="float" office:value="11584278" calcext:value-type="float">
            <text:p>11584278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275316" calcext:value-type="float">
            <text:p>1275316</text:p>
          </table:table-cell>
          <table:table-cell office:value-type="float" office:value="7719883" calcext:value-type="float">
            <text:p>7719883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490469" calcext:value-type="float">
            <text:p>490469</text:p>
          </table:table-cell>
          <table:table-cell office:value-type="float" office:value="2963828" calcext:value-type="float">
            <text:p>29638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71412" calcext:value-type="float">
            <text:p>771412</text:p>
          </table:table-cell>
          <table:table-cell office:value-type="float" office:value="4679867" calcext:value-type="float">
            <text:p>467986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137851" calcext:value-type="float">
            <text:p>1137851</text:p>
          </table:table-cell>
          <table:table-cell office:value-type="float" office:value="6905651" calcext:value-type="float">
            <text:p>690565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072439" calcext:value-type="float">
            <text:p>2072439</text:p>
          </table:table-cell>
          <table:table-cell office:value-type="float" office:value="12551672" calcext:value-type="float">
            <text:p>1255167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381712" calcext:value-type="float">
            <text:p>1381712</text:p>
          </table:table-cell>
          <table:table-cell office:value-type="float" office:value="8362550" calcext:value-type="float">
            <text:p>836255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31541" calcext:value-type="float">
            <text:p>531541</text:p>
          </table:table-cell>
          <table:table-cell office:value-type="float" office:value="3211968" calcext:value-type="float">
            <text:p>321196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35279" calcext:value-type="float">
            <text:p>835279</text:p>
          </table:table-cell>
          <table:table-cell office:value-type="float" office:value="5068009" calcext:value-type="float">
            <text:p>5068009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231931" calcext:value-type="float">
            <text:p>1231931</text:p>
          </table:table-cell>
          <table:table-cell office:value-type="float" office:value="7478401" calcext:value-type="float">
            <text:p>7478401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2243576" calcext:value-type="float">
            <text:p>2243576</text:p>
          </table:table-cell>
          <table:table-cell office:value-type="float" office:value="13595354" calcext:value-type="float">
            <text:p>13595354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496759" calcext:value-type="float">
            <text:p>1496759</text:p>
          </table:table-cell>
          <table:table-cell office:value-type="float" office:value="9062371" calcext:value-type="float">
            <text:p>9062371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575770" calcext:value-type="float">
            <text:p>575770</text:p>
          </table:table-cell>
          <table:table-cell office:value-type="float" office:value="3478294" calcext:value-type="float">
            <text:p>347829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05387" calcext:value-type="float">
            <text:p>905387</text:p>
          </table:table-cell>
          <table:table-cell office:value-type="float" office:value="5488853" calcext:value-type="float">
            <text:p>5488853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335694" calcext:value-type="float">
            <text:p>1335694</text:p>
          </table:table-cell>
          <table:table-cell office:value-type="float" office:value="8100135" calcext:value-type="float">
            <text:p>8100135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2430458" calcext:value-type="float">
            <text:p>2430458</text:p>
          </table:table-cell>
          <table:table-cell office:value-type="float" office:value="14730791" calcext:value-type="float">
            <text:p>14730791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621226" calcext:value-type="float">
            <text:p>1621226</text:p>
          </table:table-cell>
          <table:table-cell office:value-type="float" office:value="9817459" calcext:value-type="float">
            <text:p>981745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623487" calcext:value-type="float">
            <text:p>623487</text:p>
          </table:table-cell>
          <table:table-cell office:value-type="float" office:value="3769064" calcext:value-type="float">
            <text:p>376906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80631" calcext:value-type="float">
            <text:p>980631</text:p>
          </table:table-cell>
          <table:table-cell office:value-type="float" office:value="5943882" calcext:value-type="float">
            <text:p>5943882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445987" calcext:value-type="float">
            <text:p>1445987</text:p>
          </table:table-cell>
          <table:table-cell office:value-type="float" office:value="8773357" calcext:value-type="float">
            <text:p>8773357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2631899" calcext:value-type="float">
            <text:p>2631899</text:p>
          </table:table-cell>
          <table:table-cell office:value-type="float" office:value="15954887" calcext:value-type="float">
            <text:p>15954887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756123" calcext:value-type="float">
            <text:p>1756123</text:p>
          </table:table-cell>
          <table:table-cell office:value-type="float" office:value="10636797" calcext:value-type="float">
            <text:p>10636797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675873" calcext:value-type="float">
            <text:p>675873</text:p>
          </table:table-cell>
          <table:table-cell office:value-type="float" office:value="4082652" calcext:value-type="float">
            <text:p>408265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61673" calcext:value-type="float">
            <text:p>1061673</text:p>
          </table:table-cell>
          <table:table-cell office:value-type="float" office:value="6437486" calcext:value-type="float">
            <text:p>6437486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567036" calcext:value-type="float">
            <text:p>1567036</text:p>
          </table:table-cell>
          <table:table-cell office:value-type="float" office:value="9504269" calcext:value-type="float">
            <text:p>9504269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2852308" calcext:value-type="float">
            <text:p>2852308</text:p>
          </table:table-cell>
          <table:table-cell office:value-type="float" office:value="17284665" calcext:value-type="float">
            <text:p>17284665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902221" calcext:value-type="float">
            <text:p>1902221</text:p>
          </table:table-cell>
          <table:table-cell office:value-type="float" office:value="11523312" calcext:value-type="float">
            <text:p>1152331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732320" calcext:value-type="float">
            <text:p>732320</text:p>
          </table:table-cell>
          <table:table-cell office:value-type="float" office:value="4423115" calcext:value-type="float">
            <text:p>442311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49286" calcext:value-type="float">
            <text:p>1149286</text:p>
          </table:table-cell>
          <table:table-cell office:value-type="float" office:value="6971778" calcext:value-type="float">
            <text:p>6971778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697190" calcext:value-type="float">
            <text:p>1697190</text:p>
          </table:table-cell>
          <table:table-cell office:value-type="float" office:value="10294644" calcext:value-type="float">
            <text:p>10294644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089717" calcext:value-type="float">
            <text:p>3089717</text:p>
          </table:table-cell>
          <table:table-cell office:value-type="float" office:value="18720242" calcext:value-type="float">
            <text:p>1872024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060608" calcext:value-type="float">
            <text:p>2060608</text:p>
          </table:table-cell>
          <table:table-cell office:value-type="float" office:value="12483303" calcext:value-type="float">
            <text:p>12483303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793104" calcext:value-type="float">
            <text:p>793104</text:p>
          </table:table-cell>
          <table:table-cell office:value-type="float" office:value="4792238" calcext:value-type="float">
            <text:p>47922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44944" calcext:value-type="float">
            <text:p>1244944</text:p>
          </table:table-cell>
          <table:table-cell office:value-type="float" office:value="7551045" calcext:value-type="float">
            <text:p>7551045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838268" calcext:value-type="float">
            <text:p>1838268</text:p>
          </table:table-cell>
          <table:table-cell office:value-type="float" office:value="11150784" calcext:value-type="float">
            <text:p>11150784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3347031" calcext:value-type="float">
            <text:p>3347031</text:p>
          </table:table-cell>
          <table:table-cell office:value-type="float" office:value="20281579" calcext:value-type="float">
            <text:p>2028157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2233135" calcext:value-type="float">
            <text:p>2233135</text:p>
          </table:table-cell>
          <table:table-cell office:value-type="float" office:value="13523145" calcext:value-type="float">
            <text:p>13523145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859053" calcext:value-type="float">
            <text:p>859053</text:p>
          </table:table-cell>
          <table:table-cell office:value-type="float" office:value="5192353" calcext:value-type="float">
            <text:p>519235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48315" calcext:value-type="float">
            <text:p>1348315</text:p>
          </table:table-cell>
          <table:table-cell office:value-type="float" office:value="8178042" calcext:value-type="float">
            <text:p>8178042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990907" calcext:value-type="float">
            <text:p>1990907</text:p>
          </table:table-cell>
          <table:table-cell office:value-type="float" office:value="12078137" calcext:value-type="float">
            <text:p>12078137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3624146" calcext:value-type="float">
            <text:p>3624146</text:p>
          </table:table-cell>
          <table:table-cell office:value-type="float" office:value="21970201" calcext:value-type="float">
            <text:p>2197020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419392" calcext:value-type="float">
            <text:p>2419392</text:p>
          </table:table-cell>
          <table:table-cell office:value-type="float" office:value="14651922" calcext:value-type="float">
            <text:p>14651922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930305" calcext:value-type="float">
            <text:p>930305</text:p>
          </table:table-cell>
          <table:table-cell office:value-type="float" office:value="5625560" calcext:value-type="float">
            <text:p>562556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59915" calcext:value-type="float">
            <text:p>1459915</text:p>
          </table:table-cell>
          <table:table-cell office:value-type="float" office:value="8857625" calcext:value-type="float">
            <text:p>885762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2156849" calcext:value-type="float">
            <text:p>2156849</text:p>
          </table:table-cell>
          <table:table-cell office:value-type="float" office:value="13082173" calcext:value-type="float">
            <text:p>13082173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3925784" calcext:value-type="float">
            <text:p>3925784</text:p>
          </table:table-cell>
          <table:table-cell office:value-type="float" office:value="23801615" calcext:value-type="float">
            <text:p>23801615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2618942" calcext:value-type="float">
            <text:p>2618942</text:p>
          </table:table-cell>
          <table:table-cell office:value-type="float" office:value="15872521" calcext:value-type="float">
            <text:p>15872521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007942" calcext:value-type="float">
            <text:p>1007942</text:p>
          </table:table-cell>
          <table:table-cell office:value-type="float" office:value="6095417" calcext:value-type="float">
            <text:p>609541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81257" calcext:value-type="float">
            <text:p>1581257</text:p>
          </table:table-cell>
          <table:table-cell office:value-type="float" office:value="9593950" calcext:value-type="float">
            <text:p>9593950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2336332" calcext:value-type="float">
            <text:p>2336332</text:p>
          </table:table-cell>
          <table:table-cell office:value-type="float" office:value="14171058" calcext:value-type="float">
            <text:p>14171058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4252063" calcext:value-type="float">
            <text:p>4252063</text:p>
          </table:table-cell>
          <table:table-cell office:value-type="float" office:value="25780745" calcext:value-type="float">
            <text:p>25780745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2836216" calcext:value-type="float">
            <text:p>2836216</text:p>
          </table:table-cell>
          <table:table-cell office:value-type="float" office:value="17193621" calcext:value-type="float">
            <text:p>17193621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091342" calcext:value-type="float">
            <text:p>1091342</text:p>
          </table:table-cell>
          <table:table-cell office:value-type="float" office:value="6603563" calcext:value-type="float">
            <text:p>660356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12646" calcext:value-type="float">
            <text:p>1712646</text:p>
          </table:table-cell>
          <table:table-cell office:value-type="float" office:value="10392609" calcext:value-type="float">
            <text:p>1039260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529999" calcext:value-type="float">
            <text:p>2529999</text:p>
          </table:table-cell>
          <table:table-cell office:value-type="float" office:value="15350776" calcext:value-type="float">
            <text:p>1535077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4605990" calcext:value-type="float">
            <text:p>4605990</text:p>
          </table:table-cell>
          <table:table-cell office:value-type="float" office:value="27929334" calcext:value-type="float">
            <text:p>2792933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071237" calcext:value-type="float">
            <text:p>3071237</text:p>
          </table:table-cell>
          <table:table-cell office:value-type="float" office:value="18625539" calcext:value-type="float">
            <text:p>1862553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82018" calcext:value-type="float">
            <text:p>1182018</text:p>
          </table:table-cell>
          <table:table-cell office:value-type="float" office:value="7155189" calcext:value-type="float">
            <text:p>715518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855552" calcext:value-type="float">
            <text:p>1855552</text:p>
          </table:table-cell>
          <table:table-cell office:value-type="float" office:value="11255910" calcext:value-type="float">
            <text:p>1125591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2740760" calcext:value-type="float">
            <text:p>2740760</text:p>
          </table:table-cell>
          <table:table-cell office:value-type="float" office:value="16628582" calcext:value-type="float">
            <text:p>16628582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4989301" calcext:value-type="float">
            <text:p>4989301</text:p>
          </table:table-cell>
          <table:table-cell office:value-type="float" office:value="30250978" calcext:value-type="float">
            <text:p>30250978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3327942" calcext:value-type="float">
            <text:p>3327942</text:p>
          </table:table-cell>
          <table:table-cell office:value-type="float" office:value="20172763" calcext:value-type="float">
            <text:p>20172763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280488" calcext:value-type="float">
            <text:p>1280488</text:p>
          </table:table-cell>
          <table:table-cell office:value-type="float" office:value="7751033" calcext:value-type="float">
            <text:p>775103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10578" calcext:value-type="float">
            <text:p>2010578</text:p>
          </table:table-cell>
          <table:table-cell office:value-type="float" office:value="12191384" calcext:value-type="float">
            <text:p>12191384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969441" calcext:value-type="float">
            <text:p>2969441</text:p>
          </table:table-cell>
          <table:table-cell office:value-type="float" office:value="18009721" calcext:value-type="float">
            <text:p>18009721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5404265" calcext:value-type="float">
            <text:p>5404265</text:p>
          </table:table-cell>
          <table:table-cell office:value-type="float" office:value="32771234" calcext:value-type="float">
            <text:p>32771234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3606189" calcext:value-type="float">
            <text:p>3606189</text:p>
          </table:table-cell>
          <table:table-cell office:value-type="float" office:value="21850059" calcext:value-type="float">
            <text:p>21850059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386970" calcext:value-type="float">
            <text:p>1386970</text:p>
          </table:table-cell>
          <table:table-cell office:value-type="float" office:value="8397279" calcext:value-type="float">
            <text:p>839727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177273" calcext:value-type="float">
            <text:p>2177273</text:p>
          </table:table-cell>
          <table:table-cell office:value-type="float" office:value="13204193" calcext:value-type="float">
            <text:p>13204193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3217450" calcext:value-type="float">
            <text:p>3217450</text:p>
          </table:table-cell>
          <table:table-cell office:value-type="float" office:value="19508105" calcext:value-type="float">
            <text:p>19508105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5853482" calcext:value-type="float">
            <text:p>5853482</text:p>
          </table:table-cell>
          <table:table-cell office:value-type="float" office:value="35496159" calcext:value-type="float">
            <text:p>3549615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3905466" calcext:value-type="float">
            <text:p>3905466</text:p>
          </table:table-cell>
          <table:table-cell office:value-type="float" office:value="23667979" calcext:value-type="float">
            <text:p>2366797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502344" calcext:value-type="float">
            <text:p>1502344</text:p>
          </table:table-cell>
          <table:table-cell office:value-type="float" office:value="9098143" calcext:value-type="float">
            <text:p>909814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358534" calcext:value-type="float">
            <text:p>2358534</text:p>
          </table:table-cell>
          <table:table-cell office:value-type="float" office:value="14301536" calcext:value-type="float">
            <text:p>14301536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3484106" calcext:value-type="float">
            <text:p>3484106</text:p>
          </table:table-cell>
          <table:table-cell office:value-type="float" office:value="21132417" calcext:value-type="float">
            <text:p>21132417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6340767" calcext:value-type="float">
            <text:p>6340767</text:p>
          </table:table-cell>
          <table:table-cell office:value-type="float" office:value="38448936" calcext:value-type="float">
            <text:p>38448936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4231193" calcext:value-type="float">
            <text:p>4231193</text:p>
          </table:table-cell>
          <table:table-cell office:value-type="float" office:value="25641593" calcext:value-type="float">
            <text:p>25641593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627628" calcext:value-type="float">
            <text:p>1627628</text:p>
          </table:table-cell>
          <table:table-cell office:value-type="float" office:value="9856781" calcext:value-type="float">
            <text:p>985678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554921" calcext:value-type="float">
            <text:p>2554921</text:p>
          </table:table-cell>
          <table:table-cell office:value-type="float" office:value="15493105" calcext:value-type="float">
            <text:p>15493105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3774468" calcext:value-type="float">
            <text:p>3774468</text:p>
          </table:table-cell>
          <table:table-cell office:value-type="float" office:value="22890910" calcext:value-type="float">
            <text:p>2289091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6867097" calcext:value-type="float">
            <text:p>6867097</text:p>
          </table:table-cell>
          <table:table-cell office:value-type="float" office:value="41646377" calcext:value-type="float">
            <text:p>41646377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4582145" calcext:value-type="float">
            <text:p>4582145</text:p>
          </table:table-cell>
          <table:table-cell office:value-type="float" office:value="27774661" calcext:value-type="float">
            <text:p>2777466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763004" calcext:value-type="float">
            <text:p>1763004</text:p>
          </table:table-cell>
          <table:table-cell office:value-type="float" office:value="10676241" calcext:value-type="float">
            <text:p>1067624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767592" calcext:value-type="float">
            <text:p>2767592</text:p>
          </table:table-cell>
          <table:table-cell office:value-type="float" office:value="16781768" calcext:value-type="float">
            <text:p>16781768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4089777" calcext:value-type="float">
            <text:p>4089777</text:p>
          </table:table-cell>
          <table:table-cell office:value-type="float" office:value="24793958" calcext:value-type="float">
            <text:p>24793958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7436084" calcext:value-type="float">
            <text:p>7436084</text:p>
          </table:table-cell>
          <table:table-cell office:value-type="float" office:value="45105653" calcext:value-type="float">
            <text:p>45105653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4963941" calcext:value-type="float">
            <text:p>4963941</text:p>
          </table:table-cell>
          <table:table-cell office:value-type="float" office:value="30089286" calcext:value-type="float">
            <text:p>30089286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909536" calcext:value-type="float">
            <text:p>1909536</text:p>
          </table:table-cell>
          <table:table-cell office:value-type="float" office:value="11566344" calcext:value-type="float">
            <text:p>1156634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998329" calcext:value-type="float">
            <text:p>2998329</text:p>
          </table:table-cell>
          <table:table-cell office:value-type="float" office:value="18180740" calcext:value-type="float">
            <text:p>1818074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4430978" calcext:value-type="float">
            <text:p>4430978</text:p>
          </table:table-cell>
          <table:table-cell office:value-type="float" office:value="26857597" calcext:value-type="float">
            <text:p>26857597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8053935" calcext:value-type="float">
            <text:p>8053935</text:p>
          </table:table-cell>
          <table:table-cell office:value-type="float" office:value="48861701" calcext:value-type="float">
            <text:p>48861701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5376812" calcext:value-type="float">
            <text:p>5376812</text:p>
          </table:table-cell>
          <table:table-cell office:value-type="float" office:value="32591296" calcext:value-type="float">
            <text:p>32591296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2068746" calcext:value-type="float">
            <text:p>2068746</text:p>
          </table:table-cell>
          <table:table-cell office:value-type="float" office:value="12526749" calcext:value-type="float">
            <text:p>1252674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247017" calcext:value-type="float">
            <text:p>3247017</text:p>
          </table:table-cell>
          <table:table-cell office:value-type="float" office:value="19694255" calcext:value-type="float">
            <text:p>19694255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4797335" calcext:value-type="float">
            <text:p>4797335</text:p>
          </table:table-cell>
          <table:table-cell office:value-type="float" office:value="29092461" calcext:value-type="float">
            <text:p>29092461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722393" calcext:value-type="float">
            <text:p>8722393</text:p>
          </table:table-cell>
          <table:table-cell office:value-type="float" office:value="52925607" calcext:value-type="float">
            <text:p>52925607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5822514" calcext:value-type="float">
            <text:p>5822514</text:p>
          </table:table-cell>
          <table:table-cell office:value-type="float" office:value="35307111" calcext:value-type="float">
            <text:p>35307111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2241049" calcext:value-type="float">
            <text:p>2241049</text:p>
          </table:table-cell>
          <table:table-cell office:value-type="float" office:value="13571892" calcext:value-type="float">
            <text:p>1357189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517572" calcext:value-type="float">
            <text:p>3517572</text:p>
          </table:table-cell>
          <table:table-cell office:value-type="float" office:value="21336401" calcext:value-type="float">
            <text:p>2133640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5196436" calcext:value-type="float">
            <text:p>5196436</text:p>
          </table:table-cell>
          <table:table-cell office:value-type="float" office:value="31515027" calcext:value-type="float">
            <text:p>31515027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9448831" calcext:value-type="float">
            <text:p>9448831</text:p>
          </table:table-cell>
          <table:table-cell office:value-type="float" office:value="57332629" calcext:value-type="float">
            <text:p>5733262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6305882" calcext:value-type="float">
            <text:p>6305882</text:p>
          </table:table-cell>
          <table:table-cell office:value-type="float" office:value="38244070" calcext:value-type="float">
            <text:p>3824407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26492" calcext:value-type="float">
            <text:p>2426492</text:p>
          </table:table-cell>
          <table:table-cell office:value-type="float" office:value="14700100" calcext:value-type="float">
            <text:p>14700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810311" calcext:value-type="float">
            <text:p>3810311</text:p>
          </table:table-cell>
          <table:table-cell office:value-type="float" office:value="23109192" calcext:value-type="float">
            <text:p>2310919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5628638" calcext:value-type="float">
            <text:p>5628638</text:p>
          </table:table-cell>
          <table:table-cell office:value-type="float" office:value="34133686" calcext:value-type="float">
            <text:p>3413368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237431" calcext:value-type="float">
            <text:p>10237431</text:p>
          </table:table-cell>
          <table:table-cell office:value-type="float" office:value="62094146" calcext:value-type="float">
            <text:p>6209414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6832151" calcext:value-type="float">
            <text:p>6832151</text:p>
          </table:table-cell>
          <table:table-cell office:value-type="float" office:value="41429811" calcext:value-type="float">
            <text:p>4142981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2628490" calcext:value-type="float">
            <text:p>2628490</text:p>
          </table:table-cell>
          <table:table-cell office:value-type="float" office:value="15926769" calcext:value-type="float">
            <text:p>1592676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127732" calcext:value-type="float">
            <text:p>4127732</text:p>
          </table:table-cell>
          <table:table-cell office:value-type="float" office:value="25033471" calcext:value-type="float">
            <text:p>25033471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6096878" calcext:value-type="float">
            <text:p>6096878</text:p>
          </table:table-cell>
          <table:table-cell office:value-type="float" office:value="36972043" calcext:value-type="float">
            <text:p>36972043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1091069" calcext:value-type="float">
            <text:p>11091069</text:p>
          </table:table-cell>
          <table:table-cell office:value-type="float" office:value="67265292" calcext:value-type="float">
            <text:p>67265292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7399086" calcext:value-type="float">
            <text:p>7399086</text:p>
          </table:table-cell>
          <table:table-cell office:value-type="float" office:value="44874640" calcext:value-type="float">
            <text:p>44874640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2845807" calcext:value-type="float">
            <text:p>2845807</text:p>
          </table:table-cell>
          <table:table-cell office:value-type="float" office:value="17250753" calcext:value-type="float">
            <text:p>1725075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469858" calcext:value-type="float">
            <text:p>4469858</text:p>
          </table:table-cell>
          <table:table-cell office:value-type="float" office:value="27114948" calcext:value-type="float">
            <text:p>27114948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6603632" calcext:value-type="float">
            <text:p>6603632</text:p>
          </table:table-cell>
          <table:table-cell office:value-type="float" office:value="40048938" calcext:value-type="float">
            <text:p>40048938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2012891" calcext:value-type="float">
            <text:p>12012891</text:p>
          </table:table-cell>
          <table:table-cell office:value-type="float" office:value="72851265" calcext:value-type="float">
            <text:p>72851265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017219" calcext:value-type="float">
            <text:p>8017219</text:p>
          </table:table-cell>
          <table:table-cell office:value-type="float" office:value="48609975" calcext:value-type="float">
            <text:p>48609975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3083794" calcext:value-type="float">
            <text:p>3083794</text:p>
          </table:table-cell>
          <table:table-cell office:value-type="float" office:value="18690157" calcext:value-type="float">
            <text:p>1869015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841722" calcext:value-type="float">
            <text:p>4841722</text:p>
          </table:table-cell>
          <table:table-cell office:value-type="float" office:value="29372375" calcext:value-type="float">
            <text:p>29372375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154363" calcext:value-type="float">
            <text:p>7154363</text:p>
          </table:table-cell>
          <table:table-cell office:value-type="float" office:value="43380933" calcext:value-type="float">
            <text:p>43380933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3012955" calcext:value-type="float">
            <text:p>13012955</text:p>
          </table:table-cell>
          <table:table-cell office:value-type="float" office:value="78915792" calcext:value-type="float">
            <text:p>78915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8684236" calcext:value-type="float">
            <text:p>8684236</text:p>
          </table:table-cell>
          <table:table-cell office:value-type="float" office:value="52653279" calcext:value-type="float">
            <text:p>52653279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3340139" calcext:value-type="float">
            <text:p>3340139</text:p>
          </table:table-cell>
          <table:table-cell office:value-type="float" office:value="20245236" calcext:value-type="float">
            <text:p>2024523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243330" calcext:value-type="float">
            <text:p>5243330</text:p>
          </table:table-cell>
          <table:table-cell office:value-type="float" office:value="31815551" calcext:value-type="float">
            <text:p>31815551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7749401" calcext:value-type="float">
            <text:p>7749401</text:p>
          </table:table-cell>
          <table:table-cell office:value-type="float" office:value="46990783" calcext:value-type="float">
            <text:p>46990783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4091228" calcext:value-type="float">
            <text:p>14091228</text:p>
          </table:table-cell>
          <table:table-cell office:value-type="float" office:value="85472547" calcext:value-type="float">
            <text:p>85472547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9407859" calcext:value-type="float">
            <text:p>9407859</text:p>
          </table:table-cell>
          <table:table-cell office:value-type="float" office:value="57038359" calcext:value-type="float">
            <text:p>57038359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3618367" calcext:value-type="float">
            <text:p>3618367</text:p>
          </table:table-cell>
          <table:table-cell office:value-type="float" office:value="21931782" calcext:value-type="float">
            <text:p>2193178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677628" calcext:value-type="float">
            <text:p>5677628</text:p>
          </table:table-cell>
          <table:table-cell office:value-type="float" office:value="34464811" calcext:value-type="float">
            <text:p>34464811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8394185" calcext:value-type="float">
            <text:p>8394185</text:p>
          </table:table-cell>
          <table:table-cell office:value-type="float" office:value="50901939" calcext:value-type="float">
            <text:p>50901939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5264332" calcext:value-type="float">
            <text:p>15264332</text:p>
          </table:table-cell>
          <table:table-cell office:value-type="float" office:value="92586423" calcext:value-type="float">
            <text:p>9258642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0188731" calcext:value-type="float">
            <text:p>10188731</text:p>
          </table:table-cell>
          <table:table-cell office:value-type="float" office:value="61782390" calcext:value-type="float">
            <text:p>61782390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3920422" calcext:value-type="float">
            <text:p>3920422</text:p>
          </table:table-cell>
          <table:table-cell office:value-type="float" office:value="23755481" calcext:value-type="float">
            <text:p>2375548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150476" calcext:value-type="float">
            <text:p>6150476</text:p>
          </table:table-cell>
          <table:table-cell office:value-type="float" office:value="37325800" calcext:value-type="float">
            <text:p>37325800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9092809" calcext:value-type="float">
            <text:p>9092809</text:p>
          </table:table-cell>
          <table:table-cell office:value-type="float" office:value="55139702" calcext:value-type="float">
            <text:p>5513970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6531500" calcext:value-type="float">
            <text:p>16531500</text:p>
          </table:table-cell>
          <table:table-cell office:value-type="float" office:value="100278917" calcext:value-type="float">
            <text:p>100278917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1036287" calcext:value-type="float">
            <text:p>11036287</text:p>
          </table:table-cell>
          <table:table-cell office:value-type="float" office:value="66924722" calcext:value-type="float">
            <text:p>6692472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4246042" calcext:value-type="float">
            <text:p>4246042</text:p>
          </table:table-cell>
          <table:table-cell office:value-type="float" office:value="25731942" calcext:value-type="float">
            <text:p>2573194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662790" calcext:value-type="float">
            <text:p>6662790</text:p>
          </table:table-cell>
          <table:table-cell office:value-type="float" office:value="40432438" calcext:value-type="float">
            <text:p>40432438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49978" calcext:value-type="float">
            <text:p>9849978</text:p>
          </table:table-cell>
          <table:table-cell office:value-type="float" office:value="59729073" calcext:value-type="float">
            <text:p>59729073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7911052" calcext:value-type="float">
            <text:p>17911052</text:p>
          </table:table-cell>
          <table:table-cell office:value-type="float" office:value="108635562" calcext:value-type="float">
            <text:p>10863556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1954550" calcext:value-type="float">
            <text:p>11954550</text:p>
          </table:table-cell>
          <table:table-cell office:value-type="float" office:value="72490458" calcext:value-type="float">
            <text:p>72490458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4598413" calcext:value-type="float">
            <text:p>4598413</text:p>
          </table:table-cell>
          <table:table-cell office:value-type="float" office:value="27874965" calcext:value-type="float">
            <text:p>2787496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218137" calcext:value-type="float">
            <text:p>7218137</text:p>
          </table:table-cell>
          <table:table-cell office:value-type="float" office:value="43795008" calcext:value-type="float">
            <text:p>43795008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0671548" calcext:value-type="float">
            <text:p>10671548</text:p>
          </table:table-cell>
          <table:table-cell office:value-type="float" office:value="64700838" calcext:value-type="float">
            <text:p>64700838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9399036" calcext:value-type="float">
            <text:p>19399036</text:p>
          </table:table-cell>
          <table:table-cell office:value-type="float" office:value="117664858" calcext:value-type="float">
            <text:p>117664858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2950453" calcext:value-type="float">
            <text:p>12950453</text:p>
          </table:table-cell>
          <table:table-cell office:value-type="float" office:value="78527201" calcext:value-type="float">
            <text:p>78527201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4981685" calcext:value-type="float">
            <text:p>4981685</text:p>
          </table:table-cell>
          <table:table-cell office:value-type="float" office:value="30194829" calcext:value-type="float">
            <text:p>3019482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817544" calcext:value-type="float">
            <text:p>7817544</text:p>
          </table:table-cell>
          <table:table-cell office:value-type="float" office:value="47439707" calcext:value-type="float">
            <text:p>47439707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1563316" calcext:value-type="float">
            <text:p>11563316</text:p>
          </table:table-cell>
          <table:table-cell office:value-type="float" office:value="70084550" calcext:value-type="float">
            <text:p>7008455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21017748" calcext:value-type="float">
            <text:p>21017748</text:p>
          </table:table-cell>
          <table:table-cell office:value-type="float" office:value="127462397" calcext:value-type="float">
            <text:p>127462397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4028272" calcext:value-type="float">
            <text:p>14028272</text:p>
          </table:table-cell>
          <table:table-cell office:value-type="float" office:value="85061062" calcext:value-type="float">
            <text:p>85061062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5395246" calcext:value-type="float">
            <text:p>5395246</text:p>
          </table:table-cell>
          <table:table-cell office:value-type="float" office:value="32709609" calcext:value-type="float">
            <text:p>3270960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469004" calcext:value-type="float">
            <text:p>8469004</text:p>
          </table:table-cell>
          <table:table-cell office:value-type="float" office:value="51387152" calcext:value-type="float">
            <text:p>5138715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2525893" calcext:value-type="float">
            <text:p>12525893</text:p>
          </table:table-cell>
          <table:table-cell office:value-type="float" office:value="75916366" calcext:value-type="float">
            <text:p>7591636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2765656" calcext:value-type="float">
            <text:p>22765656</text:p>
          </table:table-cell>
          <table:table-cell office:value-type="float" office:value="138055619" calcext:value-type="float">
            <text:p>13805561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5192853" calcext:value-type="float">
            <text:p>15192853</text:p>
          </table:table-cell>
          <table:table-cell office:value-type="float" office:value="92139789" calcext:value-type="float">
            <text:p>9213978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5845528" calcext:value-type="float">
            <text:p>5845528</text:p>
          </table:table-cell>
          <table:table-cell office:value-type="float" office:value="35432261" calcext:value-type="float">
            <text:p>35432261</text:p>
          </table:table-cell>
        </table:table-row>
      </table:table>
      <table:table table:name="Analyse résultat" table:style-name="ta1">
        <table:shapes>
          <draw:frame draw:z-index="0" draw:style-name="gr1" draw:text-style-name="P1" svg:width="15.999cm" svg:height="8.999cm" draw:transform="rotate (0.00314159265358979) translate (29.089cm 2.781cm)">
            <draw:object draw:notify-on-update-of-ranges="'Analyse résultat'.B1:'Analyse résultat'.B1 'Analyse résultat'.B2:'Analyse résultat'.B181 'Analyse résultat'.C1:'Analyse résultat'.C1 'Analyse résultat'.C2:'Analyse résultat'.C1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Mois</text:p>
          </table:table-cell>
          <table:table-cell table:style-name="Default" office:value-type="string" calcext:value-type="string">
            <text:p>Lapin vivants en moyenne</text:p>
          </table:table-cell>
          <table:table-cell table:style-name="Default" office:value-type="string" calcext:value-type="string">
            <text:p>Ecart type des lapins vivants</text:p>
          </table:table-cell>
          <table:table-cell/>
          <table:table-cell office:value-type="string" calcext:value-type="string">
            <text:p>Mois</text:p>
          </table:table-cell>
          <table:table-cell table:style-name="Default" office:value-type="string" calcext:value-type="string">
            <text:p>Lapin Morts en moyenne</text:p>
          </table:table-cell>
          <table:table-cell table:style-name="Default" office:value-type="string" calcext:value-type="string">
            <text:p>Ecart type des lapins vivants</text:p>
          </table:table-cell>
        </table:table-row>
        <table:table-row table:style-name="ro1">
          <table:table-cell table:formula="of:=[Feuille1.$A4]" office:value-type="float" office:value="1" calcext:value-type="float">
            <text:p>1</text:p>
          </table:table-cell>
          <table:table-cell table:formula="of:=AVERAGE([Feuille1.$B4];[Feuille1.$F4];[Feuille1.$J4];[Feuille1.$N4];[Feuille1.$R4])" office:value-type="float" office:value="4" calcext:value-type="float">
            <text:p>4,00</text:p>
          </table:table-cell>
          <table:table-cell table:formula="of:=STDEV([$Feuille1.$B4];[$Feuille1.$F4];[$Feuille1.$J4];[$Feuille1.$N4];[$Feuille1.$R4])" office:value-type="float" office:value="0" calcext:value-type="float">
            <text:p>0,00</text:p>
          </table:table-cell>
          <table:table-cell/>
          <table:table-cell table:formula="of:=[Feuille1.$A4]" office:value-type="float" office:value="1" calcext:value-type="float">
            <text:p>1</text:p>
          </table:table-cell>
          <table:table-cell table:formula="of:=AVERAGE([Feuille1.$C4]+[Feuille1.$G4]+[Feuille1.$K4]+[Feuille1.$O4]+[Feuille1.$S4])" office:value-type="float" office:value="0" calcext:value-type="float">
            <text:p>0,00</text:p>
          </table:table-cell>
          <table:table-cell table:formula="of:=STDEV([$Feuille1.$C4];[$Feuille1.$G4];[$Feuille1.$K4];[$Feuille1.$O4];[$Feuille1.$S4])" office:value-type="float" office:value="0" calcext:value-type="float">
            <text:p>0,00</text:p>
          </table:table-cell>
        </table:table-row>
        <table:table-row table:style-name="ro1">
          <table:table-cell table:formula="of:=[Feuille1.$A5]" office:value-type="float" office:value="2" calcext:value-type="float">
            <text:p>2</text:p>
          </table:table-cell>
          <table:table-cell table:formula="of:=AVERAGE([Feuille1.$B5];[Feuille1.$F5];[Feuille1.$J5];[Feuille1.$N5];[Feuille1.$R5])" office:value-type="float" office:value="6.6" calcext:value-type="float">
            <text:p>6,60</text:p>
          </table:table-cell>
          <table:table-cell table:formula="of:=STDEV([$Feuille1.$B5];[$Feuille1.$F5];[$Feuille1.$J5];[$Feuille1.$N5];[$Feuille1.$R5])" office:value-type="float" office:value="1.14017542509914" calcext:value-type="float">
            <text:p>1,14</text:p>
          </table:table-cell>
          <table:table-cell/>
          <table:table-cell table:formula="of:=[Feuille1.$A5]" office:value-type="float" office:value="2" calcext:value-type="float">
            <text:p>2</text:p>
          </table:table-cell>
          <table:table-cell table:formula="of:=AVERAGE([Feuille1.$C5]+[Feuille1.$G5]+[Feuille1.$K5]+[Feuille1.$O5]+[Feuille1.$S5])" office:value-type="float" office:value="32" calcext:value-type="float">
            <text:p>32,00</text:p>
          </table:table-cell>
          <table:table-cell table:formula="of:=STDEV([$Feuille1.$C5];[$Feuille1.$G5];[$Feuille1.$K5];[$Feuille1.$O5];[$Feuille1.$S5])" office:value-type="float" office:value="1.51657508881031" calcext:value-type="float">
            <text:p>1,52</text:p>
          </table:table-cell>
        </table:table-row>
        <table:table-row table:style-name="ro1">
          <table:table-cell table:formula="of:=[Feuille1.$A6]" office:value-type="float" office:value="3" calcext:value-type="float">
            <text:p>3</text:p>
          </table:table-cell>
          <table:table-cell table:formula="of:=AVERAGE([Feuille1.$B6];[Feuille1.$F6];[Feuille1.$J6];[Feuille1.$N6];[Feuille1.$R6])" office:value-type="float" office:value="6.6" calcext:value-type="float">
            <text:p>6,60</text:p>
          </table:table-cell>
          <table:table-cell table:formula="of:=STDEV([$Feuille1.$B6];[$Feuille1.$F6];[$Feuille1.$J6];[$Feuille1.$N6];[$Feuille1.$R6])" office:value-type="float" office:value="1.14017542509914" calcext:value-type="float">
            <text:p>1,14</text:p>
          </table:table-cell>
          <table:table-cell/>
          <table:table-cell table:formula="of:=[Feuille1.$A6]" office:value-type="float" office:value="3" calcext:value-type="float">
            <text:p>3</text:p>
          </table:table-cell>
          <table:table-cell table:formula="of:=AVERAGE([Feuille1.$C6]+[Feuille1.$G6]+[Feuille1.$K6]+[Feuille1.$O6]+[Feuille1.$S6])" office:value-type="float" office:value="32" calcext:value-type="float">
            <text:p>32,00</text:p>
          </table:table-cell>
          <table:table-cell table:formula="of:=STDEV([$Feuille1.$C6];[$Feuille1.$G6];[$Feuille1.$K6];[$Feuille1.$O6];[$Feuille1.$S6])" office:value-type="float" office:value="1.51657508881031" calcext:value-type="float">
            <text:p>1,52</text:p>
          </table:table-cell>
        </table:table-row>
        <table:table-row table:style-name="ro1">
          <table:table-cell table:formula="of:=[Feuille1.$A7]" office:value-type="float" office:value="4" calcext:value-type="float">
            <text:p>4</text:p>
          </table:table-cell>
          <table:table-cell table:formula="of:=AVERAGE([Feuille1.$B7];[Feuille1.$F7];[Feuille1.$J7];[Feuille1.$N7];[Feuille1.$R7])" office:value-type="float" office:value="8.2" calcext:value-type="float">
            <text:p>8,20</text:p>
          </table:table-cell>
          <table:table-cell table:formula="of:=STDEV([$Feuille1.$B7];[$Feuille1.$F7];[$Feuille1.$J7];[$Feuille1.$N7];[$Feuille1.$R7])" office:value-type="float" office:value="2.28035085019828" calcext:value-type="float">
            <text:p>2,28</text:p>
          </table:table-cell>
          <table:table-cell/>
          <table:table-cell table:formula="of:=[Feuille1.$A7]" office:value-type="float" office:value="4" calcext:value-type="float">
            <text:p>4</text:p>
          </table:table-cell>
          <table:table-cell table:formula="of:=AVERAGE([Feuille1.$C7]+[Feuille1.$G7]+[Feuille1.$K7]+[Feuille1.$O7]+[Feuille1.$S7])" office:value-type="float" office:value="72" calcext:value-type="float">
            <text:p>72,00</text:p>
          </table:table-cell>
          <table:table-cell table:formula="of:=STDEV([$Feuille1.$C7];[$Feuille1.$G7];[$Feuille1.$K7];[$Feuille1.$O7];[$Feuille1.$S7])" office:value-type="float" office:value="1.34164078649987" calcext:value-type="float">
            <text:p>1,34</text:p>
          </table:table-cell>
        </table:table-row>
        <table:table-row table:style-name="ro1">
          <table:table-cell table:formula="of:=[Feuille1.$A8]" office:value-type="float" office:value="5" calcext:value-type="float">
            <text:p>5</text:p>
          </table:table-cell>
          <table:table-cell table:formula="of:=AVERAGE([Feuille1.$B8];[Feuille1.$F8];[Feuille1.$J8];[Feuille1.$N8];[Feuille1.$R8])" office:value-type="float" office:value="8.2" calcext:value-type="float">
            <text:p>8,20</text:p>
          </table:table-cell>
          <table:table-cell table:formula="of:=STDEV([$Feuille1.$B8];[$Feuille1.$F8];[$Feuille1.$J8];[$Feuille1.$N8];[$Feuille1.$R8])" office:value-type="float" office:value="2.28035085019828" calcext:value-type="float">
            <text:p>2,28</text:p>
          </table:table-cell>
          <table:table-cell/>
          <table:table-cell table:formula="of:=[Feuille1.$A8]" office:value-type="float" office:value="5" calcext:value-type="float">
            <text:p>5</text:p>
          </table:table-cell>
          <table:table-cell table:formula="of:=AVERAGE([Feuille1.$C8]+[Feuille1.$G8]+[Feuille1.$K8]+[Feuille1.$O8]+[Feuille1.$S8])" office:value-type="float" office:value="72" calcext:value-type="float">
            <text:p>72,00</text:p>
          </table:table-cell>
          <table:table-cell table:formula="of:=STDEV([$Feuille1.$C8];[$Feuille1.$G8];[$Feuille1.$K8];[$Feuille1.$O8];[$Feuille1.$S8])" office:value-type="float" office:value="1.34164078649987" calcext:value-type="float">
            <text:p>1,34</text:p>
          </table:table-cell>
        </table:table-row>
        <table:table-row table:style-name="ro1">
          <table:table-cell table:formula="of:=[Feuille1.$A9]" office:value-type="float" office:value="6" calcext:value-type="float">
            <text:p>6</text:p>
          </table:table-cell>
          <table:table-cell table:formula="of:=AVERAGE([Feuille1.$B9];[Feuille1.$F9];[Feuille1.$J9];[Feuille1.$N9];[Feuille1.$R9])" office:value-type="float" office:value="9.2" calcext:value-type="float">
            <text:p>9,20</text:p>
          </table:table-cell>
          <table:table-cell table:formula="of:=STDEV([$Feuille1.$B9];[$Feuille1.$F9];[$Feuille1.$J9];[$Feuille1.$N9];[$Feuille1.$R9])" office:value-type="float" office:value="2.58843582110896" calcext:value-type="float">
            <text:p>2,59</text:p>
          </table:table-cell>
          <table:table-cell/>
          <table:table-cell table:formula="of:=[Feuille1.$A9]" office:value-type="float" office:value="6" calcext:value-type="float">
            <text:p>6</text:p>
          </table:table-cell>
          <table:table-cell table:formula="of:=AVERAGE([Feuille1.$C9]+[Feuille1.$G9]+[Feuille1.$K9]+[Feuille1.$O9]+[Feuille1.$S9])" office:value-type="float" office:value="107" calcext:value-type="float">
            <text:p>107,00</text:p>
          </table:table-cell>
          <table:table-cell table:formula="of:=STDEV([$Feuille1.$C9];[$Feuille1.$G9];[$Feuille1.$K9];[$Feuille1.$O9];[$Feuille1.$S9])" office:value-type="float" office:value="2.07364413533277" calcext:value-type="float">
            <text:p>2,07</text:p>
          </table:table-cell>
        </table:table-row>
        <table:table-row table:style-name="ro1">
          <table:table-cell table:formula="of:=[Feuille1.$A10]" office:value-type="float" office:value="7" calcext:value-type="float">
            <text:p>7</text:p>
          </table:table-cell>
          <table:table-cell table:formula="of:=AVERAGE([Feuille1.$B10];[Feuille1.$F10];[Feuille1.$J10];[Feuille1.$N10];[Feuille1.$R10])" office:value-type="float" office:value="9" calcext:value-type="float">
            <text:p>9,00</text:p>
          </table:table-cell>
          <table:table-cell table:formula="of:=STDEV([$Feuille1.$B10];[$Feuille1.$F10];[$Feuille1.$J10];[$Feuille1.$N10];[$Feuille1.$R10])" office:value-type="float" office:value="2.91547594742265" calcext:value-type="float">
            <text:p>2,92</text:p>
          </table:table-cell>
          <table:table-cell/>
          <table:table-cell table:formula="of:=[Feuille1.$A10]" office:value-type="float" office:value="7" calcext:value-type="float">
            <text:p>7</text:p>
          </table:table-cell>
          <table:table-cell table:formula="of:=AVERAGE([Feuille1.$C10]+[Feuille1.$G10]+[Feuille1.$K10]+[Feuille1.$O10]+[Feuille1.$S10])" office:value-type="float" office:value="108" calcext:value-type="float">
            <text:p>108,00</text:p>
          </table:table-cell>
          <table:table-cell table:formula="of:=STDEV([$Feuille1.$C10];[$Feuille1.$G10];[$Feuille1.$K10];[$Feuille1.$O10];[$Feuille1.$S10])" office:value-type="float" office:value="1.94935886896179" calcext:value-type="float">
            <text:p>1,95</text:p>
          </table:table-cell>
        </table:table-row>
        <table:table-row table:style-name="ro1">
          <table:table-cell table:formula="of:=[Feuille1.$A11]" office:value-type="float" office:value="8" calcext:value-type="float">
            <text:p>8</text:p>
          </table:table-cell>
          <table:table-cell table:formula="of:=AVERAGE([Feuille1.$B11];[Feuille1.$F11];[Feuille1.$J11];[Feuille1.$N11];[Feuille1.$R11])" office:value-type="float" office:value="11.6" calcext:value-type="float">
            <text:p>11,60</text:p>
          </table:table-cell>
          <table:table-cell table:formula="of:=STDEV([$Feuille1.$B11];[$Feuille1.$F11];[$Feuille1.$J11];[$Feuille1.$N11];[$Feuille1.$R11])" office:value-type="float" office:value="2.50998007960223" calcext:value-type="float">
            <text:p>2,51</text:p>
          </table:table-cell>
          <table:table-cell/>
          <table:table-cell table:formula="of:=[Feuille1.$A11]" office:value-type="float" office:value="8" calcext:value-type="float">
            <text:p>8</text:p>
          </table:table-cell>
          <table:table-cell table:formula="of:=AVERAGE([Feuille1.$C11]+[Feuille1.$G11]+[Feuille1.$K11]+[Feuille1.$O11]+[Feuille1.$S11])" office:value-type="float" office:value="153" calcext:value-type="float">
            <text:p>153,00</text:p>
          </table:table-cell>
          <table:table-cell table:formula="of:=STDEV([$Feuille1.$C11];[$Feuille1.$G11];[$Feuille1.$K11];[$Feuille1.$O11];[$Feuille1.$S11])" office:value-type="float" office:value="3.286335345031" calcext:value-type="float">
            <text:p>3,29</text:p>
          </table:table-cell>
        </table:table-row>
        <table:table-row table:style-name="ro1">
          <table:table-cell table:formula="of:=[Feuille1.$A12]" office:value-type="float" office:value="9" calcext:value-type="float">
            <text:p>9</text:p>
          </table:table-cell>
          <table:table-cell table:formula="of:=AVERAGE([Feuille1.$B12];[Feuille1.$F12];[Feuille1.$J12];[Feuille1.$N12];[Feuille1.$R12])" office:value-type="float" office:value="11.6" calcext:value-type="float">
            <text:p>11,60</text:p>
          </table:table-cell>
          <table:table-cell table:formula="of:=STDEV([$Feuille1.$B12];[$Feuille1.$F12];[$Feuille1.$J12];[$Feuille1.$N12];[$Feuille1.$R12])" office:value-type="float" office:value="2.88097205817759" calcext:value-type="float">
            <text:p>2,88</text:p>
          </table:table-cell>
          <table:table-cell/>
          <table:table-cell table:formula="of:=[Feuille1.$A12]" office:value-type="float" office:value="9" calcext:value-type="float">
            <text:p>9</text:p>
          </table:table-cell>
          <table:table-cell table:formula="of:=AVERAGE([Feuille1.$C12]+[Feuille1.$G12]+[Feuille1.$K12]+[Feuille1.$O12]+[Feuille1.$S12])" office:value-type="float" office:value="162" calcext:value-type="float">
            <text:p>162,00</text:p>
          </table:table-cell>
          <table:table-cell table:formula="of:=STDEV([$Feuille1.$C12];[$Feuille1.$G12];[$Feuille1.$K12];[$Feuille1.$O12];[$Feuille1.$S12])" office:value-type="float" office:value="4.27784992724149" calcext:value-type="float">
            <text:p>4,28</text:p>
          </table:table-cell>
        </table:table-row>
        <table:table-row table:style-name="ro1">
          <table:table-cell table:formula="of:=[Feuille1.$A13]" office:value-type="float" office:value="10" calcext:value-type="float">
            <text:p>10</text:p>
          </table:table-cell>
          <table:table-cell table:formula="of:=AVERAGE([Feuille1.$B13];[Feuille1.$F13];[Feuille1.$J13];[Feuille1.$N13];[Feuille1.$R13])" office:value-type="float" office:value="12.6" calcext:value-type="float">
            <text:p>12,60</text:p>
          </table:table-cell>
          <table:table-cell table:formula="of:=STDEV([$Feuille1.$B13];[$Feuille1.$F13];[$Feuille1.$J13];[$Feuille1.$N13];[$Feuille1.$R13])" office:value-type="float" office:value="2.50998007960223" calcext:value-type="float">
            <text:p>2,51</text:p>
          </table:table-cell>
          <table:table-cell/>
          <table:table-cell table:formula="of:=[Feuille1.$A13]" office:value-type="float" office:value="10" calcext:value-type="float">
            <text:p>10</text:p>
          </table:table-cell>
          <table:table-cell table:formula="of:=AVERAGE([Feuille1.$C13]+[Feuille1.$G13]+[Feuille1.$K13]+[Feuille1.$O13]+[Feuille1.$S13])" office:value-type="float" office:value="217" calcext:value-type="float">
            <text:p>217,00</text:p>
          </table:table-cell>
          <table:table-cell table:formula="of:=STDEV([$Feuille1.$C13];[$Feuille1.$G13];[$Feuille1.$K13];[$Feuille1.$O13];[$Feuille1.$S13])" office:value-type="float" office:value="11.3269589917153" calcext:value-type="float">
            <text:p>11,33</text:p>
          </table:table-cell>
        </table:table-row>
        <table:table-row table:style-name="ro1">
          <table:table-cell table:formula="of:=[Feuille1.$A14]" office:value-type="float" office:value="11" calcext:value-type="float">
            <text:p>11</text:p>
          </table:table-cell>
          <table:table-cell table:formula="of:=AVERAGE([Feuille1.$B14];[Feuille1.$F14];[Feuille1.$J14];[Feuille1.$N14];[Feuille1.$R14])" office:value-type="float" office:value="13.8" calcext:value-type="float">
            <text:p>13,80</text:p>
          </table:table-cell>
          <table:table-cell table:formula="of:=STDEV([$Feuille1.$B14];[$Feuille1.$F14];[$Feuille1.$J14];[$Feuille1.$N14];[$Feuille1.$R14])" office:value-type="float" office:value="4.08656334834051" calcext:value-type="float">
            <text:p>4,09</text:p>
          </table:table-cell>
          <table:table-cell/>
          <table:table-cell table:formula="of:=[Feuille1.$A14]" office:value-type="float" office:value="11" calcext:value-type="float">
            <text:p>11</text:p>
          </table:table-cell>
          <table:table-cell table:formula="of:=AVERAGE([Feuille1.$C14]+[Feuille1.$G14]+[Feuille1.$K14]+[Feuille1.$O14]+[Feuille1.$S14])" office:value-type="float" office:value="229" calcext:value-type="float">
            <text:p>229,00</text:p>
          </table:table-cell>
          <table:table-cell table:formula="of:=STDEV([$Feuille1.$C14];[$Feuille1.$G14];[$Feuille1.$K14];[$Feuille1.$O14];[$Feuille1.$S14])" office:value-type="float" office:value="13.3678719323608" calcext:value-type="float">
            <text:p>13,37</text:p>
          </table:table-cell>
        </table:table-row>
        <table:table-row table:style-name="ro1">
          <table:table-cell table:formula="of:=[Feuille1.$A15]" office:value-type="float" office:value="12" calcext:value-type="float">
            <text:p>12</text:p>
          </table:table-cell>
          <table:table-cell table:formula="of:=AVERAGE([Feuille1.$B15];[Feuille1.$F15];[Feuille1.$J15];[Feuille1.$N15];[Feuille1.$R15])" office:value-type="float" office:value="17.6" calcext:value-type="float">
            <text:p>17,60</text:p>
          </table:table-cell>
          <table:table-cell table:formula="of:=STDEV([$Feuille1.$B15];[$Feuille1.$F15];[$Feuille1.$J15];[$Feuille1.$N15];[$Feuille1.$R15])" office:value-type="float" office:value="5.17687164221791" calcext:value-type="float">
            <text:p>5,18</text:p>
          </table:table-cell>
          <table:table-cell/>
          <table:table-cell table:formula="of:=[Feuille1.$A15]" office:value-type="float" office:value="12" calcext:value-type="float">
            <text:p>12</text:p>
          </table:table-cell>
          <table:table-cell table:formula="of:=AVERAGE([Feuille1.$C15]+[Feuille1.$G15]+[Feuille1.$K15]+[Feuille1.$O15]+[Feuille1.$S15])" office:value-type="float" office:value="289" calcext:value-type="float">
            <text:p>289,00</text:p>
          </table:table-cell>
          <table:table-cell table:formula="of:=STDEV([$Feuille1.$C15];[$Feuille1.$G15];[$Feuille1.$K15];[$Feuille1.$O15];[$Feuille1.$S15])" office:value-type="float" office:value="15.9749804381727" calcext:value-type="float">
            <text:p>15,97</text:p>
          </table:table-cell>
        </table:table-row>
        <table:table-row table:style-name="ro1">
          <table:table-cell table:formula="of:=[Feuille1.$A16]" office:value-type="float" office:value="13" calcext:value-type="float">
            <text:p>13</text:p>
          </table:table-cell>
          <table:table-cell table:formula="of:=AVERAGE([Feuille1.$B16];[Feuille1.$F16];[Feuille1.$J16];[Feuille1.$N16];[Feuille1.$R16])" office:value-type="float" office:value="18.2" calcext:value-type="float">
            <text:p>18,20</text:p>
          </table:table-cell>
          <table:table-cell table:formula="of:=STDEV([$Feuille1.$B16];[$Feuille1.$F16];[$Feuille1.$J16];[$Feuille1.$N16];[$Feuille1.$R16])" office:value-type="float" office:value="6.94262198308391" calcext:value-type="float">
            <text:p>6,94</text:p>
          </table:table-cell>
          <table:table-cell/>
          <table:table-cell table:formula="of:=[Feuille1.$A16]" office:value-type="float" office:value="13" calcext:value-type="float">
            <text:p>13</text:p>
          </table:table-cell>
          <table:table-cell table:formula="of:=AVERAGE([Feuille1.$C16]+[Feuille1.$G16]+[Feuille1.$K16]+[Feuille1.$O16]+[Feuille1.$S16])" office:value-type="float" office:value="309" calcext:value-type="float">
            <text:p>309,00</text:p>
          </table:table-cell>
          <table:table-cell table:formula="of:=STDEV([$Feuille1.$C16];[$Feuille1.$G16];[$Feuille1.$K16];[$Feuille1.$O16];[$Feuille1.$S16])" office:value-type="float" office:value="17.4842786525496" calcext:value-type="float">
            <text:p>17,48</text:p>
          </table:table-cell>
        </table:table-row>
        <table:table-row table:style-name="ro1">
          <table:table-cell table:formula="of:=[Feuille1.$A17]" office:value-type="float" office:value="14" calcext:value-type="float">
            <text:p>14</text:p>
          </table:table-cell>
          <table:table-cell table:formula="of:=AVERAGE([Feuille1.$B17];[Feuille1.$F17];[Feuille1.$J17];[Feuille1.$N17];[Feuille1.$R17])" office:value-type="float" office:value="22.8" calcext:value-type="float">
            <text:p>22,80</text:p>
          </table:table-cell>
          <table:table-cell table:formula="of:=STDEV([$Feuille1.$B17];[$Feuille1.$F17];[$Feuille1.$J17];[$Feuille1.$N17];[$Feuille1.$R17])" office:value-type="float" office:value="7.01427116670007" calcext:value-type="float">
            <text:p>7,01</text:p>
          </table:table-cell>
          <table:table-cell/>
          <table:table-cell table:formula="of:=[Feuille1.$A17]" office:value-type="float" office:value="14" calcext:value-type="float">
            <text:p>14</text:p>
          </table:table-cell>
          <table:table-cell table:formula="of:=AVERAGE([Feuille1.$C17]+[Feuille1.$G17]+[Feuille1.$K17]+[Feuille1.$O17]+[Feuille1.$S17])" office:value-type="float" office:value="367" calcext:value-type="float">
            <text:p>367,00</text:p>
          </table:table-cell>
          <table:table-cell table:formula="of:=STDEV([$Feuille1.$C17];[$Feuille1.$G17];[$Feuille1.$K17];[$Feuille1.$O17];[$Feuille1.$S17])" office:value-type="float" office:value="17.329166165745" calcext:value-type="float">
            <text:p>17,33</text:p>
          </table:table-cell>
        </table:table-row>
        <table:table-row table:style-name="ro1">
          <table:table-cell table:formula="of:=[Feuille1.$A18]" office:value-type="float" office:value="15" calcext:value-type="float">
            <text:p>15</text:p>
          </table:table-cell>
          <table:table-cell table:formula="of:=AVERAGE([Feuille1.$B18];[Feuille1.$F18];[Feuille1.$J18];[Feuille1.$N18];[Feuille1.$R18])" office:value-type="float" office:value="23.4" calcext:value-type="float">
            <text:p>23,40</text:p>
          </table:table-cell>
          <table:table-cell table:formula="of:=STDEV([$Feuille1.$B18];[$Feuille1.$F18];[$Feuille1.$J18];[$Feuille1.$N18];[$Feuille1.$R18])" office:value-type="float" office:value="9.50263121456368" calcext:value-type="float">
            <text:p>9,50</text:p>
          </table:table-cell>
          <table:table-cell/>
          <table:table-cell table:formula="of:=[Feuille1.$A18]" office:value-type="float" office:value="15" calcext:value-type="float">
            <text:p>15</text:p>
          </table:table-cell>
          <table:table-cell table:formula="of:=AVERAGE([Feuille1.$C18]+[Feuille1.$G18]+[Feuille1.$K18]+[Feuille1.$O18]+[Feuille1.$S18])" office:value-type="float" office:value="391" calcext:value-type="float">
            <text:p>391,00</text:p>
          </table:table-cell>
          <table:table-cell table:formula="of:=STDEV([$Feuille1.$C18];[$Feuille1.$G18];[$Feuille1.$K18];[$Feuille1.$O18];[$Feuille1.$S18])" office:value-type="float" office:value="19.1624633072056" calcext:value-type="float">
            <text:p>19,16</text:p>
          </table:table-cell>
        </table:table-row>
        <table:table-row table:style-name="ro1">
          <table:table-cell table:formula="of:=[Feuille1.$A19]" office:value-type="float" office:value="16" calcext:value-type="float">
            <text:p>16</text:p>
          </table:table-cell>
          <table:table-cell table:formula="of:=AVERAGE([Feuille1.$B19];[Feuille1.$F19];[Feuille1.$J19];[Feuille1.$N19];[Feuille1.$R19])" office:value-type="float" office:value="26.4" calcext:value-type="float">
            <text:p>26,40</text:p>
          </table:table-cell>
          <table:table-cell table:formula="of:=STDEV([$Feuille1.$B19];[$Feuille1.$F19];[$Feuille1.$J19];[$Feuille1.$N19];[$Feuille1.$R19])" office:value-type="float" office:value="9.60728889958036" calcext:value-type="float">
            <text:p>9,61</text:p>
          </table:table-cell>
          <table:table-cell/>
          <table:table-cell table:formula="of:=[Feuille1.$A19]" office:value-type="float" office:value="16" calcext:value-type="float">
            <text:p>16</text:p>
          </table:table-cell>
          <table:table-cell table:formula="of:=AVERAGE([Feuille1.$C19]+[Feuille1.$G19]+[Feuille1.$K19]+[Feuille1.$O19]+[Feuille1.$S19])" office:value-type="float" office:value="465" calcext:value-type="float">
            <text:p>465,00</text:p>
          </table:table-cell>
          <table:table-cell table:formula="of:=STDEV([$Feuille1.$C19];[$Feuille1.$G19];[$Feuille1.$K19];[$Feuille1.$O19];[$Feuille1.$S19])" office:value-type="float" office:value="24.3721152139079" calcext:value-type="float">
            <text:p>24,37</text:p>
          </table:table-cell>
        </table:table-row>
        <table:table-row table:style-name="ro1">
          <table:table-cell table:formula="of:=[Feuille1.$A20]" office:value-type="float" office:value="17" calcext:value-type="float">
            <text:p>17</text:p>
          </table:table-cell>
          <table:table-cell table:formula="of:=AVERAGE([Feuille1.$B20];[Feuille1.$F20];[Feuille1.$J20];[Feuille1.$N20];[Feuille1.$R20])" office:value-type="float" office:value="27.2" calcext:value-type="float">
            <text:p>27,20</text:p>
          </table:table-cell>
          <table:table-cell table:formula="of:=STDEV([$Feuille1.$B20];[$Feuille1.$F20];[$Feuille1.$J20];[$Feuille1.$N20];[$Feuille1.$R20])" office:value-type="float" office:value="10.0349389634417" calcext:value-type="float">
            <text:p>10,03</text:p>
          </table:table-cell>
          <table:table-cell/>
          <table:table-cell table:formula="of:=[Feuille1.$A20]" office:value-type="float" office:value="17" calcext:value-type="float">
            <text:p>17</text:p>
          </table:table-cell>
          <table:table-cell table:formula="of:=AVERAGE([Feuille1.$C20]+[Feuille1.$G20]+[Feuille1.$K20]+[Feuille1.$O20]+[Feuille1.$S20])" office:value-type="float" office:value="504" calcext:value-type="float">
            <text:p>504,00</text:p>
          </table:table-cell>
          <table:table-cell table:formula="of:=STDEV([$Feuille1.$C20];[$Feuille1.$G20];[$Feuille1.$K20];[$Feuille1.$O20];[$Feuille1.$S20])" office:value-type="float" office:value="29.1067002595622" calcext:value-type="float">
            <text:p>29,11</text:p>
          </table:table-cell>
        </table:table-row>
        <table:table-row table:style-name="ro1">
          <table:table-cell table:formula="of:=[Feuille1.$A21]" office:value-type="float" office:value="18" calcext:value-type="float">
            <text:p>18</text:p>
          </table:table-cell>
          <table:table-cell table:formula="of:=AVERAGE([Feuille1.$B21];[Feuille1.$F21];[Feuille1.$J21];[Feuille1.$N21];[Feuille1.$R21])" office:value-type="float" office:value="30.4" calcext:value-type="float">
            <text:p>30,40</text:p>
          </table:table-cell>
          <table:table-cell table:formula="of:=STDEV([$Feuille1.$B21];[$Feuille1.$F21];[$Feuille1.$J21];[$Feuille1.$N21];[$Feuille1.$R21])" office:value-type="float" office:value="9.44986772394196" calcext:value-type="float">
            <text:p>9,45</text:p>
          </table:table-cell>
          <table:table-cell/>
          <table:table-cell table:formula="of:=[Feuille1.$A21]" office:value-type="float" office:value="18" calcext:value-type="float">
            <text:p>18</text:p>
          </table:table-cell>
          <table:table-cell table:formula="of:=AVERAGE([Feuille1.$C21]+[Feuille1.$G21]+[Feuille1.$K21]+[Feuille1.$O21]+[Feuille1.$S21])" office:value-type="float" office:value="603" calcext:value-type="float">
            <text:p>603,00</text:p>
          </table:table-cell>
          <table:table-cell table:formula="of:=STDEV([$Feuille1.$C21];[$Feuille1.$G21];[$Feuille1.$K21];[$Feuille1.$O21];[$Feuille1.$S21])" office:value-type="float" office:value="31.429285706169" calcext:value-type="float">
            <text:p>31,43</text:p>
          </table:table-cell>
        </table:table-row>
        <table:table-row table:style-name="ro1">
          <table:table-cell table:formula="of:=[Feuille1.$A22]" office:value-type="float" office:value="19" calcext:value-type="float">
            <text:p>19</text:p>
          </table:table-cell>
          <table:table-cell table:formula="of:=AVERAGE([Feuille1.$B22];[Feuille1.$F22];[Feuille1.$J22];[Feuille1.$N22];[Feuille1.$R22])" office:value-type="float" office:value="33" calcext:value-type="float">
            <text:p>33,00</text:p>
          </table:table-cell>
          <table:table-cell table:formula="of:=STDEV([$Feuille1.$B22];[$Feuille1.$F22];[$Feuille1.$J22];[$Feuille1.$N22];[$Feuille1.$R22])" office:value-type="float" office:value="11.7898261225516" calcext:value-type="float">
            <text:p>11,79</text:p>
          </table:table-cell>
          <table:table-cell/>
          <table:table-cell table:formula="of:=[Feuille1.$A22]" office:value-type="float" office:value="19" calcext:value-type="float">
            <text:p>19</text:p>
          </table:table-cell>
          <table:table-cell table:formula="of:=AVERAGE([Feuille1.$C22]+[Feuille1.$G22]+[Feuille1.$K22]+[Feuille1.$O22]+[Feuille1.$S22])" office:value-type="float" office:value="681" calcext:value-type="float">
            <text:p>681,00</text:p>
          </table:table-cell>
          <table:table-cell table:formula="of:=STDEV([$Feuille1.$C22];[$Feuille1.$G22];[$Feuille1.$K22];[$Feuille1.$O22];[$Feuille1.$S22])" office:value-type="float" office:value="42.9266816793472" calcext:value-type="float">
            <text:p>42,93</text:p>
          </table:table-cell>
        </table:table-row>
        <table:table-row table:style-name="ro1">
          <table:table-cell table:formula="of:=[Feuille1.$A23]" office:value-type="float" office:value="20" calcext:value-type="float">
            <text:p>20</text:p>
          </table:table-cell>
          <table:table-cell table:formula="of:=AVERAGE([Feuille1.$B23];[Feuille1.$F23];[Feuille1.$J23];[Feuille1.$N23];[Feuille1.$R23])" office:value-type="float" office:value="36.6" calcext:value-type="float">
            <text:p>36,60</text:p>
          </table:table-cell>
          <table:table-cell table:formula="of:=STDEV([$Feuille1.$B23];[$Feuille1.$F23];[$Feuille1.$J23];[$Feuille1.$N23];[$Feuille1.$R23])" office:value-type="float" office:value="13.2400906341309" calcext:value-type="float">
            <text:p>13,24</text:p>
          </table:table-cell>
          <table:table-cell/>
          <table:table-cell table:formula="of:=[Feuille1.$A23]" office:value-type="float" office:value="20" calcext:value-type="float">
            <text:p>20</text:p>
          </table:table-cell>
          <table:table-cell table:formula="of:=AVERAGE([Feuille1.$C23]+[Feuille1.$G23]+[Feuille1.$K23]+[Feuille1.$O23]+[Feuille1.$S23])" office:value-type="float" office:value="773" calcext:value-type="float">
            <text:p>773,00</text:p>
          </table:table-cell>
          <table:table-cell table:formula="of:=STDEV([$Feuille1.$C23];[$Feuille1.$G23];[$Feuille1.$K23];[$Feuille1.$O23];[$Feuille1.$S23])" office:value-type="float" office:value="47.516312988278" calcext:value-type="float">
            <text:p>47,52</text:p>
          </table:table-cell>
        </table:table-row>
        <table:table-row table:style-name="ro1">
          <table:table-cell table:formula="of:=[Feuille1.$A24]" office:value-type="float" office:value="21" calcext:value-type="float">
            <text:p>21</text:p>
          </table:table-cell>
          <table:table-cell table:formula="of:=AVERAGE([Feuille1.$B24];[Feuille1.$F24];[Feuille1.$J24];[Feuille1.$N24];[Feuille1.$R24])" office:value-type="float" office:value="41.2" calcext:value-type="float">
            <text:p>41,20</text:p>
          </table:table-cell>
          <table:table-cell table:formula="of:=STDEV([$Feuille1.$B24];[$Feuille1.$F24];[$Feuille1.$J24];[$Feuille1.$N24];[$Feuille1.$R24])" office:value-type="float" office:value="18.7936159373336" calcext:value-type="float">
            <text:p>18,79</text:p>
          </table:table-cell>
          <table:table-cell/>
          <table:table-cell table:formula="of:=[Feuille1.$A24]" office:value-type="float" office:value="21" calcext:value-type="float">
            <text:p>21</text:p>
          </table:table-cell>
          <table:table-cell table:formula="of:=AVERAGE([Feuille1.$C24]+[Feuille1.$G24]+[Feuille1.$K24]+[Feuille1.$O24]+[Feuille1.$S24])" office:value-type="float" office:value="883" calcext:value-type="float">
            <text:p>883,00</text:p>
          </table:table-cell>
          <table:table-cell table:formula="of:=STDEV([$Feuille1.$C24];[$Feuille1.$G24];[$Feuille1.$K24];[$Feuille1.$O24];[$Feuille1.$S24])" office:value-type="float" office:value="60.3224667930614" calcext:value-type="float">
            <text:p>60,32</text:p>
          </table:table-cell>
        </table:table-row>
        <table:table-row table:style-name="ro1">
          <table:table-cell table:formula="of:=[Feuille1.$A25]" office:value-type="float" office:value="22" calcext:value-type="float">
            <text:p>22</text:p>
          </table:table-cell>
          <table:table-cell table:formula="of:=AVERAGE([Feuille1.$B25];[Feuille1.$F25];[Feuille1.$J25];[Feuille1.$N25];[Feuille1.$R25])" office:value-type="float" office:value="45.8" calcext:value-type="float">
            <text:p>45,80</text:p>
          </table:table-cell>
          <table:table-cell table:formula="of:=STDEV([$Feuille1.$B25];[$Feuille1.$F25];[$Feuille1.$J25];[$Feuille1.$N25];[$Feuille1.$R25])" office:value-type="float" office:value="19.4602158261413" calcext:value-type="float">
            <text:p>19,46</text:p>
          </table:table-cell>
          <table:table-cell/>
          <table:table-cell table:formula="of:=[Feuille1.$A25]" office:value-type="float" office:value="22" calcext:value-type="float">
            <text:p>22</text:p>
          </table:table-cell>
          <table:table-cell table:formula="of:=AVERAGE([Feuille1.$C25]+[Feuille1.$G25]+[Feuille1.$K25]+[Feuille1.$O25]+[Feuille1.$S25])" office:value-type="float" office:value="993" calcext:value-type="float">
            <text:p>993,00</text:p>
          </table:table-cell>
          <table:table-cell table:formula="of:=STDEV([$Feuille1.$C25];[$Feuille1.$G25];[$Feuille1.$K25];[$Feuille1.$O25];[$Feuille1.$S25])" office:value-type="float" office:value="66.180057419135" calcext:value-type="float">
            <text:p>66,18</text:p>
          </table:table-cell>
        </table:table-row>
        <table:table-row table:style-name="ro1">
          <table:table-cell table:formula="of:=[Feuille1.$A26]" office:value-type="float" office:value="23" calcext:value-type="float">
            <text:p>23</text:p>
          </table:table-cell>
          <table:table-cell table:formula="of:=AVERAGE([Feuille1.$B26];[Feuille1.$F26];[Feuille1.$J26];[Feuille1.$N26];[Feuille1.$R26])" office:value-type="float" office:value="51.2" calcext:value-type="float">
            <text:p>51,20</text:p>
          </table:table-cell>
          <table:table-cell table:formula="of:=STDEV([$Feuille1.$B26];[$Feuille1.$F26];[$Feuille1.$J26];[$Feuille1.$N26];[$Feuille1.$R26])" office:value-type="float" office:value="24.2425246210043" calcext:value-type="float">
            <text:p>24,24</text:p>
          </table:table-cell>
          <table:table-cell/>
          <table:table-cell table:formula="of:=[Feuille1.$A26]" office:value-type="float" office:value="23" calcext:value-type="float">
            <text:p>23</text:p>
          </table:table-cell>
          <table:table-cell table:formula="of:=AVERAGE([Feuille1.$C26]+[Feuille1.$G26]+[Feuille1.$K26]+[Feuille1.$O26]+[Feuille1.$S26])" office:value-type="float" office:value="1107" calcext:value-type="float">
            <text:p>1 107,00</text:p>
          </table:table-cell>
          <table:table-cell table:formula="of:=STDEV([$Feuille1.$C26];[$Feuille1.$G26];[$Feuille1.$K26];[$Feuille1.$O26];[$Feuille1.$S26])" office:value-type="float" office:value="79.3744291318054" calcext:value-type="float">
            <text:p>79,37</text:p>
          </table:table-cell>
        </table:table-row>
        <table:table-row table:style-name="ro1">
          <table:table-cell table:formula="of:=[Feuille1.$A27]" office:value-type="float" office:value="24" calcext:value-type="float">
            <text:p>24</text:p>
          </table:table-cell>
          <table:table-cell table:formula="of:=AVERAGE([Feuille1.$B27];[Feuille1.$F27];[Feuille1.$J27];[Feuille1.$N27];[Feuille1.$R27])" office:value-type="float" office:value="54.8" calcext:value-type="float">
            <text:p>54,80</text:p>
          </table:table-cell>
          <table:table-cell table:formula="of:=STDEV([$Feuille1.$B27];[$Feuille1.$F27];[$Feuille1.$J27];[$Feuille1.$N27];[$Feuille1.$R27])" office:value-type="float" office:value="23.763417262675" calcext:value-type="float">
            <text:p>23,76</text:p>
          </table:table-cell>
          <table:table-cell/>
          <table:table-cell table:formula="of:=[Feuille1.$A27]" office:value-type="float" office:value="24" calcext:value-type="float">
            <text:p>24</text:p>
          </table:table-cell>
          <table:table-cell table:formula="of:=AVERAGE([Feuille1.$C27]+[Feuille1.$G27]+[Feuille1.$K27]+[Feuille1.$O27]+[Feuille1.$S27])" office:value-type="float" office:value="1222" calcext:value-type="float">
            <text:p>1 222,00</text:p>
          </table:table-cell>
          <table:table-cell table:formula="of:=STDEV([$Feuille1.$C27];[$Feuille1.$G27];[$Feuille1.$K27];[$Feuille1.$O27];[$Feuille1.$S27])" office:value-type="float" office:value="85.412528355037" calcext:value-type="float">
            <text:p>85,41</text:p>
          </table:table-cell>
        </table:table-row>
        <table:table-row table:style-name="ro1">
          <table:table-cell table:formula="of:=[Feuille1.$A28]" office:value-type="float" office:value="25" calcext:value-type="float">
            <text:p>25</text:p>
          </table:table-cell>
          <table:table-cell table:formula="of:=AVERAGE([Feuille1.$B28];[Feuille1.$F28];[Feuille1.$J28];[Feuille1.$N28];[Feuille1.$R28])" office:value-type="float" office:value="59.4" calcext:value-type="float">
            <text:p>59,40</text:p>
          </table:table-cell>
          <table:table-cell table:formula="of:=STDEV([$Feuille1.$B28];[$Feuille1.$F28];[$Feuille1.$J28];[$Feuille1.$N28];[$Feuille1.$R28])" office:value-type="float" office:value="25.9769128265851" calcext:value-type="float">
            <text:p>25,98</text:p>
          </table:table-cell>
          <table:table-cell/>
          <table:table-cell table:formula="of:=[Feuille1.$A28]" office:value-type="float" office:value="25" calcext:value-type="float">
            <text:p>25</text:p>
          </table:table-cell>
          <table:table-cell table:formula="of:=AVERAGE([Feuille1.$C28]+[Feuille1.$G28]+[Feuille1.$K28]+[Feuille1.$O28]+[Feuille1.$S28])" office:value-type="float" office:value="1367" calcext:value-type="float">
            <text:p>1 367,00</text:p>
          </table:table-cell>
          <table:table-cell table:formula="of:=STDEV([$Feuille1.$C28];[$Feuille1.$G28];[$Feuille1.$K28];[$Feuille1.$O28];[$Feuille1.$S28])" office:value-type="float" office:value="103.948544963362" calcext:value-type="float">
            <text:p>103,95</text:p>
          </table:table-cell>
        </table:table-row>
        <table:table-row table:style-name="ro1">
          <table:table-cell table:formula="of:=[Feuille1.$A29]" office:value-type="float" office:value="26" calcext:value-type="float">
            <text:p>26</text:p>
          </table:table-cell>
          <table:table-cell table:formula="of:=AVERAGE([Feuille1.$B29];[Feuille1.$F29];[Feuille1.$J29];[Feuille1.$N29];[Feuille1.$R29])" office:value-type="float" office:value="64.4" calcext:value-type="float">
            <text:p>64,40</text:p>
          </table:table-cell>
          <table:table-cell table:formula="of:=STDEV([$Feuille1.$B29];[$Feuille1.$F29];[$Feuille1.$J29];[$Feuille1.$N29];[$Feuille1.$R29])" office:value-type="float" office:value="27.1900717174486" calcext:value-type="float">
            <text:p>27,19</text:p>
          </table:table-cell>
          <table:table-cell/>
          <table:table-cell table:formula="of:=[Feuille1.$A29]" office:value-type="float" office:value="26" calcext:value-type="float">
            <text:p>26</text:p>
          </table:table-cell>
          <table:table-cell table:formula="of:=AVERAGE([Feuille1.$C29]+[Feuille1.$G29]+[Feuille1.$K29]+[Feuille1.$O29]+[Feuille1.$S29])" office:value-type="float" office:value="1539" calcext:value-type="float">
            <text:p>1 539,00</text:p>
          </table:table-cell>
          <table:table-cell table:formula="of:=STDEV([$Feuille1.$C29];[$Feuille1.$G29];[$Feuille1.$K29];[$Feuille1.$O29];[$Feuille1.$S29])" office:value-type="float" office:value="116.424653746533" calcext:value-type="float">
            <text:p>116,42</text:p>
          </table:table-cell>
        </table:table-row>
        <table:table-row table:style-name="ro1">
          <table:table-cell table:formula="of:=[Feuille1.$A30]" office:value-type="float" office:value="27" calcext:value-type="float">
            <text:p>27</text:p>
          </table:table-cell>
          <table:table-cell table:formula="of:=AVERAGE([Feuille1.$B30];[Feuille1.$F30];[Feuille1.$J30];[Feuille1.$N30];[Feuille1.$R30])" office:value-type="float" office:value="69" calcext:value-type="float">
            <text:p>69,00</text:p>
          </table:table-cell>
          <table:table-cell table:formula="of:=STDEV([$Feuille1.$B30];[$Feuille1.$F30];[$Feuille1.$J30];[$Feuille1.$N30];[$Feuille1.$R30])" office:value-type="float" office:value="30.8139578762612" calcext:value-type="float">
            <text:p>30,81</text:p>
          </table:table-cell>
          <table:table-cell/>
          <table:table-cell table:formula="of:=[Feuille1.$A30]" office:value-type="float" office:value="27" calcext:value-type="float">
            <text:p>27</text:p>
          </table:table-cell>
          <table:table-cell table:formula="of:=AVERAGE([Feuille1.$C30]+[Feuille1.$G30]+[Feuille1.$K30]+[Feuille1.$O30]+[Feuille1.$S30])" office:value-type="float" office:value="1704" calcext:value-type="float">
            <text:p>1 704,00</text:p>
          </table:table-cell>
          <table:table-cell table:formula="of:=STDEV([$Feuille1.$C30];[$Feuille1.$G30];[$Feuille1.$K30];[$Feuille1.$O30];[$Feuille1.$S30])" office:value-type="float" office:value="134.56671207992" calcext:value-type="float">
            <text:p>134,57</text:p>
          </table:table-cell>
        </table:table-row>
        <table:table-row table:style-name="ro1">
          <table:table-cell table:formula="of:=[Feuille1.$A31]" office:value-type="float" office:value="28" calcext:value-type="float">
            <text:p>28</text:p>
          </table:table-cell>
          <table:table-cell table:formula="of:=AVERAGE([Feuille1.$B31];[Feuille1.$F31];[Feuille1.$J31];[Feuille1.$N31];[Feuille1.$R31])" office:value-type="float" office:value="76.6" calcext:value-type="float">
            <text:p>76,60</text:p>
          </table:table-cell>
          <table:table-cell table:formula="of:=STDEV([$Feuille1.$B31];[$Feuille1.$F31];[$Feuille1.$J31];[$Feuille1.$N31];[$Feuille1.$R31])" office:value-type="float" office:value="30.1463098902668" calcext:value-type="float">
            <text:p>30,15</text:p>
          </table:table-cell>
          <table:table-cell/>
          <table:table-cell table:formula="of:=[Feuille1.$A31]" office:value-type="float" office:value="28" calcext:value-type="float">
            <text:p>28</text:p>
          </table:table-cell>
          <table:table-cell table:formula="of:=AVERAGE([Feuille1.$C31]+[Feuille1.$G31]+[Feuille1.$K31]+[Feuille1.$O31]+[Feuille1.$S31])" office:value-type="float" office:value="1890" calcext:value-type="float">
            <text:p>1 890,00</text:p>
          </table:table-cell>
          <table:table-cell table:formula="of:=STDEV([$Feuille1.$C31];[$Feuille1.$G31];[$Feuille1.$K31];[$Feuille1.$O31];[$Feuille1.$S31])" office:value-type="float" office:value="148.463800301622" calcext:value-type="float">
            <text:p>148,46</text:p>
          </table:table-cell>
        </table:table-row>
        <table:table-row table:style-name="ro1">
          <table:table-cell table:formula="of:=[Feuille1.$A32]" office:value-type="float" office:value="29" calcext:value-type="float">
            <text:p>29</text:p>
          </table:table-cell>
          <table:table-cell table:formula="of:=AVERAGE([Feuille1.$B32];[Feuille1.$F32];[Feuille1.$J32];[Feuille1.$N32];[Feuille1.$R32])" office:value-type="float" office:value="84.8" calcext:value-type="float">
            <text:p>84,80</text:p>
          </table:table-cell>
          <table:table-cell table:formula="of:=STDEV([$Feuille1.$B32];[$Feuille1.$F32];[$Feuille1.$J32];[$Feuille1.$N32];[$Feuille1.$R32])" office:value-type="float" office:value="37.6124979228979" calcext:value-type="float">
            <text:p>37,61</text:p>
          </table:table-cell>
          <table:table-cell/>
          <table:table-cell table:formula="of:=[Feuille1.$A32]" office:value-type="float" office:value="29" calcext:value-type="float">
            <text:p>29</text:p>
          </table:table-cell>
          <table:table-cell table:formula="of:=AVERAGE([Feuille1.$C32]+[Feuille1.$G32]+[Feuille1.$K32]+[Feuille1.$O32]+[Feuille1.$S32])" office:value-type="float" office:value="2070" calcext:value-type="float">
            <text:p>2 070,00</text:p>
          </table:table-cell>
          <table:table-cell table:formula="of:=STDEV([$Feuille1.$C32];[$Feuille1.$G32];[$Feuille1.$K32];[$Feuille1.$O32];[$Feuille1.$S32])" office:value-type="float" office:value="166.200180505317" calcext:value-type="float">
            <text:p>166,20</text:p>
          </table:table-cell>
        </table:table-row>
        <table:table-row table:style-name="ro1">
          <table:table-cell table:formula="of:=[Feuille1.$A33]" office:value-type="float" office:value="30" calcext:value-type="float">
            <text:p>30</text:p>
          </table:table-cell>
          <table:table-cell table:formula="of:=AVERAGE([Feuille1.$B33];[Feuille1.$F33];[Feuille1.$J33];[Feuille1.$N33];[Feuille1.$R33])" office:value-type="float" office:value="91" calcext:value-type="float">
            <text:p>91,00</text:p>
          </table:table-cell>
          <table:table-cell table:formula="of:=STDEV([$Feuille1.$B33];[$Feuille1.$F33];[$Feuille1.$J33];[$Feuille1.$N33];[$Feuille1.$R33])" office:value-type="float" office:value="38.7620948866286" calcext:value-type="float">
            <text:p>38,76</text:p>
          </table:table-cell>
          <table:table-cell/>
          <table:table-cell table:formula="of:=[Feuille1.$A33]" office:value-type="float" office:value="30" calcext:value-type="float">
            <text:p>30</text:p>
          </table:table-cell>
          <table:table-cell table:formula="of:=AVERAGE([Feuille1.$C33]+[Feuille1.$G33]+[Feuille1.$K33]+[Feuille1.$O33]+[Feuille1.$S33])" office:value-type="float" office:value="2285" calcext:value-type="float">
            <text:p>2 285,00</text:p>
          </table:table-cell>
          <table:table-cell table:formula="of:=STDEV([$Feuille1.$C33];[$Feuille1.$G33];[$Feuille1.$K33];[$Feuille1.$O33];[$Feuille1.$S33])" office:value-type="float" office:value="182.130447756546" calcext:value-type="float">
            <text:p>182,13</text:p>
          </table:table-cell>
        </table:table-row>
        <table:table-row table:style-name="ro1">
          <table:table-cell table:formula="of:=[Feuille1.$A34]" office:value-type="float" office:value="31" calcext:value-type="float">
            <text:p>31</text:p>
          </table:table-cell>
          <table:table-cell table:formula="of:=AVERAGE([Feuille1.$B34];[Feuille1.$F34];[Feuille1.$J34];[Feuille1.$N34];[Feuille1.$R34])" office:value-type="float" office:value="95.8" calcext:value-type="float">
            <text:p>95,80</text:p>
          </table:table-cell>
          <table:table-cell table:formula="of:=STDEV([$Feuille1.$B34];[$Feuille1.$F34];[$Feuille1.$J34];[$Feuille1.$N34];[$Feuille1.$R34])" office:value-type="float" office:value="40.7455519044717" calcext:value-type="float">
            <text:p>40,75</text:p>
          </table:table-cell>
          <table:table-cell/>
          <table:table-cell table:formula="of:=[Feuille1.$A34]" office:value-type="float" office:value="31" calcext:value-type="float">
            <text:p>31</text:p>
          </table:table-cell>
          <table:table-cell table:formula="of:=AVERAGE([Feuille1.$C34]+[Feuille1.$G34]+[Feuille1.$K34]+[Feuille1.$O34]+[Feuille1.$S34])" office:value-type="float" office:value="2511" calcext:value-type="float">
            <text:p>2 511,00</text:p>
          </table:table-cell>
          <table:table-cell table:formula="of:=STDEV([$Feuille1.$C34];[$Feuille1.$G34];[$Feuille1.$K34];[$Feuille1.$O34];[$Feuille1.$S34])" office:value-type="float" office:value="207.38418454646" calcext:value-type="float">
            <text:p>207,38</text:p>
          </table:table-cell>
        </table:table-row>
        <table:table-row table:style-name="ro1">
          <table:table-cell table:formula="of:=[Feuille1.$A35]" office:value-type="float" office:value="32" calcext:value-type="float">
            <text:p>32</text:p>
          </table:table-cell>
          <table:table-cell table:formula="of:=AVERAGE([Feuille1.$B35];[Feuille1.$F35];[Feuille1.$J35];[Feuille1.$N35];[Feuille1.$R35])" office:value-type="float" office:value="99" calcext:value-type="float">
            <text:p>99,00</text:p>
          </table:table-cell>
          <table:table-cell table:formula="of:=STDEV([$Feuille1.$B35];[$Feuille1.$F35];[$Feuille1.$J35];[$Feuille1.$N35];[$Feuille1.$R35])" office:value-type="float" office:value="41.545156155682" calcext:value-type="float">
            <text:p>41,55</text:p>
          </table:table-cell>
          <table:table-cell/>
          <table:table-cell table:formula="of:=[Feuille1.$A35]" office:value-type="float" office:value="32" calcext:value-type="float">
            <text:p>32</text:p>
          </table:table-cell>
          <table:table-cell table:formula="of:=AVERAGE([Feuille1.$C35]+[Feuille1.$G35]+[Feuille1.$K35]+[Feuille1.$O35]+[Feuille1.$S35])" office:value-type="float" office:value="2769" calcext:value-type="float">
            <text:p>2 769,00</text:p>
          </table:table-cell>
          <table:table-cell table:formula="of:=STDEV([$Feuille1.$C35];[$Feuille1.$G35];[$Feuille1.$K35];[$Feuille1.$O35];[$Feuille1.$S35])" office:value-type="float" office:value="231.485852699468" calcext:value-type="float">
            <text:p>231,49</text:p>
          </table:table-cell>
        </table:table-row>
        <table:table-row table:style-name="ro1">
          <table:table-cell table:formula="of:=[Feuille1.$A36]" office:value-type="float" office:value="33" calcext:value-type="float">
            <text:p>33</text:p>
          </table:table-cell>
          <table:table-cell table:formula="of:=AVERAGE([Feuille1.$B36];[Feuille1.$F36];[Feuille1.$J36];[Feuille1.$N36];[Feuille1.$R36])" office:value-type="float" office:value="108.2" calcext:value-type="float">
            <text:p>108,20</text:p>
          </table:table-cell>
          <table:table-cell table:formula="of:=STDEV([$Feuille1.$B36];[$Feuille1.$F36];[$Feuille1.$J36];[$Feuille1.$N36];[$Feuille1.$R36])" office:value-type="float" office:value="48.7616652709893" calcext:value-type="float">
            <text:p>48,76</text:p>
          </table:table-cell>
          <table:table-cell/>
          <table:table-cell table:formula="of:=[Feuille1.$A36]" office:value-type="float" office:value="33" calcext:value-type="float">
            <text:p>33</text:p>
          </table:table-cell>
          <table:table-cell table:formula="of:=AVERAGE([Feuille1.$C36]+[Feuille1.$G36]+[Feuille1.$K36]+[Feuille1.$O36]+[Feuille1.$S36])" office:value-type="float" office:value="3042" calcext:value-type="float">
            <text:p>3 042,00</text:p>
          </table:table-cell>
          <table:table-cell table:formula="of:=STDEV([$Feuille1.$C36];[$Feuille1.$G36];[$Feuille1.$K36];[$Feuille1.$O36];[$Feuille1.$S36])" office:value-type="float" office:value="257.682556646739" calcext:value-type="float">
            <text:p>257,68</text:p>
          </table:table-cell>
        </table:table-row>
        <table:table-row table:style-name="ro1">
          <table:table-cell table:formula="of:=[Feuille1.$A37]" office:value-type="float" office:value="34" calcext:value-type="float">
            <text:p>34</text:p>
          </table:table-cell>
          <table:table-cell table:formula="of:=AVERAGE([Feuille1.$B37];[Feuille1.$F37];[Feuille1.$J37];[Feuille1.$N37];[Feuille1.$R37])" office:value-type="float" office:value="115.8" calcext:value-type="float">
            <text:p>115,80</text:p>
          </table:table-cell>
          <table:table-cell table:formula="of:=STDEV([$Feuille1.$B37];[$Feuille1.$F37];[$Feuille1.$J37];[$Feuille1.$N37];[$Feuille1.$R37])" office:value-type="float" office:value="51.7368340739941" calcext:value-type="float">
            <text:p>51,74</text:p>
          </table:table-cell>
          <table:table-cell/>
          <table:table-cell table:formula="of:=[Feuille1.$A37]" office:value-type="float" office:value="34" calcext:value-type="float">
            <text:p>34</text:p>
          </table:table-cell>
          <table:table-cell table:formula="of:=AVERAGE([Feuille1.$C37]+[Feuille1.$G37]+[Feuille1.$K37]+[Feuille1.$O37]+[Feuille1.$S37])" office:value-type="float" office:value="3353" calcext:value-type="float">
            <text:p>3 353,00</text:p>
          </table:table-cell>
          <table:table-cell table:formula="of:=STDEV([$Feuille1.$C37];[$Feuille1.$G37];[$Feuille1.$K37];[$Feuille1.$O37];[$Feuille1.$S37])" office:value-type="float" office:value="288.050863564059" calcext:value-type="float">
            <text:p>288,05</text:p>
          </table:table-cell>
        </table:table-row>
        <table:table-row table:style-name="ro1">
          <table:table-cell table:formula="of:=[Feuille1.$A38]" office:value-type="float" office:value="35" calcext:value-type="float">
            <text:p>35</text:p>
          </table:table-cell>
          <table:table-cell table:formula="of:=AVERAGE([Feuille1.$B38];[Feuille1.$F38];[Feuille1.$J38];[Feuille1.$N38];[Feuille1.$R38])" office:value-type="float" office:value="127.4" calcext:value-type="float">
            <text:p>127,40</text:p>
          </table:table-cell>
          <table:table-cell table:formula="of:=STDEV([$Feuille1.$B38];[$Feuille1.$F38];[$Feuille1.$J38];[$Feuille1.$N38];[$Feuille1.$R38])" office:value-type="float" office:value="60.4756149203958" calcext:value-type="float">
            <text:p>60,48</text:p>
          </table:table-cell>
          <table:table-cell/>
          <table:table-cell table:formula="of:=[Feuille1.$A38]" office:value-type="float" office:value="35" calcext:value-type="float">
            <text:p>35</text:p>
          </table:table-cell>
          <table:table-cell table:formula="of:=AVERAGE([Feuille1.$C38]+[Feuille1.$G38]+[Feuille1.$K38]+[Feuille1.$O38]+[Feuille1.$S38])" office:value-type="float" office:value="3658" calcext:value-type="float">
            <text:p>3 658,00</text:p>
          </table:table-cell>
          <table:table-cell table:formula="of:=STDEV([$Feuille1.$C38];[$Feuille1.$G38];[$Feuille1.$K38];[$Feuille1.$O38];[$Feuille1.$S38])" office:value-type="float" office:value="328.134576050742" calcext:value-type="float">
            <text:p>328,13</text:p>
          </table:table-cell>
        </table:table-row>
        <table:table-row table:style-name="ro1">
          <table:table-cell table:formula="of:=[Feuille1.$A39]" office:value-type="float" office:value="36" calcext:value-type="float">
            <text:p>36</text:p>
          </table:table-cell>
          <table:table-cell table:formula="of:=AVERAGE([Feuille1.$B39];[Feuille1.$F39];[Feuille1.$J39];[Feuille1.$N39];[Feuille1.$R39])" office:value-type="float" office:value="138.4" calcext:value-type="float">
            <text:p>138,40</text:p>
          </table:table-cell>
          <table:table-cell table:formula="of:=STDEV([$Feuille1.$B39];[$Feuille1.$F39];[$Feuille1.$J39];[$Feuille1.$N39];[$Feuille1.$R39])" office:value-type="float" office:value="67.0097007902587" calcext:value-type="float">
            <text:p>67,01</text:p>
          </table:table-cell>
          <table:table-cell/>
          <table:table-cell table:formula="of:=[Feuille1.$A39]" office:value-type="float" office:value="36" calcext:value-type="float">
            <text:p>36</text:p>
          </table:table-cell>
          <table:table-cell table:formula="of:=AVERAGE([Feuille1.$C39]+[Feuille1.$G39]+[Feuille1.$K39]+[Feuille1.$O39]+[Feuille1.$S39])" office:value-type="float" office:value="3976" calcext:value-type="float">
            <text:p>3 976,00</text:p>
          </table:table-cell>
          <table:table-cell table:formula="of:=STDEV([$Feuille1.$C39];[$Feuille1.$G39];[$Feuille1.$K39];[$Feuille1.$O39];[$Feuille1.$S39])" office:value-type="float" office:value="359.497148806496" calcext:value-type="float">
            <text:p>359,50</text:p>
          </table:table-cell>
        </table:table-row>
        <table:table-row table:style-name="ro1">
          <table:table-cell table:formula="of:=[Feuille1.$A40]" office:value-type="float" office:value="37" calcext:value-type="float">
            <text:p>37</text:p>
          </table:table-cell>
          <table:table-cell table:formula="of:=AVERAGE([Feuille1.$B40];[Feuille1.$F40];[Feuille1.$J40];[Feuille1.$N40];[Feuille1.$R40])" office:value-type="float" office:value="149.4" calcext:value-type="float">
            <text:p>149,40</text:p>
          </table:table-cell>
          <table:table-cell table:formula="of:=STDEV([$Feuille1.$B40];[$Feuille1.$F40];[$Feuille1.$J40];[$Feuille1.$N40];[$Feuille1.$R40])" office:value-type="float" office:value="73.1662490496814" calcext:value-type="float">
            <text:p>73,17</text:p>
          </table:table-cell>
          <table:table-cell/>
          <table:table-cell table:formula="of:=[Feuille1.$A40]" office:value-type="float" office:value="37" calcext:value-type="float">
            <text:p>37</text:p>
          </table:table-cell>
          <table:table-cell table:formula="of:=AVERAGE([Feuille1.$C40]+[Feuille1.$G40]+[Feuille1.$K40]+[Feuille1.$O40]+[Feuille1.$S40])" office:value-type="float" office:value="4334" calcext:value-type="float">
            <text:p>4 334,00</text:p>
          </table:table-cell>
          <table:table-cell table:formula="of:=STDEV([$Feuille1.$C40];[$Feuille1.$G40];[$Feuille1.$K40];[$Feuille1.$O40];[$Feuille1.$S40])" office:value-type="float" office:value="399.781440289566" calcext:value-type="float">
            <text:p>399,78</text:p>
          </table:table-cell>
        </table:table-row>
        <table:table-row table:style-name="ro1">
          <table:table-cell table:formula="of:=[Feuille1.$A41]" office:value-type="float" office:value="38" calcext:value-type="float">
            <text:p>38</text:p>
          </table:table-cell>
          <table:table-cell table:formula="of:=AVERAGE([Feuille1.$B41];[Feuille1.$F41];[Feuille1.$J41];[Feuille1.$N41];[Feuille1.$R41])" office:value-type="float" office:value="159.2" calcext:value-type="float">
            <text:p>159,20</text:p>
          </table:table-cell>
          <table:table-cell table:formula="of:=STDEV([$Feuille1.$B41];[$Feuille1.$F41];[$Feuille1.$J41];[$Feuille1.$N41];[$Feuille1.$R41])" office:value-type="float" office:value="74.4392369654606" calcext:value-type="float">
            <text:p>74,44</text:p>
          </table:table-cell>
          <table:table-cell/>
          <table:table-cell table:formula="of:=[Feuille1.$A41]" office:value-type="float" office:value="38" calcext:value-type="float">
            <text:p>38</text:p>
          </table:table-cell>
          <table:table-cell table:formula="of:=AVERAGE([Feuille1.$C41]+[Feuille1.$G41]+[Feuille1.$K41]+[Feuille1.$O41]+[Feuille1.$S41])" office:value-type="float" office:value="4699" calcext:value-type="float">
            <text:p>4 699,00</text:p>
          </table:table-cell>
          <table:table-cell table:formula="of:=STDEV([$Feuille1.$C41];[$Feuille1.$G41];[$Feuille1.$K41];[$Feuille1.$O41];[$Feuille1.$S41])" office:value-type="float" office:value="432.551962196451" calcext:value-type="float">
            <text:p>432,55</text:p>
          </table:table-cell>
        </table:table-row>
        <table:table-row table:style-name="ro1">
          <table:table-cell table:formula="of:=[Feuille1.$A42]" office:value-type="float" office:value="39" calcext:value-type="float">
            <text:p>39</text:p>
          </table:table-cell>
          <table:table-cell table:formula="of:=AVERAGE([Feuille1.$B42];[Feuille1.$F42];[Feuille1.$J42];[Feuille1.$N42];[Feuille1.$R42])" office:value-type="float" office:value="174.8" calcext:value-type="float">
            <text:p>174,80</text:p>
          </table:table-cell>
          <table:table-cell table:formula="of:=STDEV([$Feuille1.$B42];[$Feuille1.$F42];[$Feuille1.$J42];[$Feuille1.$N42];[$Feuille1.$R42])" office:value-type="float" office:value="80.84367631423" calcext:value-type="float">
            <text:p>80,84</text:p>
          </table:table-cell>
          <table:table-cell/>
          <table:table-cell table:formula="of:=[Feuille1.$A42]" office:value-type="float" office:value="39" calcext:value-type="float">
            <text:p>39</text:p>
          </table:table-cell>
          <table:table-cell table:formula="of:=AVERAGE([Feuille1.$C42]+[Feuille1.$G42]+[Feuille1.$K42]+[Feuille1.$O42]+[Feuille1.$S42])" office:value-type="float" office:value="5138" calcext:value-type="float">
            <text:p>5 138,00</text:p>
          </table:table-cell>
          <table:table-cell table:formula="of:=STDEV([$Feuille1.$C42];[$Feuille1.$G42];[$Feuille1.$K42];[$Feuille1.$O42];[$Feuille1.$S42])" office:value-type="float" office:value="480.123734051963" calcext:value-type="float">
            <text:p>480,12</text:p>
          </table:table-cell>
        </table:table-row>
        <table:table-row table:style-name="ro1">
          <table:table-cell table:formula="of:=[Feuille1.$A43]" office:value-type="float" office:value="40" calcext:value-type="float">
            <text:p>40</text:p>
          </table:table-cell>
          <table:table-cell table:formula="of:=AVERAGE([Feuille1.$B43];[Feuille1.$F43];[Feuille1.$J43];[Feuille1.$N43];[Feuille1.$R43])" office:value-type="float" office:value="186.8" calcext:value-type="float">
            <text:p>186,80</text:p>
          </table:table-cell>
          <table:table-cell table:formula="of:=STDEV([$Feuille1.$B43];[$Feuille1.$F43];[$Feuille1.$J43];[$Feuille1.$N43];[$Feuille1.$R43])" office:value-type="float" office:value="86.0447557960391" calcext:value-type="float">
            <text:p>86,04</text:p>
          </table:table-cell>
          <table:table-cell/>
          <table:table-cell table:formula="of:=[Feuille1.$A43]" office:value-type="float" office:value="40" calcext:value-type="float">
            <text:p>40</text:p>
          </table:table-cell>
          <table:table-cell table:formula="of:=AVERAGE([Feuille1.$C43]+[Feuille1.$G43]+[Feuille1.$K43]+[Feuille1.$O43]+[Feuille1.$S43])" office:value-type="float" office:value="5511" calcext:value-type="float">
            <text:p>5 511,00</text:p>
          </table:table-cell>
          <table:table-cell table:formula="of:=STDEV([$Feuille1.$C43];[$Feuille1.$G43];[$Feuille1.$K43];[$Feuille1.$O43];[$Feuille1.$S43])" office:value-type="float" office:value="518.881200276133" calcext:value-type="float">
            <text:p>518,88</text:p>
          </table:table-cell>
        </table:table-row>
        <table:table-row table:style-name="ro1">
          <table:table-cell table:formula="of:=[Feuille1.$A44]" office:value-type="float" office:value="41" calcext:value-type="float">
            <text:p>41</text:p>
          </table:table-cell>
          <table:table-cell table:formula="of:=AVERAGE([Feuille1.$B44];[Feuille1.$F44];[Feuille1.$J44];[Feuille1.$N44];[Feuille1.$R44])" office:value-type="float" office:value="204.6" calcext:value-type="float">
            <text:p>204,60</text:p>
          </table:table-cell>
          <table:table-cell table:formula="of:=STDEV([$Feuille1.$B44];[$Feuille1.$F44];[$Feuille1.$J44];[$Feuille1.$N44];[$Feuille1.$R44])" office:value-type="float" office:value="97.9836721091836" calcext:value-type="float">
            <text:p>97,98</text:p>
          </table:table-cell>
          <table:table-cell/>
          <table:table-cell table:formula="of:=[Feuille1.$A44]" office:value-type="float" office:value="41" calcext:value-type="float">
            <text:p>41</text:p>
          </table:table-cell>
          <table:table-cell table:formula="of:=AVERAGE([Feuille1.$C44]+[Feuille1.$G44]+[Feuille1.$K44]+[Feuille1.$O44]+[Feuille1.$S44])" office:value-type="float" office:value="6040" calcext:value-type="float">
            <text:p>6 040,00</text:p>
          </table:table-cell>
          <table:table-cell table:formula="of:=STDEV([$Feuille1.$C44];[$Feuille1.$G44];[$Feuille1.$K44];[$Feuille1.$O44];[$Feuille1.$S44])" office:value-type="float" office:value="575.882366460374" calcext:value-type="float">
            <text:p>575,88</text:p>
          </table:table-cell>
        </table:table-row>
        <table:table-row table:style-name="ro1">
          <table:table-cell table:formula="of:=[Feuille1.$A45]" office:value-type="float" office:value="42" calcext:value-type="float">
            <text:p>42</text:p>
          </table:table-cell>
          <table:table-cell table:formula="of:=AVERAGE([Feuille1.$B45];[Feuille1.$F45];[Feuille1.$J45];[Feuille1.$N45];[Feuille1.$R45])" office:value-type="float" office:value="219.6" calcext:value-type="float">
            <text:p>219,60</text:p>
          </table:table-cell>
          <table:table-cell table:formula="of:=STDEV([$Feuille1.$B45];[$Feuille1.$F45];[$Feuille1.$J45];[$Feuille1.$N45];[$Feuille1.$R45])" office:value-type="float" office:value="104.98952328685" calcext:value-type="float">
            <text:p>104,99</text:p>
          </table:table-cell>
          <table:table-cell/>
          <table:table-cell table:formula="of:=[Feuille1.$A45]" office:value-type="float" office:value="42" calcext:value-type="float">
            <text:p>42</text:p>
          </table:table-cell>
          <table:table-cell table:formula="of:=AVERAGE([Feuille1.$C45]+[Feuille1.$G45]+[Feuille1.$K45]+[Feuille1.$O45]+[Feuille1.$S45])" office:value-type="float" office:value="6457" calcext:value-type="float">
            <text:p>6 457,00</text:p>
          </table:table-cell>
          <table:table-cell table:formula="of:=STDEV([$Feuille1.$C45];[$Feuille1.$G45];[$Feuille1.$K45];[$Feuille1.$O45];[$Feuille1.$S45])" office:value-type="float" office:value="627.748596175252" calcext:value-type="float">
            <text:p>627,75</text:p>
          </table:table-cell>
        </table:table-row>
        <table:table-row table:style-name="ro1">
          <table:table-cell table:formula="of:=[Feuille1.$A46]" office:value-type="float" office:value="43" calcext:value-type="float">
            <text:p>43</text:p>
          </table:table-cell>
          <table:table-cell table:formula="of:=AVERAGE([Feuille1.$B46];[Feuille1.$F46];[Feuille1.$J46];[Feuille1.$N46];[Feuille1.$R46])" office:value-type="float" office:value="240.2" calcext:value-type="float">
            <text:p>240,20</text:p>
          </table:table-cell>
          <table:table-cell table:formula="of:=STDEV([$Feuille1.$B46];[$Feuille1.$F46];[$Feuille1.$J46];[$Feuille1.$N46];[$Feuille1.$R46])" office:value-type="float" office:value="117.141794420267" calcext:value-type="float">
            <text:p>117,14</text:p>
          </table:table-cell>
          <table:table-cell/>
          <table:table-cell table:formula="of:=[Feuille1.$A46]" office:value-type="float" office:value="43" calcext:value-type="float">
            <text:p>43</text:p>
          </table:table-cell>
          <table:table-cell table:formula="of:=AVERAGE([Feuille1.$C46]+[Feuille1.$G46]+[Feuille1.$K46]+[Feuille1.$O46]+[Feuille1.$S46])" office:value-type="float" office:value="7113" calcext:value-type="float">
            <text:p>7 113,00</text:p>
          </table:table-cell>
          <table:table-cell table:formula="of:=STDEV([$Feuille1.$C46];[$Feuille1.$G46];[$Feuille1.$K46];[$Feuille1.$O46];[$Feuille1.$S46])" office:value-type="float" office:value="700.802968030245" calcext:value-type="float">
            <text:p>700,80</text:p>
          </table:table-cell>
        </table:table-row>
        <table:table-row table:style-name="ro1">
          <table:table-cell table:formula="of:=[Feuille1.$A47]" office:value-type="float" office:value="44" calcext:value-type="float">
            <text:p>44</text:p>
          </table:table-cell>
          <table:table-cell table:formula="of:=AVERAGE([Feuille1.$B47];[Feuille1.$F47];[Feuille1.$J47];[Feuille1.$N47];[Feuille1.$R47])" office:value-type="float" office:value="256.2" calcext:value-type="float">
            <text:p>256,20</text:p>
          </table:table-cell>
          <table:table-cell table:formula="of:=STDEV([$Feuille1.$B47];[$Feuille1.$F47];[$Feuille1.$J47];[$Feuille1.$N47];[$Feuille1.$R47])" office:value-type="float" office:value="128.657296722728" calcext:value-type="float">
            <text:p>128,66</text:p>
          </table:table-cell>
          <table:table-cell/>
          <table:table-cell table:formula="of:=[Feuille1.$A47]" office:value-type="float" office:value="44" calcext:value-type="float">
            <text:p>44</text:p>
          </table:table-cell>
          <table:table-cell table:formula="of:=AVERAGE([Feuille1.$C47]+[Feuille1.$G47]+[Feuille1.$K47]+[Feuille1.$O47]+[Feuille1.$S47])" office:value-type="float" office:value="7636" calcext:value-type="float">
            <text:p>7 636,00</text:p>
          </table:table-cell>
          <table:table-cell table:formula="of:=STDEV([$Feuille1.$C47];[$Feuille1.$G47];[$Feuille1.$K47];[$Feuille1.$O47];[$Feuille1.$S47])" office:value-type="float" office:value="752.000465425388" calcext:value-type="float">
            <text:p>752,00</text:p>
          </table:table-cell>
        </table:table-row>
        <table:table-row table:style-name="ro1">
          <table:table-cell table:formula="of:=[Feuille1.$A48]" office:value-type="float" office:value="45" calcext:value-type="float">
            <text:p>45</text:p>
          </table:table-cell>
          <table:table-cell table:formula="of:=AVERAGE([Feuille1.$B48];[Feuille1.$F48];[Feuille1.$J48];[Feuille1.$N48];[Feuille1.$R48])" office:value-type="float" office:value="282.2" calcext:value-type="float">
            <text:p>282,20</text:p>
          </table:table-cell>
          <table:table-cell table:formula="of:=STDEV([$Feuille1.$B48];[$Feuille1.$F48];[$Feuille1.$J48];[$Feuille1.$N48];[$Feuille1.$R48])" office:value-type="float" office:value="144.826447860879" calcext:value-type="float">
            <text:p>144,83</text:p>
          </table:table-cell>
          <table:table-cell/>
          <table:table-cell table:formula="of:=[Feuille1.$A48]" office:value-type="float" office:value="45" calcext:value-type="float">
            <text:p>45</text:p>
          </table:table-cell>
          <table:table-cell table:formula="of:=AVERAGE([Feuille1.$C48]+[Feuille1.$G48]+[Feuille1.$K48]+[Feuille1.$O48]+[Feuille1.$S48])" office:value-type="float" office:value="8322" calcext:value-type="float">
            <text:p>8 322,00</text:p>
          </table:table-cell>
          <table:table-cell table:formula="of:=STDEV([$Feuille1.$C48];[$Feuille1.$G48];[$Feuille1.$K48];[$Feuille1.$O48];[$Feuille1.$S48])" office:value-type="float" office:value="819.980060733186" calcext:value-type="float">
            <text:p>819,98</text:p>
          </table:table-cell>
        </table:table-row>
        <table:table-row table:style-name="ro1">
          <table:table-cell table:formula="of:=[Feuille1.$A49]" office:value-type="float" office:value="46" calcext:value-type="float">
            <text:p>46</text:p>
          </table:table-cell>
          <table:table-cell table:formula="of:=AVERAGE([Feuille1.$B49];[Feuille1.$F49];[Feuille1.$J49];[Feuille1.$N49];[Feuille1.$R49])" office:value-type="float" office:value="300.2" calcext:value-type="float">
            <text:p>300,20</text:p>
          </table:table-cell>
          <table:table-cell table:formula="of:=STDEV([$Feuille1.$B49];[$Feuille1.$F49];[$Feuille1.$J49];[$Feuille1.$N49];[$Feuille1.$R49])" office:value-type="float" office:value="154.417291777832" calcext:value-type="float">
            <text:p>154,42</text:p>
          </table:table-cell>
          <table:table-cell/>
          <table:table-cell table:formula="of:=[Feuille1.$A49]" office:value-type="float" office:value="46" calcext:value-type="float">
            <text:p>46</text:p>
          </table:table-cell>
          <table:table-cell table:formula="of:=AVERAGE([Feuille1.$C49]+[Feuille1.$G49]+[Feuille1.$K49]+[Feuille1.$O49]+[Feuille1.$S49])" office:value-type="float" office:value="8912" calcext:value-type="float">
            <text:p>8 912,00</text:p>
          </table:table-cell>
          <table:table-cell table:formula="of:=STDEV([$Feuille1.$C49];[$Feuille1.$G49];[$Feuille1.$K49];[$Feuille1.$O49];[$Feuille1.$S49])" office:value-type="float" office:value="885.699892740199" calcext:value-type="float">
            <text:p>885,70</text:p>
          </table:table-cell>
        </table:table-row>
        <table:table-row table:style-name="ro1">
          <table:table-cell table:formula="of:=[Feuille1.$A50]" office:value-type="float" office:value="47" calcext:value-type="float">
            <text:p>47</text:p>
          </table:table-cell>
          <table:table-cell table:formula="of:=AVERAGE([Feuille1.$B50];[Feuille1.$F50];[Feuille1.$J50];[Feuille1.$N50];[Feuille1.$R50])" office:value-type="float" office:value="329.8" calcext:value-type="float">
            <text:p>329,80</text:p>
          </table:table-cell>
          <table:table-cell table:formula="of:=STDEV([$Feuille1.$B50];[$Feuille1.$F50];[$Feuille1.$J50];[$Feuille1.$N50];[$Feuille1.$R50])" office:value-type="float" office:value="173.207101471042" calcext:value-type="float">
            <text:p>173,21</text:p>
          </table:table-cell>
          <table:table-cell/>
          <table:table-cell table:formula="of:=[Feuille1.$A50]" office:value-type="float" office:value="47" calcext:value-type="float">
            <text:p>47</text:p>
          </table:table-cell>
          <table:table-cell table:formula="of:=AVERAGE([Feuille1.$C50]+[Feuille1.$G50]+[Feuille1.$K50]+[Feuille1.$O50]+[Feuille1.$S50])" office:value-type="float" office:value="9772" calcext:value-type="float">
            <text:p>9 772,00</text:p>
          </table:table-cell>
          <table:table-cell table:formula="of:=STDEV([$Feuille1.$C50];[$Feuille1.$G50];[$Feuille1.$K50];[$Feuille1.$O50];[$Feuille1.$S50])" office:value-type="float" office:value="970.62752897288" calcext:value-type="float">
            <text:p>970,63</text:p>
          </table:table-cell>
        </table:table-row>
        <table:table-row table:style-name="ro1">
          <table:table-cell table:formula="of:=[Feuille1.$A51]" office:value-type="float" office:value="48" calcext:value-type="float">
            <text:p>48</text:p>
          </table:table-cell>
          <table:table-cell table:formula="of:=AVERAGE([Feuille1.$B51];[Feuille1.$F51];[Feuille1.$J51];[Feuille1.$N51];[Feuille1.$R51])" office:value-type="float" office:value="350.6" calcext:value-type="float">
            <text:p>350,60</text:p>
          </table:table-cell>
          <table:table-cell table:formula="of:=STDEV([$Feuille1.$B51];[$Feuille1.$F51];[$Feuille1.$J51];[$Feuille1.$N51];[$Feuille1.$R51])" office:value-type="float" office:value="181.912891241935" calcext:value-type="float">
            <text:p>181,91</text:p>
          </table:table-cell>
          <table:table-cell/>
          <table:table-cell table:formula="of:=[Feuille1.$A51]" office:value-type="float" office:value="48" calcext:value-type="float">
            <text:p>48</text:p>
          </table:table-cell>
          <table:table-cell table:formula="of:=AVERAGE([Feuille1.$C51]+[Feuille1.$G51]+[Feuille1.$K51]+[Feuille1.$O51]+[Feuille1.$S51])" office:value-type="float" office:value="10509" calcext:value-type="float">
            <text:p>10 509,00</text:p>
          </table:table-cell>
          <table:table-cell table:formula="of:=STDEV([$Feuille1.$C51];[$Feuille1.$G51];[$Feuille1.$K51];[$Feuille1.$O51];[$Feuille1.$S51])" office:value-type="float" office:value="1058.34195797011" calcext:value-type="float">
            <text:p>1 058,34</text:p>
          </table:table-cell>
        </table:table-row>
        <table:table-row table:style-name="ro1">
          <table:table-cell table:formula="of:=[Feuille1.$A52]" office:value-type="float" office:value="49" calcext:value-type="float">
            <text:p>49</text:p>
          </table:table-cell>
          <table:table-cell table:formula="of:=AVERAGE([Feuille1.$B52];[Feuille1.$F52];[Feuille1.$J52];[Feuille1.$N52];[Feuille1.$R52])" office:value-type="float" office:value="386.2" calcext:value-type="float">
            <text:p>386,20</text:p>
          </table:table-cell>
          <table:table-cell table:formula="of:=STDEV([$Feuille1.$B52];[$Feuille1.$F52];[$Feuille1.$J52];[$Feuille1.$N52];[$Feuille1.$R52])" office:value-type="float" office:value="194.481875762242" calcext:value-type="float">
            <text:p>194,48</text:p>
          </table:table-cell>
          <table:table-cell/>
          <table:table-cell table:formula="of:=[Feuille1.$A52]" office:value-type="float" office:value="49" calcext:value-type="float">
            <text:p>49</text:p>
          </table:table-cell>
          <table:table-cell table:formula="of:=AVERAGE([Feuille1.$C52]+[Feuille1.$G52]+[Feuille1.$K52]+[Feuille1.$O52]+[Feuille1.$S52])" office:value-type="float" office:value="11430" calcext:value-type="float">
            <text:p>11 430,00</text:p>
          </table:table-cell>
          <table:table-cell table:formula="of:=STDEV([$Feuille1.$C52];[$Feuille1.$G52];[$Feuille1.$K52];[$Feuille1.$O52];[$Feuille1.$S52])" office:value-type="float" office:value="1156.9044904399" calcext:value-type="float">
            <text:p>1 156,90</text:p>
          </table:table-cell>
        </table:table-row>
        <table:table-row table:style-name="ro1">
          <table:table-cell table:formula="of:=[Feuille1.$A53]" office:value-type="float" office:value="50" calcext:value-type="float">
            <text:p>50</text:p>
          </table:table-cell>
          <table:table-cell table:formula="of:=AVERAGE([Feuille1.$B53];[Feuille1.$F53];[Feuille1.$J53];[Feuille1.$N53];[Feuille1.$R53])" office:value-type="float" office:value="415.4" calcext:value-type="float">
            <text:p>415,40</text:p>
          </table:table-cell>
          <table:table-cell table:formula="of:=STDEV([$Feuille1.$B53];[$Feuille1.$F53];[$Feuille1.$J53];[$Feuille1.$N53];[$Feuille1.$R53])" office:value-type="float" office:value="209.096389256247" calcext:value-type="float">
            <text:p>209,10</text:p>
          </table:table-cell>
          <table:table-cell/>
          <table:table-cell table:formula="of:=[Feuille1.$A53]" office:value-type="float" office:value="50" calcext:value-type="float">
            <text:p>50</text:p>
          </table:table-cell>
          <table:table-cell table:formula="of:=AVERAGE([Feuille1.$C53]+[Feuille1.$G53]+[Feuille1.$K53]+[Feuille1.$O53]+[Feuille1.$S53])" office:value-type="float" office:value="12370" calcext:value-type="float">
            <text:p>12 370,00</text:p>
          </table:table-cell>
          <table:table-cell table:formula="of:=STDEV([$Feuille1.$C53];[$Feuille1.$G53];[$Feuille1.$K53];[$Feuille1.$O53];[$Feuille1.$S53])" office:value-type="float" office:value="1259.58902027606" calcext:value-type="float">
            <text:p>1 259,59</text:p>
          </table:table-cell>
        </table:table-row>
        <table:table-row table:style-name="ro1">
          <table:table-cell table:formula="of:=[Feuille1.$A54]" office:value-type="float" office:value="51" calcext:value-type="float">
            <text:p>51</text:p>
          </table:table-cell>
          <table:table-cell table:formula="of:=AVERAGE([Feuille1.$B54];[Feuille1.$F54];[Feuille1.$J54];[Feuille1.$N54];[Feuille1.$R54])" office:value-type="float" office:value="455.8" calcext:value-type="float">
            <text:p>455,80</text:p>
          </table:table-cell>
          <table:table-cell table:formula="of:=STDEV([$Feuille1.$B54];[$Feuille1.$F54];[$Feuille1.$J54];[$Feuille1.$N54];[$Feuille1.$R54])" office:value-type="float" office:value="231.376749047954" calcext:value-type="float">
            <text:p>231,38</text:p>
          </table:table-cell>
          <table:table-cell/>
          <table:table-cell table:formula="of:=[Feuille1.$A54]" office:value-type="float" office:value="51" calcext:value-type="float">
            <text:p>51</text:p>
          </table:table-cell>
          <table:table-cell table:formula="of:=AVERAGE([Feuille1.$C54]+[Feuille1.$G54]+[Feuille1.$K54]+[Feuille1.$O54]+[Feuille1.$S54])" office:value-type="float" office:value="13390" calcext:value-type="float">
            <text:p>13 390,00</text:p>
          </table:table-cell>
          <table:table-cell table:formula="of:=STDEV([$Feuille1.$C54];[$Feuille1.$G54];[$Feuille1.$K54];[$Feuille1.$O54];[$Feuille1.$S54])" office:value-type="float" office:value="1378.82794430632" calcext:value-type="float">
            <text:p>1 378,83</text:p>
          </table:table-cell>
        </table:table-row>
        <table:table-row table:style-name="ro1">
          <table:table-cell table:formula="of:=[Feuille1.$A55]" office:value-type="float" office:value="52" calcext:value-type="float">
            <text:p>52</text:p>
          </table:table-cell>
          <table:table-cell table:formula="of:=AVERAGE([Feuille1.$B55];[Feuille1.$F55];[Feuille1.$J55];[Feuille1.$N55];[Feuille1.$R55])" office:value-type="float" office:value="496" calcext:value-type="float">
            <text:p>496,00</text:p>
          </table:table-cell>
          <table:table-cell table:formula="of:=STDEV([$Feuille1.$B55];[$Feuille1.$F55];[$Feuille1.$J55];[$Feuille1.$N55];[$Feuille1.$R55])" office:value-type="float" office:value="253.9606268696" calcext:value-type="float">
            <text:p>253,96</text:p>
          </table:table-cell>
          <table:table-cell/>
          <table:table-cell table:formula="of:=[Feuille1.$A55]" office:value-type="float" office:value="52" calcext:value-type="float">
            <text:p>52</text:p>
          </table:table-cell>
          <table:table-cell table:formula="of:=AVERAGE([Feuille1.$C55]+[Feuille1.$G55]+[Feuille1.$K55]+[Feuille1.$O55]+[Feuille1.$S55])" office:value-type="float" office:value="14466" calcext:value-type="float">
            <text:p>14 466,00</text:p>
          </table:table-cell>
          <table:table-cell table:formula="of:=STDEV([$Feuille1.$C55];[$Feuille1.$G55];[$Feuille1.$K55];[$Feuille1.$O55];[$Feuille1.$S55])" office:value-type="float" office:value="1506.97534817262" calcext:value-type="float">
            <text:p>1 506,98</text:p>
          </table:table-cell>
        </table:table-row>
        <table:table-row table:style-name="ro1">
          <table:table-cell table:formula="of:=[Feuille1.$A56]" office:value-type="float" office:value="53" calcext:value-type="float">
            <text:p>53</text:p>
          </table:table-cell>
          <table:table-cell table:formula="of:=AVERAGE([Feuille1.$B56];[Feuille1.$F56];[Feuille1.$J56];[Feuille1.$N56];[Feuille1.$R56])" office:value-type="float" office:value="536.2" calcext:value-type="float">
            <text:p>536,20</text:p>
          </table:table-cell>
          <table:table-cell table:formula="of:=STDEV([$Feuille1.$B56];[$Feuille1.$F56];[$Feuille1.$J56];[$Feuille1.$N56];[$Feuille1.$R56])" office:value-type="float" office:value="276.800830923608" calcext:value-type="float">
            <text:p>276,80</text:p>
          </table:table-cell>
          <table:table-cell/>
          <table:table-cell table:formula="of:=[Feuille1.$A56]" office:value-type="float" office:value="53" calcext:value-type="float">
            <text:p>53</text:p>
          </table:table-cell>
          <table:table-cell table:formula="of:=AVERAGE([Feuille1.$C56]+[Feuille1.$G56]+[Feuille1.$K56]+[Feuille1.$O56]+[Feuille1.$S56])" office:value-type="float" office:value="15702" calcext:value-type="float">
            <text:p>15 702,00</text:p>
          </table:table-cell>
          <table:table-cell table:formula="of:=STDEV([$Feuille1.$C56];[$Feuille1.$G56];[$Feuille1.$K56];[$Feuille1.$O56];[$Feuille1.$S56])" office:value-type="float" office:value="1650.83169947757" calcext:value-type="float">
            <text:p>1 650,83</text:p>
          </table:table-cell>
        </table:table-row>
        <table:table-row table:style-name="ro1">
          <table:table-cell table:formula="of:=[Feuille1.$A57]" office:value-type="float" office:value="54" calcext:value-type="float">
            <text:p>54</text:p>
          </table:table-cell>
          <table:table-cell table:formula="of:=AVERAGE([Feuille1.$B57];[Feuille1.$F57];[Feuille1.$J57];[Feuille1.$N57];[Feuille1.$R57])" office:value-type="float" office:value="582.6" calcext:value-type="float">
            <text:p>582,60</text:p>
          </table:table-cell>
          <table:table-cell table:formula="of:=STDEV([$Feuille1.$B57];[$Feuille1.$F57];[$Feuille1.$J57];[$Feuille1.$N57];[$Feuille1.$R57])" office:value-type="float" office:value="300.006333266483" calcext:value-type="float">
            <text:p>300,01</text:p>
          </table:table-cell>
          <table:table-cell/>
          <table:table-cell table:formula="of:=[Feuille1.$A57]" office:value-type="float" office:value="54" calcext:value-type="float">
            <text:p>54</text:p>
          </table:table-cell>
          <table:table-cell table:formula="of:=AVERAGE([Feuille1.$C57]+[Feuille1.$G57]+[Feuille1.$K57]+[Feuille1.$O57]+[Feuille1.$S57])" office:value-type="float" office:value="16994" calcext:value-type="float">
            <text:p>16 994,00</text:p>
          </table:table-cell>
          <table:table-cell table:formula="of:=STDEV([$Feuille1.$C57];[$Feuille1.$G57];[$Feuille1.$K57];[$Feuille1.$O57];[$Feuille1.$S57])" office:value-type="float" office:value="1809.39180389434" calcext:value-type="float">
            <text:p>1 809,39</text:p>
          </table:table-cell>
        </table:table-row>
        <table:table-row table:style-name="ro1">
          <table:table-cell table:formula="of:=[Feuille1.$A58]" office:value-type="float" office:value="55" calcext:value-type="float">
            <text:p>55</text:p>
          </table:table-cell>
          <table:table-cell table:formula="of:=AVERAGE([Feuille1.$B58];[Feuille1.$F58];[Feuille1.$J58];[Feuille1.$N58];[Feuille1.$R58])" office:value-type="float" office:value="629.2" calcext:value-type="float">
            <text:p>629,20</text:p>
          </table:table-cell>
          <table:table-cell table:formula="of:=STDEV([$Feuille1.$B58];[$Feuille1.$F58];[$Feuille1.$J58];[$Feuille1.$N58];[$Feuille1.$R58])" office:value-type="float" office:value="319.954996835492" calcext:value-type="float">
            <text:p>319,95</text:p>
          </table:table-cell>
          <table:table-cell/>
          <table:table-cell table:formula="of:=[Feuille1.$A58]" office:value-type="float" office:value="55" calcext:value-type="float">
            <text:p>55</text:p>
          </table:table-cell>
          <table:table-cell table:formula="of:=AVERAGE([Feuille1.$C58]+[Feuille1.$G58]+[Feuille1.$K58]+[Feuille1.$O58]+[Feuille1.$S58])" office:value-type="float" office:value="18438" calcext:value-type="float">
            <text:p>18 438,00</text:p>
          </table:table-cell>
          <table:table-cell table:formula="of:=STDEV([$Feuille1.$C58];[$Feuille1.$G58];[$Feuille1.$K58];[$Feuille1.$O58];[$Feuille1.$S58])" office:value-type="float" office:value="1956.75887630541" calcext:value-type="float">
            <text:p>1 956,76</text:p>
          </table:table-cell>
        </table:table-row>
        <table:table-row table:style-name="ro1">
          <table:table-cell table:formula="of:=[Feuille1.$A59]" office:value-type="float" office:value="56" calcext:value-type="float">
            <text:p>56</text:p>
          </table:table-cell>
          <table:table-cell table:formula="of:=AVERAGE([Feuille1.$B59];[Feuille1.$F59];[Feuille1.$J59];[Feuille1.$N59];[Feuille1.$R59])" office:value-type="float" office:value="679.2" calcext:value-type="float">
            <text:p>679,20</text:p>
          </table:table-cell>
          <table:table-cell table:formula="of:=STDEV([$Feuille1.$B59];[$Feuille1.$F59];[$Feuille1.$J59];[$Feuille1.$N59];[$Feuille1.$R59])" office:value-type="float" office:value="351.215318572525" calcext:value-type="float">
            <text:p>351,22</text:p>
          </table:table-cell>
          <table:table-cell/>
          <table:table-cell table:formula="of:=[Feuille1.$A59]" office:value-type="float" office:value="56" calcext:value-type="float">
            <text:p>56</text:p>
          </table:table-cell>
          <table:table-cell table:formula="of:=AVERAGE([Feuille1.$C59]+[Feuille1.$G59]+[Feuille1.$K59]+[Feuille1.$O59]+[Feuille1.$S59])" office:value-type="float" office:value="20002" calcext:value-type="float">
            <text:p>20 002,00</text:p>
          </table:table-cell>
          <table:table-cell table:formula="of:=STDEV([$Feuille1.$C59];[$Feuille1.$G59];[$Feuille1.$K59];[$Feuille1.$O59];[$Feuille1.$S59])" office:value-type="float" office:value="2123.35260849441" calcext:value-type="float">
            <text:p>2 123,35</text:p>
          </table:table-cell>
        </table:table-row>
        <table:table-row table:style-name="ro1">
          <table:table-cell table:formula="of:=[Feuille1.$A60]" office:value-type="float" office:value="57" calcext:value-type="float">
            <text:p>57</text:p>
          </table:table-cell>
          <table:table-cell table:formula="of:=AVERAGE([Feuille1.$B60];[Feuille1.$F60];[Feuille1.$J60];[Feuille1.$N60];[Feuille1.$R60])" office:value-type="float" office:value="737.8" calcext:value-type="float">
            <text:p>737,80</text:p>
          </table:table-cell>
          <table:table-cell table:formula="of:=STDEV([$Feuille1.$B60];[$Feuille1.$F60];[$Feuille1.$J60];[$Feuille1.$N60];[$Feuille1.$R60])" office:value-type="float" office:value="377.20776768248" calcext:value-type="float">
            <text:p>377,21</text:p>
          </table:table-cell>
          <table:table-cell/>
          <table:table-cell table:formula="of:=[Feuille1.$A60]" office:value-type="float" office:value="57" calcext:value-type="float">
            <text:p>57</text:p>
          </table:table-cell>
          <table:table-cell table:formula="of:=AVERAGE([Feuille1.$C60]+[Feuille1.$G60]+[Feuille1.$K60]+[Feuille1.$O60]+[Feuille1.$S60])" office:value-type="float" office:value="21757" calcext:value-type="float">
            <text:p>21 757,00</text:p>
          </table:table-cell>
          <table:table-cell table:formula="of:=STDEV([$Feuille1.$C60];[$Feuille1.$G60];[$Feuille1.$K60];[$Feuille1.$O60];[$Feuille1.$S60])" office:value-type="float" office:value="2295.82061581475" calcext:value-type="float">
            <text:p>2 295,82</text:p>
          </table:table-cell>
        </table:table-row>
        <table:table-row table:style-name="ro1">
          <table:table-cell table:formula="of:=[Feuille1.$A61]" office:value-type="float" office:value="58" calcext:value-type="float">
            <text:p>58</text:p>
          </table:table-cell>
          <table:table-cell table:formula="of:=AVERAGE([Feuille1.$B61];[Feuille1.$F61];[Feuille1.$J61];[Feuille1.$N61];[Feuille1.$R61])" office:value-type="float" office:value="794.2" calcext:value-type="float">
            <text:p>794,20</text:p>
          </table:table-cell>
          <table:table-cell table:formula="of:=STDEV([$Feuille1.$B61];[$Feuille1.$F61];[$Feuille1.$J61];[$Feuille1.$N61];[$Feuille1.$R61])" office:value-type="float" office:value="403.416905942227" calcext:value-type="float">
            <text:p>403,42</text:p>
          </table:table-cell>
          <table:table-cell/>
          <table:table-cell table:formula="of:=[Feuille1.$A61]" office:value-type="float" office:value="58" calcext:value-type="float">
            <text:p>58</text:p>
          </table:table-cell>
          <table:table-cell table:formula="of:=AVERAGE([Feuille1.$C61]+[Feuille1.$G61]+[Feuille1.$K61]+[Feuille1.$O61]+[Feuille1.$S61])" office:value-type="float" office:value="23538" calcext:value-type="float">
            <text:p>23 538,00</text:p>
          </table:table-cell>
          <table:table-cell table:formula="of:=STDEV([$Feuille1.$C61];[$Feuille1.$G61];[$Feuille1.$K61];[$Feuille1.$O61];[$Feuille1.$S61])" office:value-type="float" office:value="2488.28551416432" calcext:value-type="float">
            <text:p>2 488,29</text:p>
          </table:table-cell>
        </table:table-row>
        <table:table-row table:style-name="ro1">
          <table:table-cell table:formula="of:=[Feuille1.$A62]" office:value-type="float" office:value="59" calcext:value-type="float">
            <text:p>59</text:p>
          </table:table-cell>
          <table:table-cell table:formula="of:=AVERAGE([Feuille1.$B62];[Feuille1.$F62];[Feuille1.$J62];[Feuille1.$N62];[Feuille1.$R62])" office:value-type="float" office:value="857" calcext:value-type="float">
            <text:p>857,00</text:p>
          </table:table-cell>
          <table:table-cell table:formula="of:=STDEV([$Feuille1.$B62];[$Feuille1.$F62];[$Feuille1.$J62];[$Feuille1.$N62];[$Feuille1.$R62])" office:value-type="float" office:value="434.663663077557" calcext:value-type="float">
            <text:p>434,66</text:p>
          </table:table-cell>
          <table:table-cell/>
          <table:table-cell table:formula="of:=[Feuille1.$A62]" office:value-type="float" office:value="59" calcext:value-type="float">
            <text:p>59</text:p>
          </table:table-cell>
          <table:table-cell table:formula="of:=AVERAGE([Feuille1.$C62]+[Feuille1.$G62]+[Feuille1.$K62]+[Feuille1.$O62]+[Feuille1.$S62])" office:value-type="float" office:value="25543" calcext:value-type="float">
            <text:p>25 543,00</text:p>
          </table:table-cell>
          <table:table-cell table:formula="of:=STDEV([$Feuille1.$C62];[$Feuille1.$G62];[$Feuille1.$K62];[$Feuille1.$O62];[$Feuille1.$S62])" office:value-type="float" office:value="2700.70496352341" calcext:value-type="float">
            <text:p>2 700,70</text:p>
          </table:table-cell>
        </table:table-row>
        <table:table-row table:style-name="ro1">
          <table:table-cell table:formula="of:=[Feuille1.$A63]" office:value-type="float" office:value="60" calcext:value-type="float">
            <text:p>60</text:p>
          </table:table-cell>
          <table:table-cell table:formula="of:=AVERAGE([Feuille1.$B63];[Feuille1.$F63];[Feuille1.$J63];[Feuille1.$N63];[Feuille1.$R63])" office:value-type="float" office:value="913.2" calcext:value-type="float">
            <text:p>913,20</text:p>
          </table:table-cell>
          <table:table-cell table:formula="of:=STDEV([$Feuille1.$B63];[$Feuille1.$F63];[$Feuille1.$J63];[$Feuille1.$N63];[$Feuille1.$R63])" office:value-type="float" office:value="468.903188302234" calcext:value-type="float">
            <text:p>468,90</text:p>
          </table:table-cell>
          <table:table-cell/>
          <table:table-cell table:formula="of:=[Feuille1.$A63]" office:value-type="float" office:value="60" calcext:value-type="float">
            <text:p>60</text:p>
          </table:table-cell>
          <table:table-cell table:formula="of:=AVERAGE([Feuille1.$C63]+[Feuille1.$G63]+[Feuille1.$K63]+[Feuille1.$O63]+[Feuille1.$S63])" office:value-type="float" office:value="27696" calcext:value-type="float">
            <text:p>27 696,00</text:p>
          </table:table-cell>
          <table:table-cell table:formula="of:=STDEV([$Feuille1.$C63];[$Feuille1.$G63];[$Feuille1.$K63];[$Feuille1.$O63];[$Feuille1.$S63])" office:value-type="float" office:value="2923.76310599884" calcext:value-type="float">
            <text:p>2 923,76</text:p>
          </table:table-cell>
        </table:table-row>
        <table:table-row table:style-name="ro1">
          <table:table-cell table:formula="of:=[Feuille1.$A64]" office:value-type="float" office:value="61" calcext:value-type="float">
            <text:p>61</text:p>
          </table:table-cell>
          <table:table-cell table:formula="of:=AVERAGE([Feuille1.$B64];[Feuille1.$F64];[Feuille1.$J64];[Feuille1.$N64];[Feuille1.$R64])" office:value-type="float" office:value="980.8" calcext:value-type="float">
            <text:p>980,80</text:p>
          </table:table-cell>
          <table:table-cell table:formula="of:=STDEV([$Feuille1.$B64];[$Feuille1.$F64];[$Feuille1.$J64];[$Feuille1.$N64];[$Feuille1.$R64])" office:value-type="float" office:value="508.092216039569" calcext:value-type="float">
            <text:p>508,09</text:p>
          </table:table-cell>
          <table:table-cell/>
          <table:table-cell table:formula="of:=[Feuille1.$A64]" office:value-type="float" office:value="61" calcext:value-type="float">
            <text:p>61</text:p>
          </table:table-cell>
          <table:table-cell table:formula="of:=AVERAGE([Feuille1.$C64]+[Feuille1.$G64]+[Feuille1.$K64]+[Feuille1.$O64]+[Feuille1.$S64])" office:value-type="float" office:value="30119" calcext:value-type="float">
            <text:p>30 119,00</text:p>
          </table:table-cell>
          <table:table-cell table:formula="of:=STDEV([$Feuille1.$C64];[$Feuille1.$G64];[$Feuille1.$K64];[$Feuille1.$O64];[$Feuille1.$S64])" office:value-type="float" office:value="3202.37274532494" calcext:value-type="float">
            <text:p>3 202,37</text:p>
          </table:table-cell>
        </table:table-row>
        <table:table-row table:style-name="ro1">
          <table:table-cell table:formula="of:=[Feuille1.$A65]" office:value-type="float" office:value="62" calcext:value-type="float">
            <text:p>62</text:p>
          </table:table-cell>
          <table:table-cell table:formula="of:=AVERAGE([Feuille1.$B65];[Feuille1.$F65];[Feuille1.$J65];[Feuille1.$N65];[Feuille1.$R65])" office:value-type="float" office:value="1060.8" calcext:value-type="float">
            <text:p>1 060,80</text:p>
          </table:table-cell>
          <table:table-cell table:formula="of:=STDEV([$Feuille1.$B65];[$Feuille1.$F65];[$Feuille1.$J65];[$Feuille1.$N65];[$Feuille1.$R65])" office:value-type="float" office:value="554.401208512391" calcext:value-type="float">
            <text:p>554,40</text:p>
          </table:table-cell>
          <table:table-cell/>
          <table:table-cell table:formula="of:=[Feuille1.$A65]" office:value-type="float" office:value="62" calcext:value-type="float">
            <text:p>62</text:p>
          </table:table-cell>
          <table:table-cell table:formula="of:=AVERAGE([Feuille1.$C65]+[Feuille1.$G65]+[Feuille1.$K65]+[Feuille1.$O65]+[Feuille1.$S65])" office:value-type="float" office:value="32625" calcext:value-type="float">
            <text:p>32 625,00</text:p>
          </table:table-cell>
          <table:table-cell table:formula="of:=STDEV([$Feuille1.$C65];[$Feuille1.$G65];[$Feuille1.$K65];[$Feuille1.$O65];[$Feuille1.$S65])" office:value-type="float" office:value="3447.03532038765" calcext:value-type="float">
            <text:p>3 447,04</text:p>
          </table:table-cell>
        </table:table-row>
        <table:table-row table:style-name="ro1">
          <table:table-cell table:formula="of:=[Feuille1.$A66]" office:value-type="float" office:value="63" calcext:value-type="float">
            <text:p>63</text:p>
          </table:table-cell>
          <table:table-cell table:formula="of:=AVERAGE([Feuille1.$B66];[Feuille1.$F66];[Feuille1.$J66];[Feuille1.$N66];[Feuille1.$R66])" office:value-type="float" office:value="1148.2" calcext:value-type="float">
            <text:p>1 148,20</text:p>
          </table:table-cell>
          <table:table-cell table:formula="of:=STDEV([$Feuille1.$B66];[$Feuille1.$F66];[$Feuille1.$J66];[$Feuille1.$N66];[$Feuille1.$R66])" office:value-type="float" office:value="613.494661753466" calcext:value-type="float">
            <text:p>613,49</text:p>
          </table:table-cell>
          <table:table-cell/>
          <table:table-cell table:formula="of:=[Feuille1.$A66]" office:value-type="float" office:value="63" calcext:value-type="float">
            <text:p>63</text:p>
          </table:table-cell>
          <table:table-cell table:formula="of:=AVERAGE([Feuille1.$C66]+[Feuille1.$G66]+[Feuille1.$K66]+[Feuille1.$O66]+[Feuille1.$S66])" office:value-type="float" office:value="35395" calcext:value-type="float">
            <text:p>35 395,00</text:p>
          </table:table-cell>
          <table:table-cell table:formula="of:=STDEV([$Feuille1.$C66];[$Feuille1.$G66];[$Feuille1.$K66];[$Feuille1.$O66];[$Feuille1.$S66])" office:value-type="float" office:value="3755.02017304834" calcext:value-type="float">
            <text:p>3 755,02</text:p>
          </table:table-cell>
        </table:table-row>
        <table:table-row table:style-name="ro1">
          <table:table-cell table:formula="of:=[Feuille1.$A67]" office:value-type="float" office:value="64" calcext:value-type="float">
            <text:p>64</text:p>
          </table:table-cell>
          <table:table-cell table:formula="of:=AVERAGE([Feuille1.$B67];[Feuille1.$F67];[Feuille1.$J67];[Feuille1.$N67];[Feuille1.$R67])" office:value-type="float" office:value="1245" calcext:value-type="float">
            <text:p>1 245,00</text:p>
          </table:table-cell>
          <table:table-cell table:formula="of:=STDEV([$Feuille1.$B67];[$Feuille1.$F67];[$Feuille1.$J67];[$Feuille1.$N67];[$Feuille1.$R67])" office:value-type="float" office:value="658.126507595614" calcext:value-type="float">
            <text:p>658,13</text:p>
          </table:table-cell>
          <table:table-cell/>
          <table:table-cell table:formula="of:=[Feuille1.$A67]" office:value-type="float" office:value="64" calcext:value-type="float">
            <text:p>64</text:p>
          </table:table-cell>
          <table:table-cell table:formula="of:=AVERAGE([Feuille1.$C67]+[Feuille1.$G67]+[Feuille1.$K67]+[Feuille1.$O67]+[Feuille1.$S67])" office:value-type="float" office:value="38318" calcext:value-type="float">
            <text:p>38 318,00</text:p>
          </table:table-cell>
          <table:table-cell table:formula="of:=STDEV([$Feuille1.$C67];[$Feuille1.$G67];[$Feuille1.$K67];[$Feuille1.$O67];[$Feuille1.$S67])" office:value-type="float" office:value="4038.83210841946" calcext:value-type="float">
            <text:p>4 038,83</text:p>
          </table:table-cell>
        </table:table-row>
        <table:table-row table:style-name="ro1">
          <table:table-cell table:formula="of:=[Feuille1.$A68]" office:value-type="float" office:value="65" calcext:value-type="float">
            <text:p>65</text:p>
          </table:table-cell>
          <table:table-cell table:formula="of:=AVERAGE([Feuille1.$B68];[Feuille1.$F68];[Feuille1.$J68];[Feuille1.$N68];[Feuille1.$R68])" office:value-type="float" office:value="1356.4" calcext:value-type="float">
            <text:p>1 356,40</text:p>
          </table:table-cell>
          <table:table-cell table:formula="of:=STDEV([$Feuille1.$B68];[$Feuille1.$F68];[$Feuille1.$J68];[$Feuille1.$N68];[$Feuille1.$R68])" office:value-type="float" office:value="716.609238009112" calcext:value-type="float">
            <text:p>716,61</text:p>
          </table:table-cell>
          <table:table-cell/>
          <table:table-cell table:formula="of:=[Feuille1.$A68]" office:value-type="float" office:value="65" calcext:value-type="float">
            <text:p>65</text:p>
          </table:table-cell>
          <table:table-cell table:formula="of:=AVERAGE([Feuille1.$C68]+[Feuille1.$G68]+[Feuille1.$K68]+[Feuille1.$O68]+[Feuille1.$S68])" office:value-type="float" office:value="41507" calcext:value-type="float">
            <text:p>41 507,00</text:p>
          </table:table-cell>
          <table:table-cell table:formula="of:=STDEV([$Feuille1.$C68];[$Feuille1.$G68];[$Feuille1.$K68];[$Feuille1.$O68];[$Feuille1.$S68])" office:value-type="float" office:value="4373.10956871652" calcext:value-type="float">
            <text:p>4 373,11</text:p>
          </table:table-cell>
        </table:table-row>
        <table:table-row table:style-name="ro1">
          <table:table-cell table:formula="of:=[Feuille1.$A69]" office:value-type="float" office:value="66" calcext:value-type="float">
            <text:p>66</text:p>
          </table:table-cell>
          <table:table-cell table:formula="of:=AVERAGE([Feuille1.$B69];[Feuille1.$F69];[Feuille1.$J69];[Feuille1.$N69];[Feuille1.$R69])" office:value-type="float" office:value="1464.4" calcext:value-type="float">
            <text:p>1 464,40</text:p>
          </table:table-cell>
          <table:table-cell table:formula="of:=STDEV([$Feuille1.$B69];[$Feuille1.$F69];[$Feuille1.$J69];[$Feuille1.$N69];[$Feuille1.$R69])" office:value-type="float" office:value="766.860026341183" calcext:value-type="float">
            <text:p>766,86</text:p>
          </table:table-cell>
          <table:table-cell/>
          <table:table-cell table:formula="of:=[Feuille1.$A69]" office:value-type="float" office:value="66" calcext:value-type="float">
            <text:p>66</text:p>
          </table:table-cell>
          <table:table-cell table:formula="of:=AVERAGE([Feuille1.$C69]+[Feuille1.$G69]+[Feuille1.$K69]+[Feuille1.$O69]+[Feuille1.$S69])" office:value-type="float" office:value="44972" calcext:value-type="float">
            <text:p>44 972,00</text:p>
          </table:table-cell>
          <table:table-cell table:formula="of:=STDEV([$Feuille1.$C69];[$Feuille1.$G69];[$Feuille1.$K69];[$Feuille1.$O69];[$Feuille1.$S69])" office:value-type="float" office:value="4733.54600695927" calcext:value-type="float">
            <text:p>4 733,55</text:p>
          </table:table-cell>
        </table:table-row>
        <table:table-row table:style-name="ro1">
          <table:table-cell table:formula="of:=[Feuille1.$A70]" office:value-type="float" office:value="67" calcext:value-type="float">
            <text:p>67</text:p>
          </table:table-cell>
          <table:table-cell table:formula="of:=AVERAGE([Feuille1.$B70];[Feuille1.$F70];[Feuille1.$J70];[Feuille1.$N70];[Feuille1.$R70])" office:value-type="float" office:value="1590" calcext:value-type="float">
            <text:p>1 590,00</text:p>
          </table:table-cell>
          <table:table-cell table:formula="of:=STDEV([$Feuille1.$B70];[$Feuille1.$F70];[$Feuille1.$J70];[$Feuille1.$N70];[$Feuille1.$R70])" office:value-type="float" office:value="828.678164307471" calcext:value-type="float">
            <text:p>828,68</text:p>
          </table:table-cell>
          <table:table-cell/>
          <table:table-cell table:formula="of:=[Feuille1.$A70]" office:value-type="float" office:value="67" calcext:value-type="float">
            <text:p>67</text:p>
          </table:table-cell>
          <table:table-cell table:formula="of:=AVERAGE([Feuille1.$C70]+[Feuille1.$G70]+[Feuille1.$K70]+[Feuille1.$O70]+[Feuille1.$S70])" office:value-type="float" office:value="48790" calcext:value-type="float">
            <text:p>48 790,00</text:p>
          </table:table-cell>
          <table:table-cell table:formula="of:=STDEV([$Feuille1.$C70];[$Feuille1.$G70];[$Feuille1.$K70];[$Feuille1.$O70];[$Feuille1.$S70])" office:value-type="float" office:value="5148.6369069881" calcext:value-type="float">
            <text:p>5 148,64</text:p>
          </table:table-cell>
        </table:table-row>
        <table:table-row table:style-name="ro1">
          <table:table-cell table:formula="of:=[Feuille1.$A71]" office:value-type="float" office:value="68" calcext:value-type="float">
            <text:p>68</text:p>
          </table:table-cell>
          <table:table-cell table:formula="of:=AVERAGE([Feuille1.$B71];[Feuille1.$F71];[Feuille1.$J71];[Feuille1.$N71];[Feuille1.$R71])" office:value-type="float" office:value="1713" calcext:value-type="float">
            <text:p>1 713,00</text:p>
          </table:table-cell>
          <table:table-cell table:formula="of:=STDEV([$Feuille1.$B71];[$Feuille1.$F71];[$Feuille1.$J71];[$Feuille1.$N71];[$Feuille1.$R71])" office:value-type="float" office:value="902.099495621187" calcext:value-type="float">
            <text:p>902,10</text:p>
          </table:table-cell>
          <table:table-cell/>
          <table:table-cell table:formula="of:=[Feuille1.$A71]" office:value-type="float" office:value="68" calcext:value-type="float">
            <text:p>68</text:p>
          </table:table-cell>
          <table:table-cell table:formula="of:=AVERAGE([Feuille1.$C71]+[Feuille1.$G71]+[Feuille1.$K71]+[Feuille1.$O71]+[Feuille1.$S71])" office:value-type="float" office:value="52778" calcext:value-type="float">
            <text:p>52 778,00</text:p>
          </table:table-cell>
          <table:table-cell table:formula="of:=STDEV([$Feuille1.$C71];[$Feuille1.$G71];[$Feuille1.$K71];[$Feuille1.$O71];[$Feuille1.$S71])" office:value-type="float" office:value="5566.02994063093" calcext:value-type="float">
            <text:p>5 566,03</text:p>
          </table:table-cell>
        </table:table-row>
        <table:table-row table:style-name="ro1">
          <table:table-cell table:formula="of:=[Feuille1.$A72]" office:value-type="float" office:value="69" calcext:value-type="float">
            <text:p>69</text:p>
          </table:table-cell>
          <table:table-cell table:formula="of:=AVERAGE([Feuille1.$B72];[Feuille1.$F72];[Feuille1.$J72];[Feuille1.$N72];[Feuille1.$R72])" office:value-type="float" office:value="1863.2" calcext:value-type="float">
            <text:p>1 863,20</text:p>
          </table:table-cell>
          <table:table-cell table:formula="of:=STDEV([$Feuille1.$B72];[$Feuille1.$F72];[$Feuille1.$J72];[$Feuille1.$N72];[$Feuille1.$R72])" office:value-type="float" office:value="982.669934413382" calcext:value-type="float">
            <text:p>982,67</text:p>
          </table:table-cell>
          <table:table-cell/>
          <table:table-cell table:formula="of:=[Feuille1.$A72]" office:value-type="float" office:value="69" calcext:value-type="float">
            <text:p>69</text:p>
          </table:table-cell>
          <table:table-cell table:formula="of:=AVERAGE([Feuille1.$C72]+[Feuille1.$G72]+[Feuille1.$K72]+[Feuille1.$O72]+[Feuille1.$S72])" office:value-type="float" office:value="57158" calcext:value-type="float">
            <text:p>57 158,00</text:p>
          </table:table-cell>
          <table:table-cell table:formula="of:=STDEV([$Feuille1.$C72];[$Feuille1.$G72];[$Feuille1.$K72];[$Feuille1.$O72];[$Feuille1.$S72])" office:value-type="float" office:value="6041.39605554875" calcext:value-type="float">
            <text:p>6 041,40</text:p>
          </table:table-cell>
        </table:table-row>
        <table:table-row table:style-name="ro1">
          <table:table-cell table:formula="of:=[Feuille1.$A73]" office:value-type="float" office:value="70" calcext:value-type="float">
            <text:p>70</text:p>
          </table:table-cell>
          <table:table-cell table:formula="of:=AVERAGE([Feuille1.$B73];[Feuille1.$F73];[Feuille1.$J73];[Feuille1.$N73];[Feuille1.$R73])" office:value-type="float" office:value="2009.6" calcext:value-type="float">
            <text:p>2 009,60</text:p>
          </table:table-cell>
          <table:table-cell table:formula="of:=STDEV([$Feuille1.$B73];[$Feuille1.$F73];[$Feuille1.$J73];[$Feuille1.$N73];[$Feuille1.$R73])" office:value-type="float" office:value="1065.28766068138" calcext:value-type="float">
            <text:p>1 065,29</text:p>
          </table:table-cell>
          <table:table-cell/>
          <table:table-cell table:formula="of:=[Feuille1.$A73]" office:value-type="float" office:value="70" calcext:value-type="float">
            <text:p>70</text:p>
          </table:table-cell>
          <table:table-cell table:formula="of:=AVERAGE([Feuille1.$C73]+[Feuille1.$G73]+[Feuille1.$K73]+[Feuille1.$O73]+[Feuille1.$S73])" office:value-type="float" office:value="61670" calcext:value-type="float">
            <text:p>61 670,00</text:p>
          </table:table-cell>
          <table:table-cell table:formula="of:=STDEV([$Feuille1.$C73];[$Feuille1.$G73];[$Feuille1.$K73];[$Feuille1.$O73];[$Feuille1.$S73])" office:value-type="float" office:value="6516.09112121677" calcext:value-type="float">
            <text:p>6 516,09</text:p>
          </table:table-cell>
        </table:table-row>
        <table:table-row table:style-name="ro1">
          <table:table-cell table:formula="of:=[Feuille1.$A74]" office:value-type="float" office:value="71" calcext:value-type="float">
            <text:p>71</text:p>
          </table:table-cell>
          <table:table-cell table:formula="of:=AVERAGE([Feuille1.$B74];[Feuille1.$F74];[Feuille1.$J74];[Feuille1.$N74];[Feuille1.$R74])" office:value-type="float" office:value="2187.8" calcext:value-type="float">
            <text:p>2 187,80</text:p>
          </table:table-cell>
          <table:table-cell table:formula="of:=STDEV([$Feuille1.$B74];[$Feuille1.$F74];[$Feuille1.$J74];[$Feuille1.$N74];[$Feuille1.$R74])" office:value-type="float" office:value="1152.25787044394" calcext:value-type="float">
            <text:p>1 152,26</text:p>
          </table:table-cell>
          <table:table-cell/>
          <table:table-cell table:formula="of:=[Feuille1.$A74]" office:value-type="float" office:value="71" calcext:value-type="float">
            <text:p>71</text:p>
          </table:table-cell>
          <table:table-cell table:formula="of:=AVERAGE([Feuille1.$C74]+[Feuille1.$G74]+[Feuille1.$K74]+[Feuille1.$O74]+[Feuille1.$S74])" office:value-type="float" office:value="66872" calcext:value-type="float">
            <text:p>66 872,00</text:p>
          </table:table-cell>
          <table:table-cell table:formula="of:=STDEV([$Feuille1.$C74];[$Feuille1.$G74];[$Feuille1.$K74];[$Feuille1.$O74];[$Feuille1.$S74])" office:value-type="float" office:value="7057.51792771368" calcext:value-type="float">
            <text:p>7 057,52</text:p>
          </table:table-cell>
        </table:table-row>
        <table:table-row table:style-name="ro1">
          <table:table-cell table:formula="of:=[Feuille1.$A75]" office:value-type="float" office:value="72" calcext:value-type="float">
            <text:p>72</text:p>
          </table:table-cell>
          <table:table-cell table:formula="of:=AVERAGE([Feuille1.$B75];[Feuille1.$F75];[Feuille1.$J75];[Feuille1.$N75];[Feuille1.$R75])" office:value-type="float" office:value="2354" calcext:value-type="float">
            <text:p>2 354,00</text:p>
          </table:table-cell>
          <table:table-cell table:formula="of:=STDEV([$Feuille1.$B75];[$Feuille1.$F75];[$Feuille1.$J75];[$Feuille1.$N75];[$Feuille1.$R75])" office:value-type="float" office:value="1224.04799742494" calcext:value-type="float">
            <text:p>1 224,05</text:p>
          </table:table-cell>
          <table:table-cell/>
          <table:table-cell table:formula="of:=[Feuille1.$A75]" office:value-type="float" office:value="72" calcext:value-type="float">
            <text:p>72</text:p>
          </table:table-cell>
          <table:table-cell table:formula="of:=AVERAGE([Feuille1.$C75]+[Feuille1.$G75]+[Feuille1.$K75]+[Feuille1.$O75]+[Feuille1.$S75])" office:value-type="float" office:value="72300" calcext:value-type="float">
            <text:p>72 300,00</text:p>
          </table:table-cell>
          <table:table-cell table:formula="of:=STDEV([$Feuille1.$C75];[$Feuille1.$G75];[$Feuille1.$K75];[$Feuille1.$O75];[$Feuille1.$S75])" office:value-type="float" office:value="7638.36491011002" calcext:value-type="float">
            <text:p>7 638,36</text:p>
          </table:table-cell>
        </table:table-row>
        <table:table-row table:style-name="ro1">
          <table:table-cell table:formula="of:=[Feuille1.$A76]" office:value-type="float" office:value="73" calcext:value-type="float">
            <text:p>73</text:p>
          </table:table-cell>
          <table:table-cell table:formula="of:=AVERAGE([Feuille1.$B76];[Feuille1.$F76];[Feuille1.$J76];[Feuille1.$N76];[Feuille1.$R76])" office:value-type="float" office:value="2558.6" calcext:value-type="float">
            <text:p>2 558,60</text:p>
          </table:table-cell>
          <table:table-cell table:formula="of:=STDEV([$Feuille1.$B76];[$Feuille1.$F76];[$Feuille1.$J76];[$Feuille1.$N76];[$Feuille1.$R76])" office:value-type="float" office:value="1315.9520507982" calcext:value-type="float">
            <text:p>1 315,95</text:p>
          </table:table-cell>
          <table:table-cell/>
          <table:table-cell table:formula="of:=[Feuille1.$A76]" office:value-type="float" office:value="73" calcext:value-type="float">
            <text:p>73</text:p>
          </table:table-cell>
          <table:table-cell table:formula="of:=AVERAGE([Feuille1.$C76]+[Feuille1.$G76]+[Feuille1.$K76]+[Feuille1.$O76]+[Feuille1.$S76])" office:value-type="float" office:value="78324" calcext:value-type="float">
            <text:p>78 324,00</text:p>
          </table:table-cell>
          <table:table-cell table:formula="of:=STDEV([$Feuille1.$C76];[$Feuille1.$G76];[$Feuille1.$K76];[$Feuille1.$O76];[$Feuille1.$S76])" office:value-type="float" office:value="8276.67815007929" calcext:value-type="float">
            <text:p>8 276,68</text:p>
          </table:table-cell>
        </table:table-row>
        <table:table-row table:style-name="ro1">
          <table:table-cell table:formula="of:=[Feuille1.$A77]" office:value-type="float" office:value="74" calcext:value-type="float">
            <text:p>74</text:p>
          </table:table-cell>
          <table:table-cell table:formula="of:=AVERAGE([Feuille1.$B77];[Feuille1.$F77];[Feuille1.$J77];[Feuille1.$N77];[Feuille1.$R77])" office:value-type="float" office:value="2772" calcext:value-type="float">
            <text:p>2 772,00</text:p>
          </table:table-cell>
          <table:table-cell table:formula="of:=STDEV([$Feuille1.$B77];[$Feuille1.$F77];[$Feuille1.$J77];[$Feuille1.$N77];[$Feuille1.$R77])" office:value-type="float" office:value="1422.65051927731" calcext:value-type="float">
            <text:p>1 422,65</text:p>
          </table:table-cell>
          <table:table-cell/>
          <table:table-cell table:formula="of:=[Feuille1.$A77]" office:value-type="float" office:value="74" calcext:value-type="float">
            <text:p>74</text:p>
          </table:table-cell>
          <table:table-cell table:formula="of:=AVERAGE([Feuille1.$C77]+[Feuille1.$G77]+[Feuille1.$K77]+[Feuille1.$O77]+[Feuille1.$S77])" office:value-type="float" office:value="84548" calcext:value-type="float">
            <text:p>84 548,00</text:p>
          </table:table-cell>
          <table:table-cell table:formula="of:=STDEV([$Feuille1.$C77];[$Feuille1.$G77];[$Feuille1.$K77];[$Feuille1.$O77];[$Feuille1.$S77])" office:value-type="float" office:value="8889.9452360518" calcext:value-type="float">
            <text:p>8 889,95</text:p>
          </table:table-cell>
        </table:table-row>
        <table:table-row table:style-name="ro1">
          <table:table-cell table:formula="of:=[Feuille1.$A78]" office:value-type="float" office:value="75" calcext:value-type="float">
            <text:p>75</text:p>
          </table:table-cell>
          <table:table-cell table:formula="of:=AVERAGE([Feuille1.$B78];[Feuille1.$F78];[Feuille1.$J78];[Feuille1.$N78];[Feuille1.$R78])" office:value-type="float" office:value="3007" calcext:value-type="float">
            <text:p>3 007,00</text:p>
          </table:table-cell>
          <table:table-cell table:formula="of:=STDEV([$Feuille1.$B78];[$Feuille1.$F78];[$Feuille1.$J78];[$Feuille1.$N78];[$Feuille1.$R78])" office:value-type="float" office:value="1542.55550953604" calcext:value-type="float">
            <text:p>1 542,56</text:p>
          </table:table-cell>
          <table:table-cell/>
          <table:table-cell table:formula="of:=[Feuille1.$A78]" office:value-type="float" office:value="75" calcext:value-type="float">
            <text:p>75</text:p>
          </table:table-cell>
          <table:table-cell table:formula="of:=AVERAGE([Feuille1.$C78]+[Feuille1.$G78]+[Feuille1.$K78]+[Feuille1.$O78]+[Feuille1.$S78])" office:value-type="float" office:value="91465" calcext:value-type="float">
            <text:p>91 465,00</text:p>
          </table:table-cell>
          <table:table-cell table:formula="of:=STDEV([$Feuille1.$C78];[$Feuille1.$G78];[$Feuille1.$K78];[$Feuille1.$O78];[$Feuille1.$S78])" office:value-type="float" office:value="9602.30232808778" calcext:value-type="float">
            <text:p>9 602,30</text:p>
          </table:table-cell>
        </table:table-row>
        <table:table-row table:style-name="ro1">
          <table:table-cell table:formula="of:=[Feuille1.$A79]" office:value-type="float" office:value="76" calcext:value-type="float">
            <text:p>76</text:p>
          </table:table-cell>
          <table:table-cell table:formula="of:=AVERAGE([Feuille1.$B79];[Feuille1.$F79];[Feuille1.$J79];[Feuille1.$N79];[Feuille1.$R79])" office:value-type="float" office:value="3246" calcext:value-type="float">
            <text:p>3 246,00</text:p>
          </table:table-cell>
          <table:table-cell table:formula="of:=STDEV([$Feuille1.$B79];[$Feuille1.$F79];[$Feuille1.$J79];[$Feuille1.$N79];[$Feuille1.$R79])" office:value-type="float" office:value="1677.38501841408" calcext:value-type="float">
            <text:p>1 677,39</text:p>
          </table:table-cell>
          <table:table-cell/>
          <table:table-cell table:formula="of:=[Feuille1.$A79]" office:value-type="float" office:value="76" calcext:value-type="float">
            <text:p>76</text:p>
          </table:table-cell>
          <table:table-cell table:formula="of:=AVERAGE([Feuille1.$C79]+[Feuille1.$G79]+[Feuille1.$K79]+[Feuille1.$O79]+[Feuille1.$S79])" office:value-type="float" office:value="98953" calcext:value-type="float">
            <text:p>98 953,00</text:p>
          </table:table-cell>
          <table:table-cell table:formula="of:=STDEV([$Feuille1.$C79];[$Feuille1.$G79];[$Feuille1.$K79];[$Feuille1.$O79];[$Feuille1.$S79])" office:value-type="float" office:value="10390.771111905" calcext:value-type="float">
            <text:p>10 390,77</text:p>
          </table:table-cell>
        </table:table-row>
        <table:table-row table:style-name="ro1">
          <table:table-cell table:formula="of:=[Feuille1.$A80]" office:value-type="float" office:value="77" calcext:value-type="float">
            <text:p>77</text:p>
          </table:table-cell>
          <table:table-cell table:formula="of:=AVERAGE([Feuille1.$B80];[Feuille1.$F80];[Feuille1.$J80];[Feuille1.$N80];[Feuille1.$R80])" office:value-type="float" office:value="3507" calcext:value-type="float">
            <text:p>3 507,00</text:p>
          </table:table-cell>
          <table:table-cell table:formula="of:=STDEV([$Feuille1.$B80];[$Feuille1.$F80];[$Feuille1.$J80];[$Feuille1.$N80];[$Feuille1.$R80])" office:value-type="float" office:value="1819.63773867218" calcext:value-type="float">
            <text:p>1 819,64</text:p>
          </table:table-cell>
          <table:table-cell/>
          <table:table-cell table:formula="of:=[Feuille1.$A80]" office:value-type="float" office:value="77" calcext:value-type="float">
            <text:p>77</text:p>
          </table:table-cell>
          <table:table-cell table:formula="of:=AVERAGE([Feuille1.$C80]+[Feuille1.$G80]+[Feuille1.$K80]+[Feuille1.$O80]+[Feuille1.$S80])" office:value-type="float" office:value="107119" calcext:value-type="float">
            <text:p>107 119,00</text:p>
          </table:table-cell>
          <table:table-cell table:formula="of:=STDEV([$Feuille1.$C80];[$Feuille1.$G80];[$Feuille1.$K80];[$Feuille1.$O80];[$Feuille1.$S80])" office:value-type="float" office:value="11249.4349947008" calcext:value-type="float">
            <text:p>11 249,43</text:p>
          </table:table-cell>
        </table:table-row>
        <table:table-row table:style-name="ro1">
          <table:table-cell table:formula="of:=[Feuille1.$A81]" office:value-type="float" office:value="78" calcext:value-type="float">
            <text:p>78</text:p>
          </table:table-cell>
          <table:table-cell table:formula="of:=AVERAGE([Feuille1.$B81];[Feuille1.$F81];[Feuille1.$J81];[Feuille1.$N81];[Feuille1.$R81])" office:value-type="float" office:value="3797.2" calcext:value-type="float">
            <text:p>3 797,20</text:p>
          </table:table-cell>
          <table:table-cell table:formula="of:=STDEV([$Feuille1.$B81];[$Feuille1.$F81];[$Feuille1.$J81];[$Feuille1.$N81];[$Feuille1.$R81])" office:value-type="float" office:value="1958.30020681202" calcext:value-type="float">
            <text:p>1 958,30</text:p>
          </table:table-cell>
          <table:table-cell/>
          <table:table-cell table:formula="of:=[Feuille1.$A81]" office:value-type="float" office:value="78" calcext:value-type="float">
            <text:p>78</text:p>
          </table:table-cell>
          <table:table-cell table:formula="of:=AVERAGE([Feuille1.$C81]+[Feuille1.$G81]+[Feuille1.$K81]+[Feuille1.$O81]+[Feuille1.$S81])" office:value-type="float" office:value="115817" calcext:value-type="float">
            <text:p>115 817,00</text:p>
          </table:table-cell>
          <table:table-cell table:formula="of:=STDEV([$Feuille1.$C81];[$Feuille1.$G81];[$Feuille1.$K81];[$Feuille1.$O81];[$Feuille1.$S81])" office:value-type="float" office:value="12101.2843657192" calcext:value-type="float">
            <text:p>12 101,28</text:p>
          </table:table-cell>
        </table:table-row>
        <table:table-row table:style-name="ro1">
          <table:table-cell table:formula="of:=[Feuille1.$A82]" office:value-type="float" office:value="79" calcext:value-type="float">
            <text:p>79</text:p>
          </table:table-cell>
          <table:table-cell table:formula="of:=AVERAGE([Feuille1.$B82];[Feuille1.$F82];[Feuille1.$J82];[Feuille1.$N82];[Feuille1.$R82])" office:value-type="float" office:value="4117.4" calcext:value-type="float">
            <text:p>4 117,40</text:p>
          </table:table-cell>
          <table:table-cell table:formula="of:=STDEV([$Feuille1.$B82];[$Feuille1.$F82];[$Feuille1.$J82];[$Feuille1.$N82];[$Feuille1.$R82])" office:value-type="float" office:value="2107.66631609465" calcext:value-type="float">
            <text:p>2 107,67</text:p>
          </table:table-cell>
          <table:table-cell/>
          <table:table-cell table:formula="of:=[Feuille1.$A82]" office:value-type="float" office:value="79" calcext:value-type="float">
            <text:p>79</text:p>
          </table:table-cell>
          <table:table-cell table:formula="of:=AVERAGE([Feuille1.$C82]+[Feuille1.$G82]+[Feuille1.$K82]+[Feuille1.$O82]+[Feuille1.$S82])" office:value-type="float" office:value="125590" calcext:value-type="float">
            <text:p>125 590,00</text:p>
          </table:table-cell>
          <table:table-cell table:formula="of:=STDEV([$Feuille1.$C82];[$Feuille1.$G82];[$Feuille1.$K82];[$Feuille1.$O82];[$Feuille1.$S82])" office:value-type="float" office:value="13100.8140777587" calcext:value-type="float">
            <text:p>13 100,81</text:p>
          </table:table-cell>
        </table:table-row>
        <table:table-row table:style-name="ro1">
          <table:table-cell table:formula="of:=[Feuille1.$A83]" office:value-type="float" office:value="80" calcext:value-type="float">
            <text:p>80</text:p>
          </table:table-cell>
          <table:table-cell table:formula="of:=AVERAGE([Feuille1.$B83];[Feuille1.$F83];[Feuille1.$J83];[Feuille1.$N83];[Feuille1.$R83])" office:value-type="float" office:value="4445.2" calcext:value-type="float">
            <text:p>4 445,20</text:p>
          </table:table-cell>
          <table:table-cell table:formula="of:=STDEV([$Feuille1.$B83];[$Feuille1.$F83];[$Feuille1.$J83];[$Feuille1.$N83];[$Feuille1.$R83])" office:value-type="float" office:value="2261.72493906753" calcext:value-type="float">
            <text:p>2 261,72</text:p>
          </table:table-cell>
          <table:table-cell/>
          <table:table-cell table:formula="of:=[Feuille1.$A83]" office:value-type="float" office:value="80" calcext:value-type="float">
            <text:p>80</text:p>
          </table:table-cell>
          <table:table-cell table:formula="of:=AVERAGE([Feuille1.$C83]+[Feuille1.$G83]+[Feuille1.$K83]+[Feuille1.$O83]+[Feuille1.$S83])" office:value-type="float" office:value="135687" calcext:value-type="float">
            <text:p>135 687,00</text:p>
          </table:table-cell>
          <table:table-cell table:formula="of:=STDEV([$Feuille1.$C83];[$Feuille1.$G83];[$Feuille1.$K83];[$Feuille1.$O83];[$Feuille1.$S83])" office:value-type="float" office:value="14089.7577445462" calcext:value-type="float">
            <text:p>14 089,76</text:p>
          </table:table-cell>
        </table:table-row>
        <table:table-row table:style-name="ro1">
          <table:table-cell table:formula="of:=[Feuille1.$A84]" office:value-type="float" office:value="81" calcext:value-type="float">
            <text:p>81</text:p>
          </table:table-cell>
          <table:table-cell table:formula="of:=AVERAGE([Feuille1.$B84];[Feuille1.$F84];[Feuille1.$J84];[Feuille1.$N84];[Feuille1.$R84])" office:value-type="float" office:value="4820" calcext:value-type="float">
            <text:p>4 820,00</text:p>
          </table:table-cell>
          <table:table-cell table:formula="of:=STDEV([$Feuille1.$B84];[$Feuille1.$F84];[$Feuille1.$J84];[$Feuille1.$N84];[$Feuille1.$R84])" office:value-type="float" office:value="2462.97807542008" calcext:value-type="float">
            <text:p>2 462,98</text:p>
          </table:table-cell>
          <table:table-cell/>
          <table:table-cell table:formula="of:=[Feuille1.$A84]" office:value-type="float" office:value="81" calcext:value-type="float">
            <text:p>81</text:p>
          </table:table-cell>
          <table:table-cell table:formula="of:=AVERAGE([Feuille1.$C84]+[Feuille1.$G84]+[Feuille1.$K84]+[Feuille1.$O84]+[Feuille1.$S84])" office:value-type="float" office:value="146904" calcext:value-type="float">
            <text:p>146 904,00</text:p>
          </table:table-cell>
          <table:table-cell table:formula="of:=STDEV([$Feuille1.$C84];[$Feuille1.$G84];[$Feuille1.$K84];[$Feuille1.$O84];[$Feuille1.$S84])" office:value-type="float" office:value="15221.4988322438" calcext:value-type="float">
            <text:p>15 221,50</text:p>
          </table:table-cell>
        </table:table-row>
        <table:table-row table:style-name="ro1">
          <table:table-cell table:formula="of:=[Feuille1.$A85]" office:value-type="float" office:value="82" calcext:value-type="float">
            <text:p>82</text:p>
          </table:table-cell>
          <table:table-cell table:formula="of:=AVERAGE([Feuille1.$B85];[Feuille1.$F85];[Feuille1.$J85];[Feuille1.$N85];[Feuille1.$R85])" office:value-type="float" office:value="5216.4" calcext:value-type="float">
            <text:p>5 216,40</text:p>
          </table:table-cell>
          <table:table-cell table:formula="of:=STDEV([$Feuille1.$B85];[$Feuille1.$F85];[$Feuille1.$J85];[$Feuille1.$N85];[$Feuille1.$R85])" office:value-type="float" office:value="2641.5874583288" calcext:value-type="float">
            <text:p>2 641,59</text:p>
          </table:table-cell>
          <table:table-cell/>
          <table:table-cell table:formula="of:=[Feuille1.$A85]" office:value-type="float" office:value="82" calcext:value-type="float">
            <text:p>82</text:p>
          </table:table-cell>
          <table:table-cell table:formula="of:=AVERAGE([Feuille1.$C85]+[Feuille1.$G85]+[Feuille1.$K85]+[Feuille1.$O85]+[Feuille1.$S85])" office:value-type="float" office:value="158734" calcext:value-type="float">
            <text:p>158 734,00</text:p>
          </table:table-cell>
          <table:table-cell table:formula="of:=STDEV([$Feuille1.$C85];[$Feuille1.$G85];[$Feuille1.$K85];[$Feuille1.$O85];[$Feuille1.$S85])" office:value-type="float" office:value="16359.1876540371" calcext:value-type="float">
            <text:p>16 359,19</text:p>
          </table:table-cell>
        </table:table-row>
        <table:table-row table:style-name="ro1">
          <table:table-cell table:formula="of:=[Feuille1.$A86]" office:value-type="float" office:value="83" calcext:value-type="float">
            <text:p>83</text:p>
          </table:table-cell>
          <table:table-cell table:formula="of:=AVERAGE([Feuille1.$B86];[Feuille1.$F86];[Feuille1.$J86];[Feuille1.$N86];[Feuille1.$R86])" office:value-type="float" office:value="5649" calcext:value-type="float">
            <text:p>5 649,00</text:p>
          </table:table-cell>
          <table:table-cell table:formula="of:=STDEV([$Feuille1.$B86];[$Feuille1.$F86];[$Feuille1.$J86];[$Feuille1.$N86];[$Feuille1.$R86])" office:value-type="float" office:value="2896.21468472211" calcext:value-type="float">
            <text:p>2 896,21</text:p>
          </table:table-cell>
          <table:table-cell/>
          <table:table-cell table:formula="of:=[Feuille1.$A86]" office:value-type="float" office:value="83" calcext:value-type="float">
            <text:p>83</text:p>
          </table:table-cell>
          <table:table-cell table:formula="of:=AVERAGE([Feuille1.$C86]+[Feuille1.$G86]+[Feuille1.$K86]+[Feuille1.$O86]+[Feuille1.$S86])" office:value-type="float" office:value="171919" calcext:value-type="float">
            <text:p>171 919,00</text:p>
          </table:table-cell>
          <table:table-cell table:formula="of:=STDEV([$Feuille1.$C86];[$Feuille1.$G86];[$Feuille1.$K86];[$Feuille1.$O86];[$Feuille1.$S86])" office:value-type="float" office:value="17749.1861841607" calcext:value-type="float">
            <text:p>17 749,19</text:p>
          </table:table-cell>
        </table:table-row>
        <table:table-row table:style-name="ro1">
          <table:table-cell table:formula="of:=[Feuille1.$A87]" office:value-type="float" office:value="84" calcext:value-type="float">
            <text:p>84</text:p>
          </table:table-cell>
          <table:table-cell table:formula="of:=AVERAGE([Feuille1.$B87];[Feuille1.$F87];[Feuille1.$J87];[Feuille1.$N87];[Feuille1.$R87])" office:value-type="float" office:value="6075.2" calcext:value-type="float">
            <text:p>6 075,20</text:p>
          </table:table-cell>
          <table:table-cell table:formula="of:=STDEV([$Feuille1.$B87];[$Feuille1.$F87];[$Feuille1.$J87];[$Feuille1.$N87];[$Feuille1.$R87])" office:value-type="float" office:value="3099.79639653962" calcext:value-type="float">
            <text:p>3 099,80</text:p>
          </table:table-cell>
          <table:table-cell/>
          <table:table-cell table:formula="of:=[Feuille1.$A87]" office:value-type="float" office:value="84" calcext:value-type="float">
            <text:p>84</text:p>
          </table:table-cell>
          <table:table-cell table:formula="of:=AVERAGE([Feuille1.$C87]+[Feuille1.$G87]+[Feuille1.$K87]+[Feuille1.$O87]+[Feuille1.$S87])" office:value-type="float" office:value="185893" calcext:value-type="float">
            <text:p>185 893,00</text:p>
          </table:table-cell>
          <table:table-cell table:formula="of:=STDEV([$Feuille1.$C87];[$Feuille1.$G87];[$Feuille1.$K87];[$Feuille1.$O87];[$Feuille1.$S87])" office:value-type="float" office:value="19075.5284409109" calcext:value-type="float">
            <text:p>19 075,53</text:p>
          </table:table-cell>
        </table:table-row>
        <table:table-row table:style-name="ro1">
          <table:table-cell table:formula="of:=[Feuille1.$A88]" office:value-type="float" office:value="85" calcext:value-type="float">
            <text:p>85</text:p>
          </table:table-cell>
          <table:table-cell table:formula="of:=AVERAGE([Feuille1.$B88];[Feuille1.$F88];[Feuille1.$J88];[Feuille1.$N88];[Feuille1.$R88])" office:value-type="float" office:value="6591.2" calcext:value-type="float">
            <text:p>6 591,20</text:p>
          </table:table-cell>
          <table:table-cell table:formula="of:=STDEV([$Feuille1.$B88];[$Feuille1.$F88];[$Feuille1.$J88];[$Feuille1.$N88];[$Feuille1.$R88])" office:value-type="float" office:value="3355.66225952494" calcext:value-type="float">
            <text:p>3 355,66</text:p>
          </table:table-cell>
          <table:table-cell/>
          <table:table-cell table:formula="of:=[Feuille1.$A88]" office:value-type="float" office:value="85" calcext:value-type="float">
            <text:p>85</text:p>
          </table:table-cell>
          <table:table-cell table:formula="of:=AVERAGE([Feuille1.$C88]+[Feuille1.$G88]+[Feuille1.$K88]+[Feuille1.$O88]+[Feuille1.$S88])" office:value-type="float" office:value="201449" calcext:value-type="float">
            <text:p>201 449,00</text:p>
          </table:table-cell>
          <table:table-cell table:formula="of:=STDEV([$Feuille1.$C88];[$Feuille1.$G88];[$Feuille1.$K88];[$Feuille1.$O88];[$Feuille1.$S88])" office:value-type="float" office:value="20688.5838253854" calcext:value-type="float">
            <text:p>20 688,58</text:p>
          </table:table-cell>
        </table:table-row>
        <table:table-row table:style-name="ro1">
          <table:table-cell table:formula="of:=[Feuille1.$A89]" office:value-type="float" office:value="86" calcext:value-type="float">
            <text:p>86</text:p>
          </table:table-cell>
          <table:table-cell table:formula="of:=AVERAGE([Feuille1.$B89];[Feuille1.$F89];[Feuille1.$J89];[Feuille1.$N89];[Feuille1.$R89])" office:value-type="float" office:value="7145.2" calcext:value-type="float">
            <text:p>7 145,20</text:p>
          </table:table-cell>
          <table:table-cell table:formula="of:=STDEV([$Feuille1.$B89];[$Feuille1.$F89];[$Feuille1.$J89];[$Feuille1.$N89];[$Feuille1.$R89])" office:value-type="float" office:value="3642.90697108779" calcext:value-type="float">
            <text:p>3 642,91</text:p>
          </table:table-cell>
          <table:table-cell/>
          <table:table-cell table:formula="of:=[Feuille1.$A89]" office:value-type="float" office:value="86" calcext:value-type="float">
            <text:p>86</text:p>
          </table:table-cell>
          <table:table-cell table:formula="of:=AVERAGE([Feuille1.$C89]+[Feuille1.$G89]+[Feuille1.$K89]+[Feuille1.$O89]+[Feuille1.$S89])" office:value-type="float" office:value="217721" calcext:value-type="float">
            <text:p>217 721,00</text:p>
          </table:table-cell>
          <table:table-cell table:formula="of:=STDEV([$Feuille1.$C89];[$Feuille1.$G89];[$Feuille1.$K89];[$Feuille1.$O89];[$Feuille1.$S89])" office:value-type="float" office:value="22267.0856467567" calcext:value-type="float">
            <text:p>22 267,09</text:p>
          </table:table-cell>
        </table:table-row>
        <table:table-row table:style-name="ro1">
          <table:table-cell table:formula="of:=[Feuille1.$A90]" office:value-type="float" office:value="87" calcext:value-type="float">
            <text:p>87</text:p>
          </table:table-cell>
          <table:table-cell table:formula="of:=AVERAGE([Feuille1.$B90];[Feuille1.$F90];[Feuille1.$J90];[Feuille1.$N90];[Feuille1.$R90])" office:value-type="float" office:value="7759.8" calcext:value-type="float">
            <text:p>7 759,80</text:p>
          </table:table-cell>
          <table:table-cell table:formula="of:=STDEV([$Feuille1.$B90];[$Feuille1.$F90];[$Feuille1.$J90];[$Feuille1.$N90];[$Feuille1.$R90])" office:value-type="float" office:value="3973.3806387005" calcext:value-type="float">
            <text:p>3 973,38</text:p>
          </table:table-cell>
          <table:table-cell/>
          <table:table-cell table:formula="of:=[Feuille1.$A90]" office:value-type="float" office:value="87" calcext:value-type="float">
            <text:p>87</text:p>
          </table:table-cell>
          <table:table-cell table:formula="of:=AVERAGE([Feuille1.$C90]+[Feuille1.$G90]+[Feuille1.$K90]+[Feuille1.$O90]+[Feuille1.$S90])" office:value-type="float" office:value="235962" calcext:value-type="float">
            <text:p>235 962,00</text:p>
          </table:table-cell>
          <table:table-cell table:formula="of:=STDEV([$Feuille1.$C90];[$Feuille1.$G90];[$Feuille1.$K90];[$Feuille1.$O90];[$Feuille1.$S90])" office:value-type="float" office:value="24146.9233920183" calcext:value-type="float">
            <text:p>24 146,92</text:p>
          </table:table-cell>
        </table:table-row>
        <table:table-row table:style-name="ro1">
          <table:table-cell table:formula="of:=[Feuille1.$A91]" office:value-type="float" office:value="88" calcext:value-type="float">
            <text:p>88</text:p>
          </table:table-cell>
          <table:table-cell table:formula="of:=AVERAGE([Feuille1.$B91];[Feuille1.$F91];[Feuille1.$J91];[Feuille1.$N91];[Feuille1.$R91])" office:value-type="float" office:value="8367.4" calcext:value-type="float">
            <text:p>8 367,40</text:p>
          </table:table-cell>
          <table:table-cell table:formula="of:=STDEV([$Feuille1.$B91];[$Feuille1.$F91];[$Feuille1.$J91];[$Feuille1.$N91];[$Feuille1.$R91])" office:value-type="float" office:value="4271.19740822173" calcext:value-type="float">
            <text:p>4 271,20</text:p>
          </table:table-cell>
          <table:table-cell/>
          <table:table-cell table:formula="of:=[Feuille1.$A91]" office:value-type="float" office:value="88" calcext:value-type="float">
            <text:p>88</text:p>
          </table:table-cell>
          <table:table-cell table:formula="of:=AVERAGE([Feuille1.$C91]+[Feuille1.$G91]+[Feuille1.$K91]+[Feuille1.$O91]+[Feuille1.$S91])" office:value-type="float" office:value="255082" calcext:value-type="float">
            <text:p>255 082,00</text:p>
          </table:table-cell>
          <table:table-cell table:formula="of:=STDEV([$Feuille1.$C91];[$Feuille1.$G91];[$Feuille1.$K91];[$Feuille1.$O91];[$Feuille1.$S91])" office:value-type="float" office:value="26074.2947996681" calcext:value-type="float">
            <text:p>26 074,29</text:p>
          </table:table-cell>
        </table:table-row>
        <table:table-row table:style-name="ro1">
          <table:table-cell table:formula="of:=[Feuille1.$A92]" office:value-type="float" office:value="89" calcext:value-type="float">
            <text:p>89</text:p>
          </table:table-cell>
          <table:table-cell table:formula="of:=AVERAGE([Feuille1.$B92];[Feuille1.$F92];[Feuille1.$J92];[Feuille1.$N92];[Feuille1.$R92])" office:value-type="float" office:value="9066.6" calcext:value-type="float">
            <text:p>9 066,60</text:p>
          </table:table-cell>
          <table:table-cell table:formula="of:=STDEV([$Feuille1.$B92];[$Feuille1.$F92];[$Feuille1.$J92];[$Feuille1.$N92];[$Feuille1.$R92])" office:value-type="float" office:value="4636.44872720491" calcext:value-type="float">
            <text:p>4 636,45</text:p>
          </table:table-cell>
          <table:table-cell/>
          <table:table-cell table:formula="of:=[Feuille1.$A92]" office:value-type="float" office:value="89" calcext:value-type="float">
            <text:p>89</text:p>
          </table:table-cell>
          <table:table-cell table:formula="of:=AVERAGE([Feuille1.$C92]+[Feuille1.$G92]+[Feuille1.$K92]+[Feuille1.$O92]+[Feuille1.$S92])" office:value-type="float" office:value="276719" calcext:value-type="float">
            <text:p>276 719,00</text:p>
          </table:table-cell>
          <table:table-cell table:formula="of:=STDEV([$Feuille1.$C92];[$Feuille1.$G92];[$Feuille1.$K92];[$Feuille1.$O92];[$Feuille1.$S92])" office:value-type="float" office:value="28293.618471309" calcext:value-type="float">
            <text:p>28 293,62</text:p>
          </table:table-cell>
        </table:table-row>
        <table:table-row table:style-name="ro1">
          <table:table-cell table:formula="of:=[Feuille1.$A93]" office:value-type="float" office:value="90" calcext:value-type="float">
            <text:p>90</text:p>
          </table:table-cell>
          <table:table-cell table:formula="of:=AVERAGE([Feuille1.$B93];[Feuille1.$F93];[Feuille1.$J93];[Feuille1.$N93];[Feuille1.$R93])" office:value-type="float" office:value="9800.6" calcext:value-type="float">
            <text:p>9 800,60</text:p>
          </table:table-cell>
          <table:table-cell table:formula="of:=STDEV([$Feuille1.$B93];[$Feuille1.$F93];[$Feuille1.$J93];[$Feuille1.$N93];[$Feuille1.$R93])" office:value-type="float" office:value="4996.73586454197" calcext:value-type="float">
            <text:p>4 996,74</text:p>
          </table:table-cell>
          <table:table-cell/>
          <table:table-cell table:formula="of:=[Feuille1.$A93]" office:value-type="float" office:value="90" calcext:value-type="float">
            <text:p>90</text:p>
          </table:table-cell>
          <table:table-cell table:formula="of:=AVERAGE([Feuille1.$C93]+[Feuille1.$G93]+[Feuille1.$K93]+[Feuille1.$O93]+[Feuille1.$S93])" office:value-type="float" office:value="299146" calcext:value-type="float">
            <text:p>299 146,00</text:p>
          </table:table-cell>
          <table:table-cell table:formula="of:=STDEV([$Feuille1.$C93];[$Feuille1.$G93];[$Feuille1.$K93];[$Feuille1.$O93];[$Feuille1.$S93])" office:value-type="float" office:value="30499.0132086269" calcext:value-type="float">
            <text:p>30 499,01</text:p>
          </table:table-cell>
        </table:table-row>
        <table:table-row table:style-name="ro1">
          <table:table-cell table:formula="of:=[Feuille1.$A94]" office:value-type="float" office:value="91" calcext:value-type="float">
            <text:p>91</text:p>
          </table:table-cell>
          <table:table-cell table:formula="of:=AVERAGE([Feuille1.$B94];[Feuille1.$F94];[Feuille1.$J94];[Feuille1.$N94];[Feuille1.$R94])" office:value-type="float" office:value="10623" calcext:value-type="float">
            <text:p>10 623,00</text:p>
          </table:table-cell>
          <table:table-cell table:formula="of:=STDEV([$Feuille1.$B94];[$Feuille1.$F94];[$Feuille1.$J94];[$Feuille1.$N94];[$Feuille1.$R94])" office:value-type="float" office:value="5425.81404030769" calcext:value-type="float">
            <text:p>5 425,81</text:p>
          </table:table-cell>
          <table:table-cell/>
          <table:table-cell table:formula="of:=[Feuille1.$A94]" office:value-type="float" office:value="91" calcext:value-type="float">
            <text:p>91</text:p>
          </table:table-cell>
          <table:table-cell table:formula="of:=AVERAGE([Feuille1.$C94]+[Feuille1.$G94]+[Feuille1.$K94]+[Feuille1.$O94]+[Feuille1.$S94])" office:value-type="float" office:value="324336" calcext:value-type="float">
            <text:p>324 336,00</text:p>
          </table:table-cell>
          <table:table-cell table:formula="of:=STDEV([$Feuille1.$C94];[$Feuille1.$G94];[$Feuille1.$K94];[$Feuille1.$O94];[$Feuille1.$S94])" office:value-type="float" office:value="33083.8431972466" calcext:value-type="float">
            <text:p>33 083,84</text:p>
          </table:table-cell>
        </table:table-row>
        <table:table-row table:style-name="ro1">
          <table:table-cell table:formula="of:=[Feuille1.$A95]" office:value-type="float" office:value="92" calcext:value-type="float">
            <text:p>92</text:p>
          </table:table-cell>
          <table:table-cell table:formula="of:=AVERAGE([Feuille1.$B95];[Feuille1.$F95];[Feuille1.$J95];[Feuille1.$N95];[Feuille1.$R95])" office:value-type="float" office:value="11476.4" calcext:value-type="float">
            <text:p>11 476,40</text:p>
          </table:table-cell>
          <table:table-cell table:formula="of:=STDEV([$Feuille1.$B95];[$Feuille1.$F95];[$Feuille1.$J95];[$Feuille1.$N95];[$Feuille1.$R95])" office:value-type="float" office:value="5856.08139458461" calcext:value-type="float">
            <text:p>5 856,08</text:p>
          </table:table-cell>
          <table:table-cell/>
          <table:table-cell table:formula="of:=[Feuille1.$A95]" office:value-type="float" office:value="92" calcext:value-type="float">
            <text:p>92</text:p>
          </table:table-cell>
          <table:table-cell table:formula="of:=AVERAGE([Feuille1.$C95]+[Feuille1.$G95]+[Feuille1.$K95]+[Feuille1.$O95]+[Feuille1.$S95])" office:value-type="float" office:value="350621" calcext:value-type="float">
            <text:p>350 621,00</text:p>
          </table:table-cell>
          <table:table-cell table:formula="of:=STDEV([$Feuille1.$C95];[$Feuille1.$G95];[$Feuille1.$K95];[$Feuille1.$O95];[$Feuille1.$S95])" office:value-type="float" office:value="35783.16754006" calcext:value-type="float">
            <text:p>35 783,17</text:p>
          </table:table-cell>
        </table:table-row>
        <table:table-row table:style-name="ro1">
          <table:table-cell table:formula="of:=[Feuille1.$A96]" office:value-type="float" office:value="93" calcext:value-type="float">
            <text:p>93</text:p>
          </table:table-cell>
          <table:table-cell table:formula="of:=AVERAGE([Feuille1.$B96];[Feuille1.$F96];[Feuille1.$J96];[Feuille1.$N96];[Feuille1.$R96])" office:value-type="float" office:value="12447.6" calcext:value-type="float">
            <text:p>12 447,60</text:p>
          </table:table-cell>
          <table:table-cell table:formula="of:=STDEV([$Feuille1.$B96];[$Feuille1.$F96];[$Feuille1.$J96];[$Feuille1.$N96];[$Feuille1.$R96])" office:value-type="float" office:value="6377.50494315763" calcext:value-type="float">
            <text:p>6 377,50</text:p>
          </table:table-cell>
          <table:table-cell/>
          <table:table-cell table:formula="of:=[Feuille1.$A96]" office:value-type="float" office:value="93" calcext:value-type="float">
            <text:p>93</text:p>
          </table:table-cell>
          <table:table-cell table:formula="of:=AVERAGE([Feuille1.$C96]+[Feuille1.$G96]+[Feuille1.$K96]+[Feuille1.$O96]+[Feuille1.$S96])" office:value-type="float" office:value="379878" calcext:value-type="float">
            <text:p>379 878,00</text:p>
          </table:table-cell>
          <table:table-cell table:formula="of:=STDEV([$Feuille1.$C96];[$Feuille1.$G96];[$Feuille1.$K96];[$Feuille1.$O96];[$Feuille1.$S96])" office:value-type="float" office:value="38826.2111890924" calcext:value-type="float">
            <text:p>38 826,21</text:p>
          </table:table-cell>
        </table:table-row>
        <table:table-row table:style-name="ro1">
          <table:table-cell table:formula="of:=[Feuille1.$A97]" office:value-type="float" office:value="94" calcext:value-type="float">
            <text:p>94</text:p>
          </table:table-cell>
          <table:table-cell table:formula="of:=AVERAGE([Feuille1.$B97];[Feuille1.$F97];[Feuille1.$J97];[Feuille1.$N97];[Feuille1.$R97])" office:value-type="float" office:value="13472" calcext:value-type="float">
            <text:p>13 472,00</text:p>
          </table:table-cell>
          <table:table-cell table:formula="of:=STDEV([$Feuille1.$B97];[$Feuille1.$F97];[$Feuille1.$J97];[$Feuille1.$N97];[$Feuille1.$R97])" office:value-type="float" office:value="6867.80252336947" calcext:value-type="float">
            <text:p>6 867,80</text:p>
          </table:table-cell>
          <table:table-cell/>
          <table:table-cell table:formula="of:=[Feuille1.$A97]" office:value-type="float" office:value="94" calcext:value-type="float">
            <text:p>94</text:p>
          </table:table-cell>
          <table:table-cell table:formula="of:=AVERAGE([Feuille1.$C97]+[Feuille1.$G97]+[Feuille1.$K97]+[Feuille1.$O97]+[Feuille1.$S97])" office:value-type="float" office:value="410885" calcext:value-type="float">
            <text:p>410 885,00</text:p>
          </table:table-cell>
          <table:table-cell table:formula="of:=STDEV([$Feuille1.$C97];[$Feuille1.$G97];[$Feuille1.$K97];[$Feuille1.$O97];[$Feuille1.$S97])" office:value-type="float" office:value="42002.7364584738" calcext:value-type="float">
            <text:p>42 002,74</text:p>
          </table:table-cell>
        </table:table-row>
        <table:table-row table:style-name="ro1">
          <table:table-cell table:formula="of:=[Feuille1.$A98]" office:value-type="float" office:value="95" calcext:value-type="float">
            <text:p>95</text:p>
          </table:table-cell>
          <table:table-cell table:formula="of:=AVERAGE([Feuille1.$B98];[Feuille1.$F98];[Feuille1.$J98];[Feuille1.$N98];[Feuille1.$R98])" office:value-type="float" office:value="14585.4" calcext:value-type="float">
            <text:p>14 585,40</text:p>
          </table:table-cell>
          <table:table-cell table:formula="of:=STDEV([$Feuille1.$B98];[$Feuille1.$F98];[$Feuille1.$J98];[$Feuille1.$N98];[$Feuille1.$R98])" office:value-type="float" office:value="7454.24689690381" calcext:value-type="float">
            <text:p>7 454,25</text:p>
          </table:table-cell>
          <table:table-cell/>
          <table:table-cell table:formula="of:=[Feuille1.$A98]" office:value-type="float" office:value="95" calcext:value-type="float">
            <text:p>95</text:p>
          </table:table-cell>
          <table:table-cell table:formula="of:=AVERAGE([Feuille1.$C98]+[Feuille1.$G98]+[Feuille1.$K98]+[Feuille1.$O98]+[Feuille1.$S98])" office:value-type="float" office:value="445123" calcext:value-type="float">
            <text:p>445 123,00</text:p>
          </table:table-cell>
          <table:table-cell table:formula="of:=STDEV([$Feuille1.$C98];[$Feuille1.$G98];[$Feuille1.$K98];[$Feuille1.$O98];[$Feuille1.$S98])" office:value-type="float" office:value="45498.2030447357" calcext:value-type="float">
            <text:p>45 498,20</text:p>
          </table:table-cell>
        </table:table-row>
        <table:table-row table:style-name="ro1">
          <table:table-cell table:formula="of:=[Feuille1.$A99]" office:value-type="float" office:value="96" calcext:value-type="float">
            <text:p>96</text:p>
          </table:table-cell>
          <table:table-cell table:formula="of:=AVERAGE([Feuille1.$B99];[Feuille1.$F99];[Feuille1.$J99];[Feuille1.$N99];[Feuille1.$R99])" office:value-type="float" office:value="15791.8" calcext:value-type="float">
            <text:p>15 791,80</text:p>
          </table:table-cell>
          <table:table-cell table:formula="of:=STDEV([$Feuille1.$B99];[$Feuille1.$F99];[$Feuille1.$J99];[$Feuille1.$N99];[$Feuille1.$R99])" office:value-type="float" office:value="8083.17346096198" calcext:value-type="float">
            <text:p>8 083,17</text:p>
          </table:table-cell>
          <table:table-cell/>
          <table:table-cell table:formula="of:=[Feuille1.$A99]" office:value-type="float" office:value="96" calcext:value-type="float">
            <text:p>96</text:p>
          </table:table-cell>
          <table:table-cell table:formula="of:=AVERAGE([Feuille1.$C99]+[Feuille1.$G99]+[Feuille1.$K99]+[Feuille1.$O99]+[Feuille1.$S99])" office:value-type="float" office:value="481807" calcext:value-type="float">
            <text:p>481 807,00</text:p>
          </table:table-cell>
          <table:table-cell table:formula="of:=STDEV([$Feuille1.$C99];[$Feuille1.$G99];[$Feuille1.$K99];[$Feuille1.$O99];[$Feuille1.$S99])" office:value-type="float" office:value="49131.707529863" calcext:value-type="float">
            <text:p>49 131,71</text:p>
          </table:table-cell>
        </table:table-row>
        <table:table-row table:style-name="ro1">
          <table:table-cell table:formula="of:=[Feuille1.$A100]" office:value-type="float" office:value="97" calcext:value-type="float">
            <text:p>97</text:p>
          </table:table-cell>
          <table:table-cell table:formula="of:=AVERAGE([Feuille1.$B100];[Feuille1.$F100];[Feuille1.$J100];[Feuille1.$N100];[Feuille1.$R100])" office:value-type="float" office:value="17082.2" calcext:value-type="float">
            <text:p>17 082,20</text:p>
          </table:table-cell>
          <table:table-cell table:formula="of:=STDEV([$Feuille1.$B100];[$Feuille1.$F100];[$Feuille1.$J100];[$Feuille1.$N100];[$Feuille1.$R100])" office:value-type="float" office:value="8741.0274682099" calcext:value-type="float">
            <text:p>8 741,03</text:p>
          </table:table-cell>
          <table:table-cell/>
          <table:table-cell table:formula="of:=[Feuille1.$A100]" office:value-type="float" office:value="97" calcext:value-type="float">
            <text:p>97</text:p>
          </table:table-cell>
          <table:table-cell table:formula="of:=AVERAGE([Feuille1.$C100]+[Feuille1.$G100]+[Feuille1.$K100]+[Feuille1.$O100]+[Feuille1.$S100])" office:value-type="float" office:value="521647" calcext:value-type="float">
            <text:p>521 647,00</text:p>
          </table:table-cell>
          <table:table-cell table:formula="of:=STDEV([$Feuille1.$C100];[$Feuille1.$G100];[$Feuille1.$K100];[$Feuille1.$O100];[$Feuille1.$S100])" office:value-type="float" office:value="53247.1150326476" calcext:value-type="float">
            <text:p>53 247,12</text:p>
          </table:table-cell>
        </table:table-row>
        <table:table-row table:style-name="ro1">
          <table:table-cell table:formula="of:=[Feuille1.$A101]" office:value-type="float" office:value="98" calcext:value-type="float">
            <text:p>98</text:p>
          </table:table-cell>
          <table:table-cell table:formula="of:=AVERAGE([Feuille1.$B101];[Feuille1.$F101];[Feuille1.$J101];[Feuille1.$N101];[Feuille1.$R101])" office:value-type="float" office:value="18420.6" calcext:value-type="float">
            <text:p>18 420,60</text:p>
          </table:table-cell>
          <table:table-cell table:formula="of:=STDEV([$Feuille1.$B101];[$Feuille1.$F101];[$Feuille1.$J101];[$Feuille1.$N101];[$Feuille1.$R101])" office:value-type="float" office:value="9428.64331704196" calcext:value-type="float">
            <text:p>9 428,64</text:p>
          </table:table-cell>
          <table:table-cell/>
          <table:table-cell table:formula="of:=[Feuille1.$A101]" office:value-type="float" office:value="98" calcext:value-type="float">
            <text:p>98</text:p>
          </table:table-cell>
          <table:table-cell table:formula="of:=AVERAGE([Feuille1.$C101]+[Feuille1.$G101]+[Feuille1.$K101]+[Feuille1.$O101]+[Feuille1.$S101])" office:value-type="float" office:value="564627" calcext:value-type="float">
            <text:p>564 627,00</text:p>
          </table:table-cell>
          <table:table-cell table:formula="of:=STDEV([$Feuille1.$C101];[$Feuille1.$G101];[$Feuille1.$K101];[$Feuille1.$O101];[$Feuille1.$S101])" office:value-type="float" office:value="57470.1551616141" calcext:value-type="float">
            <text:p>57 470,16</text:p>
          </table:table-cell>
        </table:table-row>
        <table:table-row table:style-name="ro1">
          <table:table-cell table:formula="of:=[Feuille1.$A102]" office:value-type="float" office:value="99" calcext:value-type="float">
            <text:p>99</text:p>
          </table:table-cell>
          <table:table-cell table:formula="of:=AVERAGE([Feuille1.$B102];[Feuille1.$F102];[Feuille1.$J102];[Feuille1.$N102];[Feuille1.$R102])" office:value-type="float" office:value="19942.2" calcext:value-type="float">
            <text:p>19 942,20</text:p>
          </table:table-cell>
          <table:table-cell table:formula="of:=STDEV([$Feuille1.$B102];[$Feuille1.$F102];[$Feuille1.$J102];[$Feuille1.$N102];[$Feuille1.$R102])" office:value-type="float" office:value="10235.6491831246" calcext:value-type="float">
            <text:p>10 235,65</text:p>
          </table:table-cell>
          <table:table-cell/>
          <table:table-cell table:formula="of:=[Feuille1.$A102]" office:value-type="float" office:value="99" calcext:value-type="float">
            <text:p>99</text:p>
          </table:table-cell>
          <table:table-cell table:formula="of:=AVERAGE([Feuille1.$C102]+[Feuille1.$G102]+[Feuille1.$K102]+[Feuille1.$O102]+[Feuille1.$S102])" office:value-type="float" office:value="611024" calcext:value-type="float">
            <text:p>611 024,00</text:p>
          </table:table-cell>
          <table:table-cell table:formula="of:=STDEV([$Feuille1.$C102];[$Feuille1.$G102];[$Feuille1.$K102];[$Feuille1.$O102];[$Feuille1.$S102])" office:value-type="float" office:value="62249.3319658934" calcext:value-type="float">
            <text:p>62 249,33</text:p>
          </table:table-cell>
        </table:table-row>
        <table:table-row table:style-name="ro1">
          <table:table-cell table:formula="of:=[Feuille1.$A103]" office:value-type="float" office:value="100" calcext:value-type="float">
            <text:p>100</text:p>
          </table:table-cell>
          <table:table-cell table:formula="of:=AVERAGE([Feuille1.$B103];[Feuille1.$F103];[Feuille1.$J103];[Feuille1.$N103];[Feuille1.$R103])" office:value-type="float" office:value="21592.6" calcext:value-type="float">
            <text:p>21 592,60</text:p>
          </table:table-cell>
          <table:table-cell table:formula="of:=STDEV([$Feuille1.$B103];[$Feuille1.$F103];[$Feuille1.$J103];[$Feuille1.$N103];[$Feuille1.$R103])" office:value-type="float" office:value="11030.7957237907" calcext:value-type="float">
            <text:p>11 030,80</text:p>
          </table:table-cell>
          <table:table-cell/>
          <table:table-cell table:formula="of:=[Feuille1.$A103]" office:value-type="float" office:value="100" calcext:value-type="float">
            <text:p>100</text:p>
          </table:table-cell>
          <table:table-cell table:formula="of:=AVERAGE([Feuille1.$C103]+[Feuille1.$G103]+[Feuille1.$K103]+[Feuille1.$O103]+[Feuille1.$S103])" office:value-type="float" office:value="661529" calcext:value-type="float">
            <text:p>661 529,00</text:p>
          </table:table-cell>
          <table:table-cell table:formula="of:=STDEV([$Feuille1.$C103];[$Feuille1.$G103];[$Feuille1.$K103];[$Feuille1.$O103];[$Feuille1.$S103])" office:value-type="float" office:value="67339.3390760557" calcext:value-type="float">
            <text:p>67 339,34</text:p>
          </table:table-cell>
        </table:table-row>
        <table:table-row table:style-name="ro1">
          <table:table-cell table:formula="of:=[Feuille1.$A104]" office:value-type="float" office:value="101" calcext:value-type="float">
            <text:p>101</text:p>
          </table:table-cell>
          <table:table-cell table:formula="of:=AVERAGE([Feuille1.$B104];[Feuille1.$F104];[Feuille1.$J104];[Feuille1.$N104];[Feuille1.$R104])" office:value-type="float" office:value="23341" calcext:value-type="float">
            <text:p>23 341,00</text:p>
          </table:table-cell>
          <table:table-cell table:formula="of:=STDEV([$Feuille1.$B104];[$Feuille1.$F104];[$Feuille1.$J104];[$Feuille1.$N104];[$Feuille1.$R104])" office:value-type="float" office:value="11887.1659153896" calcext:value-type="float">
            <text:p>11 887,17</text:p>
          </table:table-cell>
          <table:table-cell/>
          <table:table-cell table:formula="of:=[Feuille1.$A104]" office:value-type="float" office:value="101" calcext:value-type="float">
            <text:p>101</text:p>
          </table:table-cell>
          <table:table-cell table:formula="of:=AVERAGE([Feuille1.$C104]+[Feuille1.$G104]+[Feuille1.$K104]+[Feuille1.$O104]+[Feuille1.$S104])" office:value-type="float" office:value="715939" calcext:value-type="float">
            <text:p>715 939,00</text:p>
          </table:table-cell>
          <table:table-cell table:formula="of:=STDEV([$Feuille1.$C104];[$Feuille1.$G104];[$Feuille1.$K104];[$Feuille1.$O104];[$Feuille1.$S104])" office:value-type="float" office:value="72956.9078614219" calcext:value-type="float">
            <text:p>72 956,91</text:p>
          </table:table-cell>
        </table:table-row>
        <table:table-row table:style-name="ro1">
          <table:table-cell table:formula="of:=[Feuille1.$A105]" office:value-type="float" office:value="102" calcext:value-type="float">
            <text:p>102</text:p>
          </table:table-cell>
          <table:table-cell table:formula="of:=AVERAGE([Feuille1.$B105];[Feuille1.$F105];[Feuille1.$J105];[Feuille1.$N105];[Feuille1.$R105])" office:value-type="float" office:value="25286.6" calcext:value-type="float">
            <text:p>25 286,60</text:p>
          </table:table-cell>
          <table:table-cell table:formula="of:=STDEV([$Feuille1.$B105];[$Feuille1.$F105];[$Feuille1.$J105];[$Feuille1.$N105];[$Feuille1.$R105])" office:value-type="float" office:value="12895.4620235182" calcext:value-type="float">
            <text:p>12 895,46</text:p>
          </table:table-cell>
          <table:table-cell/>
          <table:table-cell table:formula="of:=[Feuille1.$A105]" office:value-type="float" office:value="102" calcext:value-type="float">
            <text:p>102</text:p>
          </table:table-cell>
          <table:table-cell table:formula="of:=AVERAGE([Feuille1.$C105]+[Feuille1.$G105]+[Feuille1.$K105]+[Feuille1.$O105]+[Feuille1.$S105])" office:value-type="float" office:value="775181" calcext:value-type="float">
            <text:p>775 181,00</text:p>
          </table:table-cell>
          <table:table-cell table:formula="of:=STDEV([$Feuille1.$C105];[$Feuille1.$G105];[$Feuille1.$K105];[$Feuille1.$O105];[$Feuille1.$S105])" office:value-type="float" office:value="78848.2062364135" calcext:value-type="float">
            <text:p>78 848,21</text:p>
          </table:table-cell>
        </table:table-row>
        <table:table-row table:style-name="ro1">
          <table:table-cell table:formula="of:=[Feuille1.$A106]" office:value-type="float" office:value="103" calcext:value-type="float">
            <text:p>103</text:p>
          </table:table-cell>
          <table:table-cell table:formula="of:=AVERAGE([Feuille1.$B106];[Feuille1.$F106];[Feuille1.$J106];[Feuille1.$N106];[Feuille1.$R106])" office:value-type="float" office:value="27392.6" calcext:value-type="float">
            <text:p>27 392,60</text:p>
          </table:table-cell>
          <table:table-cell table:formula="of:=STDEV([$Feuille1.$B106];[$Feuille1.$F106];[$Feuille1.$J106];[$Feuille1.$N106];[$Feuille1.$R106])" office:value-type="float" office:value="13977.9278435682" calcext:value-type="float">
            <text:p>13 977,93</text:p>
          </table:table-cell>
          <table:table-cell/>
          <table:table-cell table:formula="of:=[Feuille1.$A106]" office:value-type="float" office:value="103" calcext:value-type="float">
            <text:p>103</text:p>
          </table:table-cell>
          <table:table-cell table:formula="of:=AVERAGE([Feuille1.$C106]+[Feuille1.$G106]+[Feuille1.$K106]+[Feuille1.$O106]+[Feuille1.$S106])" office:value-type="float" office:value="839117" calcext:value-type="float">
            <text:p>839 117,00</text:p>
          </table:table-cell>
          <table:table-cell table:formula="of:=STDEV([$Feuille1.$C106];[$Feuille1.$G106];[$Feuille1.$K106];[$Feuille1.$O106];[$Feuille1.$S106])" office:value-type="float" office:value="85254.8047754495" calcext:value-type="float">
            <text:p>85 254,80</text:p>
          </table:table-cell>
        </table:table-row>
        <table:table-row table:style-name="ro1">
          <table:table-cell table:formula="of:=[Feuille1.$A107]" office:value-type="float" office:value="104" calcext:value-type="float">
            <text:p>104</text:p>
          </table:table-cell>
          <table:table-cell table:formula="of:=AVERAGE([Feuille1.$B107];[Feuille1.$F107];[Feuille1.$J107];[Feuille1.$N107];[Feuille1.$R107])" office:value-type="float" office:value="29704.2" calcext:value-type="float">
            <text:p>29 704,20</text:p>
          </table:table-cell>
          <table:table-cell table:formula="of:=STDEV([$Feuille1.$B107];[$Feuille1.$F107];[$Feuille1.$J107];[$Feuille1.$N107];[$Feuille1.$R107])" office:value-type="float" office:value="15169.4703170546" calcext:value-type="float">
            <text:p>15 169,47</text:p>
          </table:table-cell>
          <table:table-cell/>
          <table:table-cell table:formula="of:=[Feuille1.$A107]" office:value-type="float" office:value="104" calcext:value-type="float">
            <text:p>104</text:p>
          </table:table-cell>
          <table:table-cell table:formula="of:=AVERAGE([Feuille1.$C107]+[Feuille1.$G107]+[Feuille1.$K107]+[Feuille1.$O107]+[Feuille1.$S107])" office:value-type="float" office:value="908488" calcext:value-type="float">
            <text:p>908 488,00</text:p>
          </table:table-cell>
          <table:table-cell table:formula="of:=STDEV([$Feuille1.$C107];[$Feuille1.$G107];[$Feuille1.$K107];[$Feuille1.$O107];[$Feuille1.$S107])" office:value-type="float" office:value="92285.0993243221" calcext:value-type="float">
            <text:p>92 285,10</text:p>
          </table:table-cell>
        </table:table-row>
        <table:table-row table:style-name="ro1">
          <table:table-cell table:formula="of:=[Feuille1.$A108]" office:value-type="float" office:value="105" calcext:value-type="float">
            <text:p>105</text:p>
          </table:table-cell>
          <table:table-cell table:formula="of:=AVERAGE([Feuille1.$B108];[Feuille1.$F108];[Feuille1.$J108];[Feuille1.$N108];[Feuille1.$R108])" office:value-type="float" office:value="32191.8" calcext:value-type="float">
            <text:p>32 191,80</text:p>
          </table:table-cell>
          <table:table-cell table:formula="of:=STDEV([$Feuille1.$B108];[$Feuille1.$F108];[$Feuille1.$J108];[$Feuille1.$N108];[$Feuille1.$R108])" office:value-type="float" office:value="16411.8185067956" calcext:value-type="float">
            <text:p>16 411,82</text:p>
          </table:table-cell>
          <table:table-cell/>
          <table:table-cell table:formula="of:=[Feuille1.$A108]" office:value-type="float" office:value="105" calcext:value-type="float">
            <text:p>105</text:p>
          </table:table-cell>
          <table:table-cell table:formula="of:=AVERAGE([Feuille1.$C108]+[Feuille1.$G108]+[Feuille1.$K108]+[Feuille1.$O108]+[Feuille1.$S108])" office:value-type="float" office:value="982593" calcext:value-type="float">
            <text:p>982 593,00</text:p>
          </table:table-cell>
          <table:table-cell table:formula="of:=STDEV([$Feuille1.$C108];[$Feuille1.$G108];[$Feuille1.$K108];[$Feuille1.$O108];[$Feuille1.$S108])" office:value-type="float" office:value="99775.4705892185" calcext:value-type="float">
            <text:p>99 775,47</text:p>
          </table:table-cell>
        </table:table-row>
        <table:table-row table:style-name="ro1">
          <table:table-cell table:formula="of:=[Feuille1.$A109]" office:value-type="float" office:value="106" calcext:value-type="float">
            <text:p>106</text:p>
          </table:table-cell>
          <table:table-cell table:formula="of:=AVERAGE([Feuille1.$B109];[Feuille1.$F109];[Feuille1.$J109];[Feuille1.$N109];[Feuille1.$R109])" office:value-type="float" office:value="34929.6" calcext:value-type="float">
            <text:p>34 929,60</text:p>
          </table:table-cell>
          <table:table-cell table:formula="of:=STDEV([$Feuille1.$B109];[$Feuille1.$F109];[$Feuille1.$J109];[$Feuille1.$N109];[$Feuille1.$R109])" office:value-type="float" office:value="17810.8917744171" calcext:value-type="float">
            <text:p>17 810,89</text:p>
          </table:table-cell>
          <table:table-cell/>
          <table:table-cell table:formula="of:=[Feuille1.$A109]" office:value-type="float" office:value="106" calcext:value-type="float">
            <text:p>106</text:p>
          </table:table-cell>
          <table:table-cell table:formula="of:=AVERAGE([Feuille1.$C109]+[Feuille1.$G109]+[Feuille1.$K109]+[Feuille1.$O109]+[Feuille1.$S109])" office:value-type="float" office:value="1064244" calcext:value-type="float">
            <text:p>1 064 244,00</text:p>
          </table:table-cell>
          <table:table-cell table:formula="of:=STDEV([$Feuille1.$C109];[$Feuille1.$G109];[$Feuille1.$K109];[$Feuille1.$O109];[$Feuille1.$S109])" office:value-type="float" office:value="108071.98761335" calcext:value-type="float">
            <text:p>108 071,99</text:p>
          </table:table-cell>
        </table:table-row>
        <table:table-row table:style-name="ro1">
          <table:table-cell table:formula="of:=[Feuille1.$A110]" office:value-type="float" office:value="107" calcext:value-type="float">
            <text:p>107</text:p>
          </table:table-cell>
          <table:table-cell table:formula="of:=AVERAGE([Feuille1.$B110];[Feuille1.$F110];[Feuille1.$J110];[Feuille1.$N110];[Feuille1.$R110])" office:value-type="float" office:value="37850.2" calcext:value-type="float">
            <text:p>37 850,20</text:p>
          </table:table-cell>
          <table:table-cell table:formula="of:=STDEV([$Feuille1.$B110];[$Feuille1.$F110];[$Feuille1.$J110];[$Feuille1.$N110];[$Feuille1.$R110])" office:value-type="float" office:value="19310.3293783405" calcext:value-type="float">
            <text:p>19 310,33</text:p>
          </table:table-cell>
          <table:table-cell/>
          <table:table-cell table:formula="of:=[Feuille1.$A110]" office:value-type="float" office:value="107" calcext:value-type="float">
            <text:p>107</text:p>
          </table:table-cell>
          <table:table-cell table:formula="of:=AVERAGE([Feuille1.$C110]+[Feuille1.$G110]+[Feuille1.$K110]+[Feuille1.$O110]+[Feuille1.$S110])" office:value-type="float" office:value="1150950" calcext:value-type="float">
            <text:p>1 150 950,00</text:p>
          </table:table-cell>
          <table:table-cell table:formula="of:=STDEV([$Feuille1.$C110];[$Feuille1.$G110];[$Feuille1.$K110];[$Feuille1.$O110];[$Feuille1.$S110])" office:value-type="float" office:value="116770.533181535" calcext:value-type="float">
            <text:p>116 770,53</text:p>
          </table:table-cell>
        </table:table-row>
        <table:table-row table:style-name="ro1">
          <table:table-cell table:formula="of:=[Feuille1.$A111]" office:value-type="float" office:value="108" calcext:value-type="float">
            <text:p>108</text:p>
          </table:table-cell>
          <table:table-cell table:formula="of:=AVERAGE([Feuille1.$B111];[Feuille1.$F111];[Feuille1.$J111];[Feuille1.$N111];[Feuille1.$R111])" office:value-type="float" office:value="40996.6" calcext:value-type="float">
            <text:p>40 996,60</text:p>
          </table:table-cell>
          <table:table-cell table:formula="of:=STDEV([$Feuille1.$B111];[$Feuille1.$F111];[$Feuille1.$J111];[$Feuille1.$N111];[$Feuille1.$R111])" office:value-type="float" office:value="20882.0439205553" calcext:value-type="float">
            <text:p>20 882,04</text:p>
          </table:table-cell>
          <table:table-cell/>
          <table:table-cell table:formula="of:=[Feuille1.$A111]" office:value-type="float" office:value="108" calcext:value-type="float">
            <text:p>108</text:p>
          </table:table-cell>
          <table:table-cell table:formula="of:=AVERAGE([Feuille1.$C111]+[Feuille1.$G111]+[Feuille1.$K111]+[Feuille1.$O111]+[Feuille1.$S111])" office:value-type="float" office:value="1246842" calcext:value-type="float">
            <text:p>1 246 842,00</text:p>
          </table:table-cell>
          <table:table-cell table:formula="of:=STDEV([$Feuille1.$C111];[$Feuille1.$G111];[$Feuille1.$K111];[$Feuille1.$O111];[$Feuille1.$S111])" office:value-type="float" office:value="126558.650859197" calcext:value-type="float">
            <text:p>126 558,65</text:p>
          </table:table-cell>
        </table:table-row>
        <table:table-row table:style-name="ro1">
          <table:table-cell table:formula="of:=[Feuille1.$A112]" office:value-type="float" office:value="109" calcext:value-type="float">
            <text:p>109</text:p>
          </table:table-cell>
          <table:table-cell table:formula="of:=AVERAGE([Feuille1.$B112];[Feuille1.$F112];[Feuille1.$J112];[Feuille1.$N112];[Feuille1.$R112])" office:value-type="float" office:value="44282.4" calcext:value-type="float">
            <text:p>44 282,40</text:p>
          </table:table-cell>
          <table:table-cell table:formula="of:=STDEV([$Feuille1.$B112];[$Feuille1.$F112];[$Feuille1.$J112];[$Feuille1.$N112];[$Feuille1.$R112])" office:value-type="float" office:value="22457.453802691" calcext:value-type="float">
            <text:p>22 457,45</text:p>
          </table:table-cell>
          <table:table-cell/>
          <table:table-cell table:formula="of:=[Feuille1.$A112]" office:value-type="float" office:value="109" calcext:value-type="float">
            <text:p>109</text:p>
          </table:table-cell>
          <table:table-cell table:formula="of:=AVERAGE([Feuille1.$C112]+[Feuille1.$G112]+[Feuille1.$K112]+[Feuille1.$O112]+[Feuille1.$S112])" office:value-type="float" office:value="1348431" calcext:value-type="float">
            <text:p>1 348 431,00</text:p>
          </table:table-cell>
          <table:table-cell table:formula="of:=STDEV([$Feuille1.$C112];[$Feuille1.$G112];[$Feuille1.$K112];[$Feuille1.$O112];[$Feuille1.$S112])" office:value-type="float" office:value="136851.467886538" calcext:value-type="float">
            <text:p>136 851,47</text:p>
          </table:table-cell>
        </table:table-row>
        <table:table-row table:style-name="ro1">
          <table:table-cell table:formula="of:=[Feuille1.$A113]" office:value-type="float" office:value="110" calcext:value-type="float">
            <text:p>110</text:p>
          </table:table-cell>
          <table:table-cell table:formula="of:=AVERAGE([Feuille1.$B113];[Feuille1.$F113];[Feuille1.$J113];[Feuille1.$N113];[Feuille1.$R113])" office:value-type="float" office:value="48024" calcext:value-type="float">
            <text:p>48 024,00</text:p>
          </table:table-cell>
          <table:table-cell table:formula="of:=STDEV([$Feuille1.$B113];[$Feuille1.$F113];[$Feuille1.$J113];[$Feuille1.$N113];[$Feuille1.$R113])" office:value-type="float" office:value="24428.8399745055" calcext:value-type="float">
            <text:p>24 428,84</text:p>
          </table:table-cell>
          <table:table-cell/>
          <table:table-cell table:formula="of:=[Feuille1.$A113]" office:value-type="float" office:value="110" calcext:value-type="float">
            <text:p>110</text:p>
          </table:table-cell>
          <table:table-cell table:formula="of:=AVERAGE([Feuille1.$C113]+[Feuille1.$G113]+[Feuille1.$K113]+[Feuille1.$O113]+[Feuille1.$S113])" office:value-type="float" office:value="1460206" calcext:value-type="float">
            <text:p>1 460 206,00</text:p>
          </table:table-cell>
          <table:table-cell table:formula="of:=STDEV([$Feuille1.$C113];[$Feuille1.$G113];[$Feuille1.$K113];[$Feuille1.$O113];[$Feuille1.$S113])" office:value-type="float" office:value="148210.770145762" calcext:value-type="float">
            <text:p>148 210,77</text:p>
          </table:table-cell>
        </table:table-row>
        <table:table-row table:style-name="ro1">
          <table:table-cell table:formula="of:=[Feuille1.$A114]" office:value-type="float" office:value="111" calcext:value-type="float">
            <text:p>111</text:p>
          </table:table-cell>
          <table:table-cell table:formula="of:=AVERAGE([Feuille1.$B114];[Feuille1.$F114];[Feuille1.$J114];[Feuille1.$N114];[Feuille1.$R114])" office:value-type="float" office:value="51939.4" calcext:value-type="float">
            <text:p>51 939,40</text:p>
          </table:table-cell>
          <table:table-cell table:formula="of:=STDEV([$Feuille1.$B114];[$Feuille1.$F114];[$Feuille1.$J114];[$Feuille1.$N114];[$Feuille1.$R114])" office:value-type="float" office:value="26351.0055842277" calcext:value-type="float">
            <text:p>26 351,01</text:p>
          </table:table-cell>
          <table:table-cell/>
          <table:table-cell table:formula="of:=[Feuille1.$A114]" office:value-type="float" office:value="111" calcext:value-type="float">
            <text:p>111</text:p>
          </table:table-cell>
          <table:table-cell table:formula="of:=AVERAGE([Feuille1.$C114]+[Feuille1.$G114]+[Feuille1.$K114]+[Feuille1.$O114]+[Feuille1.$S114])" office:value-type="float" office:value="1579610" calcext:value-type="float">
            <text:p>1 579 610,00</text:p>
          </table:table-cell>
          <table:table-cell table:formula="of:=STDEV([$Feuille1.$C114];[$Feuille1.$G114];[$Feuille1.$K114];[$Feuille1.$O114];[$Feuille1.$S114])" office:value-type="float" office:value="160287.809018652" calcext:value-type="float">
            <text:p>160 287,81</text:p>
          </table:table-cell>
        </table:table-row>
        <table:table-row table:style-name="ro1">
          <table:table-cell table:formula="of:=[Feuille1.$A115]" office:value-type="float" office:value="112" calcext:value-type="float">
            <text:p>112</text:p>
          </table:table-cell>
          <table:table-cell table:formula="of:=AVERAGE([Feuille1.$B115];[Feuille1.$F115];[Feuille1.$J115];[Feuille1.$N115];[Feuille1.$R115])" office:value-type="float" office:value="56318.6" calcext:value-type="float">
            <text:p>56 318,60</text:p>
          </table:table-cell>
          <table:table-cell table:formula="of:=STDEV([$Feuille1.$B115];[$Feuille1.$F115];[$Feuille1.$J115];[$Feuille1.$N115];[$Feuille1.$R115])" office:value-type="float" office:value="28590.5697879563" calcext:value-type="float">
            <text:p>28 590,57</text:p>
          </table:table-cell>
          <table:table-cell/>
          <table:table-cell table:formula="of:=[Feuille1.$A115]" office:value-type="float" office:value="112" calcext:value-type="float">
            <text:p>112</text:p>
          </table:table-cell>
          <table:table-cell table:formula="of:=AVERAGE([Feuille1.$C115]+[Feuille1.$G115]+[Feuille1.$K115]+[Feuille1.$O115]+[Feuille1.$S115])" office:value-type="float" office:value="1711616" calcext:value-type="float">
            <text:p>1 711 616,00</text:p>
          </table:table-cell>
          <table:table-cell table:formula="of:=STDEV([$Feuille1.$C115];[$Feuille1.$G115];[$Feuille1.$K115];[$Feuille1.$O115];[$Feuille1.$S115])" office:value-type="float" office:value="173829.438297142" calcext:value-type="float">
            <text:p>173 829,44</text:p>
          </table:table-cell>
        </table:table-row>
        <table:table-row table:style-name="ro1">
          <table:table-cell table:formula="of:=[Feuille1.$A116]" office:value-type="float" office:value="113" calcext:value-type="float">
            <text:p>113</text:p>
          </table:table-cell>
          <table:table-cell table:formula="of:=AVERAGE([Feuille1.$B116];[Feuille1.$F116];[Feuille1.$J116];[Feuille1.$N116];[Feuille1.$R116])" office:value-type="float" office:value="60955.8" calcext:value-type="float">
            <text:p>60 955,80</text:p>
          </table:table-cell>
          <table:table-cell table:formula="of:=STDEV([$Feuille1.$B116];[$Feuille1.$F116];[$Feuille1.$J116];[$Feuille1.$N116];[$Feuille1.$R116])" office:value-type="float" office:value="30896.0541525937" calcext:value-type="float">
            <text:p>30 896,05</text:p>
          </table:table-cell>
          <table:table-cell/>
          <table:table-cell table:formula="of:=[Feuille1.$A116]" office:value-type="float" office:value="113" calcext:value-type="float">
            <text:p>113</text:p>
          </table:table-cell>
          <table:table-cell table:formula="of:=AVERAGE([Feuille1.$C116]+[Feuille1.$G116]+[Feuille1.$K116]+[Feuille1.$O116]+[Feuille1.$S116])" office:value-type="float" office:value="1852522" calcext:value-type="float">
            <text:p>1 852 522,00</text:p>
          </table:table-cell>
          <table:table-cell table:formula="of:=STDEV([$Feuille1.$C116];[$Feuille1.$G116];[$Feuille1.$K116];[$Feuille1.$O116];[$Feuille1.$S116])" office:value-type="float" office:value="187839.677404163" calcext:value-type="float">
            <text:p>187 839,68</text:p>
          </table:table-cell>
        </table:table-row>
        <table:table-row table:style-name="ro1">
          <table:table-cell table:formula="of:=[Feuille1.$A117]" office:value-type="float" office:value="114" calcext:value-type="float">
            <text:p>114</text:p>
          </table:table-cell>
          <table:table-cell table:formula="of:=AVERAGE([Feuille1.$B117];[Feuille1.$F117];[Feuille1.$J117];[Feuille1.$N117];[Feuille1.$R117])" office:value-type="float" office:value="66140" calcext:value-type="float">
            <text:p>66 140,00</text:p>
          </table:table-cell>
          <table:table-cell table:formula="of:=STDEV([$Feuille1.$B117];[$Feuille1.$F117];[$Feuille1.$J117];[$Feuille1.$N117];[$Feuille1.$R117])" office:value-type="float" office:value="33528.8031847246" calcext:value-type="float">
            <text:p>33 528,80</text:p>
          </table:table-cell>
          <table:table-cell/>
          <table:table-cell table:formula="of:=[Feuille1.$A117]" office:value-type="float" office:value="114" calcext:value-type="float">
            <text:p>114</text:p>
          </table:table-cell>
          <table:table-cell table:formula="of:=AVERAGE([Feuille1.$C117]+[Feuille1.$G117]+[Feuille1.$K117]+[Feuille1.$O117]+[Feuille1.$S117])" office:value-type="float" office:value="2007752" calcext:value-type="float">
            <text:p>2 007 752,00</text:p>
          </table:table-cell>
          <table:table-cell table:formula="of:=STDEV([$Feuille1.$C117];[$Feuille1.$G117];[$Feuille1.$K117];[$Feuille1.$O117];[$Feuille1.$S117])" office:value-type="float" office:value="203746.487075974" calcext:value-type="float">
            <text:p>203 746,49</text:p>
          </table:table-cell>
        </table:table-row>
        <table:table-row table:style-name="ro1">
          <table:table-cell table:formula="of:=[Feuille1.$A118]" office:value-type="float" office:value="115" calcext:value-type="float">
            <text:p>115</text:p>
          </table:table-cell>
          <table:table-cell table:formula="of:=AVERAGE([Feuille1.$B118];[Feuille1.$F118];[Feuille1.$J118];[Feuille1.$N118];[Feuille1.$R118])" office:value-type="float" office:value="71677" calcext:value-type="float">
            <text:p>71 677,00</text:p>
          </table:table-cell>
          <table:table-cell table:formula="of:=STDEV([$Feuille1.$B118];[$Feuille1.$F118];[$Feuille1.$J118];[$Feuille1.$N118];[$Feuille1.$R118])" office:value-type="float" office:value="36274.4921673619" calcext:value-type="float">
            <text:p>36 274,49</text:p>
          </table:table-cell>
          <table:table-cell/>
          <table:table-cell table:formula="of:=[Feuille1.$A118]" office:value-type="float" office:value="115" calcext:value-type="float">
            <text:p>115</text:p>
          </table:table-cell>
          <table:table-cell table:formula="of:=AVERAGE([Feuille1.$C118]+[Feuille1.$G118]+[Feuille1.$K118]+[Feuille1.$O118]+[Feuille1.$S118])" office:value-type="float" office:value="2173825" calcext:value-type="float">
            <text:p>2 173 825,00</text:p>
          </table:table-cell>
          <table:table-cell table:formula="of:=STDEV([$Feuille1.$C118];[$Feuille1.$G118];[$Feuille1.$K118];[$Feuille1.$O118];[$Feuille1.$S118])" office:value-type="float" office:value="220438.942707499" calcext:value-type="float">
            <text:p>220 438,94</text:p>
          </table:table-cell>
        </table:table-row>
        <table:table-row table:style-name="ro1">
          <table:table-cell table:formula="of:=[Feuille1.$A119]" office:value-type="float" office:value="116" calcext:value-type="float">
            <text:p>116</text:p>
          </table:table-cell>
          <table:table-cell table:formula="of:=AVERAGE([Feuille1.$B119];[Feuille1.$F119];[Feuille1.$J119];[Feuille1.$N119];[Feuille1.$R119])" office:value-type="float" office:value="77620.2" calcext:value-type="float">
            <text:p>77 620,20</text:p>
          </table:table-cell>
          <table:table-cell table:formula="of:=STDEV([$Feuille1.$B119];[$Feuille1.$F119];[$Feuille1.$J119];[$Feuille1.$N119];[$Feuille1.$R119])" office:value-type="float" office:value="39218.0049683816" calcext:value-type="float">
            <text:p>39 218,00</text:p>
          </table:table-cell>
          <table:table-cell/>
          <table:table-cell table:formula="of:=[Feuille1.$A119]" office:value-type="float" office:value="116" calcext:value-type="float">
            <text:p>116</text:p>
          </table:table-cell>
          <table:table-cell table:formula="of:=AVERAGE([Feuille1.$C119]+[Feuille1.$G119]+[Feuille1.$K119]+[Feuille1.$O119]+[Feuille1.$S119])" office:value-type="float" office:value="2355915" calcext:value-type="float">
            <text:p>2 355 915,00</text:p>
          </table:table-cell>
          <table:table-cell table:formula="of:=STDEV([$Feuille1.$C119];[$Feuille1.$G119];[$Feuille1.$K119];[$Feuille1.$O119];[$Feuille1.$S119])" office:value-type="float" office:value="238892.219070651" calcext:value-type="float">
            <text:p>238 892,22</text:p>
          </table:table-cell>
        </table:table-row>
        <table:table-row table:style-name="ro1">
          <table:table-cell table:formula="of:=[Feuille1.$A120]" office:value-type="float" office:value="117" calcext:value-type="float">
            <text:p>117</text:p>
          </table:table-cell>
          <table:table-cell table:formula="of:=AVERAGE([Feuille1.$B120];[Feuille1.$F120];[Feuille1.$J120];[Feuille1.$N120];[Feuille1.$R120])" office:value-type="float" office:value="84014.6" calcext:value-type="float">
            <text:p>84 014,60</text:p>
          </table:table-cell>
          <table:table-cell table:formula="of:=STDEV([$Feuille1.$B120];[$Feuille1.$F120];[$Feuille1.$J120];[$Feuille1.$N120];[$Feuille1.$R120])" office:value-type="float" office:value="42444.7971994213" calcext:value-type="float">
            <text:p>42 444,80</text:p>
          </table:table-cell>
          <table:table-cell/>
          <table:table-cell table:formula="of:=[Feuille1.$A120]" office:value-type="float" office:value="117" calcext:value-type="float">
            <text:p>117</text:p>
          </table:table-cell>
          <table:table-cell table:formula="of:=AVERAGE([Feuille1.$C120]+[Feuille1.$G120]+[Feuille1.$K120]+[Feuille1.$O120]+[Feuille1.$S120])" office:value-type="float" office:value="2550023" calcext:value-type="float">
            <text:p>2 550 023,00</text:p>
          </table:table-cell>
          <table:table-cell table:formula="of:=STDEV([$Feuille1.$C120];[$Feuille1.$G120];[$Feuille1.$K120];[$Feuille1.$O120];[$Feuille1.$S120])" office:value-type="float" office:value="258187.690230964" calcext:value-type="float">
            <text:p>258 187,69</text:p>
          </table:table-cell>
        </table:table-row>
        <table:table-row table:style-name="ro1">
          <table:table-cell table:formula="of:=[Feuille1.$A121]" office:value-type="float" office:value="118" calcext:value-type="float">
            <text:p>118</text:p>
          </table:table-cell>
          <table:table-cell table:formula="of:=AVERAGE([Feuille1.$B121];[Feuille1.$F121];[Feuille1.$J121];[Feuille1.$N121];[Feuille1.$R121])" office:value-type="float" office:value="91040" calcext:value-type="float">
            <text:p>91 040,00</text:p>
          </table:table-cell>
          <table:table-cell table:formula="of:=STDEV([$Feuille1.$B121];[$Feuille1.$F121];[$Feuille1.$J121];[$Feuille1.$N121];[$Feuille1.$R121])" office:value-type="float" office:value="46125.6058605196" calcext:value-type="float">
            <text:p>46 125,61</text:p>
          </table:table-cell>
          <table:table-cell/>
          <table:table-cell table:formula="of:=[Feuille1.$A121]" office:value-type="float" office:value="118" calcext:value-type="float">
            <text:p>118</text:p>
          </table:table-cell>
          <table:table-cell table:formula="of:=AVERAGE([Feuille1.$C121]+[Feuille1.$G121]+[Feuille1.$K121]+[Feuille1.$O121]+[Feuille1.$S121])" office:value-type="float" office:value="2763594" calcext:value-type="float">
            <text:p>2 763 594,00</text:p>
          </table:table-cell>
          <table:table-cell table:formula="of:=STDEV([$Feuille1.$C121];[$Feuille1.$G121];[$Feuille1.$K121];[$Feuille1.$O121];[$Feuille1.$S121])" office:value-type="float" office:value="279825.605998986" calcext:value-type="float">
            <text:p>279 825,61</text:p>
          </table:table-cell>
        </table:table-row>
        <table:table-row table:style-name="ro1">
          <table:table-cell table:formula="of:=[Feuille1.$A122]" office:value-type="float" office:value="119" calcext:value-type="float">
            <text:p>119</text:p>
          </table:table-cell>
          <table:table-cell table:formula="of:=AVERAGE([Feuille1.$B122];[Feuille1.$F122];[Feuille1.$J122];[Feuille1.$N122];[Feuille1.$R122])" office:value-type="float" office:value="98625.6" calcext:value-type="float">
            <text:p>98 625,60</text:p>
          </table:table-cell>
          <table:table-cell table:formula="of:=STDEV([$Feuille1.$B122];[$Feuille1.$F122];[$Feuille1.$J122];[$Feuille1.$N122];[$Feuille1.$R122])" office:value-type="float" office:value="50018.0948937482" calcext:value-type="float">
            <text:p>50 018,09</text:p>
          </table:table-cell>
          <table:table-cell/>
          <table:table-cell table:formula="of:=[Feuille1.$A122]" office:value-type="float" office:value="119" calcext:value-type="float">
            <text:p>119</text:p>
          </table:table-cell>
          <table:table-cell table:formula="of:=AVERAGE([Feuille1.$C122]+[Feuille1.$G122]+[Feuille1.$K122]+[Feuille1.$O122]+[Feuille1.$S122])" office:value-type="float" office:value="2991951" calcext:value-type="float">
            <text:p>2 991 951,00</text:p>
          </table:table-cell>
          <table:table-cell table:formula="of:=STDEV([$Feuille1.$C122];[$Feuille1.$G122];[$Feuille1.$K122];[$Feuille1.$O122];[$Feuille1.$S122])" office:value-type="float" office:value="302820.625088021" calcext:value-type="float">
            <text:p>302 820,63</text:p>
          </table:table-cell>
        </table:table-row>
        <table:table-row table:style-name="ro1">
          <table:table-cell table:formula="of:=[Feuille1.$A123]" office:value-type="float" office:value="120" calcext:value-type="float">
            <text:p>120</text:p>
          </table:table-cell>
          <table:table-cell table:formula="of:=AVERAGE([Feuille1.$B123];[Feuille1.$F123];[Feuille1.$J123];[Feuille1.$N123];[Feuille1.$R123])" office:value-type="float" office:value="106995.8" calcext:value-type="float">
            <text:p>106 995,80</text:p>
          </table:table-cell>
          <table:table-cell table:formula="of:=STDEV([$Feuille1.$B123];[$Feuille1.$F123];[$Feuille1.$J123];[$Feuille1.$N123];[$Feuille1.$R123])" office:value-type="float" office:value="54237.7104761991" calcext:value-type="float">
            <text:p>54 237,71</text:p>
          </table:table-cell>
          <table:table-cell/>
          <table:table-cell table:formula="of:=[Feuille1.$A123]" office:value-type="float" office:value="120" calcext:value-type="float">
            <text:p>120</text:p>
          </table:table-cell>
          <table:table-cell table:formula="of:=AVERAGE([Feuille1.$C123]+[Feuille1.$G123]+[Feuille1.$K123]+[Feuille1.$O123]+[Feuille1.$S123])" office:value-type="float" office:value="3242119" calcext:value-type="float">
            <text:p>3 242 119,00</text:p>
          </table:table-cell>
          <table:table-cell table:formula="of:=STDEV([$Feuille1.$C123];[$Feuille1.$G123];[$Feuille1.$K123];[$Feuille1.$O123];[$Feuille1.$S123])" office:value-type="float" office:value="328225.495345349" calcext:value-type="float">
            <text:p>328 225,50</text:p>
          </table:table-cell>
        </table:table-row>
        <table:table-row table:style-name="ro1">
          <table:table-cell table:formula="of:=[Feuille1.$A124]" office:value-type="float" office:value="121" calcext:value-type="float">
            <text:p>121</text:p>
          </table:table-cell>
          <table:table-cell table:formula="of:=AVERAGE([Feuille1.$B124];[Feuille1.$F124];[Feuille1.$J124];[Feuille1.$N124];[Feuille1.$R124])" office:value-type="float" office:value="115868.8" calcext:value-type="float">
            <text:p>115 868,80</text:p>
          </table:table-cell>
          <table:table-cell table:formula="of:=STDEV([$Feuille1.$B124];[$Feuille1.$F124];[$Feuille1.$J124];[$Feuille1.$N124];[$Feuille1.$R124])" office:value-type="float" office:value="58709.6145805779" calcext:value-type="float">
            <text:p>58 709,61</text:p>
          </table:table-cell>
          <table:table-cell/>
          <table:table-cell table:formula="of:=[Feuille1.$A124]" office:value-type="float" office:value="121" calcext:value-type="float">
            <text:p>121</text:p>
          </table:table-cell>
          <table:table-cell table:formula="of:=AVERAGE([Feuille1.$C124]+[Feuille1.$G124]+[Feuille1.$K124]+[Feuille1.$O124]+[Feuille1.$S124])" office:value-type="float" office:value="3511719" calcext:value-type="float">
            <text:p>3 511 719,00</text:p>
          </table:table-cell>
          <table:table-cell table:formula="of:=STDEV([$Feuille1.$C124];[$Feuille1.$G124];[$Feuille1.$K124];[$Feuille1.$O124];[$Feuille1.$S124])" office:value-type="float" office:value="355482.812471574" calcext:value-type="float">
            <text:p>355 482,81</text:p>
          </table:table-cell>
        </table:table-row>
        <table:table-row table:style-name="ro1">
          <table:table-cell table:formula="of:=[Feuille1.$A125]" office:value-type="float" office:value="122" calcext:value-type="float">
            <text:p>122</text:p>
          </table:table-cell>
          <table:table-cell table:formula="of:=AVERAGE([Feuille1.$B125];[Feuille1.$F125];[Feuille1.$J125];[Feuille1.$N125];[Feuille1.$R125])" office:value-type="float" office:value="125528.6" calcext:value-type="float">
            <text:p>125 528,60</text:p>
          </table:table-cell>
          <table:table-cell table:formula="of:=STDEV([$Feuille1.$B125];[$Feuille1.$F125];[$Feuille1.$J125];[$Feuille1.$N125];[$Feuille1.$R125])" office:value-type="float" office:value="63551.3018615669" calcext:value-type="float">
            <text:p>63 551,30</text:p>
          </table:table-cell>
          <table:table-cell/>
          <table:table-cell table:formula="of:=[Feuille1.$A125]" office:value-type="float" office:value="122" calcext:value-type="float">
            <text:p>122</text:p>
          </table:table-cell>
          <table:table-cell table:formula="of:=AVERAGE([Feuille1.$C125]+[Feuille1.$G125]+[Feuille1.$K125]+[Feuille1.$O125]+[Feuille1.$S125])" office:value-type="float" office:value="3805602" calcext:value-type="float">
            <text:p>3 805 602,00</text:p>
          </table:table-cell>
          <table:table-cell table:formula="of:=STDEV([$Feuille1.$C125];[$Feuille1.$G125];[$Feuille1.$K125];[$Feuille1.$O125];[$Feuille1.$S125])" office:value-type="float" office:value="385037.177580685" calcext:value-type="float">
            <text:p>385 037,18</text:p>
          </table:table-cell>
        </table:table-row>
        <table:table-row table:style-name="ro1">
          <table:table-cell table:formula="of:=[Feuille1.$A126]" office:value-type="float" office:value="123" calcext:value-type="float">
            <text:p>123</text:p>
          </table:table-cell>
          <table:table-cell table:formula="of:=AVERAGE([Feuille1.$B126];[Feuille1.$F126];[Feuille1.$J126];[Feuille1.$N126];[Feuille1.$R126])" office:value-type="float" office:value="135994.8" calcext:value-type="float">
            <text:p>135 994,80</text:p>
          </table:table-cell>
          <table:table-cell table:formula="of:=STDEV([$Feuille1.$B126];[$Feuille1.$F126];[$Feuille1.$J126];[$Feuille1.$N126];[$Feuille1.$R126])" office:value-type="float" office:value="68862.2481494759" calcext:value-type="float">
            <text:p>68 862,25</text:p>
          </table:table-cell>
          <table:table-cell/>
          <table:table-cell table:formula="of:=[Feuille1.$A126]" office:value-type="float" office:value="123" calcext:value-type="float">
            <text:p>123</text:p>
          </table:table-cell>
          <table:table-cell table:formula="of:=AVERAGE([Feuille1.$C126]+[Feuille1.$G126]+[Feuille1.$K126]+[Feuille1.$O126]+[Feuille1.$S126])" office:value-type="float" office:value="4121799" calcext:value-type="float">
            <text:p>4 121 799,00</text:p>
          </table:table-cell>
          <table:table-cell table:formula="of:=STDEV([$Feuille1.$C126];[$Feuille1.$G126];[$Feuille1.$K126];[$Feuille1.$O126];[$Feuille1.$S126])" office:value-type="float" office:value="416918.616035792" calcext:value-type="float">
            <text:p>416 918,62</text:p>
          </table:table-cell>
        </table:table-row>
        <table:table-row table:style-name="ro1">
          <table:table-cell table:formula="of:=[Feuille1.$A127]" office:value-type="float" office:value="124" calcext:value-type="float">
            <text:p>124</text:p>
          </table:table-cell>
          <table:table-cell table:formula="of:=AVERAGE([Feuille1.$B127];[Feuille1.$F127];[Feuille1.$J127];[Feuille1.$N127];[Feuille1.$R127])" office:value-type="float" office:value="147367" calcext:value-type="float">
            <text:p>147 367,00</text:p>
          </table:table-cell>
          <table:table-cell table:formula="of:=STDEV([$Feuille1.$B127];[$Feuille1.$F127];[$Feuille1.$J127];[$Feuille1.$N127];[$Feuille1.$R127])" office:value-type="float" office:value="74488.0571501231" calcext:value-type="float">
            <text:p>74 488,06</text:p>
          </table:table-cell>
          <table:table-cell/>
          <table:table-cell table:formula="of:=[Feuille1.$A127]" office:value-type="float" office:value="124" calcext:value-type="float">
            <text:p>124</text:p>
          </table:table-cell>
          <table:table-cell table:formula="of:=AVERAGE([Feuille1.$C127]+[Feuille1.$G127]+[Feuille1.$K127]+[Feuille1.$O127]+[Feuille1.$S127])" office:value-type="float" office:value="4465041" calcext:value-type="float">
            <text:p>4 465 041,00</text:p>
          </table:table-cell>
          <table:table-cell table:formula="of:=STDEV([$Feuille1.$C127];[$Feuille1.$G127];[$Feuille1.$K127];[$Feuille1.$O127];[$Feuille1.$S127])" office:value-type="float" office:value="451536.511326271" calcext:value-type="float">
            <text:p>451 536,51</text:p>
          </table:table-cell>
        </table:table-row>
        <table:table-row table:style-name="ro1">
          <table:table-cell table:formula="of:=[Feuille1.$A128]" office:value-type="float" office:value="125" calcext:value-type="float">
            <text:p>125</text:p>
          </table:table-cell>
          <table:table-cell table:formula="of:=AVERAGE([Feuille1.$B128];[Feuille1.$F128];[Feuille1.$J128];[Feuille1.$N128];[Feuille1.$R128])" office:value-type="float" office:value="159612" calcext:value-type="float">
            <text:p>159 612,00</text:p>
          </table:table-cell>
          <table:table-cell table:formula="of:=STDEV([$Feuille1.$B128];[$Feuille1.$F128];[$Feuille1.$J128];[$Feuille1.$N128];[$Feuille1.$R128])" office:value-type="float" office:value="80604.9561627571" calcext:value-type="float">
            <text:p>80 604,96</text:p>
          </table:table-cell>
          <table:table-cell/>
          <table:table-cell table:formula="of:=[Feuille1.$A128]" office:value-type="float" office:value="125" calcext:value-type="float">
            <text:p>125</text:p>
          </table:table-cell>
          <table:table-cell table:formula="of:=AVERAGE([Feuille1.$C128]+[Feuille1.$G128]+[Feuille1.$K128]+[Feuille1.$O128]+[Feuille1.$S128])" office:value-type="float" office:value="4835741" calcext:value-type="float">
            <text:p>4 835 741,00</text:p>
          </table:table-cell>
          <table:table-cell table:formula="of:=STDEV([$Feuille1.$C128];[$Feuille1.$G128];[$Feuille1.$K128];[$Feuille1.$O128];[$Feuille1.$S128])" office:value-type="float" office:value="489269.756971244" calcext:value-type="float">
            <text:p>489 269,76</text:p>
          </table:table-cell>
        </table:table-row>
        <table:table-row table:style-name="ro1">
          <table:table-cell table:formula="of:=[Feuille1.$A129]" office:value-type="float" office:value="126" calcext:value-type="float">
            <text:p>126</text:p>
          </table:table-cell>
          <table:table-cell table:formula="of:=AVERAGE([Feuille1.$B129];[Feuille1.$F129];[Feuille1.$J129];[Feuille1.$N129];[Feuille1.$R129])" office:value-type="float" office:value="172916.2" calcext:value-type="float">
            <text:p>172 916,20</text:p>
          </table:table-cell>
          <table:table-cell table:formula="of:=STDEV([$Feuille1.$B129];[$Feuille1.$F129];[$Feuille1.$J129];[$Feuille1.$N129];[$Feuille1.$R129])" office:value-type="float" office:value="87324.5619324827" calcext:value-type="float">
            <text:p>87 324,56</text:p>
          </table:table-cell>
          <table:table-cell/>
          <table:table-cell table:formula="of:=[Feuille1.$A129]" office:value-type="float" office:value="126" calcext:value-type="float">
            <text:p>126</text:p>
          </table:table-cell>
          <table:table-cell table:formula="of:=AVERAGE([Feuille1.$C129]+[Feuille1.$G129]+[Feuille1.$K129]+[Feuille1.$O129]+[Feuille1.$S129])" office:value-type="float" office:value="5239190" calcext:value-type="float">
            <text:p>5 239 190,00</text:p>
          </table:table-cell>
          <table:table-cell table:formula="of:=STDEV([$Feuille1.$C129];[$Feuille1.$G129];[$Feuille1.$K129];[$Feuille1.$O129];[$Feuille1.$S129])" office:value-type="float" office:value="530014.40272553" calcext:value-type="float">
            <text:p>530 014,40</text:p>
          </table:table-cell>
        </table:table-row>
        <table:table-row table:style-name="ro1">
          <table:table-cell table:formula="of:=[Feuille1.$A130]" office:value-type="float" office:value="127" calcext:value-type="float">
            <text:p>127</text:p>
          </table:table-cell>
          <table:table-cell table:formula="of:=AVERAGE([Feuille1.$B130];[Feuille1.$F130];[Feuille1.$J130];[Feuille1.$N130];[Feuille1.$R130])" office:value-type="float" office:value="187333.6" calcext:value-type="float">
            <text:p>187 333,60</text:p>
          </table:table-cell>
          <table:table-cell table:formula="of:=STDEV([$Feuille1.$B130];[$Feuille1.$F130];[$Feuille1.$J130];[$Feuille1.$N130];[$Feuille1.$R130])" office:value-type="float" office:value="94679.3901242504" calcext:value-type="float">
            <text:p>94 679,39</text:p>
          </table:table-cell>
          <table:table-cell/>
          <table:table-cell table:formula="of:=[Feuille1.$A130]" office:value-type="float" office:value="127" calcext:value-type="float">
            <text:p>127</text:p>
          </table:table-cell>
          <table:table-cell table:formula="of:=AVERAGE([Feuille1.$C130]+[Feuille1.$G130]+[Feuille1.$K130]+[Feuille1.$O130]+[Feuille1.$S130])" office:value-type="float" office:value="5675867" calcext:value-type="float">
            <text:p>5 675 867,00</text:p>
          </table:table-cell>
          <table:table-cell table:formula="of:=STDEV([$Feuille1.$C130];[$Feuille1.$G130];[$Feuille1.$K130];[$Feuille1.$O130];[$Feuille1.$S130])" office:value-type="float" office:value="574569.794202845" calcext:value-type="float">
            <text:p>574 569,79</text:p>
          </table:table-cell>
        </table:table-row>
        <table:table-row table:style-name="ro1">
          <table:table-cell table:formula="of:=[Feuille1.$A131]" office:value-type="float" office:value="128" calcext:value-type="float">
            <text:p>128</text:p>
          </table:table-cell>
          <table:table-cell table:formula="of:=AVERAGE([Feuille1.$B131];[Feuille1.$F131];[Feuille1.$J131];[Feuille1.$N131];[Feuille1.$R131])" office:value-type="float" office:value="202903.2" calcext:value-type="float">
            <text:p>202 903,20</text:p>
          </table:table-cell>
          <table:table-cell table:formula="of:=STDEV([$Feuille1.$B131];[$Feuille1.$F131];[$Feuille1.$J131];[$Feuille1.$N131];[$Feuille1.$R131])" office:value-type="float" office:value="102636.398637131" calcext:value-type="float">
            <text:p>102 636,40</text:p>
          </table:table-cell>
          <table:table-cell/>
          <table:table-cell table:formula="of:=[Feuille1.$A131]" office:value-type="float" office:value="128" calcext:value-type="float">
            <text:p>128</text:p>
          </table:table-cell>
          <table:table-cell table:formula="of:=AVERAGE([Feuille1.$C131]+[Feuille1.$G131]+[Feuille1.$K131]+[Feuille1.$O131]+[Feuille1.$S131])" office:value-type="float" office:value="6148661" calcext:value-type="float">
            <text:p>6 148 661,00</text:p>
          </table:table-cell>
          <table:table-cell table:formula="of:=STDEV([$Feuille1.$C131];[$Feuille1.$G131];[$Feuille1.$K131];[$Feuille1.$O131];[$Feuille1.$S131])" office:value-type="float" office:value="622289.544073898" calcext:value-type="float">
            <text:p>622 289,54</text:p>
          </table:table-cell>
        </table:table-row>
        <table:table-row table:style-name="ro1">
          <table:table-cell table:formula="of:=[Feuille1.$A132]" office:value-type="float" office:value="129" calcext:value-type="float">
            <text:p>129</text:p>
          </table:table-cell>
          <table:table-cell table:formula="of:=AVERAGE([Feuille1.$B132];[Feuille1.$F132];[Feuille1.$J132];[Feuille1.$N132];[Feuille1.$R132])" office:value-type="float" office:value="219820.8" calcext:value-type="float">
            <text:p>219 820,80</text:p>
          </table:table-cell>
          <table:table-cell table:formula="of:=STDEV([$Feuille1.$B132];[$Feuille1.$F132];[$Feuille1.$J132];[$Feuille1.$N132];[$Feuille1.$R132])" office:value-type="float" office:value="111293.505779538" calcext:value-type="float">
            <text:p>111 293,51</text:p>
          </table:table-cell>
          <table:table-cell/>
          <table:table-cell table:formula="of:=[Feuille1.$A132]" office:value-type="float" office:value="129" calcext:value-type="float">
            <text:p>129</text:p>
          </table:table-cell>
          <table:table-cell table:formula="of:=AVERAGE([Feuille1.$C132]+[Feuille1.$G132]+[Feuille1.$K132]+[Feuille1.$O132]+[Feuille1.$S132])" office:value-type="float" office:value="6660038" calcext:value-type="float">
            <text:p>6 660 038,00</text:p>
          </table:table-cell>
          <table:table-cell table:formula="of:=STDEV([$Feuille1.$C132];[$Feuille1.$G132];[$Feuille1.$K132];[$Feuille1.$O132];[$Feuille1.$S132])" office:value-type="float" office:value="674298.435170808" calcext:value-type="float">
            <text:p>674 298,44</text:p>
          </table:table-cell>
        </table:table-row>
        <table:table-row table:style-name="ro1">
          <table:table-cell table:formula="of:=[Feuille1.$A133]" office:value-type="float" office:value="130" calcext:value-type="float">
            <text:p>130</text:p>
          </table:table-cell>
          <table:table-cell table:formula="of:=AVERAGE([Feuille1.$B133];[Feuille1.$F133];[Feuille1.$J133];[Feuille1.$N133];[Feuille1.$R133])" office:value-type="float" office:value="238179.6" calcext:value-type="float">
            <text:p>238 179,60</text:p>
          </table:table-cell>
          <table:table-cell table:formula="of:=STDEV([$Feuille1.$B133];[$Feuille1.$F133];[$Feuille1.$J133];[$Feuille1.$N133];[$Feuille1.$R133])" office:value-type="float" office:value="120646.86538945" calcext:value-type="float">
            <text:p>120 646,87</text:p>
          </table:table-cell>
          <table:table-cell/>
          <table:table-cell table:formula="of:=[Feuille1.$A133]" office:value-type="float" office:value="130" calcext:value-type="float">
            <text:p>130</text:p>
          </table:table-cell>
          <table:table-cell table:formula="of:=AVERAGE([Feuille1.$C133]+[Feuille1.$G133]+[Feuille1.$K133]+[Feuille1.$O133]+[Feuille1.$S133])" office:value-type="float" office:value="7214864" calcext:value-type="float">
            <text:p>7 214 864,00</text:p>
          </table:table-cell>
          <table:table-cell table:formula="of:=STDEV([$Feuille1.$C133];[$Feuille1.$G133];[$Feuille1.$K133];[$Feuille1.$O133];[$Feuille1.$S133])" office:value-type="float" office:value="730809.976071208" calcext:value-type="float">
            <text:p>730 809,98</text:p>
          </table:table-cell>
        </table:table-row>
        <table:table-row table:style-name="ro1">
          <table:table-cell table:formula="of:=[Feuille1.$A134]" office:value-type="float" office:value="131" calcext:value-type="float">
            <text:p>131</text:p>
          </table:table-cell>
          <table:table-cell table:formula="of:=AVERAGE([Feuille1.$B134];[Feuille1.$F134];[Feuille1.$J134];[Feuille1.$N134];[Feuille1.$R134])" office:value-type="float" office:value="258034.6" calcext:value-type="float">
            <text:p>258 034,60</text:p>
          </table:table-cell>
          <table:table-cell table:formula="of:=STDEV([$Feuille1.$B134];[$Feuille1.$F134];[$Feuille1.$J134];[$Feuille1.$N134];[$Feuille1.$R134])" office:value-type="float" office:value="130751.587234343" calcext:value-type="float">
            <text:p>130 751,59</text:p>
          </table:table-cell>
          <table:table-cell/>
          <table:table-cell table:formula="of:=[Feuille1.$A134]" office:value-type="float" office:value="131" calcext:value-type="float">
            <text:p>131</text:p>
          </table:table-cell>
          <table:table-cell table:formula="of:=AVERAGE([Feuille1.$C134]+[Feuille1.$G134]+[Feuille1.$K134]+[Feuille1.$O134]+[Feuille1.$S134])" office:value-type="float" office:value="7814008" calcext:value-type="float">
            <text:p>7 814 008,00</text:p>
          </table:table-cell>
          <table:table-cell table:formula="of:=STDEV([$Feuille1.$C134];[$Feuille1.$G134];[$Feuille1.$K134];[$Feuille1.$O134];[$Feuille1.$S134])" office:value-type="float" office:value="791529.579993256" calcext:value-type="float">
            <text:p>791 529,58</text:p>
          </table:table-cell>
        </table:table-row>
        <table:table-row table:style-name="ro1">
          <table:table-cell table:formula="of:=[Feuille1.$A135]" office:value-type="float" office:value="132" calcext:value-type="float">
            <text:p>132</text:p>
          </table:table-cell>
          <table:table-cell table:formula="of:=AVERAGE([Feuille1.$B135];[Feuille1.$F135];[Feuille1.$J135];[Feuille1.$N135];[Feuille1.$R135])" office:value-type="float" office:value="279564" calcext:value-type="float">
            <text:p>279 564,00</text:p>
          </table:table-cell>
          <table:table-cell table:formula="of:=STDEV([$Feuille1.$B135];[$Feuille1.$F135];[$Feuille1.$J135];[$Feuille1.$N135];[$Feuille1.$R135])" office:value-type="float" office:value="141718.868022222" calcext:value-type="float">
            <text:p>141 718,87</text:p>
          </table:table-cell>
          <table:table-cell/>
          <table:table-cell table:formula="of:=[Feuille1.$A135]" office:value-type="float" office:value="132" calcext:value-type="float">
            <text:p>132</text:p>
          </table:table-cell>
          <table:table-cell table:formula="of:=AVERAGE([Feuille1.$C135]+[Feuille1.$G135]+[Feuille1.$K135]+[Feuille1.$O135]+[Feuille1.$S135])" office:value-type="float" office:value="8467493" calcext:value-type="float">
            <text:p>8 467 493,00</text:p>
          </table:table-cell>
          <table:table-cell table:formula="of:=STDEV([$Feuille1.$C135];[$Feuille1.$G135];[$Feuille1.$K135];[$Feuille1.$O135];[$Feuille1.$S135])" office:value-type="float" office:value="857466.963868172" calcext:value-type="float">
            <text:p>857 466,96</text:p>
          </table:table-cell>
        </table:table-row>
        <table:table-row table:style-name="ro1">
          <table:table-cell table:formula="of:=[Feuille1.$A136]" office:value-type="float" office:value="133" calcext:value-type="float">
            <text:p>133</text:p>
          </table:table-cell>
          <table:table-cell table:formula="of:=AVERAGE([Feuille1.$B136];[Feuille1.$F136];[Feuille1.$J136];[Feuille1.$N136];[Feuille1.$R136])" office:value-type="float" office:value="302749.6" calcext:value-type="float">
            <text:p>302 749,60</text:p>
          </table:table-cell>
          <table:table-cell table:formula="of:=STDEV([$Feuille1.$B136];[$Feuille1.$F136];[$Feuille1.$J136];[$Feuille1.$N136];[$Feuille1.$R136])" office:value-type="float" office:value="153587.685960822" calcext:value-type="float">
            <text:p>153 587,69</text:p>
          </table:table-cell>
          <table:table-cell/>
          <table:table-cell table:formula="of:=[Feuille1.$A136]" office:value-type="float" office:value="133" calcext:value-type="float">
            <text:p>133</text:p>
          </table:table-cell>
          <table:table-cell table:formula="of:=AVERAGE([Feuille1.$C136]+[Feuille1.$G136]+[Feuille1.$K136]+[Feuille1.$O136]+[Feuille1.$S136])" office:value-type="float" office:value="9171082" calcext:value-type="float">
            <text:p>9 171 082,00</text:p>
          </table:table-cell>
          <table:table-cell table:formula="of:=STDEV([$Feuille1.$C136];[$Feuille1.$G136];[$Feuille1.$K136];[$Feuille1.$O136];[$Feuille1.$S136])" office:value-type="float" office:value="928606.420194153" calcext:value-type="float">
            <text:p>928 606,42</text:p>
          </table:table-cell>
        </table:table-row>
        <table:table-row table:style-name="ro1">
          <table:table-cell table:formula="of:=[Feuille1.$A137]" office:value-type="float" office:value="134" calcext:value-type="float">
            <text:p>134</text:p>
          </table:table-cell>
          <table:table-cell table:formula="of:=AVERAGE([Feuille1.$B137];[Feuille1.$F137];[Feuille1.$J137];[Feuille1.$N137];[Feuille1.$R137])" office:value-type="float" office:value="328097.6" calcext:value-type="float">
            <text:p>328 097,60</text:p>
          </table:table-cell>
          <table:table-cell table:formula="of:=STDEV([$Feuille1.$B137];[$Feuille1.$F137];[$Feuille1.$J137];[$Feuille1.$N137];[$Feuille1.$R137])" office:value-type="float" office:value="166374.067323607" calcext:value-type="float">
            <text:p>166 374,07</text:p>
          </table:table-cell>
          <table:table-cell/>
          <table:table-cell table:formula="of:=[Feuille1.$A137]" office:value-type="float" office:value="134" calcext:value-type="float">
            <text:p>134</text:p>
          </table:table-cell>
          <table:table-cell table:formula="of:=AVERAGE([Feuille1.$C137]+[Feuille1.$G137]+[Feuille1.$K137]+[Feuille1.$O137]+[Feuille1.$S137])" office:value-type="float" office:value="9937461" calcext:value-type="float">
            <text:p>9 937 461,00</text:p>
          </table:table-cell>
          <table:table-cell table:formula="of:=STDEV([$Feuille1.$C137];[$Feuille1.$G137];[$Feuille1.$K137];[$Feuille1.$O137];[$Feuille1.$S137])" office:value-type="float" office:value="1005860.40166799" calcext:value-type="float">
            <text:p>1 005 860,40</text:p>
          </table:table-cell>
        </table:table-row>
        <table:table-row table:style-name="ro1">
          <table:table-cell table:formula="of:=[Feuille1.$A138]" office:value-type="float" office:value="135" calcext:value-type="float">
            <text:p>135</text:p>
          </table:table-cell>
          <table:table-cell table:formula="of:=AVERAGE([Feuille1.$B138];[Feuille1.$F138];[Feuille1.$J138];[Feuille1.$N138];[Feuille1.$R138])" office:value-type="float" office:value="355338.4" calcext:value-type="float">
            <text:p>355 338,40</text:p>
          </table:table-cell>
          <table:table-cell table:formula="of:=STDEV([$Feuille1.$B138];[$Feuille1.$F138];[$Feuille1.$J138];[$Feuille1.$N138];[$Feuille1.$R138])" office:value-type="float" office:value="180044.79739998" calcext:value-type="float">
            <text:p>180 044,80</text:p>
          </table:table-cell>
          <table:table-cell/>
          <table:table-cell table:formula="of:=[Feuille1.$A138]" office:value-type="float" office:value="135" calcext:value-type="float">
            <text:p>135</text:p>
          </table:table-cell>
          <table:table-cell table:formula="of:=AVERAGE([Feuille1.$C138]+[Feuille1.$G138]+[Feuille1.$K138]+[Feuille1.$O138]+[Feuille1.$S138])" office:value-type="float" office:value="10763781" calcext:value-type="float">
            <text:p>10 763 781,00</text:p>
          </table:table-cell>
          <table:table-cell table:formula="of:=STDEV([$Feuille1.$C138];[$Feuille1.$G138];[$Feuille1.$K138];[$Feuille1.$O138];[$Feuille1.$S138])" office:value-type="float" office:value="1089565.75749479" calcext:value-type="float">
            <text:p>1 089 565,76</text:p>
          </table:table-cell>
        </table:table-row>
        <table:table-row table:style-name="ro1">
          <table:table-cell table:formula="of:=[Feuille1.$A139]" office:value-type="float" office:value="136" calcext:value-type="float">
            <text:p>136</text:p>
          </table:table-cell>
          <table:table-cell table:formula="of:=AVERAGE([Feuille1.$B139];[Feuille1.$F139];[Feuille1.$J139];[Feuille1.$N139];[Feuille1.$R139])" office:value-type="float" office:value="384799" calcext:value-type="float">
            <text:p>384 799,00</text:p>
          </table:table-cell>
          <table:table-cell table:formula="of:=STDEV([$Feuille1.$B139];[$Feuille1.$F139];[$Feuille1.$J139];[$Feuille1.$N139];[$Feuille1.$R139])" office:value-type="float" office:value="194875.792040725" calcext:value-type="float">
            <text:p>194 875,79</text:p>
          </table:table-cell>
          <table:table-cell/>
          <table:table-cell table:formula="of:=[Feuille1.$A139]" office:value-type="float" office:value="136" calcext:value-type="float">
            <text:p>136</text:p>
          </table:table-cell>
          <table:table-cell table:formula="of:=AVERAGE([Feuille1.$C139]+[Feuille1.$G139]+[Feuille1.$K139]+[Feuille1.$O139]+[Feuille1.$S139])" office:value-type="float" office:value="11661984" calcext:value-type="float">
            <text:p>11 661 984,00</text:p>
          </table:table-cell>
          <table:table-cell table:formula="of:=STDEV([$Feuille1.$C139];[$Feuille1.$G139];[$Feuille1.$K139];[$Feuille1.$O139];[$Feuille1.$S139])" office:value-type="float" office:value="1180439.99398051" calcext:value-type="float">
            <text:p>1 180 439,99</text:p>
          </table:table-cell>
        </table:table-row>
        <table:table-row table:style-name="ro1">
          <table:table-cell table:formula="of:=[Feuille1.$A140]" office:value-type="float" office:value="137" calcext:value-type="float">
            <text:p>137</text:p>
          </table:table-cell>
          <table:table-cell table:formula="of:=AVERAGE([Feuille1.$B140];[Feuille1.$F140];[Feuille1.$J140];[Feuille1.$N140];[Feuille1.$R140])" office:value-type="float" office:value="416774.2" calcext:value-type="float">
            <text:p>416 774,20</text:p>
          </table:table-cell>
          <table:table-cell table:formula="of:=STDEV([$Feuille1.$B140];[$Feuille1.$F140];[$Feuille1.$J140];[$Feuille1.$N140];[$Feuille1.$R140])" office:value-type="float" office:value="211047.436698956" calcext:value-type="float">
            <text:p>211 047,44</text:p>
          </table:table-cell>
          <table:table-cell/>
          <table:table-cell table:formula="of:=[Feuille1.$A140]" office:value-type="float" office:value="137" calcext:value-type="float">
            <text:p>137</text:p>
          </table:table-cell>
          <table:table-cell table:formula="of:=AVERAGE([Feuille1.$C140]+[Feuille1.$G140]+[Feuille1.$K140]+[Feuille1.$O140]+[Feuille1.$S140])" office:value-type="float" office:value="12630813" calcext:value-type="float">
            <text:p>12 630 813,00</text:p>
          </table:table-cell>
          <table:table-cell table:formula="of:=STDEV([$Feuille1.$C140];[$Feuille1.$G140];[$Feuille1.$K140];[$Feuille1.$O140];[$Feuille1.$S140])" office:value-type="float" office:value="1278300.55449503" calcext:value-type="float">
            <text:p>1 278 300,55</text:p>
          </table:table-cell>
        </table:table-row>
        <table:table-row table:style-name="ro1">
          <table:table-cell table:formula="of:=[Feuille1.$A141]" office:value-type="float" office:value="138" calcext:value-type="float">
            <text:p>138</text:p>
          </table:table-cell>
          <table:table-cell table:formula="of:=AVERAGE([Feuille1.$B141];[Feuille1.$F141];[Feuille1.$J141];[Feuille1.$N141];[Feuille1.$R141])" office:value-type="float" office:value="451584.4" calcext:value-type="float">
            <text:p>451 584,40</text:p>
          </table:table-cell>
          <table:table-cell table:formula="of:=STDEV([$Feuille1.$B141];[$Feuille1.$F141];[$Feuille1.$J141];[$Feuille1.$N141];[$Feuille1.$R141])" office:value-type="float" office:value="228830.08830309" calcext:value-type="float">
            <text:p>228 830,09</text:p>
          </table:table-cell>
          <table:table-cell/>
          <table:table-cell table:formula="of:=[Feuille1.$A141]" office:value-type="float" office:value="138" calcext:value-type="float">
            <text:p>138</text:p>
          </table:table-cell>
          <table:table-cell table:formula="of:=AVERAGE([Feuille1.$C141]+[Feuille1.$G141]+[Feuille1.$K141]+[Feuille1.$O141]+[Feuille1.$S141])" office:value-type="float" office:value="13684122" calcext:value-type="float">
            <text:p>13 684 122,00</text:p>
          </table:table-cell>
          <table:table-cell table:formula="of:=STDEV([$Feuille1.$C141];[$Feuille1.$G141];[$Feuille1.$K141];[$Feuille1.$O141];[$Feuille1.$S141])" office:value-type="float" office:value="1385081.09360257" calcext:value-type="float">
            <text:p>1 385 081,09</text:p>
          </table:table-cell>
        </table:table-row>
        <table:table-row table:style-name="ro1">
          <table:table-cell table:formula="of:=[Feuille1.$A142]" office:value-type="float" office:value="139" calcext:value-type="float">
            <text:p>139</text:p>
          </table:table-cell>
          <table:table-cell table:formula="of:=AVERAGE([Feuille1.$B142];[Feuille1.$F142];[Feuille1.$J142];[Feuille1.$N142];[Feuille1.$R142])" office:value-type="float" office:value="489066" calcext:value-type="float">
            <text:p>489 066,00</text:p>
          </table:table-cell>
          <table:table-cell table:formula="of:=STDEV([$Feuille1.$B142];[$Feuille1.$F142];[$Feuille1.$J142];[$Feuille1.$N142];[$Feuille1.$R142])" office:value-type="float" office:value="247603.719133013" calcext:value-type="float">
            <text:p>247 603,72</text:p>
          </table:table-cell>
          <table:table-cell/>
          <table:table-cell table:formula="of:=[Feuille1.$A142]" office:value-type="float" office:value="139" calcext:value-type="float">
            <text:p>139</text:p>
          </table:table-cell>
          <table:table-cell table:formula="of:=AVERAGE([Feuille1.$C142]+[Feuille1.$G142]+[Feuille1.$K142]+[Feuille1.$O142]+[Feuille1.$S142])" office:value-type="float" office:value="14821508" calcext:value-type="float">
            <text:p>14 821 508,00</text:p>
          </table:table-cell>
          <table:table-cell table:formula="of:=STDEV([$Feuille1.$C142];[$Feuille1.$G142];[$Feuille1.$K142];[$Feuille1.$O142];[$Feuille1.$S142])" office:value-type="float" office:value="1499895.79293156" calcext:value-type="float">
            <text:p>1 499 895,79</text:p>
          </table:table-cell>
        </table:table-row>
        <table:table-row table:style-name="ro1">
          <table:table-cell table:formula="of:=[Feuille1.$A143]" office:value-type="float" office:value="140" calcext:value-type="float">
            <text:p>140</text:p>
          </table:table-cell>
          <table:table-cell table:formula="of:=AVERAGE([Feuille1.$B143];[Feuille1.$F143];[Feuille1.$J143];[Feuille1.$N143];[Feuille1.$R143])" office:value-type="float" office:value="529827.2" calcext:value-type="float">
            <text:p>529 827,20</text:p>
          </table:table-cell>
          <table:table-cell table:formula="of:=STDEV([$Feuille1.$B143];[$Feuille1.$F143];[$Feuille1.$J143];[$Feuille1.$N143];[$Feuille1.$R143])" office:value-type="float" office:value="268242.687520462" calcext:value-type="float">
            <text:p>268 242,69</text:p>
          </table:table-cell>
          <table:table-cell/>
          <table:table-cell table:formula="of:=[Feuille1.$A143]" office:value-type="float" office:value="140" calcext:value-type="float">
            <text:p>140</text:p>
          </table:table-cell>
          <table:table-cell table:formula="of:=AVERAGE([Feuille1.$C143]+[Feuille1.$G143]+[Feuille1.$K143]+[Feuille1.$O143]+[Feuille1.$S143])" office:value-type="float" office:value="16057508" calcext:value-type="float">
            <text:p>16 057 508,00</text:p>
          </table:table-cell>
          <table:table-cell table:formula="of:=STDEV([$Feuille1.$C143];[$Feuille1.$G143];[$Feuille1.$K143];[$Feuille1.$O143];[$Feuille1.$S143])" office:value-type="float" office:value="1625769.42033574" calcext:value-type="float">
            <text:p>1 625 769,42</text:p>
          </table:table-cell>
        </table:table-row>
        <table:table-row table:style-name="ro1">
          <table:table-cell table:formula="of:=[Feuille1.$A144]" office:value-type="float" office:value="141" calcext:value-type="float">
            <text:p>141</text:p>
          </table:table-cell>
          <table:table-cell table:formula="of:=AVERAGE([Feuille1.$B144];[Feuille1.$F144];[Feuille1.$J144];[Feuille1.$N144];[Feuille1.$R144])" office:value-type="float" office:value="573989.8" calcext:value-type="float">
            <text:p>573 989,80</text:p>
          </table:table-cell>
          <table:table-cell table:formula="of:=STDEV([$Feuille1.$B144];[$Feuille1.$F144];[$Feuille1.$J144];[$Feuille1.$N144];[$Feuille1.$R144])" office:value-type="float" office:value="290724.742049417" calcext:value-type="float">
            <text:p>290 724,74</text:p>
          </table:table-cell>
          <table:table-cell/>
          <table:table-cell table:formula="of:=[Feuille1.$A144]" office:value-type="float" office:value="141" calcext:value-type="float">
            <text:p>141</text:p>
          </table:table-cell>
          <table:table-cell table:formula="of:=AVERAGE([Feuille1.$C144]+[Feuille1.$G144]+[Feuille1.$K144]+[Feuille1.$O144]+[Feuille1.$S144])" office:value-type="float" office:value="17392513" calcext:value-type="float">
            <text:p>17 392 513,00</text:p>
          </table:table-cell>
          <table:table-cell table:formula="of:=STDEV([$Feuille1.$C144];[$Feuille1.$G144];[$Feuille1.$K144];[$Feuille1.$O144];[$Feuille1.$S144])" office:value-type="float" office:value="1759961.54931231" calcext:value-type="float">
            <text:p>1 759 961,55</text:p>
          </table:table-cell>
        </table:table-row>
        <table:table-row table:style-name="ro1">
          <table:table-cell table:formula="of:=[Feuille1.$A145]" office:value-type="float" office:value="142" calcext:value-type="float">
            <text:p>142</text:p>
          </table:table-cell>
          <table:table-cell table:formula="of:=AVERAGE([Feuille1.$B145];[Feuille1.$F145];[Feuille1.$J145];[Feuille1.$N145];[Feuille1.$R145])" office:value-type="float" office:value="621631.6" calcext:value-type="float">
            <text:p>621 631,60</text:p>
          </table:table-cell>
          <table:table-cell table:formula="of:=STDEV([$Feuille1.$B145];[$Feuille1.$F145];[$Feuille1.$J145];[$Feuille1.$N145];[$Feuille1.$R145])" office:value-type="float" office:value="314930.93035823" calcext:value-type="float">
            <text:p>314 930,93</text:p>
          </table:table-cell>
          <table:table-cell/>
          <table:table-cell table:formula="of:=[Feuille1.$A145]" office:value-type="float" office:value="142" calcext:value-type="float">
            <text:p>142</text:p>
          </table:table-cell>
          <table:table-cell table:formula="of:=AVERAGE([Feuille1.$C145]+[Feuille1.$G145]+[Feuille1.$K145]+[Feuille1.$O145]+[Feuille1.$S145])" office:value-type="float" office:value="18842955" calcext:value-type="float">
            <text:p>18 842 955,00</text:p>
          </table:table-cell>
          <table:table-cell table:formula="of:=STDEV([$Feuille1.$C145];[$Feuille1.$G145];[$Feuille1.$K145];[$Feuille1.$O145];[$Feuille1.$S145])" office:value-type="float" office:value="1907939.3139652" calcext:value-type="float">
            <text:p>1 907 939,31</text:p>
          </table:table-cell>
        </table:table-row>
        <table:table-row table:style-name="ro1">
          <table:table-cell table:formula="of:=[Feuille1.$A146]" office:value-type="float" office:value="143" calcext:value-type="float">
            <text:p>143</text:p>
          </table:table-cell>
          <table:table-cell table:formula="of:=AVERAGE([Feuille1.$B146];[Feuille1.$F146];[Feuille1.$J146];[Feuille1.$N146];[Feuille1.$R146])" office:value-type="float" office:value="673450.4" calcext:value-type="float">
            <text:p>673 450,40</text:p>
          </table:table-cell>
          <table:table-cell table:formula="of:=STDEV([$Feuille1.$B146];[$Feuille1.$F146];[$Feuille1.$J146];[$Feuille1.$N146];[$Feuille1.$R146])" office:value-type="float" office:value="341008.2911841" calcext:value-type="float">
            <text:p>341 008,29</text:p>
          </table:table-cell>
          <table:table-cell/>
          <table:table-cell table:formula="of:=[Feuille1.$A146]" office:value-type="float" office:value="143" calcext:value-type="float">
            <text:p>143</text:p>
          </table:table-cell>
          <table:table-cell table:formula="of:=AVERAGE([Feuille1.$C146]+[Feuille1.$G146]+[Feuille1.$K146]+[Feuille1.$O146]+[Feuille1.$S146])" office:value-type="float" office:value="20406715" calcext:value-type="float">
            <text:p>20 406 715,00</text:p>
          </table:table-cell>
          <table:table-cell table:formula="of:=STDEV([$Feuille1.$C146];[$Feuille1.$G146];[$Feuille1.$K146];[$Feuille1.$O146];[$Feuille1.$S146])" office:value-type="float" office:value="2065980.38865777" calcext:value-type="float">
            <text:p>2 065 980,39</text:p>
          </table:table-cell>
        </table:table-row>
        <table:table-row table:style-name="ro1">
          <table:table-cell table:formula="of:=[Feuille1.$A147]" office:value-type="float" office:value="144" calcext:value-type="float">
            <text:p>144</text:p>
          </table:table-cell>
          <table:table-cell table:formula="of:=AVERAGE([Feuille1.$B147];[Feuille1.$F147];[Feuille1.$J147];[Feuille1.$N147];[Feuille1.$R147])" office:value-type="float" office:value="729731.8" calcext:value-type="float">
            <text:p>729 731,80</text:p>
          </table:table-cell>
          <table:table-cell table:formula="of:=STDEV([$Feuille1.$B147];[$Feuille1.$F147];[$Feuille1.$J147];[$Feuille1.$N147];[$Feuille1.$R147])" office:value-type="float" office:value="369760.553552836" calcext:value-type="float">
            <text:p>369 760,55</text:p>
          </table:table-cell>
          <table:table-cell/>
          <table:table-cell table:formula="of:=[Feuille1.$A147]" office:value-type="float" office:value="144" calcext:value-type="float">
            <text:p>144</text:p>
          </table:table-cell>
          <table:table-cell table:formula="of:=AVERAGE([Feuille1.$C147]+[Feuille1.$G147]+[Feuille1.$K147]+[Feuille1.$O147]+[Feuille1.$S147])" office:value-type="float" office:value="22107521" calcext:value-type="float">
            <text:p>22 107 521,00</text:p>
          </table:table-cell>
          <table:table-cell table:formula="of:=STDEV([$Feuille1.$C147];[$Feuille1.$G147];[$Feuille1.$K147];[$Feuille1.$O147];[$Feuille1.$S147])" office:value-type="float" office:value="2238598.88140611" calcext:value-type="float">
            <text:p>2 238 598,88</text:p>
          </table:table-cell>
        </table:table-row>
        <table:table-row table:style-name="ro1">
          <table:table-cell table:formula="of:=[Feuille1.$A148]" office:value-type="float" office:value="145" calcext:value-type="float">
            <text:p>145</text:p>
          </table:table-cell>
          <table:table-cell table:formula="of:=AVERAGE([Feuille1.$B148];[Feuille1.$F148];[Feuille1.$J148];[Feuille1.$N148];[Feuille1.$R148])" office:value-type="float" office:value="790323.2" calcext:value-type="float">
            <text:p>790 323,20</text:p>
          </table:table-cell>
          <table:table-cell table:formula="of:=STDEV([$Feuille1.$B148];[$Feuille1.$F148];[$Feuille1.$J148];[$Feuille1.$N148];[$Feuille1.$R148])" office:value-type="float" office:value="400244.846713484" calcext:value-type="float">
            <text:p>400 244,85</text:p>
          </table:table-cell>
          <table:table-cell/>
          <table:table-cell table:formula="of:=[Feuille1.$A148]" office:value-type="float" office:value="145" calcext:value-type="float">
            <text:p>145</text:p>
          </table:table-cell>
          <table:table-cell table:formula="of:=AVERAGE([Feuille1.$C148]+[Feuille1.$G148]+[Feuille1.$K148]+[Feuille1.$O148]+[Feuille1.$S148])" office:value-type="float" office:value="23944460" calcext:value-type="float">
            <text:p>23 944 460,00</text:p>
          </table:table-cell>
          <table:table-cell table:formula="of:=STDEV([$Feuille1.$C148];[$Feuille1.$G148];[$Feuille1.$K148];[$Feuille1.$O148];[$Feuille1.$S148])" office:value-type="float" office:value="2424697.3194699" calcext:value-type="float">
            <text:p>2 424 697,32</text:p>
          </table:table-cell>
        </table:table-row>
        <table:table-row table:style-name="ro1">
          <table:table-cell table:formula="of:=[Feuille1.$A149]" office:value-type="float" office:value="146" calcext:value-type="float">
            <text:p>146</text:p>
          </table:table-cell>
          <table:table-cell table:formula="of:=AVERAGE([Feuille1.$B149];[Feuille1.$F149];[Feuille1.$J149];[Feuille1.$N149];[Feuille1.$R149])" office:value-type="float" office:value="856329" calcext:value-type="float">
            <text:p>856 329,00</text:p>
          </table:table-cell>
          <table:table-cell table:formula="of:=STDEV([$Feuille1.$B149];[$Feuille1.$F149];[$Feuille1.$J149];[$Feuille1.$N149];[$Feuille1.$R149])" office:value-type="float" office:value="433574.118055379" calcext:value-type="float">
            <text:p>433 574,12</text:p>
          </table:table-cell>
          <table:table-cell/>
          <table:table-cell table:formula="of:=[Feuille1.$A149]" office:value-type="float" office:value="146" calcext:value-type="float">
            <text:p>146</text:p>
          </table:table-cell>
          <table:table-cell table:formula="of:=AVERAGE([Feuille1.$C149]+[Feuille1.$G149]+[Feuille1.$K149]+[Feuille1.$O149]+[Feuille1.$S149])" office:value-type="float" office:value="25941401" calcext:value-type="float">
            <text:p>25 941 401,00</text:p>
          </table:table-cell>
          <table:table-cell table:formula="of:=STDEV([$Feuille1.$C149];[$Feuille1.$G149];[$Feuille1.$K149];[$Feuille1.$O149];[$Feuille1.$S149])" office:value-type="float" office:value="2627121.47249888" calcext:value-type="float">
            <text:p>2 627 121,47</text:p>
          </table:table-cell>
        </table:table-row>
        <table:table-row table:style-name="ro1">
          <table:table-cell table:formula="of:=[Feuille1.$A150]" office:value-type="float" office:value="147" calcext:value-type="float">
            <text:p>147</text:p>
          </table:table-cell>
          <table:table-cell table:formula="of:=AVERAGE([Feuille1.$B150];[Feuille1.$F150];[Feuille1.$J150];[Feuille1.$N150];[Feuille1.$R150])" office:value-type="float" office:value="927278" calcext:value-type="float">
            <text:p>927 278,00</text:p>
          </table:table-cell>
          <table:table-cell table:formula="of:=STDEV([$Feuille1.$B150];[$Feuille1.$F150];[$Feuille1.$J150];[$Feuille1.$N150];[$Feuille1.$R150])" office:value-type="float" office:value="469025.142551015" calcext:value-type="float">
            <text:p>469 025,14</text:p>
          </table:table-cell>
          <table:table-cell/>
          <table:table-cell table:formula="of:=[Feuille1.$A150]" office:value-type="float" office:value="147" calcext:value-type="float">
            <text:p>147</text:p>
          </table:table-cell>
          <table:table-cell table:formula="of:=AVERAGE([Feuille1.$C150]+[Feuille1.$G150]+[Feuille1.$K150]+[Feuille1.$O150]+[Feuille1.$S150])" office:value-type="float" office:value="28096980" calcext:value-type="float">
            <text:p>28 096 980,00</text:p>
          </table:table-cell>
          <table:table-cell table:formula="of:=STDEV([$Feuille1.$C150];[$Feuille1.$G150];[$Feuille1.$K150];[$Feuille1.$O150];[$Feuille1.$S150])" office:value-type="float" office:value="2845180.77526473" calcext:value-type="float">
            <text:p>2 845 180,78</text:p>
          </table:table-cell>
        </table:table-row>
        <table:table-row table:style-name="ro1">
          <table:table-cell table:formula="of:=[Feuille1.$A151]" office:value-type="float" office:value="148" calcext:value-type="float">
            <text:p>148</text:p>
          </table:table-cell>
          <table:table-cell table:formula="of:=AVERAGE([Feuille1.$B151];[Feuille1.$F151];[Feuille1.$J151];[Feuille1.$N151];[Feuille1.$R151])" office:value-type="float" office:value="1004665.8" calcext:value-type="float">
            <text:p>1 004 665,80</text:p>
          </table:table-cell>
          <table:table-cell table:formula="of:=STDEV([$Feuille1.$B151];[$Feuille1.$F151];[$Feuille1.$J151];[$Feuille1.$N151];[$Feuille1.$R151])" office:value-type="float" office:value="508657.865172849" calcext:value-type="float">
            <text:p>508 657,87</text:p>
          </table:table-cell>
          <table:table-cell/>
          <table:table-cell table:formula="of:=[Feuille1.$A151]" office:value-type="float" office:value="148" calcext:value-type="float">
            <text:p>148</text:p>
          </table:table-cell>
          <table:table-cell table:formula="of:=AVERAGE([Feuille1.$C151]+[Feuille1.$G151]+[Feuille1.$K151]+[Feuille1.$O151]+[Feuille1.$S151])" office:value-type="float" office:value="30436180" calcext:value-type="float">
            <text:p>30 436 180,00</text:p>
          </table:table-cell>
          <table:table-cell table:formula="of:=STDEV([$Feuille1.$C151];[$Feuille1.$G151];[$Feuille1.$K151];[$Feuille1.$O151];[$Feuille1.$S151])" office:value-type="float" office:value="3081719.66144246" calcext:value-type="float">
            <text:p>3 081 719,66</text:p>
          </table:table-cell>
        </table:table-row>
        <table:table-row table:style-name="ro1">
          <table:table-cell table:formula="of:=[Feuille1.$A152]" office:value-type="float" office:value="149" calcext:value-type="float">
            <text:p>149</text:p>
          </table:table-cell>
          <table:table-cell table:formula="of:=AVERAGE([Feuille1.$B152];[Feuille1.$F152];[Feuille1.$J152];[Feuille1.$N152];[Feuille1.$R152])" office:value-type="float" office:value="1088115.8" calcext:value-type="float">
            <text:p>1 088 115,80</text:p>
          </table:table-cell>
          <table:table-cell table:formula="of:=STDEV([$Feuille1.$B152];[$Feuille1.$F152];[$Feuille1.$J152];[$Feuille1.$N152];[$Feuille1.$R152])" office:value-type="float" office:value="551043.675493785" calcext:value-type="float">
            <text:p>551 043,68</text:p>
          </table:table-cell>
          <table:table-cell/>
          <table:table-cell table:formula="of:=[Feuille1.$A152]" office:value-type="float" office:value="149" calcext:value-type="float">
            <text:p>149</text:p>
          </table:table-cell>
          <table:table-cell table:formula="of:=AVERAGE([Feuille1.$C152]+[Feuille1.$G152]+[Feuille1.$K152]+[Feuille1.$O152]+[Feuille1.$S152])" office:value-type="float" office:value="32966238" calcext:value-type="float">
            <text:p>32 966 238,00</text:p>
          </table:table-cell>
          <table:table-cell table:formula="of:=STDEV([$Feuille1.$C152];[$Feuille1.$G152];[$Feuille1.$K152];[$Feuille1.$O152];[$Feuille1.$S152])" office:value-type="float" office:value="3337549.24102526" calcext:value-type="float">
            <text:p>3 337 549,24</text:p>
          </table:table-cell>
        </table:table-row>
        <table:table-row table:style-name="ro1">
          <table:table-cell table:formula="of:=[Feuille1.$A153]" office:value-type="float" office:value="150" calcext:value-type="float">
            <text:p>150</text:p>
          </table:table-cell>
          <table:table-cell table:formula="of:=AVERAGE([Feuille1.$B153];[Feuille1.$F153];[Feuille1.$J153];[Feuille1.$N153];[Feuille1.$R153])" office:value-type="float" office:value="1178991" calcext:value-type="float">
            <text:p>1 178 991,00</text:p>
          </table:table-cell>
          <table:table-cell table:formula="of:=STDEV([$Feuille1.$B153];[$Feuille1.$F153];[$Feuille1.$J153];[$Feuille1.$N153];[$Feuille1.$R153])" office:value-type="float" office:value="597149.431860652" calcext:value-type="float">
            <text:p>597 149,43</text:p>
          </table:table-cell>
          <table:table-cell/>
          <table:table-cell table:formula="of:=[Feuille1.$A153]" office:value-type="float" office:value="150" calcext:value-type="float">
            <text:p>150</text:p>
          </table:table-cell>
          <table:table-cell table:formula="of:=AVERAGE([Feuille1.$C153]+[Feuille1.$G153]+[Feuille1.$K153]+[Feuille1.$O153]+[Feuille1.$S153])" office:value-type="float" office:value="35711708" calcext:value-type="float">
            <text:p>35 711 708,00</text:p>
          </table:table-cell>
          <table:table-cell table:formula="of:=STDEV([$Feuille1.$C153];[$Feuille1.$G153];[$Feuille1.$K153];[$Feuille1.$O153];[$Feuille1.$S153])" office:value-type="float" office:value="3616538.54352284" calcext:value-type="float">
            <text:p>3 616 538,54</text:p>
          </table:table-cell>
        </table:table-row>
        <table:table-row table:style-name="ro1">
          <table:table-cell table:formula="of:=[Feuille1.$A154]" office:value-type="float" office:value="151" calcext:value-type="float">
            <text:p>151</text:p>
          </table:table-cell>
          <table:table-cell table:formula="of:=AVERAGE([Feuille1.$B154];[Feuille1.$F154];[Feuille1.$J154];[Feuille1.$N154];[Feuille1.$R154])" office:value-type="float" office:value="1276663" calcext:value-type="float">
            <text:p>1 276 663,00</text:p>
          </table:table-cell>
          <table:table-cell table:formula="of:=STDEV([$Feuille1.$B154];[$Feuille1.$F154];[$Feuille1.$J154];[$Feuille1.$N154];[$Feuille1.$R154])" office:value-type="float" office:value="646419.906777708" calcext:value-type="float">
            <text:p>646 419,91</text:p>
          </table:table-cell>
          <table:table-cell/>
          <table:table-cell table:formula="of:=[Feuille1.$A154]" office:value-type="float" office:value="151" calcext:value-type="float">
            <text:p>151</text:p>
          </table:table-cell>
          <table:table-cell table:formula="of:=AVERAGE([Feuille1.$C154]+[Feuille1.$G154]+[Feuille1.$K154]+[Feuille1.$O154]+[Feuille1.$S154])" office:value-type="float" office:value="38682429" calcext:value-type="float">
            <text:p>38 682 429,00</text:p>
          </table:table-cell>
          <table:table-cell table:formula="of:=STDEV([$Feuille1.$C154];[$Feuille1.$G154];[$Feuille1.$K154];[$Feuille1.$O154];[$Feuille1.$S154])" office:value-type="float" office:value="3918031.4492825" calcext:value-type="float">
            <text:p>3 918 031,45</text:p>
          </table:table-cell>
        </table:table-row>
        <table:table-row table:style-name="ro1">
          <table:table-cell table:formula="of:=[Feuille1.$A155]" office:value-type="float" office:value="152" calcext:value-type="float">
            <text:p>152</text:p>
          </table:table-cell>
          <table:table-cell table:formula="of:=AVERAGE([Feuille1.$B155];[Feuille1.$F155];[Feuille1.$J155];[Feuille1.$N155];[Feuille1.$R155])" office:value-type="float" office:value="1383250.4" calcext:value-type="float">
            <text:p>1 383 250,40</text:p>
          </table:table-cell>
          <table:table-cell table:formula="of:=STDEV([$Feuille1.$B155];[$Feuille1.$F155];[$Feuille1.$J155];[$Feuille1.$N155];[$Feuille1.$R155])" office:value-type="float" office:value="700202.043683321" calcext:value-type="float">
            <text:p>700 202,04</text:p>
          </table:table-cell>
          <table:table-cell/>
          <table:table-cell table:formula="of:=[Feuille1.$A155]" office:value-type="float" office:value="152" calcext:value-type="float">
            <text:p>152</text:p>
          </table:table-cell>
          <table:table-cell table:formula="of:=AVERAGE([Feuille1.$C155]+[Feuille1.$G155]+[Feuille1.$K155]+[Feuille1.$O155]+[Feuille1.$S155])" office:value-type="float" office:value="41906302" calcext:value-type="float">
            <text:p>41 906 302,00</text:p>
          </table:table-cell>
          <table:table-cell table:formula="of:=STDEV([$Feuille1.$C155];[$Feuille1.$G155];[$Feuille1.$K155];[$Feuille1.$O155];[$Feuille1.$S155])" office:value-type="float" office:value="4245486.21918772" calcext:value-type="float">
            <text:p>4 245 486,22</text:p>
          </table:table-cell>
        </table:table-row>
        <table:table-row table:style-name="ro1">
          <table:table-cell table:formula="of:=[Feuille1.$A156]" office:value-type="float" office:value="153" calcext:value-type="float">
            <text:p>153</text:p>
          </table:table-cell>
          <table:table-cell table:formula="of:=AVERAGE([Feuille1.$B156];[Feuille1.$F156];[Feuille1.$J156];[Feuille1.$N156];[Feuille1.$R156])" office:value-type="float" office:value="1498102.6" calcext:value-type="float">
            <text:p>1 498 102,60</text:p>
          </table:table-cell>
          <table:table-cell table:formula="of:=STDEV([$Feuille1.$B156];[$Feuille1.$F156];[$Feuille1.$J156];[$Feuille1.$N156];[$Feuille1.$R156])" office:value-type="float" office:value="758060.553510602" calcext:value-type="float">
            <text:p>758 060,55</text:p>
          </table:table-cell>
          <table:table-cell/>
          <table:table-cell table:formula="of:=[Feuille1.$A156]" office:value-type="float" office:value="153" calcext:value-type="float">
            <text:p>153</text:p>
          </table:table-cell>
          <table:table-cell table:formula="of:=AVERAGE([Feuille1.$C156]+[Feuille1.$G156]+[Feuille1.$K156]+[Feuille1.$O156]+[Feuille1.$S156])" office:value-type="float" office:value="45391575" calcext:value-type="float">
            <text:p>45 391 575,00</text:p>
          </table:table-cell>
          <table:table-cell table:formula="of:=STDEV([$Feuille1.$C156];[$Feuille1.$G156];[$Feuille1.$K156];[$Feuille1.$O156];[$Feuille1.$S156])" office:value-type="float" office:value="4598652.71134737" calcext:value-type="float">
            <text:p>4 598 652,71</text:p>
          </table:table-cell>
        </table:table-row>
        <table:table-row table:style-name="ro1">
          <table:table-cell table:formula="of:=[Feuille1.$A157]" office:value-type="float" office:value="154" calcext:value-type="float">
            <text:p>154</text:p>
          </table:table-cell>
          <table:table-cell table:formula="of:=AVERAGE([Feuille1.$B157];[Feuille1.$F157];[Feuille1.$J157];[Feuille1.$N157];[Feuille1.$R157])" office:value-type="float" office:value="1623111.6" calcext:value-type="float">
            <text:p>1 623 111,60</text:p>
          </table:table-cell>
          <table:table-cell table:formula="of:=STDEV([$Feuille1.$B157];[$Feuille1.$F157];[$Feuille1.$J157];[$Feuille1.$N157];[$Feuille1.$R157])" office:value-type="float" office:value="821689.31112331" calcext:value-type="float">
            <text:p>821 689,31</text:p>
          </table:table-cell>
          <table:table-cell/>
          <table:table-cell table:formula="of:=[Feuille1.$A157]" office:value-type="float" office:value="154" calcext:value-type="float">
            <text:p>154</text:p>
          </table:table-cell>
          <table:table-cell table:formula="of:=AVERAGE([Feuille1.$C157]+[Feuille1.$G157]+[Feuille1.$K157]+[Feuille1.$O157]+[Feuille1.$S157])" office:value-type="float" office:value="49172847" calcext:value-type="float">
            <text:p>49 172 847,00</text:p>
          </table:table-cell>
          <table:table-cell table:formula="of:=STDEV([$Feuille1.$C157];[$Feuille1.$G157];[$Feuille1.$K157];[$Feuille1.$O157];[$Feuille1.$S157])" office:value-type="float" office:value="4982190.50022852" calcext:value-type="float">
            <text:p>4 982 190,50</text:p>
          </table:table-cell>
        </table:table-row>
        <table:table-row table:style-name="ro1">
          <table:table-cell table:formula="of:=[Feuille1.$A158]" office:value-type="float" office:value="155" calcext:value-type="float">
            <text:p>155</text:p>
          </table:table-cell>
          <table:table-cell table:formula="of:=AVERAGE([Feuille1.$B158];[Feuille1.$F158];[Feuille1.$J158];[Feuille1.$N158];[Feuille1.$R158])" office:value-type="float" office:value="1757981" calcext:value-type="float">
            <text:p>1 757 981,00</text:p>
          </table:table-cell>
          <table:table-cell table:formula="of:=STDEV([$Feuille1.$B158];[$Feuille1.$F158];[$Feuille1.$J158];[$Feuille1.$N158];[$Feuille1.$R158])" office:value-type="float" office:value="890266.343385506" calcext:value-type="float">
            <text:p>890 266,34</text:p>
          </table:table-cell>
          <table:table-cell/>
          <table:table-cell table:formula="of:=[Feuille1.$A158]" office:value-type="float" office:value="155" calcext:value-type="float">
            <text:p>155</text:p>
          </table:table-cell>
          <table:table-cell table:formula="of:=AVERAGE([Feuille1.$C158]+[Feuille1.$G158]+[Feuille1.$K158]+[Feuille1.$O158]+[Feuille1.$S158])" office:value-type="float" office:value="53262205" calcext:value-type="float">
            <text:p>53 262 205,00</text:p>
          </table:table-cell>
          <table:table-cell table:formula="of:=STDEV([$Feuille1.$C158];[$Feuille1.$G158];[$Feuille1.$K158];[$Feuille1.$O158];[$Feuille1.$S158])" office:value-type="float" office:value="5395802.68942055" calcext:value-type="float">
            <text:p>5 395 802,69</text:p>
          </table:table-cell>
        </table:table-row>
        <table:table-row table:style-name="ro1">
          <table:table-cell table:formula="of:=[Feuille1.$A159]" office:value-type="float" office:value="156" calcext:value-type="float">
            <text:p>156</text:p>
          </table:table-cell>
          <table:table-cell table:formula="of:=AVERAGE([Feuille1.$B159];[Feuille1.$F159];[Feuille1.$J159];[Feuille1.$N159];[Feuille1.$R159])" office:value-type="float" office:value="1904486.2" calcext:value-type="float">
            <text:p>1 904 486,20</text:p>
          </table:table-cell>
          <table:table-cell table:formula="of:=STDEV([$Feuille1.$B159];[$Feuille1.$F159];[$Feuille1.$J159];[$Feuille1.$N159];[$Feuille1.$R159])" office:value-type="float" office:value="964527.976914459" calcext:value-type="float">
            <text:p>964 527,98</text:p>
          </table:table-cell>
          <table:table-cell/>
          <table:table-cell table:formula="of:=[Feuille1.$A159]" office:value-type="float" office:value="156" calcext:value-type="float">
            <text:p>156</text:p>
          </table:table-cell>
          <table:table-cell table:formula="of:=AVERAGE([Feuille1.$C159]+[Feuille1.$G159]+[Feuille1.$K159]+[Feuille1.$O159]+[Feuille1.$S159])" office:value-type="float" office:value="57698906" calcext:value-type="float">
            <text:p>57 698 906,00</text:p>
          </table:table-cell>
          <table:table-cell table:formula="of:=STDEV([$Feuille1.$C159];[$Feuille1.$G159];[$Feuille1.$K159];[$Feuille1.$O159];[$Feuille1.$S159])" office:value-type="float" office:value="5846023.02399223" calcext:value-type="float">
            <text:p>5 846 023,02</text:p>
          </table:table-cell>
        </table:table-row>
        <table:table-row table:style-name="ro1">
          <table:table-cell table:formula="of:=[Feuille1.$A160]" office:value-type="float" office:value="157" calcext:value-type="float">
            <text:p>157</text:p>
          </table:table-cell>
          <table:table-cell table:formula="of:=AVERAGE([Feuille1.$B160];[Feuille1.$F160];[Feuille1.$J160];[Feuille1.$N160];[Feuille1.$R160])" office:value-type="float" office:value="2062613" calcext:value-type="float">
            <text:p>2 062 613,00</text:p>
          </table:table-cell>
          <table:table-cell table:formula="of:=STDEV([$Feuille1.$B160];[$Feuille1.$F160];[$Feuille1.$J160];[$Feuille1.$N160];[$Feuille1.$R160])" office:value-type="float" office:value="1044409.08592299" calcext:value-type="float">
            <text:p>1 044 409,09</text:p>
          </table:table-cell>
          <table:table-cell/>
          <table:table-cell table:formula="of:=[Feuille1.$A160]" office:value-type="float" office:value="157" calcext:value-type="float">
            <text:p>157</text:p>
          </table:table-cell>
          <table:table-cell table:formula="of:=AVERAGE([Feuille1.$C160]+[Feuille1.$G160]+[Feuille1.$K160]+[Feuille1.$O160]+[Feuille1.$S160])" office:value-type="float" office:value="62503862" calcext:value-type="float">
            <text:p>62 503 862,00</text:p>
          </table:table-cell>
          <table:table-cell table:formula="of:=STDEV([$Feuille1.$C160];[$Feuille1.$G160];[$Feuille1.$K160];[$Feuille1.$O160];[$Feuille1.$S160])" office:value-type="float" office:value="6333061.7980091" calcext:value-type="float">
            <text:p>6 333 061,80</text:p>
          </table:table-cell>
        </table:table-row>
        <table:table-row table:style-name="ro1">
          <table:table-cell table:formula="of:=[Feuille1.$A161]" office:value-type="float" office:value="158" calcext:value-type="float">
            <text:p>158</text:p>
          </table:table-cell>
          <table:table-cell table:formula="of:=AVERAGE([Feuille1.$B161];[Feuille1.$F161];[Feuille1.$J161];[Feuille1.$N161];[Feuille1.$R161])" office:value-type="float" office:value="2233886.4" calcext:value-type="float">
            <text:p>2 233 886,40</text:p>
          </table:table-cell>
          <table:table-cell table:formula="of:=STDEV([$Feuille1.$B161];[$Feuille1.$F161];[$Feuille1.$J161];[$Feuille1.$N161];[$Feuille1.$R161])" office:value-type="float" office:value="1131226.26658918" calcext:value-type="float">
            <text:p>1 131 226,27</text:p>
          </table:table-cell>
          <table:table-cell/>
          <table:table-cell table:formula="of:=[Feuille1.$A161]" office:value-type="float" office:value="158" calcext:value-type="float">
            <text:p>158</text:p>
          </table:table-cell>
          <table:table-cell table:formula="of:=AVERAGE([Feuille1.$C161]+[Feuille1.$G161]+[Feuille1.$K161]+[Feuille1.$O161]+[Feuille1.$S161])" office:value-type="float" office:value="67709351" calcext:value-type="float">
            <text:p>67 709 351,00</text:p>
          </table:table-cell>
          <table:table-cell table:formula="of:=STDEV([$Feuille1.$C161];[$Feuille1.$G161];[$Feuille1.$K161];[$Feuille1.$O161];[$Feuille1.$S161])" office:value-type="float" office:value="6861075.65148987" calcext:value-type="float">
            <text:p>6 861 075,65</text:p>
          </table:table-cell>
        </table:table-row>
        <table:table-row table:style-name="ro1">
          <table:table-cell table:formula="of:=[Feuille1.$A162]" office:value-type="float" office:value="159" calcext:value-type="float">
            <text:p>159</text:p>
          </table:table-cell>
          <table:table-cell table:formula="of:=AVERAGE([Feuille1.$B162];[Feuille1.$F162];[Feuille1.$J162];[Feuille1.$N162];[Feuille1.$R162])" office:value-type="float" office:value="2419442" calcext:value-type="float">
            <text:p>2 419 442,00</text:p>
          </table:table-cell>
          <table:table-cell table:formula="of:=STDEV([$Feuille1.$B162];[$Feuille1.$F162];[$Feuille1.$J162];[$Feuille1.$N162];[$Feuille1.$R162])" office:value-type="float" office:value="1225307.23423168" calcext:value-type="float">
            <text:p>1 225 307,23</text:p>
          </table:table-cell>
          <table:table-cell/>
          <table:table-cell table:formula="of:=[Feuille1.$A162]" office:value-type="float" office:value="159" calcext:value-type="float">
            <text:p>159</text:p>
          </table:table-cell>
          <table:table-cell table:formula="of:=AVERAGE([Feuille1.$C162]+[Feuille1.$G162]+[Feuille1.$K162]+[Feuille1.$O162]+[Feuille1.$S162])" office:value-type="float" office:value="73342937" calcext:value-type="float">
            <text:p>73 342 937,00</text:p>
          </table:table-cell>
          <table:table-cell table:formula="of:=STDEV([$Feuille1.$C162];[$Feuille1.$G162];[$Feuille1.$K162];[$Feuille1.$O162];[$Feuille1.$S162])" office:value-type="float" office:value="7431351.49260054" calcext:value-type="float">
            <text:p>7 431 351,49</text:p>
          </table:table-cell>
        </table:table-row>
        <table:table-row table:style-name="ro1">
          <table:table-cell table:formula="of:=[Feuille1.$A163]" office:value-type="float" office:value="160" calcext:value-type="float">
            <text:p>160</text:p>
          </table:table-cell>
          <table:table-cell table:formula="of:=AVERAGE([Feuille1.$B163];[Feuille1.$F163];[Feuille1.$J163];[Feuille1.$N163];[Feuille1.$R163])" office:value-type="float" office:value="2620378" calcext:value-type="float">
            <text:p>2 620 378,00</text:p>
          </table:table-cell>
          <table:table-cell table:formula="of:=STDEV([$Feuille1.$B163];[$Feuille1.$F163];[$Feuille1.$J163];[$Feuille1.$N163];[$Feuille1.$R163])" office:value-type="float" office:value="1327304.98468607" calcext:value-type="float">
            <text:p>1 327 304,98</text:p>
          </table:table-cell>
          <table:table-cell/>
          <table:table-cell table:formula="of:=[Feuille1.$A163]" office:value-type="float" office:value="160" calcext:value-type="float">
            <text:p>160</text:p>
          </table:table-cell>
          <table:table-cell table:formula="of:=AVERAGE([Feuille1.$C163]+[Feuille1.$G163]+[Feuille1.$K163]+[Feuille1.$O163]+[Feuille1.$S163])" office:value-type="float" office:value="79453447" calcext:value-type="float">
            <text:p>79 453 447,00</text:p>
          </table:table-cell>
          <table:table-cell table:formula="of:=STDEV([$Feuille1.$C163];[$Feuille1.$G163];[$Feuille1.$K163];[$Feuille1.$O163];[$Feuille1.$S163])" office:value-type="float" office:value="8050430.54659956" calcext:value-type="float">
            <text:p>8 050 430,55</text:p>
          </table:table-cell>
        </table:table-row>
        <table:table-row table:style-name="ro1">
          <table:table-cell table:formula="of:=[Feuille1.$A164]" office:value-type="float" office:value="161" calcext:value-type="float">
            <text:p>161</text:p>
          </table:table-cell>
          <table:table-cell table:formula="of:=AVERAGE([Feuille1.$B164];[Feuille1.$F164];[Feuille1.$J164];[Feuille1.$N164];[Feuille1.$R164])" office:value-type="float" office:value="2838808.6" calcext:value-type="float">
            <text:p>2 838 808,60</text:p>
          </table:table-cell>
          <table:table-cell table:formula="of:=STDEV([$Feuille1.$B164];[$Feuille1.$F164];[$Feuille1.$J164];[$Feuille1.$N164];[$Feuille1.$R164])" office:value-type="float" office:value="1437762.08108671" calcext:value-type="float">
            <text:p>1 437 762,08</text:p>
          </table:table-cell>
          <table:table-cell/>
          <table:table-cell table:formula="of:=[Feuille1.$A164]" office:value-type="float" office:value="161" calcext:value-type="float">
            <text:p>161</text:p>
          </table:table-cell>
          <table:table-cell table:formula="of:=AVERAGE([Feuille1.$C164]+[Feuille1.$G164]+[Feuille1.$K164]+[Feuille1.$O164]+[Feuille1.$S164])" office:value-type="float" office:value="86059266" calcext:value-type="float">
            <text:p>86 059 266,00</text:p>
          </table:table-cell>
          <table:table-cell table:formula="of:=STDEV([$Feuille1.$C164];[$Feuille1.$G164];[$Feuille1.$K164];[$Feuille1.$O164];[$Feuille1.$S164])" office:value-type="float" office:value="8719322.59330986" calcext:value-type="float">
            <text:p>8 719 322,59</text:p>
          </table:table-cell>
        </table:table-row>
        <table:table-row table:style-name="ro1">
          <table:table-cell table:formula="of:=[Feuille1.$A165]" office:value-type="float" office:value="162" calcext:value-type="float">
            <text:p>162</text:p>
          </table:table-cell>
          <table:table-cell table:formula="of:=AVERAGE([Feuille1.$B165];[Feuille1.$F165];[Feuille1.$J165];[Feuille1.$N165];[Feuille1.$R165])" office:value-type="float" office:value="3075488.6" calcext:value-type="float">
            <text:p>3 075 488,60</text:p>
          </table:table-cell>
          <table:table-cell table:formula="of:=STDEV([$Feuille1.$B165];[$Feuille1.$F165];[$Feuille1.$J165];[$Feuille1.$N165];[$Feuille1.$R165])" office:value-type="float" office:value="1557338.9304966" calcext:value-type="float">
            <text:p>1 557 338,93</text:p>
          </table:table-cell>
          <table:table-cell/>
          <table:table-cell table:formula="of:=[Feuille1.$A165]" office:value-type="float" office:value="162" calcext:value-type="float">
            <text:p>162</text:p>
          </table:table-cell>
          <table:table-cell table:formula="of:=AVERAGE([Feuille1.$C165]+[Feuille1.$G165]+[Feuille1.$K165]+[Feuille1.$O165]+[Feuille1.$S165])" office:value-type="float" office:value="93219677" calcext:value-type="float">
            <text:p>93 219 677,00</text:p>
          </table:table-cell>
          <table:table-cell table:formula="of:=STDEV([$Feuille1.$C165];[$Feuille1.$G165];[$Feuille1.$K165];[$Feuille1.$O165];[$Feuille1.$S165])" office:value-type="float" office:value="9445784.89494797" calcext:value-type="float">
            <text:p>9 445 784,89</text:p>
          </table:table-cell>
        </table:table-row>
        <table:table-row table:style-name="ro1">
          <table:table-cell table:formula="of:=[Feuille1.$A166]" office:value-type="float" office:value="163" calcext:value-type="float">
            <text:p>163</text:p>
          </table:table-cell>
          <table:table-cell table:formula="of:=AVERAGE([Feuille1.$B166];[Feuille1.$F166];[Feuille1.$J166];[Feuille1.$N166];[Feuille1.$R166])" office:value-type="float" office:value="3331203" calcext:value-type="float">
            <text:p>3 331 203,00</text:p>
          </table:table-cell>
          <table:table-cell table:formula="of:=STDEV([$Feuille1.$B166];[$Feuille1.$F166];[$Feuille1.$J166];[$Feuille1.$N166];[$Feuille1.$R166])" office:value-type="float" office:value="1686778.64425063" calcext:value-type="float">
            <text:p>1 686 778,64</text:p>
          </table:table-cell>
          <table:table-cell/>
          <table:table-cell table:formula="of:=[Feuille1.$A166]" office:value-type="float" office:value="163" calcext:value-type="float">
            <text:p>163</text:p>
          </table:table-cell>
          <table:table-cell table:formula="of:=AVERAGE([Feuille1.$C166]+[Feuille1.$G166]+[Feuille1.$K166]+[Feuille1.$O166]+[Feuille1.$S166])" office:value-type="float" office:value="100974579" calcext:value-type="float">
            <text:p>100 974 579,00</text:p>
          </table:table-cell>
          <table:table-cell table:formula="of:=STDEV([$Feuille1.$C166];[$Feuille1.$G166];[$Feuille1.$K166];[$Feuille1.$O166];[$Feuille1.$S166])" office:value-type="float" office:value="10230719.578468" calcext:value-type="float">
            <text:p>10 230 719,58</text:p>
          </table:table-cell>
        </table:table-row>
        <table:table-row table:style-name="ro1">
          <table:table-cell table:formula="of:=[Feuille1.$A167]" office:value-type="float" office:value="164" calcext:value-type="float">
            <text:p>164</text:p>
          </table:table-cell>
          <table:table-cell table:formula="of:=AVERAGE([Feuille1.$B167];[Feuille1.$F167];[Feuille1.$J167];[Feuille1.$N167];[Feuille1.$R167])" office:value-type="float" office:value="3608445.6" calcext:value-type="float">
            <text:p>3 608 445,60</text:p>
          </table:table-cell>
          <table:table-cell table:formula="of:=STDEV([$Feuille1.$B167];[$Feuille1.$F167];[$Feuille1.$J167];[$Feuille1.$N167];[$Feuille1.$R167])" office:value-type="float" office:value="1827209.09213459" calcext:value-type="float">
            <text:p>1 827 209,09</text:p>
          </table:table-cell>
          <table:table-cell/>
          <table:table-cell table:formula="of:=[Feuille1.$A167]" office:value-type="float" office:value="164" calcext:value-type="float">
            <text:p>164</text:p>
          </table:table-cell>
          <table:table-cell table:formula="of:=AVERAGE([Feuille1.$C167]+[Feuille1.$G167]+[Feuille1.$K167]+[Feuille1.$O167]+[Feuille1.$S167])" office:value-type="float" office:value="109381263" calcext:value-type="float">
            <text:p>109 381 263,00</text:p>
          </table:table-cell>
          <table:table-cell table:formula="of:=STDEV([$Feuille1.$C167];[$Feuille1.$G167];[$Feuille1.$K167];[$Feuille1.$O167];[$Feuille1.$S167])" office:value-type="float" office:value="11081842.6256406" calcext:value-type="float">
            <text:p>11 081 842,63</text:p>
          </table:table-cell>
        </table:table-row>
        <table:table-row table:style-name="ro1">
          <table:table-cell table:formula="of:=[Feuille1.$A168]" office:value-type="float" office:value="165" calcext:value-type="float">
            <text:p>165</text:p>
          </table:table-cell>
          <table:table-cell table:formula="of:=AVERAGE([Feuille1.$B168];[Feuille1.$F168];[Feuille1.$J168];[Feuille1.$N168];[Feuille1.$R168])" office:value-type="float" office:value="3908327" calcext:value-type="float">
            <text:p>3 908 327,00</text:p>
          </table:table-cell>
          <table:table-cell table:formula="of:=STDEV([$Feuille1.$B168];[$Feuille1.$F168];[$Feuille1.$J168];[$Feuille1.$N168];[$Feuille1.$R168])" office:value-type="float" office:value="1978660.3685998" calcext:value-type="float">
            <text:p>1 978 660,37</text:p>
          </table:table-cell>
          <table:table-cell/>
          <table:table-cell table:formula="of:=[Feuille1.$A168]" office:value-type="float" office:value="165" calcext:value-type="float">
            <text:p>165</text:p>
          </table:table-cell>
          <table:table-cell table:formula="of:=AVERAGE([Feuille1.$C168]+[Feuille1.$G168]+[Feuille1.$K168]+[Feuille1.$O168]+[Feuille1.$S168])" office:value-type="float" office:value="118481294" calcext:value-type="float">
            <text:p>118 481 294,00</text:p>
          </table:table-cell>
          <table:table-cell table:formula="of:=STDEV([$Feuille1.$C168];[$Feuille1.$G168];[$Feuille1.$K168];[$Feuille1.$O168];[$Feuille1.$S168])" office:value-type="float" office:value="12003138.0310251" calcext:value-type="float">
            <text:p>12 003 138,03</text:p>
          </table:table-cell>
        </table:table-row>
        <table:table-row table:style-name="ro1">
          <table:table-cell table:formula="of:=[Feuille1.$A169]" office:value-type="float" office:value="166" calcext:value-type="float">
            <text:p>166</text:p>
          </table:table-cell>
          <table:table-cell table:formula="of:=AVERAGE([Feuille1.$B169];[Feuille1.$F169];[Feuille1.$J169];[Feuille1.$N169];[Feuille1.$R169])" office:value-type="float" office:value="4233386" calcext:value-type="float">
            <text:p>4 233 386,00</text:p>
          </table:table-cell>
          <table:table-cell table:formula="of:=STDEV([$Feuille1.$B169];[$Feuille1.$F169];[$Feuille1.$J169];[$Feuille1.$N169];[$Feuille1.$R169])" office:value-type="float" office:value="2142454.17133284" calcext:value-type="float">
            <text:p>2 142 454,17</text:p>
          </table:table-cell>
          <table:table-cell/>
          <table:table-cell table:formula="of:=[Feuille1.$A169]" office:value-type="float" office:value="166" calcext:value-type="float">
            <text:p>166</text:p>
          </table:table-cell>
          <table:table-cell table:formula="of:=AVERAGE([Feuille1.$C169]+[Feuille1.$G169]+[Feuille1.$K169]+[Feuille1.$O169]+[Feuille1.$S169])" office:value-type="float" office:value="128337009" calcext:value-type="float">
            <text:p>128 337 009,00</text:p>
          </table:table-cell>
          <table:table-cell table:formula="of:=STDEV([$Feuille1.$C169];[$Feuille1.$G169];[$Feuille1.$K169];[$Feuille1.$O169];[$Feuille1.$S169])" office:value-type="float" office:value="12999575.8851098" calcext:value-type="float">
            <text:p>12 999 575,89</text:p>
          </table:table-cell>
        </table:table-row>
        <table:table-row table:style-name="ro1">
          <table:table-cell table:formula="of:=[Feuille1.$A170]" office:value-type="float" office:value="167" calcext:value-type="float">
            <text:p>167</text:p>
          </table:table-cell>
          <table:table-cell table:formula="of:=AVERAGE([Feuille1.$B170];[Feuille1.$F170];[Feuille1.$J170];[Feuille1.$N170];[Feuille1.$R170])" office:value-type="float" office:value="4585760" calcext:value-type="float">
            <text:p>4 585 760,00</text:p>
          </table:table-cell>
          <table:table-cell table:formula="of:=STDEV([$Feuille1.$B170];[$Feuille1.$F170];[$Feuille1.$J170];[$Feuille1.$N170];[$Feuille1.$R170])" office:value-type="float" office:value="2320196.93241813" calcext:value-type="float">
            <text:p>2 320 196,93</text:p>
          </table:table-cell>
          <table:table-cell/>
          <table:table-cell table:formula="of:=[Feuille1.$A170]" office:value-type="float" office:value="167" calcext:value-type="float">
            <text:p>167</text:p>
          </table:table-cell>
          <table:table-cell table:formula="of:=AVERAGE([Feuille1.$C170]+[Feuille1.$G170]+[Feuille1.$K170]+[Feuille1.$O170]+[Feuille1.$S170])" office:value-type="float" office:value="139018083" calcext:value-type="float">
            <text:p>139 018 083,00</text:p>
          </table:table-cell>
          <table:table-cell table:formula="of:=STDEV([$Feuille1.$C170];[$Feuille1.$G170];[$Feuille1.$K170];[$Feuille1.$O170];[$Feuille1.$S170])" office:value-type="float" office:value="14082277.7227714" calcext:value-type="float">
            <text:p>14 082 277,72</text:p>
          </table:table-cell>
        </table:table-row>
        <table:table-row table:style-name="ro1">
          <table:table-cell table:formula="of:=[Feuille1.$A171]" office:value-type="float" office:value="168" calcext:value-type="float">
            <text:p>168</text:p>
          </table:table-cell>
          <table:table-cell table:formula="of:=AVERAGE([Feuille1.$B171];[Feuille1.$F171];[Feuille1.$J171];[Feuille1.$N171];[Feuille1.$R171])" office:value-type="float" office:value="4966061.6" calcext:value-type="float">
            <text:p>4 966 061,60</text:p>
          </table:table-cell>
          <table:table-cell table:formula="of:=STDEV([$Feuille1.$B171];[$Feuille1.$F171];[$Feuille1.$J171];[$Feuille1.$N171];[$Feuille1.$R171])" office:value-type="float" office:value="2512608.85199961" calcext:value-type="float">
            <text:p>2 512 608,85</text:p>
          </table:table-cell>
          <table:table-cell/>
          <table:table-cell table:formula="of:=[Feuille1.$A171]" office:value-type="float" office:value="168" calcext:value-type="float">
            <text:p>168</text:p>
          </table:table-cell>
          <table:table-cell table:formula="of:=AVERAGE([Feuille1.$C171]+[Feuille1.$G171]+[Feuille1.$K171]+[Feuille1.$O171]+[Feuille1.$S171])" office:value-type="float" office:value="150591326" calcext:value-type="float">
            <text:p>150 591 326,00</text:p>
          </table:table-cell>
          <table:table-cell table:formula="of:=STDEV([$Feuille1.$C171];[$Feuille1.$G171];[$Feuille1.$K171];[$Feuille1.$O171];[$Feuille1.$S171])" office:value-type="float" office:value="15252816.8685191" calcext:value-type="float">
            <text:p>15 252 816,87</text:p>
          </table:table-cell>
        </table:table-row>
        <table:table-row table:style-name="ro1">
          <table:table-cell table:formula="of:=[Feuille1.$A172]" office:value-type="float" office:value="169" calcext:value-type="float">
            <text:p>169</text:p>
          </table:table-cell>
          <table:table-cell table:formula="of:=AVERAGE([Feuille1.$B172];[Feuille1.$F172];[Feuille1.$J172];[Feuille1.$N172];[Feuille1.$R172])" office:value-type="float" office:value="5379042.6" calcext:value-type="float">
            <text:p>5 379 042,60</text:p>
          </table:table-cell>
          <table:table-cell table:formula="of:=STDEV([$Feuille1.$B172];[$Feuille1.$F172];[$Feuille1.$J172];[$Feuille1.$N172];[$Feuille1.$R172])" office:value-type="float" office:value="2722048.02973585" calcext:value-type="float">
            <text:p>2 722 048,03</text:p>
          </table:table-cell>
          <table:table-cell/>
          <table:table-cell table:formula="of:=[Feuille1.$A172]" office:value-type="float" office:value="169" calcext:value-type="float">
            <text:p>169</text:p>
          </table:table-cell>
          <table:table-cell table:formula="of:=AVERAGE([Feuille1.$C172]+[Feuille1.$G172]+[Feuille1.$K172]+[Feuille1.$O172]+[Feuille1.$S172])" office:value-type="float" office:value="163128227" calcext:value-type="float">
            <text:p>163 128 227,00</text:p>
          </table:table-cell>
          <table:table-cell table:formula="of:=STDEV([$Feuille1.$C172];[$Feuille1.$G172];[$Feuille1.$K172];[$Feuille1.$O172];[$Feuille1.$S172])" office:value-type="float" office:value="16522767.8056475" calcext:value-type="float">
            <text:p>16 522 767,81</text:p>
          </table:table-cell>
        </table:table-row>
        <table:table-row table:style-name="ro1">
          <table:table-cell table:formula="of:=[Feuille1.$A173]" office:value-type="float" office:value="170" calcext:value-type="float">
            <text:p>170</text:p>
          </table:table-cell>
          <table:table-cell table:formula="of:=AVERAGE([Feuille1.$B173];[Feuille1.$F173];[Feuille1.$J173];[Feuille1.$N173];[Feuille1.$R173])" office:value-type="float" office:value="5827404.2" calcext:value-type="float">
            <text:p>5 827 404,20</text:p>
          </table:table-cell>
          <table:table-cell table:formula="of:=STDEV([$Feuille1.$B173];[$Feuille1.$F173];[$Feuille1.$J173];[$Feuille1.$N173];[$Feuille1.$R173])" office:value-type="float" office:value="2949537.14790723" calcext:value-type="float">
            <text:p>2 949 537,15</text:p>
          </table:table-cell>
          <table:table-cell/>
          <table:table-cell table:formula="of:=[Feuille1.$A173]" office:value-type="float" office:value="170" calcext:value-type="float">
            <text:p>170</text:p>
          </table:table-cell>
          <table:table-cell table:formula="of:=AVERAGE([Feuille1.$C173]+[Feuille1.$G173]+[Feuille1.$K173]+[Feuille1.$O173]+[Feuille1.$S173])" office:value-type="float" office:value="176693604" calcext:value-type="float">
            <text:p>176 693 604,00</text:p>
          </table:table-cell>
          <table:table-cell table:formula="of:=STDEV([$Feuille1.$C173];[$Feuille1.$G173];[$Feuille1.$K173];[$Feuille1.$O173];[$Feuille1.$S173])" office:value-type="float" office:value="17894073.8352261" calcext:value-type="float">
            <text:p>17 894 073,84</text:p>
          </table:table-cell>
        </table:table-row>
        <table:table-row table:style-name="ro1">
          <table:table-cell table:formula="of:=[Feuille1.$A174]" office:value-type="float" office:value="171" calcext:value-type="float">
            <text:p>171</text:p>
          </table:table-cell>
          <table:table-cell table:formula="of:=AVERAGE([Feuille1.$B174];[Feuille1.$F174];[Feuille1.$J174];[Feuille1.$N174];[Feuille1.$R174])" office:value-type="float" office:value="6312114.4" calcext:value-type="float">
            <text:p>6 312 114,40</text:p>
          </table:table-cell>
          <table:table-cell table:formula="of:=STDEV([$Feuille1.$B174];[$Feuille1.$F174];[$Feuille1.$J174];[$Feuille1.$N174];[$Feuille1.$R174])" office:value-type="float" office:value="3195819.71083622" calcext:value-type="float">
            <text:p>3 195 819,71</text:p>
          </table:table-cell>
          <table:table-cell/>
          <table:table-cell table:formula="of:=[Feuille1.$A174]" office:value-type="float" office:value="171" calcext:value-type="float">
            <text:p>171</text:p>
          </table:table-cell>
          <table:table-cell table:formula="of:=AVERAGE([Feuille1.$C174]+[Feuille1.$G174]+[Feuille1.$K174]+[Feuille1.$O174]+[Feuille1.$S174])" office:value-type="float" office:value="191396199" calcext:value-type="float">
            <text:p>191 396 199,00</text:p>
          </table:table-cell>
          <table:table-cell table:formula="of:=STDEV([$Feuille1.$C174];[$Feuille1.$G174];[$Feuille1.$K174];[$Feuille1.$O174];[$Feuille1.$S174])" office:value-type="float" office:value="19384574.6510856" calcext:value-type="float">
            <text:p>19 384 574,65</text:p>
          </table:table-cell>
        </table:table-row>
        <table:table-row table:style-name="ro1">
          <table:table-cell table:formula="of:=[Feuille1.$A175]" office:value-type="float" office:value="172" calcext:value-type="float">
            <text:p>172</text:p>
          </table:table-cell>
          <table:table-cell table:formula="of:=AVERAGE([Feuille1.$B175];[Feuille1.$F175];[Feuille1.$J175];[Feuille1.$N175];[Feuille1.$R175])" office:value-type="float" office:value="6837478.8" calcext:value-type="float">
            <text:p>6 837 478,80</text:p>
          </table:table-cell>
          <table:table-cell table:formula="of:=STDEV([$Feuille1.$B175];[$Feuille1.$F175];[$Feuille1.$J175];[$Feuille1.$N175];[$Feuille1.$R175])" office:value-type="float" office:value="3461471.52724166" calcext:value-type="float">
            <text:p>3 461 471,53</text:p>
          </table:table-cell>
          <table:table-cell/>
          <table:table-cell table:formula="of:=[Feuille1.$A175]" office:value-type="float" office:value="172" calcext:value-type="float">
            <text:p>172</text:p>
          </table:table-cell>
          <table:table-cell table:formula="of:=AVERAGE([Feuille1.$C175]+[Feuille1.$G175]+[Feuille1.$K175]+[Feuille1.$O175]+[Feuille1.$S175])" office:value-type="float" office:value="207315283" calcext:value-type="float">
            <text:p>207 315 283,00</text:p>
          </table:table-cell>
          <table:table-cell table:formula="of:=STDEV([$Feuille1.$C175];[$Feuille1.$G175];[$Feuille1.$K175];[$Feuille1.$O175];[$Feuille1.$S175])" office:value-type="float" office:value="20992683.1133018" calcext:value-type="float">
            <text:p>20 992 683,11</text:p>
          </table:table-cell>
        </table:table-row>
        <table:table-row table:style-name="ro1">
          <table:table-cell table:formula="of:=[Feuille1.$A176]" office:value-type="float" office:value="173" calcext:value-type="float">
            <text:p>173</text:p>
          </table:table-cell>
          <table:table-cell table:formula="of:=AVERAGE([Feuille1.$B176];[Feuille1.$F176];[Feuille1.$J176];[Feuille1.$N176];[Feuille1.$R176])" office:value-type="float" office:value="7406683" calcext:value-type="float">
            <text:p>7 406 683,00</text:p>
          </table:table-cell>
          <table:table-cell table:formula="of:=STDEV([$Feuille1.$B176];[$Feuille1.$F176];[$Feuille1.$J176];[$Feuille1.$N176];[$Feuille1.$R176])" office:value-type="float" office:value="3749729.91772908" calcext:value-type="float">
            <text:p>3 749 729,92</text:p>
          </table:table-cell>
          <table:table-cell/>
          <table:table-cell table:formula="of:=[Feuille1.$A176]" office:value-type="float" office:value="173" calcext:value-type="float">
            <text:p>173</text:p>
          </table:table-cell>
          <table:table-cell table:formula="of:=AVERAGE([Feuille1.$C176]+[Feuille1.$G176]+[Feuille1.$K176]+[Feuille1.$O176]+[Feuille1.$S176])" office:value-type="float" office:value="224567615" calcext:value-type="float">
            <text:p>224 567 615,00</text:p>
          </table:table-cell>
          <table:table-cell table:formula="of:=STDEV([$Feuille1.$C176];[$Feuille1.$G176];[$Feuille1.$K176];[$Feuille1.$O176];[$Feuille1.$S176])" office:value-type="float" office:value="22740155.1053872" calcext:value-type="float">
            <text:p>22 740 155,11</text:p>
          </table:table-cell>
        </table:table-row>
        <table:table-row table:style-name="ro1">
          <table:table-cell table:formula="of:=[Feuille1.$A177]" office:value-type="float" office:value="174" calcext:value-type="float">
            <text:p>174</text:p>
          </table:table-cell>
          <table:table-cell table:formula="of:=AVERAGE([Feuille1.$B177];[Feuille1.$F177];[Feuille1.$J177];[Feuille1.$N177];[Feuille1.$R177])" office:value-type="float" office:value="8022037" calcext:value-type="float">
            <text:p>8 022 037,00</text:p>
          </table:table-cell>
          <table:table-cell table:formula="of:=STDEV([$Feuille1.$B177];[$Feuille1.$F177];[$Feuille1.$J177];[$Feuille1.$N177];[$Feuille1.$R177])" office:value-type="float" office:value="4060278.14501082" calcext:value-type="float">
            <text:p>4 060 278,15</text:p>
          </table:table-cell>
          <table:table-cell/>
          <table:table-cell table:formula="of:=[Feuille1.$A177]" office:value-type="float" office:value="174" calcext:value-type="float">
            <text:p>174</text:p>
          </table:table-cell>
          <table:table-cell table:formula="of:=AVERAGE([Feuille1.$C177]+[Feuille1.$G177]+[Feuille1.$K177]+[Feuille1.$O177]+[Feuille1.$S177])" office:value-type="float" office:value="243249022" calcext:value-type="float">
            <text:p>243 249 022,00</text:p>
          </table:table-cell>
          <table:table-cell table:formula="of:=STDEV([$Feuille1.$C177];[$Feuille1.$G177];[$Feuille1.$K177];[$Feuille1.$O177];[$Feuille1.$S177])" office:value-type="float" office:value="24628638.7228923" calcext:value-type="float">
            <text:p>24 628 638,72</text:p>
          </table:table-cell>
        </table:table-row>
        <table:table-row table:style-name="ro1">
          <table:table-cell table:formula="of:=[Feuille1.$A178]" office:value-type="float" office:value="175" calcext:value-type="float">
            <text:p>175</text:p>
          </table:table-cell>
          <table:table-cell table:formula="of:=AVERAGE([Feuille1.$B178];[Feuille1.$F178];[Feuille1.$J178];[Feuille1.$N178];[Feuille1.$R178])" office:value-type="float" office:value="8689059.6" calcext:value-type="float">
            <text:p>8 689 059,60</text:p>
          </table:table-cell>
          <table:table-cell table:formula="of:=STDEV([$Feuille1.$B178];[$Feuille1.$F178];[$Feuille1.$J178];[$Feuille1.$N178];[$Feuille1.$R178])" office:value-type="float" office:value="4398260.94364344" calcext:value-type="float">
            <text:p>4 398 260,94</text:p>
          </table:table-cell>
          <table:table-cell/>
          <table:table-cell table:formula="of:=[Feuille1.$A178]" office:value-type="float" office:value="175" calcext:value-type="float">
            <text:p>175</text:p>
          </table:table-cell>
          <table:table-cell table:formula="of:=AVERAGE([Feuille1.$C178]+[Feuille1.$G178]+[Feuille1.$K178]+[Feuille1.$O178]+[Feuille1.$S178])" office:value-type="float" office:value="263491044" calcext:value-type="float">
            <text:p>263 491 044,00</text:p>
          </table:table-cell>
          <table:table-cell table:formula="of:=STDEV([$Feuille1.$C178];[$Feuille1.$G178];[$Feuille1.$K178];[$Feuille1.$O178];[$Feuille1.$S178])" office:value-type="float" office:value="26678440.9831789" calcext:value-type="float">
            <text:p>26 678 440,98</text:p>
          </table:table-cell>
        </table:table-row>
        <table:table-row table:style-name="ro1">
          <table:table-cell table:formula="of:=[Feuille1.$A179]" office:value-type="float" office:value="176" calcext:value-type="float">
            <text:p>176</text:p>
          </table:table-cell>
          <table:table-cell table:formula="of:=AVERAGE([Feuille1.$B179];[Feuille1.$F179];[Feuille1.$J179];[Feuille1.$N179];[Feuille1.$R179])" office:value-type="float" office:value="9411422.8" calcext:value-type="float">
            <text:p>9 411 422,80</text:p>
          </table:table-cell>
          <table:table-cell table:formula="of:=STDEV([$Feuille1.$B179];[$Feuille1.$F179];[$Feuille1.$J179];[$Feuille1.$N179];[$Feuille1.$R179])" office:value-type="float" office:value="4763195.63416701" calcext:value-type="float">
            <text:p>4 763 195,63</text:p>
          </table:table-cell>
          <table:table-cell/>
          <table:table-cell table:formula="of:=[Feuille1.$A179]" office:value-type="float" office:value="176" calcext:value-type="float">
            <text:p>176</text:p>
          </table:table-cell>
          <table:table-cell table:formula="of:=AVERAGE([Feuille1.$C179]+[Feuille1.$G179]+[Feuille1.$K179]+[Feuille1.$O179]+[Feuille1.$S179])" office:value-type="float" office:value="285401083" calcext:value-type="float">
            <text:p>285 401 083,00</text:p>
          </table:table-cell>
          <table:table-cell table:formula="of:=STDEV([$Feuille1.$C179];[$Feuille1.$G179];[$Feuille1.$K179];[$Feuille1.$O179];[$Feuille1.$S179])" office:value-type="float" office:value="28895323.5634063" calcext:value-type="float">
            <text:p>28 895 323,56</text:p>
          </table:table-cell>
        </table:table-row>
        <table:table-row table:style-name="ro1">
          <table:table-cell table:formula="of:=[Feuille1.$A180]" office:value-type="float" office:value="177" calcext:value-type="float">
            <text:p>177</text:p>
          </table:table-cell>
          <table:table-cell table:formula="of:=AVERAGE([Feuille1.$B180];[Feuille1.$F180];[Feuille1.$J180];[Feuille1.$N180];[Feuille1.$R180])" office:value-type="float" office:value="10195356.6" calcext:value-type="float">
            <text:p>10 195 356,60</text:p>
          </table:table-cell>
          <table:table-cell table:formula="of:=STDEV([$Feuille1.$B180];[$Feuille1.$F180];[$Feuille1.$J180];[$Feuille1.$N180];[$Feuille1.$R180])" office:value-type="float" office:value="5161172.53505779" calcext:value-type="float">
            <text:p>5 161 172,54</text:p>
          </table:table-cell>
          <table:table-cell/>
          <table:table-cell table:formula="of:=[Feuille1.$A180]" office:value-type="float" office:value="177" calcext:value-type="float">
            <text:p>177</text:p>
          </table:table-cell>
          <table:table-cell table:formula="of:=AVERAGE([Feuille1.$C180]+[Feuille1.$G180]+[Feuille1.$K180]+[Feuille1.$O180]+[Feuille1.$S180])" office:value-type="float" office:value="309162496" calcext:value-type="float">
            <text:p>309 162 496,00</text:p>
          </table:table-cell>
          <table:table-cell table:formula="of:=STDEV([$Feuille1.$C180];[$Feuille1.$G180];[$Feuille1.$K180];[$Feuille1.$O180];[$Feuille1.$S180])" office:value-type="float" office:value="31303434.0102248" calcext:value-type="float">
            <text:p>31 303 434,01</text:p>
          </table:table-cell>
        </table:table-row>
        <table:table-row table:style-name="ro1">
          <table:table-cell table:formula="of:=[Feuille1.$A181]" office:value-type="float" office:value="178" calcext:value-type="float">
            <text:p>178</text:p>
          </table:table-cell>
          <table:table-cell table:formula="of:=AVERAGE([Feuille1.$B181];[Feuille1.$F181];[Feuille1.$J181];[Feuille1.$N181];[Feuille1.$R181])" office:value-type="float" office:value="11044171.8" calcext:value-type="float">
            <text:p>11 044 171,80</text:p>
          </table:table-cell>
          <table:table-cell table:formula="of:=STDEV([$Feuille1.$B181];[$Feuille1.$F181];[$Feuille1.$J181];[$Feuille1.$N181];[$Feuille1.$R181])" office:value-type="float" office:value="5589472.26491971" calcext:value-type="float">
            <text:p>5 589 472,26</text:p>
          </table:table-cell>
          <table:table-cell/>
          <table:table-cell table:formula="of:=[Feuille1.$A181]" office:value-type="float" office:value="178" calcext:value-type="float">
            <text:p>178</text:p>
          </table:table-cell>
          <table:table-cell table:formula="of:=AVERAGE([Feuille1.$C181]+[Feuille1.$G181]+[Feuille1.$K181]+[Feuille1.$O181]+[Feuille1.$S181])" office:value-type="float" office:value="334882734" calcext:value-type="float">
            <text:p>334 882 734,00</text:p>
          </table:table-cell>
          <table:table-cell table:formula="of:=STDEV([$Feuille1.$C181];[$Feuille1.$G181];[$Feuille1.$K181];[$Feuille1.$O181];[$Feuille1.$S181])" office:value-type="float" office:value="33904940.1295488" calcext:value-type="float">
            <text:p>33 904 940,13</text:p>
          </table:table-cell>
        </table:table-row>
        <table:table-row table:style-name="ro1">
          <table:table-cell table:formula="of:=[Feuille1.$A182]" office:value-type="float" office:value="179" calcext:value-type="float">
            <text:p>179</text:p>
          </table:table-cell>
          <table:table-cell table:formula="of:=AVERAGE([Feuille1.$B182];[Feuille1.$F182];[Feuille1.$J182];[Feuille1.$N182];[Feuille1.$R182])" office:value-type="float" office:value="11964425.2" calcext:value-type="float">
            <text:p>11 964 425,20</text:p>
          </table:table-cell>
          <table:table-cell table:formula="of:=STDEV([$Feuille1.$B182];[$Feuille1.$F182];[$Feuille1.$J182];[$Feuille1.$N182];[$Feuille1.$R182])" office:value-type="float" office:value="6056685.25213711" calcext:value-type="float">
            <text:p>6 056 685,25</text:p>
          </table:table-cell>
          <table:table-cell/>
          <table:table-cell table:formula="of:=[Feuille1.$A182]" office:value-type="float" office:value="179" calcext:value-type="float">
            <text:p>179</text:p>
          </table:table-cell>
          <table:table-cell table:formula="of:=AVERAGE([Feuille1.$C182]+[Feuille1.$G182]+[Feuille1.$K182]+[Feuille1.$O182]+[Feuille1.$S182])" office:value-type="float" office:value="362757325" calcext:value-type="float">
            <text:p>362 757 325,00</text:p>
          </table:table-cell>
          <table:table-cell table:formula="of:=STDEV([$Feuille1.$C182];[$Feuille1.$G182];[$Feuille1.$K182];[$Feuille1.$O182];[$Feuille1.$S182])" office:value-type="float" office:value="36727918.6015338" calcext:value-type="float">
            <text:p>36 727 918,60</text:p>
          </table:table-cell>
        </table:table-row>
        <table:table-row table:style-name="ro1">
          <table:table-cell table:formula="of:=[Feuille1.$A183]" office:value-type="float" office:value="180" calcext:value-type="float">
            <text:p>180</text:p>
          </table:table-cell>
          <table:table-cell table:formula="of:=AVERAGE([Feuille1.$B183];[Feuille1.$F183];[Feuille1.$J183];[Feuille1.$N183];[Feuille1.$R183])" office:value-type="float" office:value="12959786.8" calcext:value-type="float">
            <text:p>12 959 786,80</text:p>
          </table:table-cell>
          <table:table-cell table:formula="of:=STDEV([$Feuille1.$B183];[$Feuille1.$F183];[$Feuille1.$J183];[$Feuille1.$N183];[$Feuille1.$R183])" office:value-type="float" office:value="6559529.85512153" calcext:value-type="float">
            <text:p>6 559 529,86</text:p>
          </table:table-cell>
          <table:table-cell/>
          <table:table-cell table:formula="of:=[Feuille1.$A183]" office:value-type="float" office:value="180" calcext:value-type="float">
            <text:p>180</text:p>
          </table:table-cell>
          <table:table-cell table:formula="of:=AVERAGE([Feuille1.$C183]+[Feuille1.$G183]+[Feuille1.$K183]+[Feuille1.$O183]+[Feuille1.$S183])" office:value-type="float" office:value="392931187" calcext:value-type="float">
            <text:p>392 931 187,00</text:p>
          </table:table-cell>
          <table:table-cell table:formula="of:=STDEV([$Feuille1.$C183];[$Feuille1.$G183];[$Feuille1.$K183];[$Feuille1.$O183];[$Feuille1.$S183])" office:value-type="float" office:value="39779046.7705081" calcext:value-type="float">
            <text:p>39 779 046,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2">00/00/0000</text:date>, <text:time style:data-style-name="N2" text:time-value="09:44:53.5773493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2T08:47:54.751490824</meta:creation-date>
    <meta:generator>LibreOffice/25.8.2.2$Linux_X86_64 LibreOffice_project/580$Build-2</meta:generator>
    <dc:date>2025-11-12T10:05:04.128247538</dc:date>
    <meta:editing-duration>PT55M36S</meta:editing-duration>
    <meta:editing-cycles>15</meta:editing-cycles>
    <meta:document-statistic meta:table-count="2" meta:cell-count="381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4.004cm" svg:y="0.316cm" chart:style-name="ch2">
          <text:p>Nombre de lapins en fonction du temps</text:p>
        </chart:title>
        <chart:legend chart:legend-position="end" svg:x="10.297cm" svg:y="3.952cm" style:legend-expansion="high" chart:style-name="ch3"/>
        <chart:plot-area chart:style-name="ch4" svg:x="1.331cm" svg:y="1.275cm" svg:width="8.646cm" svg:height="6.564cm">
          <chart:coordinate-region svg:x="3.782cm" svg:y="1.474cm" svg:width="6.195cm" svg:height="5.429cm"/>
          <chart:axis chart:dimension="x" chart:name="primary-x" chart:style-name="ch5">
            <chart:title svg:x="5.262cm" svg:y="8.019cm" chart:style-name="ch2">
              <text:p><text:span text:style-name="T1">Mois</text:span></text:p>
            </chart:title>
          </chart:axis>
          <chart:axis chart:dimension="y" chart:name="primary-y" chart:style-name="ch6">
            <chart:title svg:x="0.451cm" svg:y="5.858cm" chart:style-name="ch7">
              <text:p><text:span text:style-name="T1">Nombre de lapins</text:span></text:p>
            </chart:title>
            <chart:grid chart:style-name="ch8" chart:class="major"/>
          </chart:axis>
          <chart:series chart:style-name="ch9" chart:values-cell-range-address="'Analyse résultat'.B2:'Analyse résultat'.B181" chart:label-cell-address="'Analyse résultat'.B1:'Analyse résultat'.B1" chart:class="chart:line">
            <chart:data-point chart:repeated="180"/>
          </chart:series>
          <chart:series chart:style-name="ch10" chart:values-cell-range-address="'Analyse résultat'.C2:'Analyse résultat'.C181" chart:label-cell-address="'Analyse résultat'.C1:'Analyse résultat'.C1" chart:class="chart:line">
            <chart:data-point chart:repeated="1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pin vivants en moyenne</text:p>
                <draw:g>
                  <svg:desc>'Analyse résultat'.B1:'Analyse résultat'.B1</svg:desc>
                </draw:g>
              </table:table-cell>
              <table:table-cell office:value-type="string">
                <text:p>Ecart type des lapins vivants</text:p>
                <draw:g>
                  <svg:desc>'Analyse résultat'.C1:'Analyse résulta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Analyse résultat'.B2:'Analyse résultat'.B181</svg:desc>
                </draw:g>
              </table:table-cell>
              <table:table-cell office:value-type="float" office:value="0">
                <text:p>0</text:p>
                <draw:g>
                  <svg:desc>'Analyse résultat'.C2:'Analyse résultat'.C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6">
                <text:p>6.6</text:p>
              </table:table-cell>
              <table:table-cell office:value-type="float" office:value="1.14017542509914">
                <text:p>1.140175425099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6">
                <text:p>6.6</text:p>
              </table:table-cell>
              <table:table-cell office:value-type="float" office:value="1.14017542509914">
                <text:p>1.140175425099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2">
                <text:p>8.2</text:p>
              </table:table-cell>
              <table:table-cell office:value-type="float" office:value="2.28035085019828">
                <text:p>2.280350850198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2">
                <text:p>8.2</text:p>
              </table:table-cell>
              <table:table-cell office:value-type="float" office:value="2.28035085019828">
                <text:p>2.28035085019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2">
                <text:p>9.2</text:p>
              </table:table-cell>
              <table:table-cell office:value-type="float" office:value="2.58843582110896">
                <text:p>2.58843582110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2.91547594742265">
                <text:p>2.915475947422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6">
                <text:p>11.6</text:p>
              </table:table-cell>
              <table:table-cell office:value-type="float" office:value="2.50998007960223">
                <text:p>2.509980079602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6">
                <text:p>11.6</text:p>
              </table:table-cell>
              <table:table-cell office:value-type="float" office:value="2.88097205817759">
                <text:p>2.880972058177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6">
                <text:p>12.6</text:p>
              </table:table-cell>
              <table:table-cell office:value-type="float" office:value="2.50998007960223">
                <text:p>2.509980079602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8">
                <text:p>13.8</text:p>
              </table:table-cell>
              <table:table-cell office:value-type="float" office:value="4.08656334834051">
                <text:p>4.086563348340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.6">
                <text:p>17.6</text:p>
              </table:table-cell>
              <table:table-cell office:value-type="float" office:value="5.17687164221791">
                <text:p>5.176871642217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.2">
                <text:p>18.2</text:p>
              </table:table-cell>
              <table:table-cell office:value-type="float" office:value="6.94262198308391">
                <text:p>6.942621983083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.8">
                <text:p>22.8</text:p>
              </table:table-cell>
              <table:table-cell office:value-type="float" office:value="7.01427116670007">
                <text:p>7.01427116670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.4">
                <text:p>23.4</text:p>
              </table:table-cell>
              <table:table-cell office:value-type="float" office:value="9.50263121456368">
                <text:p>9.502631214563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.4">
                <text:p>26.4</text:p>
              </table:table-cell>
              <table:table-cell office:value-type="float" office:value="9.60728889958036">
                <text:p>9.607288899580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.2">
                <text:p>27.2</text:p>
              </table:table-cell>
              <table:table-cell office:value-type="float" office:value="10.0349389634417">
                <text:p>10.03493896344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.4">
                <text:p>30.4</text:p>
              </table:table-cell>
              <table:table-cell office:value-type="float" office:value="9.44986772394196">
                <text:p>9.449867723941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11.7898261225516">
                <text:p>11.78982612255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6">
                <text:p>36.6</text:p>
              </table:table-cell>
              <table:table-cell office:value-type="float" office:value="13.2400906341309">
                <text:p>13.24009063413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.2">
                <text:p>41.2</text:p>
              </table:table-cell>
              <table:table-cell office:value-type="float" office:value="18.7936159373336">
                <text:p>18.79361593733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.8">
                <text:p>45.8</text:p>
              </table:table-cell>
              <table:table-cell office:value-type="float" office:value="19.4602158261413">
                <text:p>19.46021582614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2">
                <text:p>51.2</text:p>
              </table:table-cell>
              <table:table-cell office:value-type="float" office:value="24.2425246210043">
                <text:p>24.24252462100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.8">
                <text:p>54.8</text:p>
              </table:table-cell>
              <table:table-cell office:value-type="float" office:value="23.763417262675">
                <text:p>23.7634172626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9.4">
                <text:p>59.4</text:p>
              </table:table-cell>
              <table:table-cell office:value-type="float" office:value="25.9769128265851">
                <text:p>25.97691282658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.4">
                <text:p>64.4</text:p>
              </table:table-cell>
              <table:table-cell office:value-type="float" office:value="27.1900717174486">
                <text:p>27.19007171744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">
                <text:p>69</text:p>
              </table:table-cell>
              <table:table-cell office:value-type="float" office:value="30.8139578762612">
                <text:p>30.81395787626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6.6">
                <text:p>76.6</text:p>
              </table:table-cell>
              <table:table-cell office:value-type="float" office:value="30.1463098902668">
                <text:p>30.14630989026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.8">
                <text:p>84.8</text:p>
              </table:table-cell>
              <table:table-cell office:value-type="float" office:value="37.6124979228979">
                <text:p>37.61249792289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1">
                <text:p>91</text:p>
              </table:table-cell>
              <table:table-cell office:value-type="float" office:value="38.7620948866286">
                <text:p>38.76209488662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5.8">
                <text:p>95.8</text:p>
              </table:table-cell>
              <table:table-cell office:value-type="float" office:value="40.7455519044717">
                <text:p>40.74555190447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">
                <text:p>99</text:p>
              </table:table-cell>
              <table:table-cell office:value-type="float" office:value="41.545156155682">
                <text:p>41.5451561556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8.2">
                <text:p>108.2</text:p>
              </table:table-cell>
              <table:table-cell office:value-type="float" office:value="48.7616652709893">
                <text:p>48.76166527098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5.8">
                <text:p>115.8</text:p>
              </table:table-cell>
              <table:table-cell office:value-type="float" office:value="51.7368340739941">
                <text:p>51.7368340739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7.4">
                <text:p>127.4</text:p>
              </table:table-cell>
              <table:table-cell office:value-type="float" office:value="60.4756149203958">
                <text:p>60.47561492039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8.4">
                <text:p>138.4</text:p>
              </table:table-cell>
              <table:table-cell office:value-type="float" office:value="67.0097007902587">
                <text:p>67.00970079025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9.4">
                <text:p>149.4</text:p>
              </table:table-cell>
              <table:table-cell office:value-type="float" office:value="73.1662490496814">
                <text:p>73.16624904968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9.2">
                <text:p>159.2</text:p>
              </table:table-cell>
              <table:table-cell office:value-type="float" office:value="74.4392369654606">
                <text:p>74.43923696546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4.8">
                <text:p>174.8</text:p>
              </table:table-cell>
              <table:table-cell office:value-type="float" office:value="80.84367631423">
                <text:p>80.843676314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6.8">
                <text:p>186.8</text:p>
              </table:table-cell>
              <table:table-cell office:value-type="float" office:value="86.0447557960391">
                <text:p>86.04475579603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4.6">
                <text:p>204.6</text:p>
              </table:table-cell>
              <table:table-cell office:value-type="float" office:value="97.9836721091836">
                <text:p>97.98367210918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9.6">
                <text:p>219.6</text:p>
              </table:table-cell>
              <table:table-cell office:value-type="float" office:value="104.98952328685">
                <text:p>104.989523286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0.2">
                <text:p>240.2</text:p>
              </table:table-cell>
              <table:table-cell office:value-type="float" office:value="117.141794420267">
                <text:p>117.1417944202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6.2">
                <text:p>256.2</text:p>
              </table:table-cell>
              <table:table-cell office:value-type="float" office:value="128.657296722728">
                <text:p>128.6572967227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2.2">
                <text:p>282.2</text:p>
              </table:table-cell>
              <table:table-cell office:value-type="float" office:value="144.826447860879">
                <text:p>144.8264478608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0.2">
                <text:p>300.2</text:p>
              </table:table-cell>
              <table:table-cell office:value-type="float" office:value="154.417291777832">
                <text:p>154.4172917778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9.8">
                <text:p>329.8</text:p>
              </table:table-cell>
              <table:table-cell office:value-type="float" office:value="173.207101471042">
                <text:p>173.2071014710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0.6">
                <text:p>350.6</text:p>
              </table:table-cell>
              <table:table-cell office:value-type="float" office:value="181.912891241935">
                <text:p>181.9128912419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6.2">
                <text:p>386.2</text:p>
              </table:table-cell>
              <table:table-cell office:value-type="float" office:value="194.481875762242">
                <text:p>194.4818757622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5.4">
                <text:p>415.4</text:p>
              </table:table-cell>
              <table:table-cell office:value-type="float" office:value="209.096389256247">
                <text:p>209.0963892562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5.8">
                <text:p>455.8</text:p>
              </table:table-cell>
              <table:table-cell office:value-type="float" office:value="231.376749047954">
                <text:p>231.3767490479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6">
                <text:p>496</text:p>
              </table:table-cell>
              <table:table-cell office:value-type="float" office:value="253.9606268696">
                <text:p>253.96062686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6.2">
                <text:p>536.2</text:p>
              </table:table-cell>
              <table:table-cell office:value-type="float" office:value="276.800830923608">
                <text:p>276.8008309236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2.6">
                <text:p>582.6</text:p>
              </table:table-cell>
              <table:table-cell office:value-type="float" office:value="300.006333266483">
                <text:p>300.0063332664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9.2">
                <text:p>629.2</text:p>
              </table:table-cell>
              <table:table-cell office:value-type="float" office:value="319.954996835492">
                <text:p>319.9549968354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9.2">
                <text:p>679.2</text:p>
              </table:table-cell>
              <table:table-cell office:value-type="float" office:value="351.215318572525">
                <text:p>351.2153185725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37.8">
                <text:p>737.8</text:p>
              </table:table-cell>
              <table:table-cell office:value-type="float" office:value="377.20776768248">
                <text:p>377.207767682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94.2">
                <text:p>794.2</text:p>
              </table:table-cell>
              <table:table-cell office:value-type="float" office:value="403.416905942227">
                <text:p>403.4169059422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57">
                <text:p>857</text:p>
              </table:table-cell>
              <table:table-cell office:value-type="float" office:value="434.663663077557">
                <text:p>434.6636630775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13.2">
                <text:p>913.2</text:p>
              </table:table-cell>
              <table:table-cell office:value-type="float" office:value="468.903188302234">
                <text:p>468.9031883022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80.8">
                <text:p>980.8</text:p>
              </table:table-cell>
              <table:table-cell office:value-type="float" office:value="508.092216039569">
                <text:p>508.0922160395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60.8">
                <text:p>1060.8</text:p>
              </table:table-cell>
              <table:table-cell office:value-type="float" office:value="554.401208512391">
                <text:p>554.4012085123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48.2">
                <text:p>1148.2</text:p>
              </table:table-cell>
              <table:table-cell office:value-type="float" office:value="613.494661753466">
                <text:p>613.4946617534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45">
                <text:p>1245</text:p>
              </table:table-cell>
              <table:table-cell office:value-type="float" office:value="658.126507595614">
                <text:p>658.1265075956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56.4">
                <text:p>1356.4</text:p>
              </table:table-cell>
              <table:table-cell office:value-type="float" office:value="716.609238009112">
                <text:p>716.6092380091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64.4">
                <text:p>1464.4</text:p>
              </table:table-cell>
              <table:table-cell office:value-type="float" office:value="766.860026341183">
                <text:p>766.8600263411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90">
                <text:p>1590</text:p>
              </table:table-cell>
              <table:table-cell office:value-type="float" office:value="828.678164307471">
                <text:p>828.6781643074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13">
                <text:p>1713</text:p>
              </table:table-cell>
              <table:table-cell office:value-type="float" office:value="902.099495621187">
                <text:p>902.0994956211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63.2">
                <text:p>1863.2</text:p>
              </table:table-cell>
              <table:table-cell office:value-type="float" office:value="982.669934413382">
                <text:p>982.6699344133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9.6">
                <text:p>2009.6</text:p>
              </table:table-cell>
              <table:table-cell office:value-type="float" office:value="1065.28766068138">
                <text:p>1065.287660681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87.8">
                <text:p>2187.8</text:p>
              </table:table-cell>
              <table:table-cell office:value-type="float" office:value="1152.25787044394">
                <text:p>1152.257870443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54">
                <text:p>2354</text:p>
              </table:table-cell>
              <table:table-cell office:value-type="float" office:value="1224.04799742494">
                <text:p>1224.047997424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58.6">
                <text:p>2558.6</text:p>
              </table:table-cell>
              <table:table-cell office:value-type="float" office:value="1315.9520507982">
                <text:p>1315.95205079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72">
                <text:p>2772</text:p>
              </table:table-cell>
              <table:table-cell office:value-type="float" office:value="1422.65051927731">
                <text:p>1422.650519277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07">
                <text:p>3007</text:p>
              </table:table-cell>
              <table:table-cell office:value-type="float" office:value="1542.55550953604">
                <text:p>1542.555509536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46">
                <text:p>3246</text:p>
              </table:table-cell>
              <table:table-cell office:value-type="float" office:value="1677.38501841408">
                <text:p>1677.385018414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07">
                <text:p>3507</text:p>
              </table:table-cell>
              <table:table-cell office:value-type="float" office:value="1819.63773867218">
                <text:p>1819.637738672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97.2">
                <text:p>3797.2</text:p>
              </table:table-cell>
              <table:table-cell office:value-type="float" office:value="1958.30020681202">
                <text:p>1958.300206812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17.4">
                <text:p>4117.4</text:p>
              </table:table-cell>
              <table:table-cell office:value-type="float" office:value="2107.66631609465">
                <text:p>2107.666316094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45.2">
                <text:p>4445.2</text:p>
              </table:table-cell>
              <table:table-cell office:value-type="float" office:value="2261.72493906753">
                <text:p>2261.724939067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820">
                <text:p>4820</text:p>
              </table:table-cell>
              <table:table-cell office:value-type="float" office:value="2462.97807542008">
                <text:p>2462.978075420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216.4">
                <text:p>5216.4</text:p>
              </table:table-cell>
              <table:table-cell office:value-type="float" office:value="2641.5874583288">
                <text:p>2641.58745832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649">
                <text:p>5649</text:p>
              </table:table-cell>
              <table:table-cell office:value-type="float" office:value="2896.21468472211">
                <text:p>2896.214684722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75.2">
                <text:p>6075.2</text:p>
              </table:table-cell>
              <table:table-cell office:value-type="float" office:value="3099.79639653962">
                <text:p>3099.796396539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591.2">
                <text:p>6591.2</text:p>
              </table:table-cell>
              <table:table-cell office:value-type="float" office:value="3355.66225952494">
                <text:p>3355.662259524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145.2">
                <text:p>7145.2</text:p>
              </table:table-cell>
              <table:table-cell office:value-type="float" office:value="3642.90697108779">
                <text:p>3642.906971087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759.8">
                <text:p>7759.8</text:p>
              </table:table-cell>
              <table:table-cell office:value-type="float" office:value="3973.3806387005">
                <text:p>3973.38063870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367.4">
                <text:p>8367.4</text:p>
              </table:table-cell>
              <table:table-cell office:value-type="float" office:value="4271.19740822173">
                <text:p>4271.197408221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66.6">
                <text:p>9066.6</text:p>
              </table:table-cell>
              <table:table-cell office:value-type="float" office:value="4636.44872720491">
                <text:p>4636.448727204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800.6">
                <text:p>9800.6</text:p>
              </table:table-cell>
              <table:table-cell office:value-type="float" office:value="4996.73586454197">
                <text:p>4996.735864541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23">
                <text:p>10623</text:p>
              </table:table-cell>
              <table:table-cell office:value-type="float" office:value="5425.81404030769">
                <text:p>5425.814040307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476.4">
                <text:p>11476.4</text:p>
              </table:table-cell>
              <table:table-cell office:value-type="float" office:value="5856.08139458461">
                <text:p>5856.081394584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447.6">
                <text:p>12447.6</text:p>
              </table:table-cell>
              <table:table-cell office:value-type="float" office:value="6377.50494315763">
                <text:p>6377.504943157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472">
                <text:p>13472</text:p>
              </table:table-cell>
              <table:table-cell office:value-type="float" office:value="6867.80252336947">
                <text:p>6867.802523369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585.4">
                <text:p>14585.4</text:p>
              </table:table-cell>
              <table:table-cell office:value-type="float" office:value="7454.24689690381">
                <text:p>7454.246896903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791.8">
                <text:p>15791.8</text:p>
              </table:table-cell>
              <table:table-cell office:value-type="float" office:value="8083.17346096198">
                <text:p>8083.173460961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082.2">
                <text:p>17082.2</text:p>
              </table:table-cell>
              <table:table-cell office:value-type="float" office:value="8741.0274682099">
                <text:p>8741.02746820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420.6">
                <text:p>18420.6</text:p>
              </table:table-cell>
              <table:table-cell office:value-type="float" office:value="9428.64331704196">
                <text:p>9428.643317041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942.2">
                <text:p>19942.2</text:p>
              </table:table-cell>
              <table:table-cell office:value-type="float" office:value="10235.6491831246">
                <text:p>10235.64918312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592.6">
                <text:p>21592.6</text:p>
              </table:table-cell>
              <table:table-cell office:value-type="float" office:value="11030.7957237907">
                <text:p>11030.79572379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341">
                <text:p>23341</text:p>
              </table:table-cell>
              <table:table-cell office:value-type="float" office:value="11887.1659153896">
                <text:p>11887.16591538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286.6">
                <text:p>25286.6</text:p>
              </table:table-cell>
              <table:table-cell office:value-type="float" office:value="12895.4620235182">
                <text:p>12895.46202351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392.6">
                <text:p>27392.6</text:p>
              </table:table-cell>
              <table:table-cell office:value-type="float" office:value="13977.9278435682">
                <text:p>13977.92784356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704.2">
                <text:p>29704.2</text:p>
              </table:table-cell>
              <table:table-cell office:value-type="float" office:value="15169.4703170546">
                <text:p>15169.47031705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191.8">
                <text:p>32191.8</text:p>
              </table:table-cell>
              <table:table-cell office:value-type="float" office:value="16411.8185067956">
                <text:p>16411.81850679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929.6">
                <text:p>34929.6</text:p>
              </table:table-cell>
              <table:table-cell office:value-type="float" office:value="17810.8917744171">
                <text:p>17810.89177441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7850.2">
                <text:p>37850.2</text:p>
              </table:table-cell>
              <table:table-cell office:value-type="float" office:value="19310.3293783405">
                <text:p>19310.32937834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0996.6">
                <text:p>40996.6</text:p>
              </table:table-cell>
              <table:table-cell office:value-type="float" office:value="20882.0439205553">
                <text:p>20882.04392055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282.4">
                <text:p>44282.4</text:p>
              </table:table-cell>
              <table:table-cell office:value-type="float" office:value="22457.453802691">
                <text:p>22457.4538026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024">
                <text:p>48024</text:p>
              </table:table-cell>
              <table:table-cell office:value-type="float" office:value="24428.8399745055">
                <text:p>24428.83997450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1939.4">
                <text:p>51939.4</text:p>
              </table:table-cell>
              <table:table-cell office:value-type="float" office:value="26351.0055842277">
                <text:p>26351.00558422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318.6">
                <text:p>56318.6</text:p>
              </table:table-cell>
              <table:table-cell office:value-type="float" office:value="28590.5697879563">
                <text:p>28590.56978795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0955.8">
                <text:p>60955.8</text:p>
              </table:table-cell>
              <table:table-cell office:value-type="float" office:value="30896.0541525937">
                <text:p>30896.05415259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6140">
                <text:p>66140</text:p>
              </table:table-cell>
              <table:table-cell office:value-type="float" office:value="33528.8031847246">
                <text:p>33528.80318472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1677">
                <text:p>71677</text:p>
              </table:table-cell>
              <table:table-cell office:value-type="float" office:value="36274.4921673619">
                <text:p>36274.49216736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7620.2">
                <text:p>77620.2</text:p>
              </table:table-cell>
              <table:table-cell office:value-type="float" office:value="39218.0049683816">
                <text:p>39218.00496838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4014.6">
                <text:p>84014.6</text:p>
              </table:table-cell>
              <table:table-cell office:value-type="float" office:value="42444.7971994213">
                <text:p>42444.79719942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1040">
                <text:p>91040</text:p>
              </table:table-cell>
              <table:table-cell office:value-type="float" office:value="46125.6058605196">
                <text:p>46125.60586051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8625.6">
                <text:p>98625.6</text:p>
              </table:table-cell>
              <table:table-cell office:value-type="float" office:value="50018.0948937482">
                <text:p>50018.09489374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6995.8">
                <text:p>106995.8</text:p>
              </table:table-cell>
              <table:table-cell office:value-type="float" office:value="54237.7104761991">
                <text:p>54237.71047619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5868.8">
                <text:p>115868.8</text:p>
              </table:table-cell>
              <table:table-cell office:value-type="float" office:value="58709.6145805779">
                <text:p>58709.61458057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5528.6">
                <text:p>125528.6</text:p>
              </table:table-cell>
              <table:table-cell office:value-type="float" office:value="63551.3018615669">
                <text:p>63551.30186156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5994.8">
                <text:p>135994.8</text:p>
              </table:table-cell>
              <table:table-cell office:value-type="float" office:value="68862.2481494759">
                <text:p>68862.24814947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7367">
                <text:p>147367</text:p>
              </table:table-cell>
              <table:table-cell office:value-type="float" office:value="74488.0571501231">
                <text:p>74488.05715012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9612">
                <text:p>159612</text:p>
              </table:table-cell>
              <table:table-cell office:value-type="float" office:value="80604.9561627571">
                <text:p>80604.95616275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2916.2">
                <text:p>172916.2</text:p>
              </table:table-cell>
              <table:table-cell office:value-type="float" office:value="87324.5619324827">
                <text:p>87324.56193248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7333.6">
                <text:p>187333.6</text:p>
              </table:table-cell>
              <table:table-cell office:value-type="float" office:value="94679.3901242504">
                <text:p>94679.39012425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2903.2">
                <text:p>202903.2</text:p>
              </table:table-cell>
              <table:table-cell office:value-type="float" office:value="102636.398637131">
                <text:p>102636.3986371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9820.8">
                <text:p>219820.8</text:p>
              </table:table-cell>
              <table:table-cell office:value-type="float" office:value="111293.505779538">
                <text:p>111293.5057795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8179.6">
                <text:p>238179.6</text:p>
              </table:table-cell>
              <table:table-cell office:value-type="float" office:value="120646.86538945">
                <text:p>120646.865389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8034.6">
                <text:p>258034.6</text:p>
              </table:table-cell>
              <table:table-cell office:value-type="float" office:value="130751.587234343">
                <text:p>130751.5872343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79564">
                <text:p>279564</text:p>
              </table:table-cell>
              <table:table-cell office:value-type="float" office:value="141718.868022222">
                <text:p>141718.8680222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2749.6">
                <text:p>302749.6</text:p>
              </table:table-cell>
              <table:table-cell office:value-type="float" office:value="153587.685960822">
                <text:p>153587.6859608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28097.6">
                <text:p>328097.6</text:p>
              </table:table-cell>
              <table:table-cell office:value-type="float" office:value="166374.067323607">
                <text:p>166374.0673236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5338.4">
                <text:p>355338.4</text:p>
              </table:table-cell>
              <table:table-cell office:value-type="float" office:value="180044.79739998">
                <text:p>180044.797399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4799">
                <text:p>384799</text:p>
              </table:table-cell>
              <table:table-cell office:value-type="float" office:value="194875.792040725">
                <text:p>194875.7920407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16774.2">
                <text:p>416774.2</text:p>
              </table:table-cell>
              <table:table-cell office:value-type="float" office:value="211047.436698956">
                <text:p>211047.4366989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51584.4">
                <text:p>451584.4</text:p>
              </table:table-cell>
              <table:table-cell office:value-type="float" office:value="228830.08830309">
                <text:p>228830.088303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89066">
                <text:p>489066</text:p>
              </table:table-cell>
              <table:table-cell office:value-type="float" office:value="247603.719133013">
                <text:p>247603.7191330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29827.2">
                <text:p>529827.2</text:p>
              </table:table-cell>
              <table:table-cell office:value-type="float" office:value="268242.687520462">
                <text:p>268242.6875204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73989.8">
                <text:p>573989.8</text:p>
              </table:table-cell>
              <table:table-cell office:value-type="float" office:value="290724.742049417">
                <text:p>290724.7420494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21631.6">
                <text:p>621631.6</text:p>
              </table:table-cell>
              <table:table-cell office:value-type="float" office:value="314930.93035823">
                <text:p>314930.930358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73450.4">
                <text:p>673450.4</text:p>
              </table:table-cell>
              <table:table-cell office:value-type="float" office:value="341008.2911841">
                <text:p>341008.29118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9731.8">
                <text:p>729731.8</text:p>
              </table:table-cell>
              <table:table-cell office:value-type="float" office:value="369760.553552836">
                <text:p>369760.5535528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90323.2">
                <text:p>790323.2</text:p>
              </table:table-cell>
              <table:table-cell office:value-type="float" office:value="400244.846713484">
                <text:p>400244.8467134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56329">
                <text:p>856329</text:p>
              </table:table-cell>
              <table:table-cell office:value-type="float" office:value="433574.118055379">
                <text:p>433574.1180553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27278">
                <text:p>927278</text:p>
              </table:table-cell>
              <table:table-cell office:value-type="float" office:value="469025.142551015">
                <text:p>469025.1425510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04665.8">
                <text:p>1004665.8</text:p>
              </table:table-cell>
              <table:table-cell office:value-type="float" office:value="508657.865172849">
                <text:p>508657.8651728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88115.8">
                <text:p>1088115.8</text:p>
              </table:table-cell>
              <table:table-cell office:value-type="float" office:value="551043.675493785">
                <text:p>551043.6754937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78991">
                <text:p>1178991</text:p>
              </table:table-cell>
              <table:table-cell office:value-type="float" office:value="597149.431860652">
                <text:p>597149.4318606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76663">
                <text:p>1276663</text:p>
              </table:table-cell>
              <table:table-cell office:value-type="float" office:value="646419.906777708">
                <text:p>646419.9067777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83250.4">
                <text:p>1383250.4</text:p>
              </table:table-cell>
              <table:table-cell office:value-type="float" office:value="700202.043683321">
                <text:p>700202.0436833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98102.6">
                <text:p>1498102.6</text:p>
              </table:table-cell>
              <table:table-cell office:value-type="float" office:value="758060.553510602">
                <text:p>758060.5535106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23111.6">
                <text:p>1623111.6</text:p>
              </table:table-cell>
              <table:table-cell office:value-type="float" office:value="821689.31112331">
                <text:p>821689.311123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57981">
                <text:p>1757981</text:p>
              </table:table-cell>
              <table:table-cell office:value-type="float" office:value="890266.343385506">
                <text:p>890266.3433855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04486.2">
                <text:p>1904486.2</text:p>
              </table:table-cell>
              <table:table-cell office:value-type="float" office:value="964527.976914459">
                <text:p>964527.9769144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62613">
                <text:p>2062613</text:p>
              </table:table-cell>
              <table:table-cell office:value-type="float" office:value="1044409.08592299">
                <text:p>1044409.085922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33886.4">
                <text:p>2233886.4</text:p>
              </table:table-cell>
              <table:table-cell office:value-type="float" office:value="1131226.26658918">
                <text:p>1131226.266589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19442">
                <text:p>2419442</text:p>
              </table:table-cell>
              <table:table-cell office:value-type="float" office:value="1225307.23423168">
                <text:p>1225307.234231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20378">
                <text:p>2620378</text:p>
              </table:table-cell>
              <table:table-cell office:value-type="float" office:value="1327304.98468607">
                <text:p>1327304.984686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838808.6">
                <text:p>2838808.6</text:p>
              </table:table-cell>
              <table:table-cell office:value-type="float" office:value="1437762.08108671">
                <text:p>1437762.081086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75488.6">
                <text:p>3075488.6</text:p>
              </table:table-cell>
              <table:table-cell office:value-type="float" office:value="1557338.9304966">
                <text:p>1557338.93049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331203">
                <text:p>3331203</text:p>
              </table:table-cell>
              <table:table-cell office:value-type="float" office:value="1686778.64425063">
                <text:p>1686778.644250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608445.6">
                <text:p>3608445.6</text:p>
              </table:table-cell>
              <table:table-cell office:value-type="float" office:value="1827209.09213459">
                <text:p>1827209.092134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08327">
                <text:p>3908327</text:p>
              </table:table-cell>
              <table:table-cell office:value-type="float" office:value="1978660.3685998">
                <text:p>1978660.36859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33386">
                <text:p>4233386</text:p>
              </table:table-cell>
              <table:table-cell office:value-type="float" office:value="2142454.17133284">
                <text:p>2142454.171332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585760">
                <text:p>4585760</text:p>
              </table:table-cell>
              <table:table-cell office:value-type="float" office:value="2320196.93241813">
                <text:p>2320196.932418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966061.6">
                <text:p>4966061.6</text:p>
              </table:table-cell>
              <table:table-cell office:value-type="float" office:value="2512608.85199961">
                <text:p>2512608.851999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379042.6">
                <text:p>5379042.6</text:p>
              </table:table-cell>
              <table:table-cell office:value-type="float" office:value="2722048.02973585">
                <text:p>2722048.029735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827404.2">
                <text:p>5827404.2</text:p>
              </table:table-cell>
              <table:table-cell office:value-type="float" office:value="2949537.14790723">
                <text:p>2949537.147907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312114.4">
                <text:p>6312114.4</text:p>
              </table:table-cell>
              <table:table-cell office:value-type="float" office:value="3195819.71083622">
                <text:p>3195819.710836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837478.8">
                <text:p>6837478.8</text:p>
              </table:table-cell>
              <table:table-cell office:value-type="float" office:value="3461471.52724166">
                <text:p>3461471.527241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406683">
                <text:p>7406683</text:p>
              </table:table-cell>
              <table:table-cell office:value-type="float" office:value="3749729.91772908">
                <text:p>3749729.917729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022037">
                <text:p>8022037</text:p>
              </table:table-cell>
              <table:table-cell office:value-type="float" office:value="4060278.14501082">
                <text:p>4060278.145010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689059.6">
                <text:p>8689059.6</text:p>
              </table:table-cell>
              <table:table-cell office:value-type="float" office:value="4398260.94364344">
                <text:p>4398260.943643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411422.8">
                <text:p>9411422.8</text:p>
              </table:table-cell>
              <table:table-cell office:value-type="float" office:value="4763195.63416701">
                <text:p>4763195.634167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195356.6">
                <text:p>10195356.6</text:p>
              </table:table-cell>
              <table:table-cell office:value-type="float" office:value="5161172.53505779">
                <text:p>5161172.535057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044171.8">
                <text:p>11044171.8</text:p>
              </table:table-cell>
              <table:table-cell office:value-type="float" office:value="5589472.26491971">
                <text:p>5589472.264919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964425.2">
                <text:p>11964425.2</text:p>
              </table:table-cell>
              <table:table-cell office:value-type="float" office:value="6056685.25213711">
                <text:p>6056685.252137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959786.8">
                <text:p>12959786.8</text:p>
              </table:table-cell>
              <table:table-cell office:value-type="float" office:value="6559529.85512153">
                <text:p>6559529.855121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2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